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2.5165in"/>
    </style:style>
    <style:style style:name="co9" style:family="table-column">
      <style:table-column-properties fo:break-before="auto" style:column-width="2.506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oopID</text:p>
          </table:table-cell>
          <table:table-cell office:value-type="string">
            <text:p>ClusterID</text:p>
          </table:table-cell>
          <table:table-cell office:value-type="string">
            <text:p>Paper-format</text:p>
          </table:table-cell>
          <table:table-cell office:value-type="string">
            <text:p>PDBid</text:p>
          </table:table-cell>
          <table:table-cell office:value-type="string">
            <text:p>ResStart</text:p>
          </table:table-cell>
          <table:table-cell office:value-type="string">
            <text:p>CoorStart</text:p>
          </table:table-cell>
          <table:table-cell office:value-type="string">
            <text:p>CoorEnd</text:p>
          </table:table-cell>
          <table:table-cell office:value-type="string">
            <text:p>seq</text:p>
          </table:table-cell>
          <table:table-cell office:value-type="string">
            <text:p>conf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2];&quot;-&quot;;[.B2])" office:value-type="string" office:string-value="L1-10-1">
            <text:p>L1-10-1</text:p>
          </table:table-cell>
          <table:table-cell office:value-type="string">
            <text:p>1A6TA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PSSSVSYMQ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3];&quot;-&quot;;[.B3])" office:value-type="string" office:string-value="L1-10-1">
            <text:p>L1-10-1</text:p>
          </table:table-cell>
          <table:table-cell office:value-type="string">
            <text:p>1CL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RASSSVTYIH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4];&quot;-&quot;;[.B4])" office:value-type="string" office:string-value="L1-10-1">
            <text:p>L1-10-1</text:p>
          </table:table-cell>
          <table:table-cell office:value-type="string">
            <text:p>1DQDL</text:p>
          </table:table-cell>
          <table:table-cell table:number-columns-repeated="2"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string">
            <text:p>SASSSVSYMH</text:p>
          </table:table-cell>
          <table:table-cell office:value-type="string">
            <text:p>BPABPBABBP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5];&quot;-&quot;;[.B5])" office:value-type="string" office:string-value="L1-10-1">
            <text:p>L1-10-1</text:p>
          </table:table-cell>
          <table:table-cell office:value-type="string">
            <text:p>1E6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H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6];&quot;-&quot;;[.B6])" office:value-type="string" office:string-value="L1-10-1">
            <text:p>L1-10-1</text:p>
          </table:table-cell>
          <table:table-cell office:value-type="string">
            <text:p>1FOR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TSSVNYMH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7];&quot;-&quot;;[.B7])" office:value-type="string" office:string-value="L1-10-1">
            <text:p>L1-10-1</text:p>
          </table:table-cell>
          <table:table-cell office:value-type="string">
            <text:p>1MIM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RSYMQ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8];&quot;-&quot;;[.B8])" office:value-type="string" office:string-value="L1-10-1">
            <text:p>L1-10-1</text:p>
          </table:table-cell>
          <table:table-cell office:value-type="string">
            <text:p>1QOKA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94">
            <text:p>194</text:p>
          </table:table-cell>
          <table:table-cell office:value-type="string">
            <text:p>SASSSVSYM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9];&quot;-&quot;;[.B9])" office:value-type="string" office:string-value="L1-10-1">
            <text:p>L1-10-1</text:p>
          </table:table-cell>
          <table:table-cell office:value-type="string">
            <text:p>1SE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0];&quot;-&quot;;[.B10])" office:value-type="string" office:string-value="L1-10-1">
            <text:p>L1-10-1</text:p>
          </table:table-cell>
          <table:table-cell office:value-type="string">
            <text:p>1SY6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N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1];&quot;-&quot;;[.B11])" office:value-type="string" office:string-value="L1-10-1">
            <text:p>L1-10-1</text:p>
          </table:table-cell>
          <table:table-cell office:value-type="string">
            <text:p>1V7M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Y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2];&quot;-&quot;;[.B12])" office:value-type="string" office:string-value="L1-10-1">
            <text:p>L1-10-1</text:p>
          </table:table-cell>
          <table:table-cell office:value-type="string">
            <text:p>1YQVL</text:p>
          </table:table-cell>
          <table:table-cell table:number-columns-repeated="2"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SASSSVNYMY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3];&quot;-&quot;;[.B13])" office:value-type="string" office:string-value="L1-10-1">
            <text:p>L1-10-1</text:p>
          </table:table-cell>
          <table:table-cell office:value-type="string">
            <text:p>2B2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QVNHMF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4];&quot;-&quot;;[.B14])" office:value-type="string" office:string-value="L1-10-1">
            <text:p>L1-10-1</text:p>
          </table:table-cell>
          <table:table-cell office:value-type="string">
            <text:p>2BMKA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TSGVNYM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5];&quot;-&quot;;[.B15])" office:value-type="string" office:string-value="L1-10-1">
            <text:p>L1-10-1</text:p>
          </table:table-cell>
          <table:table-cell office:value-type="string">
            <text:p>2FA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H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6];&quot;-&quot;;[.B16])" office:value-type="string" office:string-value="L1-10-1">
            <text:p>L1-10-1</text:p>
          </table:table-cell>
          <table:table-cell office:value-type="string">
            <text:p>2FBJ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SL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7];&quot;-&quot;;[.B17])" office:value-type="string" office:string-value="L1-10-1">
            <text:p>L1-10-1</text:p>
          </table:table-cell>
          <table:table-cell office:value-type="string">
            <text:p>2HWZ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KCQLSVGYM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8];&quot;-&quot;;[.B18])" office:value-type="string" office:string-value="L1-10-1">
            <text:p>L1-10-1</text:p>
          </table:table-cell>
          <table:table-cell office:value-type="string">
            <text:p>2J4W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RARSSVSYMH</text:p>
          </table:table-cell>
          <table:table-cell office:value-type="string">
            <text:p>BBABPBD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19];&quot;-&quot;;[.B19])" office:value-type="string" office:string-value="L1-10-1">
            <text:p>L1-10-1</text:p>
          </table:table-cell>
          <table:table-cell office:value-type="string">
            <text:p>2OS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RASSSVSYI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20];&quot;-&quot;;[.B20])" office:value-type="string" office:string-value="L1-10-1">
            <text:p>L1-10-1</text:p>
          </table:table-cell>
          <table:table-cell office:value-type="string">
            <text:p>2Z92B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SVH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1">
            <text:p>1</text:p>
          </table:table-cell>
          <table:table-cell table:formula="of:=CONCATENATE([.A21];&quot;-&quot;;[.B21])" office:value-type="string" office:string-value="L1-10-1">
            <text:p>L1-10-1</text:p>
          </table:table-cell>
          <table:table-cell office:value-type="string">
            <text:p>3BKY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RASSSVSYMH</text:p>
          </table:table-cell>
          <table:table-cell office:value-type="string">
            <text:p>BBABPBABB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2">
            <text:p>2</text:p>
          </table:table-cell>
          <table:table-cell table:formula="of:=CONCATENATE([.A22];&quot;-&quot;;[.B22])" office:value-type="string" office:string-value="L1-10-2">
            <text:p>L1-10-2</text:p>
          </table:table-cell>
          <table:table-cell office:value-type="string">
            <text:p>1AY1L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MY</text:p>
          </table:table-cell>
          <table:table-cell office:value-type="string">
            <text:p>BBABPBPGPB</text:p>
          </table:table-cell>
        </table:table-row>
        <table:table-row table:style-name="ro2">
          <table:table-cell office:value-type="string">
            <text:p>L1-10</text:p>
          </table:table-cell>
          <table:table-cell office:value-type="float" office:value="2">
            <text:p>2</text:p>
          </table:table-cell>
          <table:table-cell table:formula="of:=CONCATENATE([.A23];&quot;-&quot;;[.B23])" office:value-type="string" office:string-value="L1-10-2">
            <text:p>L1-10-2</text:p>
          </table:table-cell>
          <table:table-cell office:value-type="string">
            <text:p>1OTSF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SASSSVSYIH</text:p>
          </table:table-cell>
          <table:table-cell office:value-type="string">
            <text:p>PBABPBBLP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4];&quot;-&quot;;[.B24])" office:value-type="string" office:string-value="L1-11-1">
            <text:p>L1-11-1</text:p>
          </table:table-cell>
          <table:table-cell office:value-type="string">
            <text:p>1B6D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QASQDISSY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5];&quot;-&quot;;[.B25])" office:value-type="string" office:string-value="L1-11-1">
            <text:p>L1-11-1</text:p>
          </table:table-cell>
          <table:table-cell office:value-type="string">
            <text:p>1BJ1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SASQDISNY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6];&quot;-&quot;;[.B26])" office:value-type="string" office:string-value="L1-11-1">
            <text:p>L1-11-1</text:p>
          </table:table-cell>
          <table:table-cell office:value-type="string">
            <text:p>1BM3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N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7];&quot;-&quot;;[.B27])" office:value-type="string" office:string-value="L1-11-1">
            <text:p>L1-11-1</text:p>
          </table:table-cell>
          <table:table-cell office:value-type="string">
            <text:p>1BWWA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QASQDIIKY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8];&quot;-&quot;;[.B28])" office:value-type="string" office:string-value="L1-11-1">
            <text:p>L1-11-1</text:p>
          </table:table-cell>
          <table:table-cell office:value-type="string">
            <text:p>1C5D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QASQDINKYIA</text:p>
          </table:table-cell>
          <table:table-cell office:value-type="string">
            <text:p>BPABPA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29];&quot;-&quot;;[.B29])" office:value-type="string" office:string-value="L1-11-1">
            <text:p>L1-11-1</text:p>
          </table:table-cell>
          <table:table-cell office:value-type="string">
            <text:p>1CE1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IDKYLN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0];&quot;-&quot;;[.B30])" office:value-type="string" office:string-value="L1-11-1">
            <text:p>L1-11-1</text:p>
          </table:table-cell>
          <table:table-cell office:value-type="string">
            <text:p>1CIC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VRI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1];&quot;-&quot;;[.B31])" office:value-type="string" office:string-value="L1-11-1">
            <text:p>L1-11-1</text:p>
          </table:table-cell>
          <table:table-cell office:value-type="string">
            <text:p>1CT8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VSNK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2];&quot;-&quot;;[.B32])" office:value-type="string" office:string-value="L1-11-1">
            <text:p>L1-11-1</text:p>
          </table:table-cell>
          <table:table-cell office:value-type="string">
            <text:p>1DF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RW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3];&quot;-&quot;;[.B33])" office:value-type="string" office:string-value="L1-11-1">
            <text:p>L1-11-1</text:p>
          </table:table-cell>
          <table:table-cell office:value-type="string">
            <text:p>1DQ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RNDLG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4];&quot;-&quot;;[.B34])" office:value-type="string" office:string-value="L1-11-1">
            <text:p>L1-11-1</text:p>
          </table:table-cell>
          <table:table-cell office:value-type="string">
            <text:p>1FE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GNYLN</text:p>
          </table:table-cell>
          <table:table-cell office:value-type="string">
            <text:p>BPABPDGA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5];&quot;-&quot;;[.B35])" office:value-type="string" office:string-value="L1-11-1">
            <text:p>L1-11-1</text:p>
          </table:table-cell>
          <table:table-cell office:value-type="string">
            <text:p>1FVC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NTAVA</text:p>
          </table:table-cell>
          <table:table-cell office:value-type="string">
            <text:p>P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6];&quot;-&quot;;[.B36])" office:value-type="string" office:string-value="L1-11-1">
            <text:p>L1-11-1</text:p>
          </table:table-cell>
          <table:table-cell office:value-type="string">
            <text:p>1FVD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N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7];&quot;-&quot;;[.B37])" office:value-type="string" office:string-value="L1-11-1">
            <text:p>L1-11-1</text:p>
          </table:table-cell>
          <table:table-cell office:value-type="string">
            <text:p>1GH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ESQDISNS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8];&quot;-&quot;;[.B38])" office:value-type="string" office:string-value="L1-11-1">
            <text:p>L1-11-1</text:p>
          </table:table-cell>
          <table:table-cell office:value-type="string">
            <text:p>1H8NA</text:p>
          </table:table-cell>
          <table:table-cell table:number-columns-repeated="2"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string">
            <text:p>KASQDVG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39];&quot;-&quot;;[.B39])" office:value-type="string" office:string-value="L1-11-1">
            <text:p>L1-11-1</text:p>
          </table:table-cell>
          <table:table-cell office:value-type="string">
            <text:p>1HEZ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TSQSISSYLN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0];&quot;-&quot;;[.B40])" office:value-type="string" office:string-value="L1-11-1">
            <text:p>L1-11-1</text:p>
          </table:table-cell>
          <table:table-cell office:value-type="string">
            <text:p>1I3GL</text:p>
          </table:table-cell>
          <table:table-cell table:number-columns-repeated="2"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string">
            <text:p>KASQDVG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1];&quot;-&quot;;[.B41])" office:value-type="string" office:string-value="L1-11-1">
            <text:p>L1-11-1</text:p>
          </table:table-cell>
          <table:table-cell office:value-type="string">
            <text:p>1IGC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NVVTYVS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2];&quot;-&quot;;[.B42])" office:value-type="string" office:string-value="L1-11-1">
            <text:p>L1-11-1</text:p>
          </table:table-cell>
          <table:table-cell office:value-type="string">
            <text:p>1IGM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QASQDISNYLA</text:p>
          </table:table-cell>
          <table:table-cell office:value-type="string">
            <text:p>BBAP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3];&quot;-&quot;;[.B43])" office:value-type="string" office:string-value="L1-11-1">
            <text:p>L1-11-1</text:p>
          </table:table-cell>
          <table:table-cell office:value-type="string">
            <text:p>1IVL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RLF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4];&quot;-&quot;;[.B44])" office:value-type="string" office:string-value="L1-11-1">
            <text:p>L1-11-1</text:p>
          </table:table-cell>
          <table:table-cell office:value-type="string">
            <text:p>1J1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5];&quot;-&quot;;[.B45])" office:value-type="string" office:string-value="L1-11-1">
            <text:p>L1-11-1</text:p>
          </table:table-cell>
          <table:table-cell office:value-type="string">
            <text:p>1J1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6];&quot;-&quot;;[.B46])" office:value-type="string" office:string-value="L1-11-1">
            <text:p>L1-11-1</text:p>
          </table:table-cell>
          <table:table-cell office:value-type="string">
            <text:p>1J1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7];&quot;-&quot;;[.B47])" office:value-type="string" office:string-value="L1-11-1">
            <text:p>L1-11-1</text:p>
          </table:table-cell>
          <table:table-cell office:value-type="string">
            <text:p>1KC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NVDTYVS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8];&quot;-&quot;;[.B48])" office:value-type="string" office:string-value="L1-11-1">
            <text:p>L1-11-1</text:p>
          </table:table-cell>
          <table:table-cell office:value-type="string">
            <text:p>1KC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NVGTYVS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49];&quot;-&quot;;[.B49])" office:value-type="string" office:string-value="L1-11-1">
            <text:p>L1-11-1</text:p>
          </table:table-cell>
          <table:table-cell office:value-type="string">
            <text:p>1L7I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VSIG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0];&quot;-&quot;;[.B50])" office:value-type="string" office:string-value="L1-11-1">
            <text:p>L1-11-1</text:p>
          </table:table-cell>
          <table:table-cell office:value-type="string">
            <text:p>1LK3L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KASESVTSRM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1];&quot;-&quot;;[.B51])" office:value-type="string" office:string-value="L1-11-1">
            <text:p>L1-11-1</text:p>
          </table:table-cell>
          <table:table-cell office:value-type="string">
            <text:p>1ME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VGTN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2];&quot;-&quot;;[.B52])" office:value-type="string" office:string-value="L1-11-1">
            <text:p>L1-11-1</text:p>
          </table:table-cell>
          <table:table-cell office:value-type="string">
            <text:p>1MLB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3];&quot;-&quot;;[.B53])" office:value-type="string" office:string-value="L1-11-1">
            <text:p>L1-11-1</text:p>
          </table:table-cell>
          <table:table-cell office:value-type="string">
            <text:p>1MQK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NIYSY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4];&quot;-&quot;;[.B54])" office:value-type="string" office:string-value="L1-11-1">
            <text:p>L1-11-1</text:p>
          </table:table-cell>
          <table:table-cell office:value-type="string">
            <text:p>1NBY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N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5];&quot;-&quot;;[.B55])" office:value-type="string" office:string-value="L1-11-1">
            <text:p>L1-11-1</text:p>
          </table:table-cell>
          <table:table-cell office:value-type="string">
            <text:p>1NGZ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VG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6];&quot;-&quot;;[.B56])" office:value-type="string" office:string-value="L1-11-1">
            <text:p>L1-11-1</text:p>
          </table:table-cell>
          <table:table-cell office:value-type="string">
            <text:p>1OP3L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RASQSIETW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7];&quot;-&quot;;[.B57])" office:value-type="string" office:string-value="L1-11-1">
            <text:p>L1-11-1</text:p>
          </table:table-cell>
          <table:table-cell office:value-type="string">
            <text:p>1P7K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NIYSY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8];&quot;-&quot;;[.B58])" office:value-type="string" office:string-value="L1-11-1">
            <text:p>L1-11-1</text:p>
          </table:table-cell>
          <table:table-cell office:value-type="string">
            <text:p>1RIH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59];&quot;-&quot;;[.B59])" office:value-type="string" office:string-value="L1-11-1">
            <text:p>L1-11-1</text:p>
          </table:table-cell>
          <table:table-cell office:value-type="string">
            <text:p>1RJL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HASQNINVWLN</text:p>
          </table:table-cell>
          <table:table-cell office:value-type="string">
            <text:p>BBABPBA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0];&quot;-&quot;;[.B60])" office:value-type="string" office:string-value="L1-11-1">
            <text:p>L1-11-1</text:p>
          </table:table-cell>
          <table:table-cell office:value-type="string">
            <text:p>1RZ7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TW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1];&quot;-&quot;;[.B61])" office:value-type="string" office:string-value="L1-11-1">
            <text:p>L1-11-1</text:p>
          </table:table-cell>
          <table:table-cell office:value-type="string">
            <text:p>1RZGB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W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2];&quot;-&quot;;[.B62])" office:value-type="string" office:string-value="L1-11-1">
            <text:p>L1-11-1</text:p>
          </table:table-cell>
          <table:table-cell office:value-type="string">
            <text:p>1T3F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NVDTYVS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3];&quot;-&quot;;[.B63])" office:value-type="string" office:string-value="L1-11-1">
            <text:p>L1-11-1</text:p>
          </table:table-cell>
          <table:table-cell office:value-type="string">
            <text:p>1UWEL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AASQNVGTN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4];&quot;-&quot;;[.B64])" office:value-type="string" office:string-value="L1-11-1">
            <text:p>L1-11-1</text:p>
          </table:table-cell>
          <table:table-cell office:value-type="string">
            <text:p>1UWG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VGTHVA</text:p>
          </table:table-cell>
          <table:table-cell office:value-type="string">
            <text:p>BPD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5];&quot;-&quot;;[.B65])" office:value-type="string" office:string-value="L1-11-1">
            <text:p>L1-11-1</text:p>
          </table:table-cell>
          <table:table-cell office:value-type="string">
            <text:p>1UW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LASQTIGTW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6];&quot;-&quot;;[.B66])" office:value-type="string" office:string-value="L1-11-1">
            <text:p>L1-11-1</text:p>
          </table:table-cell>
          <table:table-cell office:value-type="string">
            <text:p>1UYW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NVVTYVS</text:p>
          </table:table-cell>
          <table:table-cell office:value-type="string">
            <text:p>BPABPDGDA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7];&quot;-&quot;;[.B67])" office:value-type="string" office:string-value="L1-11-1">
            <text:p>L1-11-1</text:p>
          </table:table-cell>
          <table:table-cell office:value-type="string">
            <text:p>1VG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GISSA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8];&quot;-&quot;;[.B68])" office:value-type="string" office:string-value="L1-11-1">
            <text:p>L1-11-1</text:p>
          </table:table-cell>
          <table:table-cell office:value-type="string">
            <text:p>1WTLB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TNYV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69];&quot;-&quot;;[.B69])" office:value-type="string" office:string-value="L1-11-1">
            <text:p>L1-11-1</text:p>
          </table:table-cell>
          <table:table-cell office:value-type="string">
            <text:p>1YJD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HASQNIYVWLN</text:p>
          </table:table-cell>
          <table:table-cell office:value-type="string">
            <text:p>P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0];&quot;-&quot;;[.B70])" office:value-type="string" office:string-value="L1-11-1">
            <text:p>L1-11-1</text:p>
          </table:table-cell>
          <table:table-cell office:value-type="string">
            <text:p>1YY8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TNI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1];&quot;-&quot;;[.B71])" office:value-type="string" office:string-value="L1-11-1">
            <text:p>L1-11-1</text:p>
          </table:table-cell>
          <table:table-cell office:value-type="string">
            <text:p>2ADG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ITSTDIDDDM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2];&quot;-&quot;;[.B72])" office:value-type="string" office:string-value="L1-11-1">
            <text:p>L1-11-1</text:p>
          </table:table-cell>
          <table:table-cell office:value-type="string">
            <text:p>2AE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VGTNV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3];&quot;-&quot;;[.B73])" office:value-type="string" office:string-value="L1-11-1">
            <text:p>L1-11-1</text:p>
          </table:table-cell>
          <table:table-cell office:value-type="string">
            <text:p>2AJ3A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RASQDIQKF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4];&quot;-&quot;;[.B74])" office:value-type="string" office:string-value="L1-11-1">
            <text:p>L1-11-1</text:p>
          </table:table-cell>
          <table:table-cell office:value-type="string">
            <text:p>2BX5E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SYLN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5];&quot;-&quot;;[.B75])" office:value-type="string" office:string-value="L1-11-1">
            <text:p>L1-11-1</text:p>
          </table:table-cell>
          <table:table-cell office:value-type="string">
            <text:p>2CMR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GIYHW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6];&quot;-&quot;;[.B76])" office:value-type="string" office:string-value="L1-11-1">
            <text:p>L1-11-1</text:p>
          </table:table-cell>
          <table:table-cell office:value-type="string">
            <text:p>2D7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NINNY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7];&quot;-&quot;;[.B77])" office:value-type="string" office:string-value="L1-11-1">
            <text:p>L1-11-1</text:p>
          </table:table-cell>
          <table:table-cell office:value-type="string">
            <text:p>2DQI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8];&quot;-&quot;;[.B78])" office:value-type="string" office:string-value="L1-11-1">
            <text:p>L1-11-1</text:p>
          </table:table-cell>
          <table:table-cell office:value-type="string">
            <text:p>2EIZ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79];&quot;-&quot;;[.B79])" office:value-type="string" office:string-value="L1-11-1">
            <text:p>L1-11-1</text:p>
          </table:table-cell>
          <table:table-cell office:value-type="string">
            <text:p>2GHWD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string">
            <text:p>RASQSVRSNLA</text:p>
          </table:table-cell>
          <table:table-cell office:value-type="string">
            <text:p>BPABPDGAA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0];&quot;-&quot;;[.B80])" office:value-type="string" office:string-value="L1-11-1">
            <text:p>L1-11-1</text:p>
          </table:table-cell>
          <table:table-cell office:value-type="string">
            <text:p>2HFF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STAV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1];&quot;-&quot;;[.B81])" office:value-type="string" office:string-value="L1-11-1">
            <text:p>L1-11-1</text:p>
          </table:table-cell>
          <table:table-cell office:value-type="string">
            <text:p>2HFG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STAV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2];&quot;-&quot;;[.B82])" office:value-type="string" office:string-value="L1-11-1">
            <text:p>L1-11-1</text:p>
          </table:table-cell>
          <table:table-cell office:value-type="string">
            <text:p>2IH3B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TDI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3];&quot;-&quot;;[.B83])" office:value-type="string" office:string-value="L1-11-1">
            <text:p>L1-11-1</text:p>
          </table:table-cell>
          <table:table-cell office:value-type="string">
            <text:p>2J8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NIYSYLT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4];&quot;-&quot;;[.B84])" office:value-type="string" office:string-value="L1-11-1">
            <text:p>L1-11-1</text:p>
          </table:table-cell>
          <table:table-cell office:value-type="string">
            <text:p>2NXY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SVSSD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5];&quot;-&quot;;[.B85])" office:value-type="string" office:string-value="L1-11-1">
            <text:p>L1-11-1</text:p>
          </table:table-cell>
          <table:table-cell office:value-type="string">
            <text:p>2PR4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GVTSA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6];&quot;-&quot;;[.B86])" office:value-type="string" office:string-value="L1-11-1">
            <text:p>L1-11-1</text:p>
          </table:table-cell>
          <table:table-cell office:value-type="string">
            <text:p>2Q1ED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QASQDINNYLI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7];&quot;-&quot;;[.B87])" office:value-type="string" office:string-value="L1-11-1">
            <text:p>L1-11-1</text:p>
          </table:table-cell>
          <table:table-cell office:value-type="string">
            <text:p>2Q20A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QASQDISNY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8];&quot;-&quot;;[.B88])" office:value-type="string" office:string-value="L1-11-1">
            <text:p>L1-11-1</text:p>
          </table:table-cell>
          <table:table-cell office:value-type="string">
            <text:p>2Q76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SNNLH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89];&quot;-&quot;;[.B89])" office:value-type="string" office:string-value="L1-11-1">
            <text:p>L1-11-1</text:p>
          </table:table-cell>
          <table:table-cell office:value-type="string">
            <text:p>2Q8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SVSNDVV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0];&quot;-&quot;;[.B90])" office:value-type="string" office:string-value="L1-11-1">
            <text:p>L1-11-1</text:p>
          </table:table-cell>
          <table:table-cell office:value-type="string">
            <text:p>2QQK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S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1];&quot;-&quot;;[.B91])" office:value-type="string" office:string-value="L1-11-1">
            <text:p>L1-11-1</text:p>
          </table:table-cell>
          <table:table-cell office:value-type="string">
            <text:p>2R0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VST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2];&quot;-&quot;;[.B92])" office:value-type="string" office:string-value="L1-11-1">
            <text:p>L1-11-1</text:p>
          </table:table-cell>
          <table:table-cell office:value-type="string">
            <text:p>2R8S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VSSAV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3];&quot;-&quot;;[.B93])" office:value-type="string" office:string-value="L1-11-1">
            <text:p>L1-11-1</text:p>
          </table:table-cell>
          <table:table-cell office:value-type="string">
            <text:p>2UZIL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RASQSISSYLN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4];&quot;-&quot;;[.B94])" office:value-type="string" office:string-value="L1-11-1">
            <text:p>L1-11-1</text:p>
          </table:table-cell>
          <table:table-cell office:value-type="string">
            <text:p>2V17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KSIRKFL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5];&quot;-&quot;;[.B95])" office:value-type="string" office:string-value="L1-11-1">
            <text:p>L1-11-1</text:p>
          </table:table-cell>
          <table:table-cell office:value-type="string">
            <text:p>3B2UO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VSSY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6];&quot;-&quot;;[.B96])" office:value-type="string" office:string-value="L1-11-1">
            <text:p>L1-11-1</text:p>
          </table:table-cell>
          <table:table-cell office:value-type="string">
            <text:p>3BN9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GISSYL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7];&quot;-&quot;;[.B97])" office:value-type="string" office:string-value="L1-11-1">
            <text:p>L1-11-1</text:p>
          </table:table-cell>
          <table:table-cell office:value-type="string">
            <text:p>3CL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NVGNIIA</text:p>
          </table:table-cell>
          <table:table-cell office:value-type="string">
            <text:p>BP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8];&quot;-&quot;;[.B98])" office:value-type="string" office:string-value="L1-11-1">
            <text:p>L1-11-1</text:p>
          </table:table-cell>
          <table:table-cell office:value-type="string">
            <text:p>3D9A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SIGNNLH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1">
            <text:p>1</text:p>
          </table:table-cell>
          <table:table-cell table:formula="of:=CONCATENATE([.A99];&quot;-&quot;;[.B99])" office:value-type="string" office:string-value="L1-11-1">
            <text:p>L1-11-1</text:p>
          </table:table-cell>
          <table:table-cell office:value-type="string">
            <text:p>3DIF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VSTAVA</text:p>
          </table:table-cell>
          <table:table-cell office:value-type="string">
            <text:p>BBABPDGD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0];&quot;-&quot;;[.B100])" office:value-type="string" office:string-value="L1-11-2">
            <text:p>L1-11-2</text:p>
          </table:table-cell>
          <table:table-cell office:value-type="string">
            <text:p>1A0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KKYIG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1];&quot;-&quot;;[.B101])" office:value-type="string" office:string-value="L1-11-2">
            <text:p>L1-11-2</text:p>
          </table:table-cell>
          <table:table-cell office:value-type="string">
            <text:p>1A2Y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2];&quot;-&quot;;[.B102])" office:value-type="string" office:string-value="L1-11-2">
            <text:p>L1-11-2</text:p>
          </table:table-cell>
          <table:table-cell office:value-type="string">
            <text:p>1A7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3];&quot;-&quot;;[.B103])" office:value-type="string" office:string-value="L1-11-2">
            <text:p>L1-11-2</text:p>
          </table:table-cell>
          <table:table-cell office:value-type="string">
            <text:p>1A7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4];&quot;-&quot;;[.B104])" office:value-type="string" office:string-value="L1-11-2">
            <text:p>L1-11-2</text:p>
          </table:table-cell>
          <table:table-cell office:value-type="string">
            <text:p>1A7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GGNTHNYLA</text:p>
          </table:table-cell>
          <table:table-cell office:value-type="string">
            <text:p>BBABPA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5];&quot;-&quot;;[.B105])" office:value-type="string" office:string-value="L1-11-2">
            <text:p>L1-11-2</text:p>
          </table:table-cell>
          <table:table-cell office:value-type="string">
            <text:p>1AJ7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EISGYLS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6];&quot;-&quot;;[.B106])" office:value-type="string" office:string-value="L1-11-2">
            <text:p>L1-11-2</text:p>
          </table:table-cell>
          <table:table-cell office:value-type="string">
            <text:p>1AXS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NS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7];&quot;-&quot;;[.B107])" office:value-type="string" office:string-value="L1-11-2">
            <text:p>L1-11-2</text:p>
          </table:table-cell>
          <table:table-cell office:value-type="string">
            <text:p>1B0WB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QASQDISDYLI</text:p>
          </table:table-cell>
          <table:table-cell office:value-type="string">
            <text:p>BPABPA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8];&quot;-&quot;;[.B108])" office:value-type="string" office:string-value="L1-11-2">
            <text:p>L1-11-2</text:p>
          </table:table-cell>
          <table:table-cell office:value-type="string">
            <text:p>1BZ7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GNF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09];&quot;-&quot;;[.B109])" office:value-type="string" office:string-value="L1-11-2">
            <text:p>L1-11-2</text:p>
          </table:table-cell>
          <table:table-cell office:value-type="string">
            <text:p>1C12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HASQGISSNIG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0];&quot;-&quot;;[.B110])" office:value-type="string" office:string-value="L1-11-2">
            <text:p>L1-11-2</text:p>
          </table:table-cell>
          <table:table-cell office:value-type="string">
            <text:p>1C5C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TSQEISGYLS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1];&quot;-&quot;;[.B111])" office:value-type="string" office:string-value="L1-11-2">
            <text:p>L1-11-2</text:p>
          </table:table-cell>
          <table:table-cell office:value-type="string">
            <text:p>1D6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NSYLS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2];&quot;-&quot;;[.B112])" office:value-type="string" office:string-value="L1-11-2">
            <text:p>L1-11-2</text:p>
          </table:table-cell>
          <table:table-cell office:value-type="string">
            <text:p>1DEE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TSQSISSY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3];&quot;-&quot;;[.B113])" office:value-type="string" office:string-value="L1-11-2">
            <text:p>L1-11-2</text:p>
          </table:table-cell>
          <table:table-cell office:value-type="string">
            <text:p>1DVFC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4];&quot;-&quot;;[.B114])" office:value-type="string" office:string-value="L1-11-2">
            <text:p>L1-11-2</text:p>
          </table:table-cell>
          <table:table-cell office:value-type="string">
            <text:p>1E4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H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5];&quot;-&quot;;[.B115])" office:value-type="string" office:string-value="L1-11-2">
            <text:p>L1-11-2</text:p>
          </table:table-cell>
          <table:table-cell office:value-type="string">
            <text:p>1EM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SASQDIS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6];&quot;-&quot;;[.B116])" office:value-type="string" office:string-value="L1-11-2">
            <text:p>L1-11-2</text:p>
          </table:table-cell>
          <table:table-cell office:value-type="string">
            <text:p>1FAI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PAPPDLLB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7];&quot;-&quot;;[.B117])" office:value-type="string" office:string-value="L1-11-2">
            <text:p>L1-11-2</text:p>
          </table:table-cell>
          <table:table-cell office:value-type="string">
            <text:p>1FGN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RKY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8];&quot;-&quot;;[.B118])" office:value-type="string" office:string-value="L1-11-2">
            <text:p>L1-11-2</text:p>
          </table:table-cell>
          <table:table-cell office:value-type="string">
            <text:p>1FG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N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19];&quot;-&quot;;[.B119])" office:value-type="string" office:string-value="L1-11-2">
            <text:p>L1-11-2</text:p>
          </table:table-cell>
          <table:table-cell office:value-type="string">
            <text:p>1FJ1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NKYI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0];&quot;-&quot;;[.B120])" office:value-type="string" office:string-value="L1-11-2">
            <text:p>L1-11-2</text:p>
          </table:table-cell>
          <table:table-cell office:value-type="string">
            <text:p>1FNS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SASQDINK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1];&quot;-&quot;;[.B121])" office:value-type="string" office:string-value="L1-11-2">
            <text:p>L1-11-2</text:p>
          </table:table-cell>
          <table:table-cell office:value-type="string">
            <text:p>1G7H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2];&quot;-&quot;;[.B122])" office:value-type="string" office:string-value="L1-11-2">
            <text:p>L1-11-2</text:p>
          </table:table-cell>
          <table:table-cell office:value-type="string">
            <text:p>1G7I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3];&quot;-&quot;;[.B123])" office:value-type="string" office:string-value="L1-11-2">
            <text:p>L1-11-2</text:p>
          </table:table-cell>
          <table:table-cell office:value-type="string">
            <text:p>1G7J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4];&quot;-&quot;;[.B124])" office:value-type="string" office:string-value="L1-11-2">
            <text:p>L1-11-2</text:p>
          </table:table-cell>
          <table:table-cell office:value-type="string">
            <text:p>1G7L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5];&quot;-&quot;;[.B125])" office:value-type="string" office:string-value="L1-11-2">
            <text:p>L1-11-2</text:p>
          </table:table-cell>
          <table:table-cell office:value-type="string">
            <text:p>1G7M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6];&quot;-&quot;;[.B126])" office:value-type="string" office:string-value="L1-11-2">
            <text:p>L1-11-2</text:p>
          </table:table-cell>
          <table:table-cell office:value-type="string">
            <text:p>1GA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EINGYLG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7];&quot;-&quot;;[.B127])" office:value-type="string" office:string-value="L1-11-2">
            <text:p>L1-11-2</text:p>
          </table:table-cell>
          <table:table-cell office:value-type="string">
            <text:p>1HI6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NSFLT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8];&quot;-&quot;;[.B128])" office:value-type="string" office:string-value="L1-11-2">
            <text:p>L1-11-2</text:p>
          </table:table-cell>
          <table:table-cell office:value-type="string">
            <text:p>1I8K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MTSTDIDDDM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29];&quot;-&quot;;[.B129])" office:value-type="string" office:string-value="L1-11-2">
            <text:p>L1-11-2</text:p>
          </table:table-cell>
          <table:table-cell office:value-type="string">
            <text:p>1IK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T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0];&quot;-&quot;;[.B130])" office:value-type="string" office:string-value="L1-11-2">
            <text:p>L1-11-2</text:p>
          </table:table-cell>
          <table:table-cell office:value-type="string">
            <text:p>1JF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NNF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1];&quot;-&quot;;[.B131])" office:value-type="string" office:string-value="L1-11-2">
            <text:p>L1-11-2</text:p>
          </table:table-cell>
          <table:table-cell office:value-type="string">
            <text:p>1JG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2];&quot;-&quot;;[.B132])" office:value-type="string" office:string-value="L1-11-2">
            <text:p>L1-11-2</text:p>
          </table:table-cell>
          <table:table-cell office:value-type="string">
            <text:p>1JH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KSISKS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3];&quot;-&quot;;[.B133])" office:value-type="string" office:string-value="L1-11-2">
            <text:p>L1-11-2</text:p>
          </table:table-cell>
          <table:table-cell office:value-type="string">
            <text:p>1JP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RDIKS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4];&quot;-&quot;;[.B134])" office:value-type="string" office:string-value="L1-11-2">
            <text:p>L1-11-2</text:p>
          </table:table-cell>
          <table:table-cell office:value-type="string">
            <text:p>1JV5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N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5];&quot;-&quot;;[.B135])" office:value-type="string" office:string-value="L1-11-2">
            <text:p>L1-11-2</text:p>
          </table:table-cell>
          <table:table-cell office:value-type="string">
            <text:p>1K6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RDIKSYLS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6];&quot;-&quot;;[.B136])" office:value-type="string" office:string-value="L1-11-2">
            <text:p>L1-11-2</text:p>
          </table:table-cell>
          <table:table-cell office:value-type="string">
            <text:p>1KIR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7];&quot;-&quot;;[.B137])" office:value-type="string" office:string-value="L1-11-2">
            <text:p>L1-11-2</text:p>
          </table:table-cell>
          <table:table-cell office:value-type="string">
            <text:p>1MAM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YNY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8];&quot;-&quot;;[.B138])" office:value-type="string" office:string-value="L1-11-2">
            <text:p>L1-11-2</text:p>
          </table:table-cell>
          <table:table-cell office:value-type="string">
            <text:p>1NCC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VSTAVV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39];&quot;-&quot;;[.B139])" office:value-type="string" office:string-value="L1-11-2">
            <text:p>L1-11-2</text:p>
          </table:table-cell>
          <table:table-cell office:value-type="string">
            <text:p>1NM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BABPA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0];&quot;-&quot;;[.B140])" office:value-type="string" office:string-value="L1-11-2">
            <text:p>L1-11-2</text:p>
          </table:table-cell>
          <table:table-cell office:value-type="string">
            <text:p>1OS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EDIYSR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1];&quot;-&quot;;[.B141])" office:value-type="string" office:string-value="L1-11-2">
            <text:p>L1-11-2</text:p>
          </table:table-cell>
          <table:table-cell office:value-type="string">
            <text:p>1UJ3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KSFLS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2];&quot;-&quot;;[.B142])" office:value-type="string" office:string-value="L1-11-2">
            <text:p>L1-11-2</text:p>
          </table:table-cell>
          <table:table-cell office:value-type="string">
            <text:p>1UM5L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RASQEISGYLY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3];&quot;-&quot;;[.B143])" office:value-type="string" office:string-value="L1-11-2">
            <text:p>L1-11-2</text:p>
          </table:table-cell>
          <table:table-cell office:value-type="string">
            <text:p>1WEJ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GNIHNY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4];&quot;-&quot;;[.B144])" office:value-type="string" office:string-value="L1-11-2">
            <text:p>L1-11-2</text:p>
          </table:table-cell>
          <table:table-cell office:value-type="string">
            <text:p>1XIWC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RASQDIRNY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5];&quot;-&quot;;[.B145])" office:value-type="string" office:string-value="L1-11-2">
            <text:p>L1-11-2</text:p>
          </table:table-cell>
          <table:table-cell office:value-type="string">
            <text:p>1ZAN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EDIYNA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6];&quot;-&quot;;[.B146])" office:value-type="string" office:string-value="L1-11-2">
            <text:p>L1-11-2</text:p>
          </table:table-cell>
          <table:table-cell office:value-type="string">
            <text:p>1ZTX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VSTAV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7];&quot;-&quot;;[.B147])" office:value-type="string" office:string-value="L1-11-2">
            <text:p>L1-11-2</text:p>
          </table:table-cell>
          <table:table-cell office:value-type="string">
            <text:p>2A6I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8];&quot;-&quot;;[.B148])" office:value-type="string" office:string-value="L1-11-2">
            <text:p>L1-11-2</text:p>
          </table:table-cell>
          <table:table-cell office:value-type="string">
            <text:p>2AD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SQDINKYI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49];&quot;-&quot;;[.B149])" office:value-type="string" office:string-value="L1-11-2">
            <text:p>L1-11-2</text:p>
          </table:table-cell>
          <table:table-cell office:value-type="string">
            <text:p>2BDN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KATEDIYNRL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50];&quot;-&quot;;[.B150])" office:value-type="string" office:string-value="L1-11-2">
            <text:p>L1-11-2</text:p>
          </table:table-cell>
          <table:table-cell office:value-type="string">
            <text:p>2E27L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KANQDIKKKIA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51];&quot;-&quot;;[.B151])" office:value-type="string" office:string-value="L1-11-2">
            <text:p>L1-11-2</text:p>
          </table:table-cell>
          <table:table-cell office:value-type="string">
            <text:p>2QQN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YFSSYLA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52];&quot;-&quot;;[.B152])" office:value-type="string" office:string-value="L1-11-2">
            <text:p>L1-11-2</text:p>
          </table:table-cell>
          <table:table-cell office:value-type="string">
            <text:p>2VDR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HASQGISSNIG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53];&quot;-&quot;;[.B153])" office:value-type="string" office:string-value="L1-11-2">
            <text:p>L1-11-2</text:p>
          </table:table-cell>
          <table:table-cell office:value-type="string">
            <text:p>3CFD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B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2">
            <text:p>2</text:p>
          </table:table-cell>
          <table:table-cell table:formula="of:=CONCATENATE([.A154];&quot;-&quot;;[.B154])" office:value-type="string" office:string-value="L1-11-2">
            <text:p>L1-11-2</text:p>
          </table:table-cell>
          <table:table-cell office:value-type="string">
            <text:p>3CM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DISNYLN</text:p>
          </table:table-cell>
          <table:table-cell office:value-type="string">
            <text:p>BPABPDLL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3">
            <text:p>3</text:p>
          </table:table-cell>
          <table:table-cell table:formula="of:=CONCATENATE([.A155];&quot;-&quot;;[.B155])" office:value-type="string" office:string-value="L1-11-3">
            <text:p>L1-11-3</text:p>
          </table:table-cell>
          <table:table-cell office:value-type="string">
            <text:p>1LILB</text:p>
          </table:table-cell>
          <table:table-cell table:number-columns-repeated="2"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string">
            <text:p>SGEKLGDAYVC</text:p>
          </table:table-cell>
          <table:table-cell office:value-type="string">
            <text:p>BGPLAAABP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3">
            <text:p>3</text:p>
          </table:table-cell>
          <table:table-cell table:formula="of:=CONCATENATE([.A156];&quot;-&quot;;[.B156])" office:value-type="string" office:string-value="L1-11-3">
            <text:p>L1-11-3</text:p>
          </table:table-cell>
          <table:table-cell office:value-type="string">
            <text:p>1TZHA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RASQASYSSVA</text:p>
          </table:table-cell>
          <table:table-cell office:value-type="string">
            <text:p>PBPBPAAPBB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3">
            <text:p>3</text:p>
          </table:table-cell>
          <table:table-cell table:formula="of:=CONCATENATE([.A157];&quot;-&quot;;[.B157])" office:value-type="string" office:string-value="L1-11-3">
            <text:p>L1-11-3</text:p>
          </table:table-cell>
          <table:table-cell office:value-type="string">
            <text:p>1W72M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GGNNIGSRSVH</text:p>
          </table:table-cell>
          <table:table-cell office:value-type="string">
            <text:p>PBPLAAABBP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3">
            <text:p>3</text:p>
          </table:table-cell>
          <table:table-cell table:formula="of:=CONCATENATE([.A158];&quot;-&quot;;[.B158])" office:value-type="string" office:string-value="L1-11-3">
            <text:p>L1-11-3</text:p>
          </table:table-cell>
          <table:table-cell office:value-type="string">
            <text:p>2DD8L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GGNNIGSKSVH</text:p>
          </table:table-cell>
          <table:table-cell office:value-type="string">
            <text:p>PBPLAAABPPB</text:p>
          </table:table-cell>
        </table:table-row>
        <table:table-row table:style-name="ro2">
          <table:table-cell office:value-type="string">
            <text:p>L1-11</text:p>
          </table:table-cell>
          <table:table-cell office:value-type="float" office:value="3">
            <text:p>3</text:p>
          </table:table-cell>
          <table:table-cell table:formula="of:=CONCATENATE([.A159];&quot;-&quot;;[.B159])" office:value-type="string" office:string-value="L1-11-3">
            <text:p>L1-11-3</text:p>
          </table:table-cell>
          <table:table-cell office:value-type="string">
            <text:p>8FABA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string">
            <text:p>SANALPNQYAY</text:p>
          </table:table-cell>
          <table:table-cell office:value-type="string">
            <text:p>BBAAAADB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1">
            <text:p>1</text:p>
          </table:table-cell>
          <table:table-cell table:formula="of:=CONCATENATE([.A160];&quot;-&quot;;[.B160])" office:value-type="string" office:string-value="L1-12-1">
            <text:p>L1-12-1</text:p>
          </table:table-cell>
          <table:table-cell office:value-type="string">
            <text:p>1CF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SASSSVSSNYVY</text:p>
          </table:table-cell>
          <table:table-cell office:value-type="string">
            <text:p>PBABPBPAAD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1">
            <text:p>1</text:p>
          </table:table-cell>
          <table:table-cell table:formula="of:=CONCATENATE([.A161];&quot;-&quot;;[.B161])" office:value-type="string" office:string-value="L1-12-1">
            <text:p>L1-12-1</text:p>
          </table:table-cell>
          <table:table-cell office:value-type="string">
            <text:p>1IQDA</text:p>
          </table:table-cell>
          <table:table-cell table:number-columns-repeated="2"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RASQSFSSSYLA</text:p>
          </table:table-cell>
          <table:table-cell office:value-type="string">
            <text:p>BBABPBPAAD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1">
            <text:p>1</text:p>
          </table:table-cell>
          <table:table-cell table:formula="of:=CONCATENATE([.A162];&quot;-&quot;;[.B162])" office:value-type="string" office:string-value="L1-12-1">
            <text:p>L1-12-1</text:p>
          </table:table-cell>
          <table:table-cell office:value-type="string">
            <text:p>1ORSA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TASSSVSSSYLH</text:p>
          </table:table-cell>
          <table:table-cell office:value-type="string">
            <text:p>BPABPBPAADP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1">
            <text:p>1</text:p>
          </table:table-cell>
          <table:table-cell table:formula="of:=CONCATENATE([.A163];&quot;-&quot;;[.B163])" office:value-type="string" office:string-value="L1-12-1">
            <text:p>L1-12-1</text:p>
          </table:table-cell>
          <table:table-cell office:value-type="string">
            <text:p>2BRRL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RASSSVSSSYLH</text:p>
          </table:table-cell>
          <table:table-cell office:value-type="string">
            <text:p>BBABPBPAAD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1">
            <text:p>1</text:p>
          </table:table-cell>
          <table:table-cell table:formula="of:=CONCATENATE([.A164];&quot;-&quot;;[.B164])" office:value-type="string" office:string-value="L1-12-1">
            <text:p>L1-12-1</text:p>
          </table:table-cell>
          <table:table-cell office:value-type="string">
            <text:p>35C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TASSSVSSSNLH</text:p>
          </table:table-cell>
          <table:table-cell office:value-type="string">
            <text:p>BPABPBPAAD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2">
            <text:p>2</text:p>
          </table:table-cell>
          <table:table-cell table:formula="of:=CONCATENATE([.A165];&quot;-&quot;;[.B165])" office:value-type="string" office:string-value="L1-12-2">
            <text:p>L1-12-2</text:p>
          </table:table-cell>
          <table:table-cell office:value-type="string">
            <text:p>1DN0C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GASQSVSSNYLA</text:p>
          </table:table-cell>
          <table:table-cell office:value-type="string">
            <text:p>BBABPPPLL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2">
            <text:p>2</text:p>
          </table:table-cell>
          <table:table-cell table:formula="of:=CONCATENATE([.A166];&quot;-&quot;;[.B166])" office:value-type="string" office:string-value="L1-12-2">
            <text:p>L1-12-2</text:p>
          </table:table-cell>
          <table:table-cell office:value-type="string">
            <text:p>1N0XM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RSSHSIRSRRVA</text:p>
          </table:table-cell>
          <table:table-cell office:value-type="string">
            <text:p>BBABPBAAL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2">
            <text:p>2</text:p>
          </table:table-cell>
          <table:table-cell table:formula="of:=CONCATENATE([.A167];&quot;-&quot;;[.B167])" office:value-type="string" office:string-value="L1-12-2">
            <text:p>L1-12-2</text:p>
          </table:table-cell>
          <table:table-cell office:value-type="string">
            <text:p>1RHHA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RASQSVSSGSLA</text:p>
          </table:table-cell>
          <table:table-cell office:value-type="string">
            <text:p>BBABPPPLL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2">
            <text:p>2</text:p>
          </table:table-cell>
          <table:table-cell table:formula="of:=CONCATENATE([.A168];&quot;-&quot;;[.B168])" office:value-type="string" office:string-value="L1-12-2">
            <text:p>L1-12-2</text:p>
          </table:table-cell>
          <table:table-cell office:value-type="string">
            <text:p>2FX7L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RASQSVGNNKLA</text:p>
          </table:table-cell>
          <table:table-cell office:value-type="string">
            <text:p>BPABPPPLL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2">
            <text:p>2</text:p>
          </table:table-cell>
          <table:table-cell table:formula="of:=CONCATENATE([.A169];&quot;-&quot;;[.B169])" office:value-type="string" office:string-value="L1-12-2">
            <text:p>L1-12-2</text:p>
          </table:table-cell>
          <table:table-cell office:value-type="string">
            <text:p>2V7NE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RASQSVSSNYLA</text:p>
          </table:table-cell>
          <table:table-cell office:value-type="string">
            <text:p>BBABPPPLL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3">
            <text:p>3</text:p>
          </table:table-cell>
          <table:table-cell table:formula="of:=CONCATENATE([.A170];&quot;-&quot;;[.B170])" office:value-type="string" office:string-value="L1-12-3">
            <text:p>L1-12-3</text:p>
          </table:table-cell>
          <table:table-cell office:value-type="string">
            <text:p>2OTUE</text:p>
          </table:table-cell>
          <table:table-cell table:number-columns-repeated="2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TLSSQHSTYTIE</text:p>
          </table:table-cell>
          <table:table-cell office:value-type="string">
            <text:p>BPPAADAAPPBB</text:p>
          </table:table-cell>
        </table:table-row>
        <table:table-row table:style-name="ro2">
          <table:table-cell office:value-type="string">
            <text:p>L1-12</text:p>
          </table:table-cell>
          <table:table-cell office:value-type="float" office:value="3">
            <text:p>3</text:p>
          </table:table-cell>
          <table:table-cell table:formula="of:=CONCATENATE([.A171];&quot;-&quot;;[.B171])" office:value-type="string" office:string-value="L1-12-3">
            <text:p>L1-12-3</text:p>
          </table:table-cell>
          <table:table-cell office:value-type="string">
            <text:p>2QHRL</text:p>
          </table:table-cell>
          <table:table-cell table:number-columns-repeated="2"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TLSRQHSTYTIE</text:p>
          </table:table-cell>
          <table:table-cell office:value-type="string">
            <text:p>BPPAADAAP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2];&quot;-&quot;;[.B172])" office:value-type="string" office:string-value="L1-13-1">
            <text:p>L1-13-1</text:p>
          </table:table-cell>
          <table:table-cell office:value-type="string">
            <text:p>1BJM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GSSSNIGENSVT</text:p>
          </table:table-cell>
          <table:table-cell office:value-type="string">
            <text:p>BBBAAAAADPPP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3];&quot;-&quot;;[.B173])" office:value-type="string" office:string-value="L1-13-1">
            <text:p>L1-13-1</text:p>
          </table:table-cell>
          <table:table-cell office:value-type="string">
            <text:p>1RZFL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GSSSNIGNNDVS</text:p>
          </table:table-cell>
          <table:table-cell office:value-type="string">
            <text:p>BBBAADAAD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4];&quot;-&quot;;[.B174])" office:value-type="string" office:string-value="L1-13-1">
            <text:p>L1-13-1</text:p>
          </table:table-cell>
          <table:table-cell office:value-type="string">
            <text:p>2A9ML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SGSTSNIGNNYVS</text:p>
          </table:table-cell>
          <table:table-cell office:value-type="string">
            <text:p>BBBAADAAD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5];&quot;-&quot;;[.B175])" office:value-type="string" office:string-value="L1-13-1">
            <text:p>L1-13-1</text:p>
          </table:table-cell>
          <table:table-cell office:value-type="string">
            <text:p>2B1HL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GTSSNVENNYVY</text:p>
          </table:table-cell>
          <table:table-cell office:value-type="string">
            <text:p>BBBAADAAD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6];&quot;-&quot;;[.B176])" office:value-type="string" office:string-value="L1-13-1">
            <text:p>L1-13-1</text:p>
          </table:table-cell>
          <table:table-cell office:value-type="string">
            <text:p>2FB4L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GTSSNIGSSTVN</text:p>
          </table:table-cell>
          <table:table-cell office:value-type="string">
            <text:p>BBBAADAAD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7];&quot;-&quot;;[.B177])" office:value-type="string" office:string-value="L1-13-1">
            <text:p>L1-13-1</text:p>
          </table:table-cell>
          <table:table-cell office:value-type="string">
            <text:p>2RHE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GSATDIGSNSVI</text:p>
          </table:table-cell>
          <table:table-cell office:value-type="string">
            <text:p>BBBAADAADBPP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1">
            <text:p>1</text:p>
          </table:table-cell>
          <table:table-cell table:formula="of:=CONCATENATE([.A178];&quot;-&quot;;[.B178])" office:value-type="string" office:string-value="L1-13-1">
            <text:p>L1-13-1</text:p>
          </table:table-cell>
          <table:table-cell office:value-type="string">
            <text:p>3C2AL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GSSSNIGNNYVL</text:p>
          </table:table-cell>
          <table:table-cell office:value-type="string">
            <text:p>BBBAADAAABBP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2">
            <text:p>2</text:p>
          </table:table-cell>
          <table:table-cell table:formula="of:=CONCATENATE([.A179];&quot;-&quot;;[.B179])" office:value-type="string" office:string-value="L1-13-2">
            <text:p>L1-13-2</text:p>
          </table:table-cell>
          <table:table-cell office:value-type="string">
            <text:p>1CD0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RSSGNIDSNYVQ</text:p>
          </table:table-cell>
          <table:table-cell office:value-type="string">
            <text:p>BPABGPAAA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2">
            <text:p>2</text:p>
          </table:table-cell>
          <table:table-cell table:formula="of:=CONCATENATE([.A180];&quot;-&quot;;[.B180])" office:value-type="string" office:string-value="L1-13-2">
            <text:p>L1-13-2</text:p>
          </table:table-cell>
          <table:table-cell office:value-type="string">
            <text:p>1PEW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RSSGNIASNYVQ</text:p>
          </table:table-cell>
          <table:table-cell office:value-type="string">
            <text:p>PPABGBAAA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2">
            <text:p>2</text:p>
          </table:table-cell>
          <table:table-cell table:formula="of:=CONCATENATE([.A181];&quot;-&quot;;[.B181])" office:value-type="string" office:string-value="L1-13-2">
            <text:p>L1-13-2</text:p>
          </table:table-cell>
          <table:table-cell office:value-type="string">
            <text:p>2CD0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RSSGSIANNYVH</text:p>
          </table:table-cell>
          <table:table-cell office:value-type="string">
            <text:p>PPABGPAAABPBB</text:p>
          </table:table-cell>
        </table:table-row>
        <table:table-row table:style-name="ro2">
          <table:table-cell office:value-type="string">
            <text:p>L1-13</text:p>
          </table:table-cell>
          <table:table-cell office:value-type="float" office:value="2">
            <text:p>2</text:p>
          </table:table-cell>
          <table:table-cell table:formula="of:=CONCATENATE([.A182];&quot;-&quot;;[.B182])" office:value-type="string" office:string-value="L1-13-2">
            <text:p>L1-13-2</text:p>
          </table:table-cell>
          <table:table-cell office:value-type="string">
            <text:p>3B5G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RSSGSIASNYVQ</text:p>
          </table:table-cell>
          <table:table-cell office:value-type="string">
            <text:p>BPABGPAAABPB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3];&quot;-&quot;;[.B183])" office:value-type="string" office:string-value="L1-14-1">
            <text:p>L1-14-1</text:p>
          </table:table-cell>
          <table:table-cell office:value-type="string">
            <text:p>1A6VM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D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4];&quot;-&quot;;[.B184])" office:value-type="string" office:string-value="L1-14-1">
            <text:p>L1-14-1</text:p>
          </table:table-cell>
          <table:table-cell office:value-type="string">
            <text:p>1DL7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AB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5];&quot;-&quot;;[.B185])" office:value-type="string" office:string-value="L1-14-1">
            <text:p>L1-14-1</text:p>
          </table:table-cell>
          <table:table-cell office:value-type="string">
            <text:p>1ETZ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I</text:p>
          </table:table-cell>
          <table:table-cell office:value-type="string">
            <text:p>BP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6];&quot;-&quot;;[.B186])" office:value-type="string" office:string-value="L1-14-1">
            <text:p>L1-14-1</text:p>
          </table:table-cell>
          <table:table-cell office:value-type="string">
            <text:p>1F4X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TVTTSNYAN</text:p>
          </table:table-cell>
          <table:table-cell office:value-type="string">
            <text:p>BBAAGBPBAAD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7];&quot;-&quot;;[.B187])" office:value-type="string" office:string-value="L1-14-1">
            <text:p>L1-14-1</text:p>
          </table:table-cell>
          <table:table-cell office:value-type="string">
            <text:p>1IND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AB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8];&quot;-&quot;;[.B188])" office:value-type="string" office:string-value="L1-14-1">
            <text:p>L1-14-1</text:p>
          </table:table-cell>
          <table:table-cell office:value-type="string">
            <text:p>1JN6A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SGAITTSHYAN</text:p>
          </table:table-cell>
          <table:table-cell office:value-type="string">
            <text:p>BBAAGPBBAAD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89];&quot;-&quot;;[.B189])" office:value-type="string" office:string-value="L1-14-1">
            <text:p>L1-14-1</text:p>
          </table:table-cell>
          <table:table-cell office:value-type="string">
            <text:p>1MFA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TVTSGNHAN</text:p>
          </table:table-cell>
          <table:table-cell office:value-type="string">
            <text:p>BPAALBB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0];&quot;-&quot;;[.B190])" office:value-type="string" office:string-value="L1-14-1">
            <text:p>L1-14-1</text:p>
          </table:table-cell>
          <table:table-cell office:value-type="string">
            <text:p>1MFE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TVTSGNHAN</text:p>
          </table:table-cell>
          <table:table-cell office:value-type="string">
            <text:p>BB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1];&quot;-&quot;;[.B191])" office:value-type="string" office:string-value="L1-14-1">
            <text:p>L1-14-1</text:p>
          </table:table-cell>
          <table:table-cell office:value-type="string">
            <text:p>1NC2A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2];&quot;-&quot;;[.B192])" office:value-type="string" office:string-value="L1-14-1">
            <text:p>L1-14-1</text:p>
          </table:table-cell>
          <table:table-cell office:value-type="string">
            <text:p>1NJ9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TITSDNYAN</text:p>
          </table:table-cell>
          <table:table-cell office:value-type="string">
            <text:p>PPAAGPPBAAD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3];&quot;-&quot;;[.B193])" office:value-type="string" office:string-value="L1-14-1">
            <text:p>L1-14-1</text:p>
          </table:table-cell>
          <table:table-cell office:value-type="string">
            <text:p>1OAQ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4];&quot;-&quot;;[.B194])" office:value-type="string" office:string-value="L1-14-1">
            <text:p>L1-14-1</text:p>
          </table:table-cell>
          <table:table-cell office:value-type="string">
            <text:p>1P4BL</text:p>
          </table:table-cell>
          <table:table-cell table:number-columns-repeated="2"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RSSTGAVTTSNYAS</text:p>
          </table:table-cell>
          <table:table-cell office:value-type="string">
            <text:p>BB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5];&quot;-&quot;;[.B195])" office:value-type="string" office:string-value="L1-14-1">
            <text:p>L1-14-1</text:p>
          </table:table-cell>
          <table:table-cell office:value-type="string">
            <text:p>1Q0X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TGAVTTSNYAN</text:p>
          </table:table-cell>
          <table:table-cell office:value-type="string">
            <text:p>BBAAB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1">
            <text:p>1</text:p>
          </table:table-cell>
          <table:table-cell table:formula="of:=CONCATENATE([.A196];&quot;-&quot;;[.B196])" office:value-type="string" office:string-value="L1-14-1">
            <text:p>L1-14-1</text:p>
          </table:table-cell>
          <table:table-cell office:value-type="string">
            <text:p>1Y0LL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RSSSGAVTTSNYAT</text:p>
          </table:table-cell>
          <table:table-cell office:value-type="string">
            <text:p>BPAAGPPBAAAL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2">
            <text:p>2</text:p>
          </table:table-cell>
          <table:table-cell table:formula="of:=CONCATENATE([.A197];&quot;-&quot;;[.B197])" office:value-type="string" office:string-value="L1-14-2">
            <text:p>L1-14-2</text:p>
          </table:table-cell>
          <table:table-cell office:value-type="string">
            <text:p>1DCLB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GTSSNVGGYNYVS</text:p>
          </table:table-cell>
          <table:table-cell office:value-type="string">
            <text:p>BBBAADAAABBBB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2">
            <text:p>2</text:p>
          </table:table-cell>
          <table:table-cell table:formula="of:=CONCATENATE([.A198];&quot;-&quot;;[.B198])" office:value-type="string" office:string-value="L1-14-2">
            <text:p>L1-14-2</text:p>
          </table:table-cell>
          <table:table-cell office:value-type="string">
            <text:p>2H32A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LRNDHDIGVYSVY</text:p>
          </table:table-cell>
          <table:table-cell office:value-type="string">
            <text:p>BPPAABBAADPBP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2">
            <text:p>2</text:p>
          </table:table-cell>
          <table:table-cell table:formula="of:=CONCATENATE([.A199];&quot;-&quot;;[.B199])" office:value-type="string" office:string-value="L1-14-2">
            <text:p>L1-14-2</text:p>
          </table:table-cell>
          <table:table-cell office:value-type="string">
            <text:p>2OMNB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GTSSDVGGYDLVS</text:p>
          </table:table-cell>
          <table:table-cell office:value-type="string">
            <text:p>PBBAADAAABBBBB</text:p>
          </table:table-cell>
        </table:table-row>
        <table:table-row table:style-name="ro2">
          <table:table-cell office:value-type="string">
            <text:p>L1-14</text:p>
          </table:table-cell>
          <table:table-cell office:value-type="float" office:value="2">
            <text:p>2</text:p>
          </table:table-cell>
          <table:table-cell table:formula="of:=CONCATENATE([.A200];&quot;-&quot;;[.B200])" office:value-type="string" office:string-value="L1-14-2">
            <text:p>L1-14-2</text:p>
          </table:table-cell>
          <table:table-cell office:value-type="string">
            <text:p>3MCG2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GTSSDVGGYNYVS</text:p>
          </table:table-cell>
          <table:table-cell office:value-type="string">
            <text:p>BBPAAADDDBBL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1];&quot;-&quot;;[.B201])" office:value-type="string" office:string-value="L1-15-1">
            <text:p>L1-15-1</text:p>
          </table:table-cell>
          <table:table-cell office:value-type="string">
            <text:p>1EJ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DSYGNSFMH</text:p>
          </table:table-cell>
          <table:table-cell office:value-type="string">
            <text:p>PBABPDPBL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2];&quot;-&quot;;[.B202])" office:value-type="string" office:string-value="L1-15-1">
            <text:p>L1-15-1</text:p>
          </table:table-cell>
          <table:table-cell office:value-type="string">
            <text:p>1F5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KASQGVDFDGASFMN</text:p>
          </table:table-cell>
          <table:table-cell office:value-type="string">
            <text:p>BPABPDPBLLBB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3];&quot;-&quot;;[.B203])" office:value-type="string" office:string-value="L1-15-1">
            <text:p>L1-15-1</text:p>
          </table:table-cell>
          <table:table-cell office:value-type="string">
            <text:p>1H0DA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DNYGISFMS</text:p>
          </table:table-cell>
          <table:table-cell office:value-type="string">
            <text:p>BPABPDBBLLBB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4];&quot;-&quot;;[.B204])" office:value-type="string" office:string-value="L1-15-1">
            <text:p>L1-15-1</text:p>
          </table:table-cell>
          <table:table-cell office:value-type="string">
            <text:p>1IQW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KASQSVDYDGDSYMN</text:p>
          </table:table-cell>
          <table:table-cell office:value-type="string">
            <text:p>BPABPDPBL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5];&quot;-&quot;;[.B205])" office:value-type="string" office:string-value="L1-15-1">
            <text:p>L1-15-1</text:p>
          </table:table-cell>
          <table:table-cell office:value-type="string">
            <text:p>1J05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GESVDIFGVGFLH</text:p>
          </table:table-cell>
          <table:table-cell office:value-type="string">
            <text:p>BBABPDPBL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6];&quot;-&quot;;[.B206])" office:value-type="string" office:string-value="L1-15-1">
            <text:p>L1-15-1</text:p>
          </table:table-cell>
          <table:table-cell office:value-type="string">
            <text:p>1MOEA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GESVDIFGVGFLH</text:p>
          </table:table-cell>
          <table:table-cell office:value-type="string">
            <text:p>BPABPDPBL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7];&quot;-&quot;;[.B207])" office:value-type="string" office:string-value="L1-15-1">
            <text:p>L1-15-1</text:p>
          </table:table-cell>
          <table:table-cell office:value-type="string">
            <text:p>2AA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EYYGSSLMQ</text:p>
          </table:table-cell>
          <table:table-cell office:value-type="string">
            <text:p>BBABPDPBLLBPB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8];&quot;-&quot;;[.B208])" office:value-type="string" office:string-value="L1-15-1">
            <text:p>L1-15-1</text:p>
          </table:table-cell>
          <table:table-cell office:value-type="string">
            <text:p>2GCYA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DSYGHSFMQ</text:p>
          </table:table-cell>
          <table:table-cell office:value-type="string">
            <text:p>BPABPDPBL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09];&quot;-&quot;;[.B209])" office:value-type="string" office:string-value="L1-15-1">
            <text:p>L1-15-1</text:p>
          </table:table-cell>
          <table:table-cell office:value-type="string">
            <text:p>2HR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DYYGKSFMN</text:p>
          </table:table-cell>
          <table:table-cell office:value-type="string">
            <text:p>BBABPDPBLLBB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10];&quot;-&quot;;[.B210])" office:value-type="string" office:string-value="L1-15-1">
            <text:p>L1-15-1</text:p>
          </table:table-cell>
          <table:table-cell office:value-type="string">
            <text:p>2NYYC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ESVDSYGHSFMQ</text:p>
          </table:table-cell>
          <table:table-cell office:value-type="string">
            <text:p>BPABPDBBLLBBPP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1">
            <text:p>1</text:p>
          </table:table-cell>
          <table:table-cell table:formula="of:=CONCATENATE([.A211];&quot;-&quot;;[.B211])" office:value-type="string" office:string-value="L1-15-1">
            <text:p>L1-15-1</text:p>
          </table:table-cell>
          <table:table-cell office:value-type="string">
            <text:p>2VL5B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KSVDSYGNSFME</text:p>
          </table:table-cell>
          <table:table-cell office:value-type="string">
            <text:p>BPABPDPBLLBB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2">
            <text:p>2</text:p>
          </table:table-cell>
          <table:table-cell table:formula="of:=CONCATENATE([.A212];&quot;-&quot;;[.B212])" office:value-type="string" office:string-value="L1-15-2">
            <text:p>L1-15-2</text:p>
          </table:table-cell>
          <table:table-cell office:value-type="string">
            <text:p>1I7ZA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KSVSTSGYNYMH</text:p>
          </table:table-cell>
          <table:table-cell office:value-type="string">
            <text:p>BPABPDDAALBPPBB</text:p>
          </table:table-cell>
        </table:table-row>
        <table:table-row table:style-name="ro2">
          <table:table-cell office:value-type="string">
            <text:p>L1-15</text:p>
          </table:table-cell>
          <table:table-cell office:value-type="float" office:value="2">
            <text:p>2</text:p>
          </table:table-cell>
          <table:table-cell table:formula="of:=CONCATENATE([.A213];&quot;-&quot;;[.B213])" office:value-type="string" office:string-value="L1-15-2">
            <text:p>L1-15-2</text:p>
          </table:table-cell>
          <table:table-cell office:value-type="string">
            <text:p>3DGGA</text:p>
          </table:table-cell>
          <table:table-cell table:number-columns-repeated="2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string">
            <text:p>RASKSVSTSGYSYMH</text:p>
          </table:table-cell>
          <table:table-cell office:value-type="string">
            <text:p>BBABPDDAAG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4];&quot;-&quot;;[.B214])" office:value-type="string" office:string-value="L1-16-1">
            <text:p>L1-16-1</text:p>
          </table:table-cell>
          <table:table-cell office:value-type="string">
            <text:p>1A4J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APPAAG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5];&quot;-&quot;;[.B215])" office:value-type="string" office:string-value="L1-16-1">
            <text:p>L1-16-1</text:p>
          </table:table-cell>
          <table:table-cell office:value-type="string">
            <text:p>1A4K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LHSNGNTYLH</text:p>
          </table:table-cell>
          <table:table-cell office:value-type="string">
            <text:p>BBABPAPPAD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6];&quot;-&quot;;[.B216])" office:value-type="string" office:string-value="L1-16-1">
            <text:p>L1-16-1</text:p>
          </table:table-cell>
          <table:table-cell office:value-type="string">
            <text:p>1AX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YGNTFLN</text:p>
          </table:table-cell>
          <table:table-cell office:value-type="string">
            <text:p>BBABPDPABP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7];&quot;-&quot;;[.B217])" office:value-type="string" office:string-value="L1-16-1">
            <text:p>L1-16-1</text:p>
          </table:table-cell>
          <table:table-cell office:value-type="string">
            <text:p>1BF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SNNRRNYLH</text:p>
          </table:table-cell>
          <table:table-cell office:value-type="string">
            <text:p>BPABPADABABPL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8];&quot;-&quot;;[.B218])" office:value-type="string" office:string-value="L1-16-1">
            <text:p>L1-16-1</text:p>
          </table:table-cell>
          <table:table-cell office:value-type="string">
            <text:p>1C1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19];&quot;-&quot;;[.B219])" office:value-type="string" office:string-value="L1-16-1">
            <text:p>L1-16-1</text:p>
          </table:table-cell>
          <table:table-cell office:value-type="string">
            <text:p>1CB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PABPAPPABBGL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0];&quot;-&quot;;[.B220])" office:value-type="string" office:string-value="L1-16-1">
            <text:p>L1-16-1</text:p>
          </table:table-cell>
          <table:table-cell office:value-type="string">
            <text:p>1CR9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DSDGKTYLI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1];&quot;-&quot;;[.B221])" office:value-type="string" office:string-value="L1-16-1">
            <text:p>L1-16-1</text:p>
          </table:table-cell>
          <table:table-cell office:value-type="string">
            <text:p>1DBM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IHSNGNTYLH</text:p>
          </table:table-cell>
          <table:table-cell office:value-type="string">
            <text:p>BBABPDPPAALPBB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2];&quot;-&quot;;[.B222])" office:value-type="string" office:string-value="L1-16-1">
            <text:p>L1-16-1</text:p>
          </table:table-cell>
          <table:table-cell office:value-type="string">
            <text:p>1DL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APPAALPBB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3];&quot;-&quot;;[.B223])" office:value-type="string" office:string-value="L1-16-1">
            <text:p>L1-16-1</text:p>
          </table:table-cell>
          <table:table-cell office:value-type="string">
            <text:p>1DSF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NLVHSDGKTYLH</text:p>
          </table:table-cell>
          <table:table-cell office:value-type="string">
            <text:p>BBABPA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4];&quot;-&quot;;[.B224])" office:value-type="string" office:string-value="L1-16-1">
            <text:p>L1-16-1</text:p>
          </table:table-cell>
          <table:table-cell office:value-type="string">
            <text:p>1F3DJ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FHSDGKTYLE</text:p>
          </table:table-cell>
          <table:table-cell office:value-type="string">
            <text:p>BBABPDPB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5];&quot;-&quot;;[.B225])" office:value-type="string" office:string-value="L1-16-1">
            <text:p>L1-16-1</text:p>
          </table:table-cell>
          <table:table-cell office:value-type="string">
            <text:p>1F8T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ESSQSLLYSNGKTYLN</text:p>
          </table:table-cell>
          <table:table-cell office:value-type="string">
            <text:p>BBABPA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6];&quot;-&quot;;[.B226])" office:value-type="string" office:string-value="L1-16-1">
            <text:p>L1-16-1</text:p>
          </table:table-cell>
          <table:table-cell office:value-type="string">
            <text:p>1FL5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7];&quot;-&quot;;[.B227])" office:value-type="string" office:string-value="L1-16-1">
            <text:p>L1-16-1</text:p>
          </table:table-cell>
          <table:table-cell office:value-type="string">
            <text:p>1GP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ASQSLVNEDGNTYLF</text:p>
          </table:table-cell>
          <table:table-cell office:value-type="string">
            <text:p>BB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8];&quot;-&quot;;[.B228])" office:value-type="string" office:string-value="L1-16-1">
            <text:p>L1-16-1</text:p>
          </table:table-cell>
          <table:table-cell office:value-type="string">
            <text:p>1I9J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SYLE</text:p>
          </table:table-cell>
          <table:table-cell office:value-type="string">
            <text:p>BPABPAPPAALPB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29];&quot;-&quot;;[.B229])" office:value-type="string" office:string-value="L1-16-1">
            <text:p>L1-16-1</text:p>
          </table:table-cell>
          <table:table-cell office:value-type="string">
            <text:p>1IGJ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N</text:p>
          </table:table-cell>
          <table:table-cell office:value-type="string">
            <text:p>BBABPAPPADLPBB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0];&quot;-&quot;;[.B230])" office:value-type="string" office:string-value="L1-16-1">
            <text:p>L1-16-1</text:p>
          </table:table-cell>
          <table:table-cell office:value-type="string">
            <text:p>1JG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1];&quot;-&quot;;[.B231])" office:value-type="string" office:string-value="L1-16-1">
            <text:p>L1-16-1</text:p>
          </table:table-cell>
          <table:table-cell office:value-type="string">
            <text:p>1KEG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2];&quot;-&quot;;[.B232])" office:value-type="string" office:string-value="L1-16-1">
            <text:p>L1-16-1</text:p>
          </table:table-cell>
          <table:table-cell office:value-type="string">
            <text:p>1KE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FSQSIVHSNGNTYLE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3];&quot;-&quot;;[.B233])" office:value-type="string" office:string-value="L1-16-1">
            <text:p>L1-16-1</text:p>
          </table:table-cell>
          <table:table-cell office:value-type="string">
            <text:p>1KTRL</text:p>
          </table:table-cell>
          <table:table-cell table:number-columns-repeated="2"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string">
            <text:p>RSSQSIVHSNGNTYLE</text:p>
          </table:table-cell>
          <table:table-cell office:value-type="string">
            <text:p>BPABPDPPAALPB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4];&quot;-&quot;;[.B234])" office:value-type="string" office:string-value="L1-16-1">
            <text:p>L1-16-1</text:p>
          </table:table-cell>
          <table:table-cell office:value-type="string">
            <text:p>1LMKC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string">
            <text:p>RSSQSLVHSNGNTS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5];&quot;-&quot;;[.B235])" office:value-type="string" office:string-value="L1-16-1">
            <text:p>L1-16-1</text:p>
          </table:table-cell>
          <table:table-cell office:value-type="string">
            <text:p>1LO2X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TSSQTIVHTNGNTYLE</text:p>
          </table:table-cell>
          <table:table-cell office:value-type="string">
            <text:p>BPABPBBPAALPB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6];&quot;-&quot;;[.B236])" office:value-type="string" office:string-value="L1-16-1">
            <text:p>L1-16-1</text:p>
          </table:table-cell>
          <table:table-cell office:value-type="string">
            <text:p>1LO4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TIVHTNGNTYFE</text:p>
          </table:table-cell>
          <table:table-cell office:value-type="string">
            <text:p>BBABPB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7];&quot;-&quot;;[.B237])" office:value-type="string" office:string-value="L1-16-1">
            <text:p>L1-16-1</text:p>
          </table:table-cell>
          <table:table-cell office:value-type="string">
            <text:p>1MI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HSNGNTYLN</text:p>
          </table:table-cell>
          <table:table-cell office:value-type="string">
            <text:p>BBABPAPPAAL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8];&quot;-&quot;;[.B238])" office:value-type="string" office:string-value="L1-16-1">
            <text:p>L1-16-1</text:p>
          </table:table-cell>
          <table:table-cell office:value-type="string">
            <text:p>1MJ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HSNGNTYLY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39];&quot;-&quot;;[.B239])" office:value-type="string" office:string-value="L1-16-1">
            <text:p>L1-16-1</text:p>
          </table:table-cell>
          <table:table-cell office:value-type="string">
            <text:p>1MN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ALVHSNGNTYLH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0];&quot;-&quot;;[.B240])" office:value-type="string" office:string-value="L1-16-1">
            <text:p>L1-16-1</text:p>
          </table:table-cell>
          <table:table-cell office:value-type="string">
            <text:p>1MR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1];&quot;-&quot;;[.B241])" office:value-type="string" office:string-value="L1-16-1">
            <text:p>L1-16-1</text:p>
          </table:table-cell>
          <table:table-cell office:value-type="string">
            <text:p>1N4XM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RSSQTIVHNNGNTYLE</text:p>
          </table:table-cell>
          <table:table-cell office:value-type="string">
            <text:p>BPABPBBPAALPB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2];&quot;-&quot;;[.B242])" office:value-type="string" office:string-value="L1-16-1">
            <text:p>L1-16-1</text:p>
          </table:table-cell>
          <table:table-cell office:value-type="string">
            <text:p>1NCW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RLLNSNGKTFLN</text:p>
          </table:table-cell>
          <table:table-cell office:value-type="string">
            <text:p>BPABPDPBAD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3];&quot;-&quot;;[.B243])" office:value-type="string" office:string-value="L1-16-1">
            <text:p>L1-16-1</text:p>
          </table:table-cell>
          <table:table-cell office:value-type="string">
            <text:p>1NQBC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string">
            <text:p>RSSQSIVHSNGNTYLE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4];&quot;-&quot;;[.B244])" office:value-type="string" office:string-value="L1-16-1">
            <text:p>L1-16-1</text:p>
          </table:table-cell>
          <table:table-cell office:value-type="string">
            <text:p>1PZ5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LHSDGNTYLH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5];&quot;-&quot;;[.B245])" office:value-type="string" office:string-value="L1-16-1">
            <text:p>L1-16-1</text:p>
          </table:table-cell>
          <table:table-cell office:value-type="string">
            <text:p>1Q72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HSNGY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6];&quot;-&quot;;[.B246])" office:value-type="string" office:string-value="L1-16-1">
            <text:p>L1-16-1</text:p>
          </table:table-cell>
          <table:table-cell office:value-type="string">
            <text:p>1QKZ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7];&quot;-&quot;;[.B247])" office:value-type="string" office:string-value="L1-16-1">
            <text:p>L1-16-1</text:p>
          </table:table-cell>
          <table:table-cell office:value-type="string">
            <text:p>1RUR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NSNGIIHMY</text:p>
          </table:table-cell>
          <table:table-cell office:value-type="string">
            <text:p>BP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8];&quot;-&quot;;[.B248])" office:value-type="string" office:string-value="L1-16-1">
            <text:p>L1-16-1</text:p>
          </table:table-cell>
          <table:table-cell office:value-type="string">
            <text:p>1S3K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RIVHSNGNTYLE</text:p>
          </table:table-cell>
          <table:table-cell office:value-type="string">
            <text:p>BPABPBB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49];&quot;-&quot;;[.B249])" office:value-type="string" office:string-value="L1-16-1">
            <text:p>L1-16-1</text:p>
          </table:table-cell>
          <table:table-cell office:value-type="string">
            <text:p>1SVZ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TIVHNNGNTYL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0];&quot;-&quot;;[.B250])" office:value-type="string" office:string-value="L1-16-1">
            <text:p>L1-16-1</text:p>
          </table:table-cell>
          <table:table-cell office:value-type="string">
            <text:p>1T2Q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SGN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1];&quot;-&quot;;[.B251])" office:value-type="string" office:string-value="L1-16-1">
            <text:p>L1-16-1</text:p>
          </table:table-cell>
          <table:table-cell office:value-type="string">
            <text:p>1T66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NGNTYLH</text:p>
          </table:table-cell>
          <table:table-cell office:value-type="string">
            <text:p>BB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2];&quot;-&quot;;[.B252])" office:value-type="string" office:string-value="L1-16-1">
            <text:p>L1-16-1</text:p>
          </table:table-cell>
          <table:table-cell office:value-type="string">
            <text:p>1TPXC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DSDGKTYLN</text:p>
          </table:table-cell>
          <table:table-cell office:value-type="string">
            <text:p>BP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3];&quot;-&quot;;[.B253])" office:value-type="string" office:string-value="L1-16-1">
            <text:p>L1-16-1</text:p>
          </table:table-cell>
          <table:table-cell office:value-type="string">
            <text:p>1UC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IIVHNNGNTYLE</text:p>
          </table:table-cell>
          <table:table-cell office:value-type="string">
            <text:p>BPABPAPBPLP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4];&quot;-&quot;;[.B254])" office:value-type="string" office:string-value="L1-16-1">
            <text:p>L1-16-1</text:p>
          </table:table-cell>
          <table:table-cell office:value-type="string">
            <text:p>1UZ8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YSNGITYLY</text:p>
          </table:table-cell>
          <table:table-cell office:value-type="string">
            <text:p>BBABPAPPAAL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5];&quot;-&quot;;[.B255])" office:value-type="string" office:string-value="L1-16-1">
            <text:p>L1-16-1</text:p>
          </table:table-cell>
          <table:table-cell office:value-type="string">
            <text:p>1VPO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EVIVTRNGYTPIE</text:p>
          </table:table-cell>
          <table:table-cell office:value-type="string">
            <text:p>BPABPPPPBLGPPA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6];&quot;-&quot;;[.B256])" office:value-type="string" office:string-value="L1-16-1">
            <text:p>L1-16-1</text:p>
          </table:table-cell>
          <table:table-cell office:value-type="string">
            <text:p>1WT5C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NIVHNNGITYLE</text:p>
          </table:table-cell>
          <table:table-cell office:value-type="string">
            <text:p>BPABPDPPAALPP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7];&quot;-&quot;;[.B257])" office:value-type="string" office:string-value="L1-16-1">
            <text:p>L1-16-1</text:p>
          </table:table-cell>
          <table:table-cell office:value-type="string">
            <text:p>1X9QA</text:p>
          </table:table-cell>
          <table:table-cell table:number-columns-repeated="2"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string">
            <text:p>RSSQSLVHSNGNTYLR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8];&quot;-&quot;;[.B258])" office:value-type="string" office:string-value="L1-16-1">
            <text:p>L1-16-1</text:p>
          </table:table-cell>
          <table:table-cell office:value-type="string">
            <text:p>1XGYM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HSNGITYLY</text:p>
          </table:table-cell>
          <table:table-cell office:value-type="string">
            <text:p>BBABPDPBAAL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59];&quot;-&quot;;[.B259])" office:value-type="string" office:string-value="L1-16-1">
            <text:p>L1-16-1</text:p>
          </table:table-cell>
          <table:table-cell office:value-type="string">
            <text:p>1YEC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YSNGKTYLN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0];&quot;-&quot;;[.B260])" office:value-type="string" office:string-value="L1-16-1">
            <text:p>L1-16-1</text:p>
          </table:table-cell>
          <table:table-cell office:value-type="string">
            <text:p>1YE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YSNGKTYLS</text:p>
          </table:table-cell>
          <table:table-cell office:value-type="string">
            <text:p>BB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1];&quot;-&quot;;[.B261])" office:value-type="string" office:string-value="L1-16-1">
            <text:p>L1-16-1</text:p>
          </table:table-cell>
          <table:table-cell office:value-type="string">
            <text:p>1YN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PSQSLVHSNGNTYLH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2];&quot;-&quot;;[.B262])" office:value-type="string" office:string-value="L1-16-1">
            <text:p>L1-16-1</text:p>
          </table:table-cell>
          <table:table-cell office:value-type="string">
            <text:p>1ZEA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IVHSSGNTYF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3];&quot;-&quot;;[.B263])" office:value-type="string" office:string-value="L1-16-1">
            <text:p>L1-16-1</text:p>
          </table:table-cell>
          <table:table-cell office:value-type="string">
            <text:p>2A77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CSQSIVKSNGHTYLE</text:p>
          </table:table-cell>
          <table:table-cell office:value-type="string">
            <text:p>BPABPDPPAALPB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4];&quot;-&quot;;[.B264])" office:value-type="string" office:string-value="L1-16-1">
            <text:p>L1-16-1</text:p>
          </table:table-cell>
          <table:table-cell office:value-type="string">
            <text:p>2AJV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RSLLYKDGRTYLN</text:p>
          </table:table-cell>
          <table:table-cell office:value-type="string">
            <text:p>BBABPDPB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5];&quot;-&quot;;[.B265])" office:value-type="string" office:string-value="L1-16-1">
            <text:p>L1-16-1</text:p>
          </table:table-cell>
          <table:table-cell office:value-type="string">
            <text:p>2C1P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YSNGKTYLN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6];&quot;-&quot;;[.B266])" office:value-type="string" office:string-value="L1-16-1">
            <text:p>L1-16-1</text:p>
          </table:table-cell>
          <table:table-cell office:value-type="string">
            <text:p>2CJ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7];&quot;-&quot;;[.B267])" office:value-type="string" office:string-value="L1-16-1">
            <text:p>L1-16-1</text:p>
          </table:table-cell>
          <table:table-cell office:value-type="string">
            <text:p>2D03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SGNTYLH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8];&quot;-&quot;;[.B268])" office:value-type="string" office:string-value="L1-16-1">
            <text:p>L1-16-1</text:p>
          </table:table-cell>
          <table:table-cell office:value-type="string">
            <text:p>2DQ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TIVHSNGDTYLD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69];&quot;-&quot;;[.B269])" office:value-type="string" office:string-value="L1-16-1">
            <text:p>L1-16-1</text:p>
          </table:table-cell>
          <table:table-cell office:value-type="string">
            <text:p>2EH8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KSSQSLLYSNGKTYLN</text:p>
          </table:table-cell>
          <table:table-cell office:value-type="string">
            <text:p>BBABPDPPAPA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0];&quot;-&quot;;[.B270])" office:value-type="string" office:string-value="L1-16-1">
            <text:p>L1-16-1</text:p>
          </table:table-cell>
          <table:table-cell office:value-type="string">
            <text:p>2G2R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LYINGKTHLN</text:p>
          </table:table-cell>
          <table:table-cell office:value-type="string">
            <text:p>BB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1];&quot;-&quot;;[.B271])" office:value-type="string" office:string-value="L1-16-1">
            <text:p>L1-16-1</text:p>
          </table:table-cell>
          <table:table-cell office:value-type="string">
            <text:p>2G60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AIVHANGNTYL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2];&quot;-&quot;;[.B272])" office:value-type="string" office:string-value="L1-16-1">
            <text:p>L1-16-1</text:p>
          </table:table-cell>
          <table:table-cell office:value-type="string">
            <text:p>2GK0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PABPDPPAAL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3];&quot;-&quot;;[.B273])" office:value-type="string" office:string-value="L1-16-1">
            <text:p>L1-16-1</text:p>
          </table:table-cell>
          <table:table-cell office:value-type="string">
            <text:p>2IPU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4];&quot;-&quot;;[.B274])" office:value-type="string" office:string-value="L1-16-1">
            <text:p>L1-16-1</text:p>
          </table:table-cell>
          <table:table-cell office:value-type="string">
            <text:p>2JEL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GNGNTYLE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5];&quot;-&quot;;[.B275])" office:value-type="string" office:string-value="L1-16-1">
            <text:p>L1-16-1</text:p>
          </table:table-cell>
          <table:table-cell office:value-type="string">
            <text:p>2OK0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NTYLE</text:p>
          </table:table-cell>
          <table:table-cell office:value-type="string">
            <text:p>BB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6];&quot;-&quot;;[.B276])" office:value-type="string" office:string-value="L1-16-1">
            <text:p>L1-16-1</text:p>
          </table:table-cell>
          <table:table-cell office:value-type="string">
            <text:p>2PCP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TIVHSNGNTYLE</text:p>
          </table:table-cell>
          <table:table-cell office:value-type="string">
            <text:p>BBABPDPPAALB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7];&quot;-&quot;;[.B277])" office:value-type="string" office:string-value="L1-16-1">
            <text:p>L1-16-1</text:p>
          </table:table-cell>
          <table:table-cell office:value-type="string">
            <text:p>2UYLV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DTYLE</text:p>
          </table:table-cell>
          <table:table-cell office:value-type="string">
            <text:p>BPABPDPPAALPPPP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8];&quot;-&quot;;[.B278])" office:value-type="string" office:string-value="L1-16-1">
            <text:p>L1-16-1</text:p>
          </table:table-cell>
          <table:table-cell office:value-type="string">
            <text:p>3BAE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IVHSNGHTYLE</text:p>
          </table:table-cell>
          <table:table-cell office:value-type="string">
            <text:p>BPABPD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79];&quot;-&quot;;[.B279])" office:value-type="string" office:string-value="L1-16-1">
            <text:p>L1-16-1</text:p>
          </table:table-cell>
          <table:table-cell office:value-type="string">
            <text:p>3C6SE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KSLLHSDGITYLY</text:p>
          </table:table-cell>
          <table:table-cell office:value-type="string">
            <text:p>BBABPDPPAALPP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80];&quot;-&quot;;[.B280])" office:value-type="string" office:string-value="L1-16-1">
            <text:p>L1-16-1</text:p>
          </table:table-cell>
          <table:table-cell office:value-type="string">
            <text:p>3CFBA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TKSLLHSNGITYLY</text:p>
          </table:table-cell>
          <table:table-cell office:value-type="string">
            <text:p>BBABPAPPAALPBPBB</text:p>
          </table:table-cell>
        </table:table-row>
        <table:table-row table:style-name="ro2">
          <table:table-cell office:value-type="string">
            <text:p>L1-16</text:p>
          </table:table-cell>
          <table:table-cell office:value-type="float" office:value="1">
            <text:p>1</text:p>
          </table:table-cell>
          <table:table-cell table:formula="of:=CONCATENATE([.A281];&quot;-&quot;;[.B281])" office:value-type="string" office:string-value="L1-16-1">
            <text:p>L1-16-1</text:p>
          </table:table-cell>
          <table:table-cell office:value-type="string">
            <text:p>4FABL</text:p>
          </table:table-cell>
          <table:table-cell table:number-columns-repeated="2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string">
            <text:p>RSSQSLVHSQGNTYLR</text:p>
          </table:table-cell>
          <table:table-cell office:value-type="string">
            <text:p>BBABPAPPABLGPB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2];&quot;-&quot;;[.B282])" office:value-type="string" office:string-value="L1-17-1">
            <text:p>L1-17-1</text:p>
          </table:table-cell>
          <table:table-cell office:value-type="string">
            <text:p>1A3RL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RTQKNYLT</text:p>
          </table:table-cell>
          <table:table-cell office:value-type="string">
            <text:p>BBABPDPBAAA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3];&quot;-&quot;;[.B283])" office:value-type="string" office:string-value="L1-17-1">
            <text:p>L1-17-1</text:p>
          </table:table-cell>
          <table:table-cell office:value-type="string">
            <text:p>1EEQB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DSSNSK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4];&quot;-&quot;;[.B284])" office:value-type="string" office:string-value="L1-17-1">
            <text:p>L1-17-1</text:p>
          </table:table-cell>
          <table:table-cell office:value-type="string">
            <text:p>1EEUB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DSSNSK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5];&quot;-&quot;;[.B285])" office:value-type="string" office:string-value="L1-17-1">
            <text:p>L1-17-1</text:p>
          </table:table-cell>
          <table:table-cell office:value-type="string">
            <text:p>1EFQ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YSSNSKNYLA</text:p>
          </table:table-cell>
          <table:table-cell office:value-type="string">
            <text:p>BBABPDPPAAA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6];&quot;-&quot;;[.B286])" office:value-type="string" office:string-value="L1-17-1">
            <text:p>L1-17-1</text:p>
          </table:table-cell>
          <table:table-cell office:value-type="string">
            <text:p>1EK3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NLLDSSFDTNTLA</text:p>
          </table:table-cell>
          <table:table-cell office:value-type="string">
            <text:p>BBABPAPPAAD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7];&quot;-&quot;;[.B287])" office:value-type="string" office:string-value="L1-17-1">
            <text:p>L1-17-1</text:p>
          </table:table-cell>
          <table:table-cell office:value-type="string">
            <text:p>1H3PL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RSSQSLLNTRTRKSYLA</text:p>
          </table:table-cell>
          <table:table-cell office:value-type="string">
            <text:p>BBABPDPPAADLP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8];&quot;-&quot;;[.B288])" office:value-type="string" office:string-value="L1-17-1">
            <text:p>L1-17-1</text:p>
          </table:table-cell>
          <table:table-cell office:value-type="string">
            <text:p>1HIL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TSSQSLFNSGKQKNYLT</text:p>
          </table:table-cell>
          <table:table-cell office:value-type="string">
            <text:p>BBABPDPBAAALBBB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89];&quot;-&quot;;[.B289])" office:value-type="string" office:string-value="L1-17-1">
            <text:p>L1-17-1</text:p>
          </table:table-cell>
          <table:table-cell office:value-type="string">
            <text:p>1MVU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GNQKNYLT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0];&quot;-&quot;;[.B290])" office:value-type="string" office:string-value="L1-17-1">
            <text:p>L1-17-1</text:p>
          </table:table-cell>
          <table:table-cell office:value-type="string">
            <text:p>1NLBL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RTRKNYLA</text:p>
          </table:table-cell>
          <table:table-cell office:value-type="string">
            <text:p>BPABPDPPAAA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1];&quot;-&quot;;[.B291])" office:value-type="string" office:string-value="L1-17-1">
            <text:p>L1-17-1</text:p>
          </table:table-cell>
          <table:table-cell office:value-type="string">
            <text:p>1Q9O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RTRKSYLA</text:p>
          </table:table-cell>
          <table:table-cell office:value-type="string">
            <text:p>BBABPDPPAAA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2];&quot;-&quot;;[.B292])" office:value-type="string" office:string-value="L1-17-1">
            <text:p>L1-17-1</text:p>
          </table:table-cell>
          <table:table-cell office:value-type="string">
            <text:p>1Q9R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RTRK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3];&quot;-&quot;;[.B293])" office:value-type="string" office:string-value="L1-17-1">
            <text:p>L1-17-1</text:p>
          </table:table-cell>
          <table:table-cell office:value-type="string">
            <text:p>1QAC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YSSNSK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4];&quot;-&quot;;[.B294])" office:value-type="string" office:string-value="L1-17-1">
            <text:p>L1-17-1</text:p>
          </table:table-cell>
          <table:table-cell office:value-type="string">
            <text:p>1SBSL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YSSNQMNYLA</text:p>
          </table:table-cell>
          <table:table-cell office:value-type="string">
            <text:p>BBABPAPB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5];&quot;-&quot;;[.B295])" office:value-type="string" office:string-value="L1-17-1">
            <text:p>L1-17-1</text:p>
          </table:table-cell>
          <table:table-cell office:value-type="string">
            <text:p>1T4K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RSSQSLFNSRTRKNYLA</text:p>
          </table:table-cell>
          <table:table-cell office:value-type="string">
            <text:p>BPABPDPPAAA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6];&quot;-&quot;;[.B296])" office:value-type="string" office:string-value="L1-17-1">
            <text:p>L1-17-1</text:p>
          </table:table-cell>
          <table:table-cell office:value-type="string">
            <text:p>2CK0L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NLLHSITRKNYLA</text:p>
          </table:table-cell>
          <table:table-cell office:value-type="string">
            <text:p>BPABPAPPAAALP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7];&quot;-&quot;;[.B297])" office:value-type="string" office:string-value="L1-17-1">
            <text:p>L1-17-1</text:p>
          </table:table-cell>
          <table:table-cell office:value-type="string">
            <text:p>2G5BG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FNSKTRRNYLA</text:p>
          </table:table-cell>
          <table:table-cell office:value-type="string">
            <text:p>BBABPDPBAAA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8];&quot;-&quot;;[.B298])" office:value-type="string" office:string-value="L1-17-1">
            <text:p>L1-17-1</text:p>
          </table:table-cell>
          <table:table-cell office:value-type="string">
            <text:p>2GJJA</text:p>
          </table:table-cell>
          <table:table-cell table:number-columns-repeated="2"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string">
            <text:p>KSSQTLLYSNNQKNYLA</text:p>
          </table:table-cell>
          <table:table-cell office:value-type="string">
            <text:p>BP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299];&quot;-&quot;;[.B299])" office:value-type="string" office:string-value="L1-17-1">
            <text:p>L1-17-1</text:p>
          </table:table-cell>
          <table:table-cell office:value-type="string">
            <text:p>2IMM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LLNSGNQKNFLA</text:p>
          </table:table-cell>
          <table:table-cell office:value-type="string">
            <text:p>BBABPDPPAAA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300];&quot;-&quot;;[.B300])" office:value-type="string" office:string-value="L1-17-1">
            <text:p>L1-17-1</text:p>
          </table:table-cell>
          <table:table-cell office:value-type="string">
            <text:p>3BD3B</text:p>
          </table:table-cell>
          <table:table-cell table:number-columns-repeated="2"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string">
            <text:p>KSSQSLFNSRTRKNYLA</text:p>
          </table:table-cell>
          <table:table-cell office:value-type="string">
            <text:p>BBABPDPBAAALBB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301];&quot;-&quot;;[.B301])" office:value-type="string" office:string-value="L1-17-1">
            <text:p>L1-17-1</text:p>
          </table:table-cell>
          <table:table-cell office:value-type="string">
            <text:p>4LVEB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YSSNST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1-17</text:p>
          </table:table-cell>
          <table:table-cell office:value-type="float" office:value="1">
            <text:p>1</text:p>
          </table:table-cell>
          <table:table-cell table:formula="of:=CONCATENATE([.A302];&quot;-&quot;;[.B302])" office:value-type="string" office:string-value="L1-17-1">
            <text:p>L1-17-1</text:p>
          </table:table-cell>
          <table:table-cell office:value-type="string">
            <text:p>5LVEA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string">
            <text:p>KSSQSVLYSSNSKNYLA</text:p>
          </table:table-cell>
          <table:table-cell office:value-type="string">
            <text:p>BBABPDPPAADLBPPBB</text:p>
          </table:table-cell>
        </table:table-row>
        <table:table-row table:style-name="ro2">
          <table:table-cell office:value-type="string">
            <text:p>L2-6</text:p>
          </table:table-cell>
          <table:table-cell office:value-type="float" office:value="1">
            <text:p>1</text:p>
          </table:table-cell>
          <table:table-cell table:formula="of:=CONCATENATE([.A303];&quot;-&quot;;[.B303])" office:value-type="string" office:string-value="L2-6-1">
            <text:p>L2-6-1</text:p>
          </table:table-cell>
          <table:table-cell office:value-type="string">
            <text:p>1JH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WLNTQS</text:p>
          </table:table-cell>
          <table:table-cell office:value-type="string">
            <text:p>BBPAA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4];&quot;-&quot;;[.B304])" office:value-type="string" office:string-value="L2-8-1">
            <text:p>L2-8-1</text:p>
          </table:table-cell>
          <table:table-cell office:value-type="string">
            <text:p>1A0Q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HYTSTLLP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5];&quot;-&quot;;[.B305])" office:value-type="string" office:string-value="L2-8-1">
            <text:p>L2-8-1</text:p>
          </table:table-cell>
          <table:table-cell office:value-type="string">
            <text:p>1A2Y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6];&quot;-&quot;;[.B306])" office:value-type="string" office:string-value="L2-8-1">
            <text:p>L2-8-1</text:p>
          </table:table-cell>
          <table:table-cell office:value-type="string">
            <text:p>1A3R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7];&quot;-&quot;;[.B307])" office:value-type="string" office:string-value="L2-8-1">
            <text:p>L2-8-1</text:p>
          </table:table-cell>
          <table:table-cell office:value-type="string">
            <text:p>1A4J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8];&quot;-&quot;;[.B308])" office:value-type="string" office:string-value="L2-8-1">
            <text:p>L2-8-1</text:p>
          </table:table-cell>
          <table:table-cell office:value-type="string">
            <text:p>1A4K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09];&quot;-&quot;;[.B309])" office:value-type="string" office:string-value="L2-8-1">
            <text:p>L2-8-1</text:p>
          </table:table-cell>
          <table:table-cell office:value-type="string">
            <text:p>1A6TC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0];&quot;-&quot;;[.B310])" office:value-type="string" office:string-value="L2-8-1">
            <text:p>L2-8-1</text:p>
          </table:table-cell>
          <table:table-cell office:value-type="string">
            <text:p>1A6VM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NRA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1];&quot;-&quot;;[.B311])" office:value-type="string" office:string-value="L2-8-1">
            <text:p>L2-8-1</text:p>
          </table:table-cell>
          <table:table-cell office:value-type="string">
            <text:p>1A7O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2];&quot;-&quot;;[.B312])" office:value-type="string" office:string-value="L2-8-1">
            <text:p>L2-8-1</text:p>
          </table:table-cell>
          <table:table-cell office:value-type="string">
            <text:p>1A7P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3];&quot;-&quot;;[.B313])" office:value-type="string" office:string-value="L2-8-1">
            <text:p>L2-8-1</text:p>
          </table:table-cell>
          <table:table-cell office:value-type="string">
            <text:p>1A7Q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A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4];&quot;-&quot;;[.B314])" office:value-type="string" office:string-value="L2-8-1">
            <text:p>L2-8-1</text:p>
          </table:table-cell>
          <table:table-cell office:value-type="string">
            <text:p>1A8J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EVNKRPS</text:p>
          </table:table-cell>
          <table:table-cell office:value-type="string">
            <text:p>BLGBBB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5];&quot;-&quot;;[.B315])" office:value-type="string" office:string-value="L2-8-1">
            <text:p>L2-8-1</text:p>
          </table:table-cell>
          <table:table-cell office:value-type="string">
            <text:p>1AQK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FANTN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6];&quot;-&quot;;[.B316])" office:value-type="string" office:string-value="L2-8-1">
            <text:p>L2-8-1</text:p>
          </table:table-cell>
          <table:table-cell office:value-type="string">
            <text:p>1AXS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RTNRLVD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7];&quot;-&quot;;[.B317])" office:value-type="string" office:string-value="L2-8-1">
            <text:p>L2-8-1</text:p>
          </table:table-cell>
          <table:table-cell office:value-type="string">
            <text:p>1AXT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8];&quot;-&quot;;[.B318])" office:value-type="string" office:string-value="L2-8-1">
            <text:p>L2-8-1</text:p>
          </table:table-cell>
          <table:table-cell office:value-type="string">
            <text:p>1AY1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ST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19];&quot;-&quot;;[.B319])" office:value-type="string" office:string-value="L2-8-1">
            <text:p>L2-8-1</text:p>
          </table:table-cell>
          <table:table-cell office:value-type="string">
            <text:p>1B0W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ST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0];&quot;-&quot;;[.B320])" office:value-type="string" office:string-value="L2-8-1">
            <text:p>L2-8-1</text:p>
          </table:table-cell>
          <table:table-cell office:value-type="string">
            <text:p>1B6D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HAASS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1];&quot;-&quot;;[.B321])" office:value-type="string" office:string-value="L2-8-1">
            <text:p>L2-8-1</text:p>
          </table:table-cell>
          <table:table-cell office:value-type="string">
            <text:p>1BJ1J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FTSS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2];&quot;-&quot;;[.B322])" office:value-type="string" office:string-value="L2-8-1">
            <text:p>L2-8-1</text:p>
          </table:table-cell>
          <table:table-cell office:value-type="string">
            <text:p>1BJMB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EDNSR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3];&quot;-&quot;;[.B323])" office:value-type="string" office:string-value="L2-8-1">
            <text:p>L2-8-1</text:p>
          </table:table-cell>
          <table:table-cell office:value-type="string">
            <text:p>1BM3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4];&quot;-&quot;;[.B324])" office:value-type="string" office:string-value="L2-8-1">
            <text:p>L2-8-1</text:p>
          </table:table-cell>
          <table:table-cell office:value-type="string">
            <text:p>1BWWA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EASNLQA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5];&quot;-&quot;;[.B325])" office:value-type="string" office:string-value="L2-8-1">
            <text:p>L2-8-1</text:p>
          </table:table-cell>
          <table:table-cell office:value-type="string">
            <text:p>1BZ7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6];&quot;-&quot;;[.B326])" office:value-type="string" office:string-value="L2-8-1">
            <text:p>L2-8-1</text:p>
          </table:table-cell>
          <table:table-cell office:value-type="string">
            <text:p>1C12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HGTNLE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7];&quot;-&quot;;[.B327])" office:value-type="string" office:string-value="L2-8-1">
            <text:p>L2-8-1</text:p>
          </table:table-cell>
          <table:table-cell office:value-type="string">
            <text:p>1C1E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8];&quot;-&quot;;[.B328])" office:value-type="string" office:string-value="L2-8-1">
            <text:p>L2-8-1</text:p>
          </table:table-cell>
          <table:table-cell office:value-type="string">
            <text:p>1C5D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RYTSILVL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29];&quot;-&quot;;[.B329])" office:value-type="string" office:string-value="L2-8-1">
            <text:p>L2-8-1</text:p>
          </table:table-cell>
          <table:table-cell office:value-type="string">
            <text:p>1CD0B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EDNQRP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0];&quot;-&quot;;[.B330])" office:value-type="string" office:string-value="L2-8-1">
            <text:p>L2-8-1</text:p>
          </table:table-cell>
          <table:table-cell office:value-type="string">
            <text:p>1CE1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TNNLQT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1];&quot;-&quot;;[.B331])" office:value-type="string" office:string-value="L2-8-1">
            <text:p>L2-8-1</text:p>
          </table:table-cell>
          <table:table-cell office:value-type="string">
            <text:p>1CF8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TSN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2];&quot;-&quot;;[.B332])" office:value-type="string" office:string-value="L2-8-1">
            <text:p>L2-8-1</text:p>
          </table:table-cell>
          <table:table-cell office:value-type="string">
            <text:p>1CFV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3];&quot;-&quot;;[.B333])" office:value-type="string" office:string-value="L2-8-1">
            <text:p>L2-8-1</text:p>
          </table:table-cell>
          <table:table-cell office:value-type="string">
            <text:p>1CIC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WASTR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4];&quot;-&quot;;[.B334])" office:value-type="string" office:string-value="L2-8-1">
            <text:p>L2-8-1</text:p>
          </table:table-cell>
          <table:table-cell office:value-type="string">
            <text:p>1CLO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A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5];&quot;-&quot;;[.B335])" office:value-type="string" office:string-value="L2-8-1">
            <text:p>L2-8-1</text:p>
          </table:table-cell>
          <table:table-cell office:value-type="string">
            <text:p>1CR9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FLVSKR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6];&quot;-&quot;;[.B336])" office:value-type="string" office:string-value="L2-8-1">
            <text:p>L2-8-1</text:p>
          </table:table-cell>
          <table:table-cell office:value-type="string">
            <text:p>1CT8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FASQSIP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7];&quot;-&quot;;[.B337])" office:value-type="string" office:string-value="L2-8-1">
            <text:p>L2-8-1</text:p>
          </table:table-cell>
          <table:table-cell office:value-type="string">
            <text:p>1D6V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RANRLV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8];&quot;-&quot;;[.B338])" office:value-type="string" office:string-value="L2-8-1">
            <text:p>L2-8-1</text:p>
          </table:table-cell>
          <table:table-cell office:value-type="string">
            <text:p>1DBJ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Y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39];&quot;-&quot;;[.B339])" office:value-type="string" office:string-value="L2-8-1">
            <text:p>L2-8-1</text:p>
          </table:table-cell>
          <table:table-cell office:value-type="string">
            <text:p>1DEE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S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0];&quot;-&quot;;[.B340])" office:value-type="string" office:string-value="L2-8-1">
            <text:p>L2-8-1</text:p>
          </table:table-cell>
          <table:table-cell office:value-type="string">
            <text:p>1DLF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1];&quot;-&quot;;[.B341])" office:value-type="string" office:string-value="L2-8-1">
            <text:p>L2-8-1</text:p>
          </table:table-cell>
          <table:table-cell office:value-type="string">
            <text:p>1DN0C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DASS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2];&quot;-&quot;;[.B342])" office:value-type="string" office:string-value="L2-8-1">
            <text:p>L2-8-1</text:p>
          </table:table-cell>
          <table:table-cell office:value-type="string">
            <text:p>1DQD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T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3];&quot;-&quot;;[.B343])" office:value-type="string" office:string-value="L2-8-1">
            <text:p>L2-8-1</text:p>
          </table:table-cell>
          <table:table-cell office:value-type="string">
            <text:p>1DQL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S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4];&quot;-&quot;;[.B344])" office:value-type="string" office:string-value="L2-8-1">
            <text:p>L2-8-1</text:p>
          </table:table-cell>
          <table:table-cell office:value-type="string">
            <text:p>1DSF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5];&quot;-&quot;;[.B345])" office:value-type="string" office:string-value="L2-8-1">
            <text:p>L2-8-1</text:p>
          </table:table-cell>
          <table:table-cell office:value-type="string">
            <text:p>1DVF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6];&quot;-&quot;;[.B346])" office:value-type="string" office:string-value="L2-8-1">
            <text:p>L2-8-1</text:p>
          </table:table-cell>
          <table:table-cell office:value-type="string">
            <text:p>1DZBB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string">
            <text:p>YYATS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7];&quot;-&quot;;[.B347])" office:value-type="string" office:string-value="L2-8-1">
            <text:p>L2-8-1</text:p>
          </table:table-cell>
          <table:table-cell office:value-type="string">
            <text:p>1E4X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T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8];&quot;-&quot;;[.B348])" office:value-type="string" office:string-value="L2-8-1">
            <text:p>L2-8-1</text:p>
          </table:table-cell>
          <table:table-cell office:value-type="string">
            <text:p>1E6O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EISK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49];&quot;-&quot;;[.B349])" office:value-type="string" office:string-value="L2-8-1">
            <text:p>L2-8-1</text:p>
          </table:table-cell>
          <table:table-cell office:value-type="string">
            <text:p>1EEQB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0];&quot;-&quot;;[.B350])" office:value-type="string" office:string-value="L2-8-1">
            <text:p>L2-8-1</text:p>
          </table:table-cell>
          <table:table-cell office:value-type="string">
            <text:p>1EEUB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1];&quot;-&quot;;[.B351])" office:value-type="string" office:string-value="L2-8-1">
            <text:p>L2-8-1</text:p>
          </table:table-cell>
          <table:table-cell office:value-type="string">
            <text:p>1EFQ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2];&quot;-&quot;;[.B352])" office:value-type="string" office:string-value="L2-8-1">
            <text:p>L2-8-1</text:p>
          </table:table-cell>
          <table:table-cell office:value-type="string">
            <text:p>1EJO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3];&quot;-&quot;;[.B353])" office:value-type="string" office:string-value="L2-8-1">
            <text:p>L2-8-1</text:p>
          </table:table-cell>
          <table:table-cell office:value-type="string">
            <text:p>1EK3B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S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4];&quot;-&quot;;[.B354])" office:value-type="string" office:string-value="L2-8-1">
            <text:p>L2-8-1</text:p>
          </table:table-cell>
          <table:table-cell office:value-type="string">
            <text:p>1EMT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SLR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5];&quot;-&quot;;[.B355])" office:value-type="string" office:string-value="L2-8-1">
            <text:p>L2-8-1</text:p>
          </table:table-cell>
          <table:table-cell office:value-type="string">
            <text:p>1F3DJ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K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6];&quot;-&quot;;[.B356])" office:value-type="string" office:string-value="L2-8-1">
            <text:p>L2-8-1</text:p>
          </table:table-cell>
          <table:table-cell office:value-type="string">
            <text:p>1F4X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ATNNRAA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7];&quot;-&quot;;[.B357])" office:value-type="string" office:string-value="L2-8-1">
            <text:p>L2-8-1</text:p>
          </table:table-cell>
          <table:table-cell office:value-type="string">
            <text:p>1F58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FAASTLE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8];&quot;-&quot;;[.B358])" office:value-type="string" office:string-value="L2-8-1">
            <text:p>L2-8-1</text:p>
          </table:table-cell>
          <table:table-cell office:value-type="string">
            <text:p>1F8T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K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59];&quot;-&quot;;[.B359])" office:value-type="string" office:string-value="L2-8-1">
            <text:p>L2-8-1</text:p>
          </table:table-cell>
          <table:table-cell office:value-type="string">
            <text:p>1FAI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0];&quot;-&quot;;[.B360])" office:value-type="string" office:string-value="L2-8-1">
            <text:p>L2-8-1</text:p>
          </table:table-cell>
          <table:table-cell office:value-type="string">
            <text:p>1FE8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1];&quot;-&quot;;[.B361])" office:value-type="string" office:string-value="L2-8-1">
            <text:p>L2-8-1</text:p>
          </table:table-cell>
          <table:table-cell office:value-type="string">
            <text:p>1FGN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TS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2];&quot;-&quot;;[.B362])" office:value-type="string" office:string-value="L2-8-1">
            <text:p>L2-8-1</text:p>
          </table:table-cell>
          <table:table-cell office:value-type="string">
            <text:p>1FGV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T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3];&quot;-&quot;;[.B363])" office:value-type="string" office:string-value="L2-8-1">
            <text:p>L2-8-1</text:p>
          </table:table-cell>
          <table:table-cell office:value-type="string">
            <text:p>1FJ1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HYTSTLQ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4];&quot;-&quot;;[.B364])" office:value-type="string" office:string-value="L2-8-1">
            <text:p>L2-8-1</text:p>
          </table:table-cell>
          <table:table-cell office:value-type="string">
            <text:p>1FLR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5];&quot;-&quot;;[.B365])" office:value-type="string" office:string-value="L2-8-1">
            <text:p>L2-8-1</text:p>
          </table:table-cell>
          <table:table-cell office:value-type="string">
            <text:p>1FNS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FYTSS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6];&quot;-&quot;;[.B366])" office:value-type="string" office:string-value="L2-8-1">
            <text:p>L2-8-1</text:p>
          </table:table-cell>
          <table:table-cell office:value-type="string">
            <text:p>1FOR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S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7];&quot;-&quot;;[.B367])" office:value-type="string" office:string-value="L2-8-1">
            <text:p>L2-8-1</text:p>
          </table:table-cell>
          <table:table-cell office:value-type="string">
            <text:p>1FVC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Y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8];&quot;-&quot;;[.B368])" office:value-type="string" office:string-value="L2-8-1">
            <text:p>L2-8-1</text:p>
          </table:table-cell>
          <table:table-cell office:value-type="string">
            <text:p>1FVD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69];&quot;-&quot;;[.B369])" office:value-type="string" office:string-value="L2-8-1">
            <text:p>L2-8-1</text:p>
          </table:table-cell>
          <table:table-cell office:value-type="string">
            <text:p>1G7H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0];&quot;-&quot;;[.B370])" office:value-type="string" office:string-value="L2-8-1">
            <text:p>L2-8-1</text:p>
          </table:table-cell>
          <table:table-cell office:value-type="string">
            <text:p>1G7I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1];&quot;-&quot;;[.B371])" office:value-type="string" office:string-value="L2-8-1">
            <text:p>L2-8-1</text:p>
          </table:table-cell>
          <table:table-cell office:value-type="string">
            <text:p>1G7J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2];&quot;-&quot;;[.B372])" office:value-type="string" office:string-value="L2-8-1">
            <text:p>L2-8-1</text:p>
          </table:table-cell>
          <table:table-cell office:value-type="string">
            <text:p>1G7L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3];&quot;-&quot;;[.B373])" office:value-type="string" office:string-value="L2-8-1">
            <text:p>L2-8-1</text:p>
          </table:table-cell>
          <table:table-cell office:value-type="string">
            <text:p>1G7M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4];&quot;-&quot;;[.B374])" office:value-type="string" office:string-value="L2-8-1">
            <text:p>L2-8-1</text:p>
          </table:table-cell>
          <table:table-cell office:value-type="string">
            <text:p>1GAF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T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5];&quot;-&quot;;[.B375])" office:value-type="string" office:string-value="L2-8-1">
            <text:p>L2-8-1</text:p>
          </table:table-cell>
          <table:table-cell office:value-type="string">
            <text:p>1GHF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6];&quot;-&quot;;[.B376])" office:value-type="string" office:string-value="L2-8-1">
            <text:p>L2-8-1</text:p>
          </table:table-cell>
          <table:table-cell office:value-type="string">
            <text:p>1GPO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KYASQSI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7];&quot;-&quot;;[.B377])" office:value-type="string" office:string-value="L2-8-1">
            <text:p>L2-8-1</text:p>
          </table:table-cell>
          <table:table-cell office:value-type="string">
            <text:p>1H0DA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AASNQG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8];&quot;-&quot;;[.B378])" office:value-type="string" office:string-value="L2-8-1">
            <text:p>L2-8-1</text:p>
          </table:table-cell>
          <table:table-cell office:value-type="string">
            <text:p>1H3P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79];&quot;-&quot;;[.B379])" office:value-type="string" office:string-value="L2-8-1">
            <text:p>L2-8-1</text:p>
          </table:table-cell>
          <table:table-cell office:value-type="string">
            <text:p>1H8NA</text:p>
          </table:table-cell>
          <table:table-cell table:number-columns-repeated="2"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string">
            <text:p>YWASTR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0];&quot;-&quot;;[.B380])" office:value-type="string" office:string-value="L2-8-1">
            <text:p>L2-8-1</text:p>
          </table:table-cell>
          <table:table-cell office:value-type="string">
            <text:p>1HEZ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S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1];&quot;-&quot;;[.B381])" office:value-type="string" office:string-value="L2-8-1">
            <text:p>L2-8-1</text:p>
          </table:table-cell>
          <table:table-cell office:value-type="string">
            <text:p>1HI6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RANRLMI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2];&quot;-&quot;;[.B382])" office:value-type="string" office:string-value="L2-8-1">
            <text:p>L2-8-1</text:p>
          </table:table-cell>
          <table:table-cell office:value-type="string">
            <text:p>1HIL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3];&quot;-&quot;;[.B383])" office:value-type="string" office:string-value="L2-8-1">
            <text:p>L2-8-1</text:p>
          </table:table-cell>
          <table:table-cell office:value-type="string">
            <text:p>1I3GL</text:p>
          </table:table-cell>
          <table:table-cell table:number-columns-repeated="2"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string">
            <text:p>YWASTR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4];&quot;-&quot;;[.B384])" office:value-type="string" office:string-value="L2-8-1">
            <text:p>L2-8-1</text:p>
          </table:table-cell>
          <table:table-cell office:value-type="string">
            <text:p>1I7ZC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LA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5];&quot;-&quot;;[.B385])" office:value-type="string" office:string-value="L2-8-1">
            <text:p>L2-8-1</text:p>
          </table:table-cell>
          <table:table-cell office:value-type="string">
            <text:p>1I9J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6];&quot;-&quot;;[.B386])" office:value-type="string" office:string-value="L2-8-1">
            <text:p>L2-8-1</text:p>
          </table:table-cell>
          <table:table-cell office:value-type="string">
            <text:p>1IBGL</text:p>
          </table:table-cell>
          <table:table-cell table:number-columns-repeated="2"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string">
            <text:p>YLASI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7];&quot;-&quot;;[.B387])" office:value-type="string" office:string-value="L2-8-1">
            <text:p>L2-8-1</text:p>
          </table:table-cell>
          <table:table-cell office:value-type="string">
            <text:p>1IGJC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8];&quot;-&quot;;[.B388])" office:value-type="string" office:string-value="L2-8-1">
            <text:p>L2-8-1</text:p>
          </table:table-cell>
          <table:table-cell office:value-type="string">
            <text:p>1IGM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SN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89];&quot;-&quot;;[.B389])" office:value-type="string" office:string-value="L2-8-1">
            <text:p>L2-8-1</text:p>
          </table:table-cell>
          <table:table-cell office:value-type="string">
            <text:p>1IKF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FYTSRLR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0];&quot;-&quot;;[.B390])" office:value-type="string" office:string-value="L2-8-1">
            <text:p>L2-8-1</text:p>
          </table:table-cell>
          <table:table-cell office:value-type="string">
            <text:p>1IL1B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1];&quot;-&quot;;[.B391])" office:value-type="string" office:string-value="L2-8-1">
            <text:p>L2-8-1</text:p>
          </table:table-cell>
          <table:table-cell office:value-type="string">
            <text:p>1IND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NRA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2];&quot;-&quot;;[.B392])" office:value-type="string" office:string-value="L2-8-1">
            <text:p>L2-8-1</text:p>
          </table:table-cell>
          <table:table-cell office:value-type="string">
            <text:p>1IQD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T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3];&quot;-&quot;;[.B393])" office:value-type="string" office:string-value="L2-8-1">
            <text:p>L2-8-1</text:p>
          </table:table-cell>
          <table:table-cell office:value-type="string">
            <text:p>1IQW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A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4];&quot;-&quot;;[.B394])" office:value-type="string" office:string-value="L2-8-1">
            <text:p>L2-8-1</text:p>
          </table:table-cell>
          <table:table-cell office:value-type="string">
            <text:p>1IVL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5];&quot;-&quot;;[.B395])" office:value-type="string" office:string-value="L2-8-1">
            <text:p>L2-8-1</text:p>
          </table:table-cell>
          <table:table-cell office:value-type="string">
            <text:p>1J05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6];&quot;-&quot;;[.B396])" office:value-type="string" office:string-value="L2-8-1">
            <text:p>L2-8-1</text:p>
          </table:table-cell>
          <table:table-cell office:value-type="string">
            <text:p>1J1O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F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7];&quot;-&quot;;[.B397])" office:value-type="string" office:string-value="L2-8-1">
            <text:p>L2-8-1</text:p>
          </table:table-cell>
          <table:table-cell office:value-type="string">
            <text:p>1J1P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8];&quot;-&quot;;[.B398])" office:value-type="string" office:string-value="L2-8-1">
            <text:p>L2-8-1</text:p>
          </table:table-cell>
          <table:table-cell office:value-type="string">
            <text:p>1J1X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399];&quot;-&quot;;[.B399])" office:value-type="string" office:string-value="L2-8-1">
            <text:p>L2-8-1</text:p>
          </table:table-cell>
          <table:table-cell office:value-type="string">
            <text:p>1JFQ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FTSRS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0];&quot;-&quot;;[.B400])" office:value-type="string" office:string-value="L2-8-1">
            <text:p>L2-8-1</text:p>
          </table:table-cell>
          <table:table-cell office:value-type="string">
            <text:p>1JGL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1];&quot;-&quot;;[.B401])" office:value-type="string" office:string-value="L2-8-1">
            <text:p>L2-8-1</text:p>
          </table:table-cell>
          <table:table-cell office:value-type="string">
            <text:p>1JG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2];&quot;-&quot;;[.B402])" office:value-type="string" office:string-value="L2-8-1">
            <text:p>L2-8-1</text:p>
          </table:table-cell>
          <table:table-cell office:value-type="string">
            <text:p>1JHL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GSTLQ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3];&quot;-&quot;;[.B403])" office:value-type="string" office:string-value="L2-8-1">
            <text:p>L2-8-1</text:p>
          </table:table-cell>
          <table:table-cell office:value-type="string">
            <text:p>1JPS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TSLAE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4];&quot;-&quot;;[.B404])" office:value-type="string" office:string-value="L2-8-1">
            <text:p>L2-8-1</text:p>
          </table:table-cell>
          <table:table-cell office:value-type="string">
            <text:p>1JV5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HYTSRLH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5];&quot;-&quot;;[.B405])" office:value-type="string" office:string-value="L2-8-1">
            <text:p>L2-8-1</text:p>
          </table:table-cell>
          <table:table-cell office:value-type="string">
            <text:p>1JVKA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EVNK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6];&quot;-&quot;;[.B406])" office:value-type="string" office:string-value="L2-8-1">
            <text:p>L2-8-1</text:p>
          </table:table-cell>
          <table:table-cell office:value-type="string">
            <text:p>1K6Q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TS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7];&quot;-&quot;;[.B407])" office:value-type="string" office:string-value="L2-8-1">
            <text:p>L2-8-1</text:p>
          </table:table-cell>
          <table:table-cell office:value-type="string">
            <text:p>1KB5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GE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8];&quot;-&quot;;[.B408])" office:value-type="string" office:string-value="L2-8-1">
            <text:p>L2-8-1</text:p>
          </table:table-cell>
          <table:table-cell office:value-type="string">
            <text:p>1KCU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N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09];&quot;-&quot;;[.B409])" office:value-type="string" office:string-value="L2-8-1">
            <text:p>L2-8-1</text:p>
          </table:table-cell>
          <table:table-cell office:value-type="string">
            <text:p>1KCV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N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0];&quot;-&quot;;[.B410])" office:value-type="string" office:string-value="L2-8-1">
            <text:p>L2-8-1</text:p>
          </table:table-cell>
          <table:table-cell office:value-type="string">
            <text:p>1KEG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1];&quot;-&quot;;[.B411])" office:value-type="string" office:string-value="L2-8-1">
            <text:p>L2-8-1</text:p>
          </table:table-cell>
          <table:table-cell office:value-type="string">
            <text:p>1KEL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2];&quot;-&quot;;[.B412])" office:value-type="string" office:string-value="L2-8-1">
            <text:p>L2-8-1</text:p>
          </table:table-cell>
          <table:table-cell office:value-type="string">
            <text:p>1KIR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TT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3];&quot;-&quot;;[.B413])" office:value-type="string" office:string-value="L2-8-1">
            <text:p>L2-8-1</text:p>
          </table:table-cell>
          <table:table-cell office:value-type="string">
            <text:p>1KTRL</text:p>
          </table:table-cell>
          <table:table-cell table:number-columns-repeated="2"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4];&quot;-&quot;;[.B414])" office:value-type="string" office:string-value="L2-8-1">
            <text:p>L2-8-1</text:p>
          </table:table-cell>
          <table:table-cell office:value-type="string">
            <text:p>1L7I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Y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5];&quot;-&quot;;[.B415])" office:value-type="string" office:string-value="L2-8-1">
            <text:p>L2-8-1</text:p>
          </table:table-cell>
          <table:table-cell office:value-type="string">
            <text:p>1L7T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AYKRF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6];&quot;-&quot;;[.B416])" office:value-type="string" office:string-value="L2-8-1">
            <text:p>L2-8-1</text:p>
          </table:table-cell>
          <table:table-cell office:value-type="string">
            <text:p>1LILB</text:p>
          </table:table-cell>
          <table:table-cell table:number-columns-repeated="2"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string">
            <text:p>YQDNRRPS</text:p>
          </table:table-cell>
          <table:table-cell office:value-type="string">
            <text:p>BLGAB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7];&quot;-&quot;;[.B417])" office:value-type="string" office:string-value="L2-8-1">
            <text:p>L2-8-1</text:p>
          </table:table-cell>
          <table:table-cell office:value-type="string">
            <text:p>1LK3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KA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8];&quot;-&quot;;[.B418])" office:value-type="string" office:string-value="L2-8-1">
            <text:p>L2-8-1</text:p>
          </table:table-cell>
          <table:table-cell office:value-type="string">
            <text:p>1LMKE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string">
            <text:p>YKVST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19];&quot;-&quot;;[.B419])" office:value-type="string" office:string-value="L2-8-1">
            <text:p>L2-8-1</text:p>
          </table:table-cell>
          <table:table-cell office:value-type="string">
            <text:p>1LO2X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0];&quot;-&quot;;[.B420])" office:value-type="string" office:string-value="L2-8-1">
            <text:p>L2-8-1</text:p>
          </table:table-cell>
          <table:table-cell office:value-type="string">
            <text:p>1LO4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L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1];&quot;-&quot;;[.B421])" office:value-type="string" office:string-value="L2-8-1">
            <text:p>L2-8-1</text:p>
          </table:table-cell>
          <table:table-cell office:value-type="string">
            <text:p>1MAM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2];&quot;-&quot;;[.B422])" office:value-type="string" office:string-value="L2-8-1">
            <text:p>L2-8-1</text:p>
          </table:table-cell>
          <table:table-cell office:value-type="string">
            <text:p>1MEX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YR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3];&quot;-&quot;;[.B423])" office:value-type="string" office:string-value="L2-8-1">
            <text:p>L2-8-1</text:p>
          </table:table-cell>
          <table:table-cell office:value-type="string">
            <text:p>1MFA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DTNNRA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4];&quot;-&quot;;[.B424])" office:value-type="string" office:string-value="L2-8-1">
            <text:p>L2-8-1</text:p>
          </table:table-cell>
          <table:table-cell office:value-type="string">
            <text:p>1MFE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DTNNRAP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5];&quot;-&quot;;[.B425])" office:value-type="string" office:string-value="L2-8-1">
            <text:p>L2-8-1</text:p>
          </table:table-cell>
          <table:table-cell office:value-type="string">
            <text:p>1MIM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K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6];&quot;-&quot;;[.B426])" office:value-type="string" office:string-value="L2-8-1">
            <text:p>L2-8-1</text:p>
          </table:table-cell>
          <table:table-cell office:value-type="string">
            <text:p>1MJ7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RMSNLA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7];&quot;-&quot;;[.B427])" office:value-type="string" office:string-value="L2-8-1">
            <text:p>L2-8-1</text:p>
          </table:table-cell>
          <table:table-cell office:value-type="string">
            <text:p>1MJ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RM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8];&quot;-&quot;;[.B428])" office:value-type="string" office:string-value="L2-8-1">
            <text:p>L2-8-1</text:p>
          </table:table-cell>
          <table:table-cell office:value-type="string">
            <text:p>1MLB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VSQSSS</text:p>
          </table:table-cell>
          <table:table-cell office:value-type="string">
            <text:p>BLGDPB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29];&quot;-&quot;;[.B429])" office:value-type="string" office:string-value="L2-8-1">
            <text:p>L2-8-1</text:p>
          </table:table-cell>
          <table:table-cell office:value-type="string">
            <text:p>1MN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0];&quot;-&quot;;[.B430])" office:value-type="string" office:string-value="L2-8-1">
            <text:p>L2-8-1</text:p>
          </table:table-cell>
          <table:table-cell office:value-type="string">
            <text:p>1MOEB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1];&quot;-&quot;;[.B431])" office:value-type="string" office:string-value="L2-8-1">
            <text:p>L2-8-1</text:p>
          </table:table-cell>
          <table:table-cell office:value-type="string">
            <text:p>1MQK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GE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2];&quot;-&quot;;[.B432])" office:value-type="string" office:string-value="L2-8-1">
            <text:p>L2-8-1</text:p>
          </table:table-cell>
          <table:table-cell office:value-type="string">
            <text:p>1MRE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3];&quot;-&quot;;[.B433])" office:value-type="string" office:string-value="L2-8-1">
            <text:p>L2-8-1</text:p>
          </table:table-cell>
          <table:table-cell office:value-type="string">
            <text:p>1MVU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4];&quot;-&quot;;[.B434])" office:value-type="string" office:string-value="L2-8-1">
            <text:p>L2-8-1</text:p>
          </table:table-cell>
          <table:table-cell office:value-type="string">
            <text:p>1N0X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HGVSNR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5];&quot;-&quot;;[.B435])" office:value-type="string" office:string-value="L2-8-1">
            <text:p>L2-8-1</text:p>
          </table:table-cell>
          <table:table-cell office:value-type="string">
            <text:p>1N4XM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6];&quot;-&quot;;[.B436])" office:value-type="string" office:string-value="L2-8-1">
            <text:p>L2-8-1</text:p>
          </table:table-cell>
          <table:table-cell office:value-type="string">
            <text:p>1NAK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7];&quot;-&quot;;[.B437])" office:value-type="string" office:string-value="L2-8-1">
            <text:p>L2-8-1</text:p>
          </table:table-cell>
          <table:table-cell office:value-type="string">
            <text:p>1NBV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8];&quot;-&quot;;[.B438])" office:value-type="string" office:string-value="L2-8-1">
            <text:p>L2-8-1</text:p>
          </table:table-cell>
          <table:table-cell office:value-type="string">
            <text:p>1NBY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39];&quot;-&quot;;[.B439])" office:value-type="string" office:string-value="L2-8-1">
            <text:p>L2-8-1</text:p>
          </table:table-cell>
          <table:table-cell office:value-type="string">
            <text:p>1NCC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WASTRHI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0];&quot;-&quot;;[.B440])" office:value-type="string" office:string-value="L2-8-1">
            <text:p>L2-8-1</text:p>
          </table:table-cell>
          <table:table-cell office:value-type="string">
            <text:p>1NCW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GTKLD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1];&quot;-&quot;;[.B441])" office:value-type="string" office:string-value="L2-8-1">
            <text:p>L2-8-1</text:p>
          </table:table-cell>
          <table:table-cell office:value-type="string">
            <text:p>1NGY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NRYT</text:p>
          </table:table-cell>
          <table:table-cell office:value-type="string">
            <text:p>BLL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2];&quot;-&quot;;[.B442])" office:value-type="string" office:string-value="L2-8-1">
            <text:p>L2-8-1</text:p>
          </table:table-cell>
          <table:table-cell office:value-type="string">
            <text:p>1NGZ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N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3];&quot;-&quot;;[.B443])" office:value-type="string" office:string-value="L2-8-1">
            <text:p>L2-8-1</text:p>
          </table:table-cell>
          <table:table-cell office:value-type="string">
            <text:p>1NLB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4];&quot;-&quot;;[.B444])" office:value-type="string" office:string-value="L2-8-1">
            <text:p>L2-8-1</text:p>
          </table:table-cell>
          <table:table-cell office:value-type="string">
            <text:p>1NMB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NLH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5];&quot;-&quot;;[.B445])" office:value-type="string" office:string-value="L2-8-1">
            <text:p>L2-8-1</text:p>
          </table:table-cell>
          <table:table-cell office:value-type="string">
            <text:p>1NQBC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6];&quot;-&quot;;[.B446])" office:value-type="string" office:string-value="L2-8-1">
            <text:p>L2-8-1</text:p>
          </table:table-cell>
          <table:table-cell office:value-type="string">
            <text:p>1OAQ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NRAP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7];&quot;-&quot;;[.B447])" office:value-type="string" office:string-value="L2-8-1">
            <text:p>L2-8-1</text:p>
          </table:table-cell>
          <table:table-cell office:value-type="string">
            <text:p>1OP3K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KASTLK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8];&quot;-&quot;;[.B448])" office:value-type="string" office:string-value="L2-8-1">
            <text:p>L2-8-1</text:p>
          </table:table-cell>
          <table:table-cell office:value-type="string">
            <text:p>1OTSF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KLT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49];&quot;-&quot;;[.B449])" office:value-type="string" office:string-value="L2-8-1">
            <text:p>L2-8-1</text:p>
          </table:table-cell>
          <table:table-cell office:value-type="string">
            <text:p>1P4BL</text:p>
          </table:table-cell>
          <table:table-cell table:number-columns-repeated="2"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string">
            <text:p>GGTNNRAP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0];&quot;-&quot;;[.B450])" office:value-type="string" office:string-value="L2-8-1">
            <text:p>L2-8-1</text:p>
          </table:table-cell>
          <table:table-cell office:value-type="string">
            <text:p>1P7K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AE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1];&quot;-&quot;;[.B451])" office:value-type="string" office:string-value="L2-8-1">
            <text:p>L2-8-1</text:p>
          </table:table-cell>
          <table:table-cell office:value-type="string">
            <text:p>1PEWA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EDNQRP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2];&quot;-&quot;;[.B452])" office:value-type="string" office:string-value="L2-8-1">
            <text:p>L2-8-1</text:p>
          </table:table-cell>
          <table:table-cell office:value-type="string">
            <text:p>1PZ5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3];&quot;-&quot;;[.B453])" office:value-type="string" office:string-value="L2-8-1">
            <text:p>L2-8-1</text:p>
          </table:table-cell>
          <table:table-cell office:value-type="string">
            <text:p>1Q0X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NRA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4];&quot;-&quot;;[.B454])" office:value-type="string" office:string-value="L2-8-1">
            <text:p>L2-8-1</text:p>
          </table:table-cell>
          <table:table-cell office:value-type="string">
            <text:p>1Q72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RVSN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5];&quot;-&quot;;[.B455])" office:value-type="string" office:string-value="L2-8-1">
            <text:p>L2-8-1</text:p>
          </table:table-cell>
          <table:table-cell office:value-type="string">
            <text:p>1Q9R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6];&quot;-&quot;;[.B456])" office:value-type="string" office:string-value="L2-8-1">
            <text:p>L2-8-1</text:p>
          </table:table-cell>
          <table:table-cell office:value-type="string">
            <text:p>1Q9W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A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7];&quot;-&quot;;[.B457])" office:value-type="string" office:string-value="L2-8-1">
            <text:p>L2-8-1</text:p>
          </table:table-cell>
          <table:table-cell office:value-type="string">
            <text:p>1QAC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8];&quot;-&quot;;[.B458])" office:value-type="string" office:string-value="L2-8-1">
            <text:p>L2-8-1</text:p>
          </table:table-cell>
          <table:table-cell office:value-type="string">
            <text:p>1QKZ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T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59];&quot;-&quot;;[.B459])" office:value-type="string" office:string-value="L2-8-1">
            <text:p>L2-8-1</text:p>
          </table:table-cell>
          <table:table-cell office:value-type="string">
            <text:p>1QOKA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16">
            <text:p>216</text:p>
          </table:table-cell>
          <table:table-cell office:value-type="string">
            <text:p>YS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0];&quot;-&quot;;[.B460])" office:value-type="string" office:string-value="L2-8-1">
            <text:p>L2-8-1</text:p>
          </table:table-cell>
          <table:table-cell office:value-type="string">
            <text:p>1RHH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GAST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1];&quot;-&quot;;[.B461])" office:value-type="string" office:string-value="L2-8-1">
            <text:p>L2-8-1</text:p>
          </table:table-cell>
          <table:table-cell office:value-type="string">
            <text:p>1RJL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MASNL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2];&quot;-&quot;;[.B462])" office:value-type="string" office:string-value="L2-8-1">
            <text:p>L2-8-1</text:p>
          </table:table-cell>
          <table:table-cell office:value-type="string">
            <text:p>1RUR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QMSK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3];&quot;-&quot;;[.B463])" office:value-type="string" office:string-value="L2-8-1">
            <text:p>L2-8-1</text:p>
          </table:table-cell>
          <table:table-cell office:value-type="string">
            <text:p>1RZ7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T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4];&quot;-&quot;;[.B464])" office:value-type="string" office:string-value="L2-8-1">
            <text:p>L2-8-1</text:p>
          </table:table-cell>
          <table:table-cell office:value-type="string">
            <text:p>1RZF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ENNERP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5];&quot;-&quot;;[.B465])" office:value-type="string" office:string-value="L2-8-1">
            <text:p>L2-8-1</text:p>
          </table:table-cell>
          <table:table-cell office:value-type="string">
            <text:p>1RZGB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KASSLK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6];&quot;-&quot;;[.B466])" office:value-type="string" office:string-value="L2-8-1">
            <text:p>L2-8-1</text:p>
          </table:table-cell>
          <table:table-cell office:value-type="string">
            <text:p>1S3K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7];&quot;-&quot;;[.B467])" office:value-type="string" office:string-value="L2-8-1">
            <text:p>L2-8-1</text:p>
          </table:table-cell>
          <table:table-cell office:value-type="string">
            <text:p>1SBS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8];&quot;-&quot;;[.B468])" office:value-type="string" office:string-value="L2-8-1">
            <text:p>L2-8-1</text:p>
          </table:table-cell>
          <table:table-cell office:value-type="string">
            <text:p>1SEQ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T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69];&quot;-&quot;;[.B469])" office:value-type="string" office:string-value="L2-8-1">
            <text:p>L2-8-1</text:p>
          </table:table-cell>
          <table:table-cell office:value-type="string">
            <text:p>1SVZ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0];&quot;-&quot;;[.B470])" office:value-type="string" office:string-value="L2-8-1">
            <text:p>L2-8-1</text:p>
          </table:table-cell>
          <table:table-cell office:value-type="string">
            <text:p>1SY6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K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1];&quot;-&quot;;[.B471])" office:value-type="string" office:string-value="L2-8-1">
            <text:p>L2-8-1</text:p>
          </table:table-cell>
          <table:table-cell office:value-type="string">
            <text:p>1T2Q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2];&quot;-&quot;;[.B472])" office:value-type="string" office:string-value="L2-8-1">
            <text:p>L2-8-1</text:p>
          </table:table-cell>
          <table:table-cell office:value-type="string">
            <text:p>1T3F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N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3];&quot;-&quot;;[.B473])" office:value-type="string" office:string-value="L2-8-1">
            <text:p>L2-8-1</text:p>
          </table:table-cell>
          <table:table-cell office:value-type="string">
            <text:p>1T4K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4];&quot;-&quot;;[.B474])" office:value-type="string" office:string-value="L2-8-1">
            <text:p>L2-8-1</text:p>
          </table:table-cell>
          <table:table-cell office:value-type="string">
            <text:p>1T66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5];&quot;-&quot;;[.B475])" office:value-type="string" office:string-value="L2-8-1">
            <text:p>L2-8-1</text:p>
          </table:table-cell>
          <table:table-cell office:value-type="string">
            <text:p>1TPXC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R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6];&quot;-&quot;;[.B476])" office:value-type="string" office:string-value="L2-8-1">
            <text:p>L2-8-1</text:p>
          </table:table-cell>
          <table:table-cell office:value-type="string">
            <text:p>1TZH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YL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7];&quot;-&quot;;[.B477])" office:value-type="string" office:string-value="L2-8-1">
            <text:p>L2-8-1</text:p>
          </table:table-cell>
          <table:table-cell office:value-type="string">
            <text:p>1UCB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8];&quot;-&quot;;[.B478])" office:value-type="string" office:string-value="L2-8-1">
            <text:p>L2-8-1</text:p>
          </table:table-cell>
          <table:table-cell office:value-type="string">
            <text:p>1UJ3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TS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79];&quot;-&quot;;[.B479])" office:value-type="string" office:string-value="L2-8-1">
            <text:p>L2-8-1</text:p>
          </table:table-cell>
          <table:table-cell office:value-type="string">
            <text:p>1UWE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TSYRY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0];&quot;-&quot;;[.B480])" office:value-type="string" office:string-value="L2-8-1">
            <text:p>L2-8-1</text:p>
          </table:table-cell>
          <table:table-cell office:value-type="string">
            <text:p>1UWGX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YRYS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1];&quot;-&quot;;[.B481])" office:value-type="string" office:string-value="L2-8-1">
            <text:p>L2-8-1</text:p>
          </table:table-cell>
          <table:table-cell office:value-type="string">
            <text:p>1UWXK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TS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2];&quot;-&quot;;[.B482])" office:value-type="string" office:string-value="L2-8-1">
            <text:p>L2-8-1</text:p>
          </table:table-cell>
          <table:table-cell office:value-type="string">
            <text:p>1UYW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N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3];&quot;-&quot;;[.B483])" office:value-type="string" office:string-value="L2-8-1">
            <text:p>L2-8-1</text:p>
          </table:table-cell>
          <table:table-cell office:value-type="string">
            <text:p>1UZ8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QMSNLA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4];&quot;-&quot;;[.B484])" office:value-type="string" office:string-value="L2-8-1">
            <text:p>L2-8-1</text:p>
          </table:table-cell>
          <table:table-cell office:value-type="string">
            <text:p>1V7MM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5];&quot;-&quot;;[.B485])" office:value-type="string" office:string-value="L2-8-1">
            <text:p>L2-8-1</text:p>
          </table:table-cell>
          <table:table-cell office:value-type="string">
            <text:p>1VGE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6];&quot;-&quot;;[.B486])" office:value-type="string" office:string-value="L2-8-1">
            <text:p>L2-8-1</text:p>
          </table:table-cell>
          <table:table-cell office:value-type="string">
            <text:p>1W72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DSD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7];&quot;-&quot;;[.B487])" office:value-type="string" office:string-value="L2-8-1">
            <text:p>L2-8-1</text:p>
          </table:table-cell>
          <table:table-cell office:value-type="string">
            <text:p>1WEJ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AD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8];&quot;-&quot;;[.B488])" office:value-type="string" office:string-value="L2-8-1">
            <text:p>L2-8-1</text:p>
          </table:table-cell>
          <table:table-cell office:value-type="string">
            <text:p>1WT5C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D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89];&quot;-&quot;;[.B489])" office:value-type="string" office:string-value="L2-8-1">
            <text:p>L2-8-1</text:p>
          </table:table-cell>
          <table:table-cell office:value-type="string">
            <text:p>1WTLB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I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0];&quot;-&quot;;[.B490])" office:value-type="string" office:string-value="L2-8-1">
            <text:p>L2-8-1</text:p>
          </table:table-cell>
          <table:table-cell office:value-type="string">
            <text:p>1X9QA</text:p>
          </table:table-cell>
          <table:table-cell table:number-columns-repeated="2"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string">
            <text:p>YKVSNRV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1];&quot;-&quot;;[.B491])" office:value-type="string" office:string-value="L2-8-1">
            <text:p>L2-8-1</text:p>
          </table:table-cell>
          <table:table-cell office:value-type="string">
            <text:p>1XGYM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RMSNLAS</text:p>
          </table:table-cell>
          <table:table-cell office:value-type="string">
            <text:p>BLLDB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2];&quot;-&quot;;[.B492])" office:value-type="string" office:string-value="L2-8-1">
            <text:p>L2-8-1</text:p>
          </table:table-cell>
          <table:table-cell office:value-type="string">
            <text:p>1XIWC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YTSRLH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3];&quot;-&quot;;[.B493])" office:value-type="string" office:string-value="L2-8-1">
            <text:p>L2-8-1</text:p>
          </table:table-cell>
          <table:table-cell office:value-type="string">
            <text:p>1Y0L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KRAP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4];&quot;-&quot;;[.B494])" office:value-type="string" office:string-value="L2-8-1">
            <text:p>L2-8-1</text:p>
          </table:table-cell>
          <table:table-cell office:value-type="string">
            <text:p>1YEE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K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5];&quot;-&quot;;[.B495])" office:value-type="string" office:string-value="L2-8-1">
            <text:p>L2-8-1</text:p>
          </table:table-cell>
          <table:table-cell office:value-type="string">
            <text:p>1YEJ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HLVSK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6];&quot;-&quot;;[.B496])" office:value-type="string" office:string-value="L2-8-1">
            <text:p>L2-8-1</text:p>
          </table:table-cell>
          <table:table-cell office:value-type="string">
            <text:p>1YJD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KASNLHT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7];&quot;-&quot;;[.B497])" office:value-type="string" office:string-value="L2-8-1">
            <text:p>L2-8-1</text:p>
          </table:table-cell>
          <table:table-cell office:value-type="string">
            <text:p>1YNL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R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8];&quot;-&quot;;[.B498])" office:value-type="string" office:string-value="L2-8-1">
            <text:p>L2-8-1</text:p>
          </table:table-cell>
          <table:table-cell office:value-type="string">
            <text:p>1YQV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TSK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499];&quot;-&quot;;[.B499])" office:value-type="string" office:string-value="L2-8-1">
            <text:p>L2-8-1</text:p>
          </table:table-cell>
          <table:table-cell office:value-type="string">
            <text:p>1YY8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E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0];&quot;-&quot;;[.B500])" office:value-type="string" office:string-value="L2-8-1">
            <text:p>L2-8-1</text:p>
          </table:table-cell>
          <table:table-cell office:value-type="string">
            <text:p>1ZAN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TDTL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1];&quot;-&quot;;[.B501])" office:value-type="string" office:string-value="L2-8-1">
            <text:p>L2-8-1</text:p>
          </table:table-cell>
          <table:table-cell office:value-type="string">
            <text:p>1ZEA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2];&quot;-&quot;;[.B502])" office:value-type="string" office:string-value="L2-8-1">
            <text:p>L2-8-1</text:p>
          </table:table-cell>
          <table:table-cell office:value-type="string">
            <text:p>1ZTX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SWASTRH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3];&quot;-&quot;;[.B503])" office:value-type="string" office:string-value="L2-8-1">
            <text:p>L2-8-1</text:p>
          </table:table-cell>
          <table:table-cell office:value-type="string">
            <text:p>2A77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4];&quot;-&quot;;[.B504])" office:value-type="string" office:string-value="L2-8-1">
            <text:p>L2-8-1</text:p>
          </table:table-cell>
          <table:table-cell office:value-type="string">
            <text:p>2A9M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VSK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5];&quot;-&quot;;[.B505])" office:value-type="string" office:string-value="L2-8-1">
            <text:p>L2-8-1</text:p>
          </table:table-cell>
          <table:table-cell office:value-type="string">
            <text:p>2AAB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AASNV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6];&quot;-&quot;;[.B506])" office:value-type="string" office:string-value="L2-8-1">
            <text:p>L2-8-1</text:p>
          </table:table-cell>
          <table:table-cell office:value-type="string">
            <text:p>2ADF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HYTSTLQP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7];&quot;-&quot;;[.B507])" office:value-type="string" office:string-value="L2-8-1">
            <text:p>L2-8-1</text:p>
          </table:table-cell>
          <table:table-cell office:value-type="string">
            <text:p>2AJ3A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AST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8];&quot;-&quot;;[.B508])" office:value-type="string" office:string-value="L2-8-1">
            <text:p>L2-8-1</text:p>
          </table:table-cell>
          <table:table-cell office:value-type="string">
            <text:p>2AJV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MSTR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09];&quot;-&quot;;[.B509])" office:value-type="string" office:string-value="L2-8-1">
            <text:p>L2-8-1</text:p>
          </table:table-cell>
          <table:table-cell office:value-type="string">
            <text:p>2B1H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RNDHRS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0];&quot;-&quot;;[.B510])" office:value-type="string" office:string-value="L2-8-1">
            <text:p>L2-8-1</text:p>
          </table:table-cell>
          <table:table-cell office:value-type="string">
            <text:p>2B2X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LTSY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1];&quot;-&quot;;[.B511])" office:value-type="string" office:string-value="L2-8-1">
            <text:p>L2-8-1</text:p>
          </table:table-cell>
          <table:table-cell office:value-type="string">
            <text:p>2BMK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T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2];&quot;-&quot;;[.B512])" office:value-type="string" office:string-value="L2-8-1">
            <text:p>L2-8-1</text:p>
          </table:table-cell>
          <table:table-cell office:value-type="string">
            <text:p>2BRRX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TSN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3];&quot;-&quot;;[.B513])" office:value-type="string" office:string-value="L2-8-1">
            <text:p>L2-8-1</text:p>
          </table:table-cell>
          <table:table-cell office:value-type="string">
            <text:p>2BX5E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SLQ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4];&quot;-&quot;;[.B514])" office:value-type="string" office:string-value="L2-8-1">
            <text:p>L2-8-1</text:p>
          </table:table-cell>
          <table:table-cell office:value-type="string">
            <text:p>2C1P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KLD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5];&quot;-&quot;;[.B515])" office:value-type="string" office:string-value="L2-8-1">
            <text:p>L2-8-1</text:p>
          </table:table-cell>
          <table:table-cell office:value-type="string">
            <text:p>2CD0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FEDDH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6];&quot;-&quot;;[.B516])" office:value-type="string" office:string-value="L2-8-1">
            <text:p>L2-8-1</text:p>
          </table:table-cell>
          <table:table-cell office:value-type="string">
            <text:p>2CJ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L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7];&quot;-&quot;;[.B517])" office:value-type="string" office:string-value="L2-8-1">
            <text:p>L2-8-1</text:p>
          </table:table-cell>
          <table:table-cell office:value-type="string">
            <text:p>2CK0L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G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8];&quot;-&quot;;[.B518])" office:value-type="string" office:string-value="L2-8-1">
            <text:p>L2-8-1</text:p>
          </table:table-cell>
          <table:table-cell office:value-type="string">
            <text:p>2CMR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KASS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19];&quot;-&quot;;[.B519])" office:value-type="string" office:string-value="L2-8-1">
            <text:p>L2-8-1</text:p>
          </table:table-cell>
          <table:table-cell office:value-type="string">
            <text:p>2D03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0];&quot;-&quot;;[.B520])" office:value-type="string" office:string-value="L2-8-1">
            <text:p>L2-8-1</text:p>
          </table:table-cell>
          <table:table-cell office:value-type="string">
            <text:p>2D7T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NLQG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1];&quot;-&quot;;[.B521])" office:value-type="string" office:string-value="L2-8-1">
            <text:p>L2-8-1</text:p>
          </table:table-cell>
          <table:table-cell office:value-type="string">
            <text:p>2DQI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A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2];&quot;-&quot;;[.B522])" office:value-type="string" office:string-value="L2-8-1">
            <text:p>L2-8-1</text:p>
          </table:table-cell>
          <table:table-cell office:value-type="string">
            <text:p>2DQ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3];&quot;-&quot;;[.B523])" office:value-type="string" office:string-value="L2-8-1">
            <text:p>L2-8-1</text:p>
          </table:table-cell>
          <table:table-cell office:value-type="string">
            <text:p>2E27L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YTSTLK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4];&quot;-&quot;;[.B524])" office:value-type="string" office:string-value="L2-8-1">
            <text:p>L2-8-1</text:p>
          </table:table-cell>
          <table:table-cell office:value-type="string">
            <text:p>2EH8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K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5];&quot;-&quot;;[.B525])" office:value-type="string" office:string-value="L2-8-1">
            <text:p>L2-8-1</text:p>
          </table:table-cell>
          <table:table-cell office:value-type="string">
            <text:p>2EIZ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6];&quot;-&quot;;[.B526])" office:value-type="string" office:string-value="L2-8-1">
            <text:p>L2-8-1</text:p>
          </table:table-cell>
          <table:table-cell office:value-type="string">
            <text:p>2F5A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SS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7];&quot;-&quot;;[.B527])" office:value-type="string" office:string-value="L2-8-1">
            <text:p>L2-8-1</text:p>
          </table:table-cell>
          <table:table-cell office:value-type="string">
            <text:p>2FAT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FEISK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8];&quot;-&quot;;[.B528])" office:value-type="string" office:string-value="L2-8-1">
            <text:p>L2-8-1</text:p>
          </table:table-cell>
          <table:table-cell office:value-type="string">
            <text:p>2FB4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RDAM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29];&quot;-&quot;;[.B529])" office:value-type="string" office:string-value="L2-8-1">
            <text:p>L2-8-1</text:p>
          </table:table-cell>
          <table:table-cell office:value-type="string">
            <text:p>2FX7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GASSRPS</text:p>
          </table:table-cell>
          <table:table-cell office:value-type="string">
            <text:p>BLL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0];&quot;-&quot;;[.B530])" office:value-type="string" office:string-value="L2-8-1">
            <text:p>L2-8-1</text:p>
          </table:table-cell>
          <table:table-cell office:value-type="string">
            <text:p>2G2R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LVSKLD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1];&quot;-&quot;;[.B531])" office:value-type="string" office:string-value="L2-8-1">
            <text:p>L2-8-1</text:p>
          </table:table-cell>
          <table:table-cell office:value-type="string">
            <text:p>2G5B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2];&quot;-&quot;;[.B532])" office:value-type="string" office:string-value="L2-8-1">
            <text:p>L2-8-1</text:p>
          </table:table-cell>
          <table:table-cell office:value-type="string">
            <text:p>2G60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A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3];&quot;-&quot;;[.B533])" office:value-type="string" office:string-value="L2-8-1">
            <text:p>L2-8-1</text:p>
          </table:table-cell>
          <table:table-cell office:value-type="string">
            <text:p>2GCYA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P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4];&quot;-&quot;;[.B534])" office:value-type="string" office:string-value="L2-8-1">
            <text:p>L2-8-1</text:p>
          </table:table-cell>
          <table:table-cell office:value-type="string">
            <text:p>2GHWD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string">
            <text:p>YDAST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5];&quot;-&quot;;[.B535])" office:value-type="string" office:string-value="L2-8-1">
            <text:p>L2-8-1</text:p>
          </table:table-cell>
          <table:table-cell office:value-type="string">
            <text:p>2GJJA</text:p>
          </table:table-cell>
          <table:table-cell table:number-columns-repeated="2"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SWAFTRK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6];&quot;-&quot;;[.B536])" office:value-type="string" office:string-value="L2-8-1">
            <text:p>L2-8-1</text:p>
          </table:table-cell>
          <table:table-cell office:value-type="string">
            <text:p>2HFF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7];&quot;-&quot;;[.B537])" office:value-type="string" office:string-value="L2-8-1">
            <text:p>L2-8-1</text:p>
          </table:table-cell>
          <table:table-cell office:value-type="string">
            <text:p>2HFG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Y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8];&quot;-&quot;;[.B538])" office:value-type="string" office:string-value="L2-8-1">
            <text:p>L2-8-1</text:p>
          </table:table-cell>
          <table:table-cell office:value-type="string">
            <text:p>2HWZ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K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39];&quot;-&quot;;[.B539])" office:value-type="string" office:string-value="L2-8-1">
            <text:p>L2-8-1</text:p>
          </table:table-cell>
          <table:table-cell office:value-type="string">
            <text:p>2IH3B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E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0];&quot;-&quot;;[.B540])" office:value-type="string" office:string-value="L2-8-1">
            <text:p>L2-8-1</text:p>
          </table:table-cell>
          <table:table-cell office:value-type="string">
            <text:p>2IMM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G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1];&quot;-&quot;;[.B541])" office:value-type="string" office:string-value="L2-8-1">
            <text:p>L2-8-1</text:p>
          </table:table-cell>
          <table:table-cell office:value-type="string">
            <text:p>2IMN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G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2];&quot;-&quot;;[.B542])" office:value-type="string" office:string-value="L2-8-1">
            <text:p>L2-8-1</text:p>
          </table:table-cell>
          <table:table-cell office:value-type="string">
            <text:p>2IPU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3];&quot;-&quot;;[.B543])" office:value-type="string" office:string-value="L2-8-1">
            <text:p>L2-8-1</text:p>
          </table:table-cell>
          <table:table-cell office:value-type="string">
            <text:p>2J4W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HATSNLAS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4];&quot;-&quot;;[.B544])" office:value-type="string" office:string-value="L2-8-1">
            <text:p>L2-8-1</text:p>
          </table:table-cell>
          <table:table-cell office:value-type="string">
            <text:p>2J88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NAKTLAE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5];&quot;-&quot;;[.B545])" office:value-type="string" office:string-value="L2-8-1">
            <text:p>L2-8-1</text:p>
          </table:table-cell>
          <table:table-cell office:value-type="string">
            <text:p>2JEL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I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6];&quot;-&quot;;[.B546])" office:value-type="string" office:string-value="L2-8-1">
            <text:p>L2-8-1</text:p>
          </table:table-cell>
          <table:table-cell office:value-type="string">
            <text:p>2NXZ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T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7];&quot;-&quot;;[.B547])" office:value-type="string" office:string-value="L2-8-1">
            <text:p>L2-8-1</text:p>
          </table:table-cell>
          <table:table-cell office:value-type="string">
            <text:p>2NYYC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P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8];&quot;-&quot;;[.B548])" office:value-type="string" office:string-value="L2-8-1">
            <text:p>L2-8-1</text:p>
          </table:table-cell>
          <table:table-cell office:value-type="string">
            <text:p>2OK0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49];&quot;-&quot;;[.B549])" office:value-type="string" office:string-value="L2-8-1">
            <text:p>L2-8-1</text:p>
          </table:table-cell>
          <table:table-cell office:value-type="string">
            <text:p>2OMNB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EVTNRP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0];&quot;-&quot;;[.B550])" office:value-type="string" office:string-value="L2-8-1">
            <text:p>L2-8-1</text:p>
          </table:table-cell>
          <table:table-cell office:value-type="string">
            <text:p>2OSL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ATSN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1];&quot;-&quot;;[.B551])" office:value-type="string" office:string-value="L2-8-1">
            <text:p>L2-8-1</text:p>
          </table:table-cell>
          <table:table-cell office:value-type="string">
            <text:p>2OZ4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EYASESI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2];&quot;-&quot;;[.B552])" office:value-type="string" office:string-value="L2-8-1">
            <text:p>L2-8-1</text:p>
          </table:table-cell>
          <table:table-cell office:value-type="string">
            <text:p>2PCP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TNRFS</text:p>
          </table:table-cell>
          <table:table-cell office:value-type="string">
            <text:p>BLG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3];&quot;-&quot;;[.B553])" office:value-type="string" office:string-value="L2-8-1">
            <text:p>L2-8-1</text:p>
          </table:table-cell>
          <table:table-cell office:value-type="string">
            <text:p>2Q1ED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DAST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4];&quot;-&quot;;[.B554])" office:value-type="string" office:string-value="L2-8-1">
            <text:p>L2-8-1</text:p>
          </table:table-cell>
          <table:table-cell office:value-type="string">
            <text:p>2Q20A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YDASNLE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5];&quot;-&quot;;[.B555])" office:value-type="string" office:string-value="L2-8-1">
            <text:p>L2-8-1</text:p>
          </table:table-cell>
          <table:table-cell office:value-type="string">
            <text:p>2Q76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TSQSMS</text:p>
          </table:table-cell>
          <table:table-cell office:value-type="string">
            <text:p>BLG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6];&quot;-&quot;;[.B556])" office:value-type="string" office:string-value="L2-8-1">
            <text:p>L2-8-1</text:p>
          </table:table-cell>
          <table:table-cell office:value-type="string">
            <text:p>2Q8B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ASI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7];&quot;-&quot;;[.B557])" office:value-type="string" office:string-value="L2-8-1">
            <text:p>L2-8-1</text:p>
          </table:table-cell>
          <table:table-cell office:value-type="string">
            <text:p>2QQK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Y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8];&quot;-&quot;;[.B558])" office:value-type="string" office:string-value="L2-8-1">
            <text:p>L2-8-1</text:p>
          </table:table-cell>
          <table:table-cell office:value-type="string">
            <text:p>2QQN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SR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59];&quot;-&quot;;[.B559])" office:value-type="string" office:string-value="L2-8-1">
            <text:p>L2-8-1</text:p>
          </table:table-cell>
          <table:table-cell office:value-type="string">
            <text:p>2R0L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FL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0];&quot;-&quot;;[.B560])" office:value-type="string" office:string-value="L2-8-1">
            <text:p>L2-8-1</text:p>
          </table:table-cell>
          <table:table-cell office:value-type="string">
            <text:p>2R8S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SL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1];&quot;-&quot;;[.B561])" office:value-type="string" office:string-value="L2-8-1">
            <text:p>L2-8-1</text:p>
          </table:table-cell>
          <table:table-cell office:value-type="string">
            <text:p>2RCS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TLD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2];&quot;-&quot;;[.B562])" office:value-type="string" office:string-value="L2-8-1">
            <text:p>L2-8-1</text:p>
          </table:table-cell>
          <table:table-cell office:value-type="string">
            <text:p>2RHE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YNDLLP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3];&quot;-&quot;;[.B563])" office:value-type="string" office:string-value="L2-8-1">
            <text:p>L2-8-1</text:p>
          </table:table-cell>
          <table:table-cell office:value-type="string">
            <text:p>2UYLX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4];&quot;-&quot;;[.B564])" office:value-type="string" office:string-value="L2-8-1">
            <text:p>L2-8-1</text:p>
          </table:table-cell>
          <table:table-cell office:value-type="string">
            <text:p>2UZI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SASVLQ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5];&quot;-&quot;;[.B565])" office:value-type="string" office:string-value="L2-8-1">
            <text:p>L2-8-1</text:p>
          </table:table-cell>
          <table:table-cell office:value-type="string">
            <text:p>2V17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GST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6];&quot;-&quot;;[.B566])" office:value-type="string" office:string-value="L2-8-1">
            <text:p>L2-8-1</text:p>
          </table:table-cell>
          <table:table-cell office:value-type="string">
            <text:p>2V7N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DSSS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7];&quot;-&quot;;[.B567])" office:value-type="string" office:string-value="L2-8-1">
            <text:p>L2-8-1</text:p>
          </table:table-cell>
          <table:table-cell office:value-type="string">
            <text:p>2VDR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GTNLVD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8];&quot;-&quot;;[.B568])" office:value-type="string" office:string-value="L2-8-1">
            <text:p>L2-8-1</text:p>
          </table:table-cell>
          <table:table-cell office:value-type="string">
            <text:p>2VL5B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R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69];&quot;-&quot;;[.B569])" office:value-type="string" office:string-value="L2-8-1">
            <text:p>L2-8-1</text:p>
          </table:table-cell>
          <table:table-cell office:value-type="string">
            <text:p>2Z92B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KLP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0];&quot;-&quot;;[.B570])" office:value-type="string" office:string-value="L2-8-1">
            <text:p>L2-8-1</text:p>
          </table:table-cell>
          <table:table-cell office:value-type="string">
            <text:p>35C8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TSNLAS</text:p>
          </table:table-cell>
          <table:table-cell office:value-type="string">
            <text:p>BLG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1];&quot;-&quot;;[.B571])" office:value-type="string" office:string-value="L2-8-1">
            <text:p>L2-8-1</text:p>
          </table:table-cell>
          <table:table-cell office:value-type="string">
            <text:p>3B2UD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SNRA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2];&quot;-&quot;;[.B572])" office:value-type="string" office:string-value="L2-8-1">
            <text:p>L2-8-1</text:p>
          </table:table-cell>
          <table:table-cell office:value-type="string">
            <text:p>3B5GB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EDNQRP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3];&quot;-&quot;;[.B573])" office:value-type="string" office:string-value="L2-8-1">
            <text:p>L2-8-1</text:p>
          </table:table-cell>
          <table:table-cell office:value-type="string">
            <text:p>3BAE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QVSTRF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4];&quot;-&quot;;[.B574])" office:value-type="string" office:string-value="L2-8-1">
            <text:p>L2-8-1</text:p>
          </table:table-cell>
          <table:table-cell office:value-type="string">
            <text:p>3BD3B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5];&quot;-&quot;;[.B575])" office:value-type="string" office:string-value="L2-8-1">
            <text:p>L2-8-1</text:p>
          </table:table-cell>
          <table:table-cell office:value-type="string">
            <text:p>3BDYL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WGSYL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6];&quot;-&quot;;[.B576])" office:value-type="string" office:string-value="L2-8-1">
            <text:p>L2-8-1</text:p>
          </table:table-cell>
          <table:table-cell office:value-type="string">
            <text:p>3BN9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AASSLQ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7];&quot;-&quot;;[.B577])" office:value-type="string" office:string-value="L2-8-1">
            <text:p>L2-8-1</text:p>
          </table:table-cell>
          <table:table-cell office:value-type="string">
            <text:p>3C08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DTSNLA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8];&quot;-&quot;;[.B578])" office:value-type="string" office:string-value="L2-8-1">
            <text:p>L2-8-1</text:p>
          </table:table-cell>
          <table:table-cell office:value-type="string">
            <text:p>3C2A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GNNKRPS</text:p>
          </table:table-cell>
          <table:table-cell office:value-type="string">
            <text:p>BLLDPB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79];&quot;-&quot;;[.B579])" office:value-type="string" office:string-value="L2-8-1">
            <text:p>L2-8-1</text:p>
          </table:table-cell>
          <table:table-cell office:value-type="string">
            <text:p>3C6SC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HL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0];&quot;-&quot;;[.B580])" office:value-type="string" office:string-value="L2-8-1">
            <text:p>L2-8-1</text:p>
          </table:table-cell>
          <table:table-cell office:value-type="string">
            <text:p>3CFB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QMSNLA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1];&quot;-&quot;;[.B581])" office:value-type="string" office:string-value="L2-8-1">
            <text:p>L2-8-1</text:p>
          </table:table-cell>
          <table:table-cell office:value-type="string">
            <text:p>3CFD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2];&quot;-&quot;;[.B582])" office:value-type="string" office:string-value="L2-8-1">
            <text:p>L2-8-1</text:p>
          </table:table-cell>
          <table:table-cell office:value-type="string">
            <text:p>3CLF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LASYRY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3];&quot;-&quot;;[.B583])" office:value-type="string" office:string-value="L2-8-1">
            <text:p>L2-8-1</text:p>
          </table:table-cell>
          <table:table-cell office:value-type="string">
            <text:p>3CMOX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QS</text:p>
          </table:table-cell>
          <table:table-cell office:value-type="string">
            <text:p>BLG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4];&quot;-&quot;;[.B584])" office:value-type="string" office:string-value="L2-8-1">
            <text:p>L2-8-1</text:p>
          </table:table-cell>
          <table:table-cell office:value-type="string">
            <text:p>3CX5K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YTSRLHA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5];&quot;-&quot;;[.B585])" office:value-type="string" office:string-value="L2-8-1">
            <text:p>L2-8-1</text:p>
          </table:table-cell>
          <table:table-cell office:value-type="string">
            <text:p>3D9A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6];&quot;-&quot;;[.B586])" office:value-type="string" office:string-value="L2-8-1">
            <text:p>L2-8-1</text:p>
          </table:table-cell>
          <table:table-cell office:value-type="string">
            <text:p>3DGGC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LASNL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7];&quot;-&quot;;[.B587])" office:value-type="string" office:string-value="L2-8-1">
            <text:p>L2-8-1</text:p>
          </table:table-cell>
          <table:table-cell office:value-type="string">
            <text:p>3DIFC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YRYT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8];&quot;-&quot;;[.B588])" office:value-type="string" office:string-value="L2-8-1">
            <text:p>L2-8-1</text:p>
          </table:table-cell>
          <table:table-cell office:value-type="string">
            <text:p>3DVG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ARSLY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89];&quot;-&quot;;[.B589])" office:value-type="string" office:string-value="L2-8-1">
            <text:p>L2-8-1</text:p>
          </table:table-cell>
          <table:table-cell office:value-type="string">
            <text:p>43C9C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F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90];&quot;-&quot;;[.B590])" office:value-type="string" office:string-value="L2-8-1">
            <text:p>L2-8-1</text:p>
          </table:table-cell>
          <table:table-cell office:value-type="string">
            <text:p>4FABL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GAPPB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91];&quot;-&quot;;[.B591])" office:value-type="string" office:string-value="L2-8-1">
            <text:p>L2-8-1</text:p>
          </table:table-cell>
          <table:table-cell office:value-type="string">
            <text:p>4LVE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92];&quot;-&quot;;[.B592])" office:value-type="string" office:string-value="L2-8-1">
            <text:p>L2-8-1</text:p>
          </table:table-cell>
          <table:table-cell office:value-type="string">
            <text:p>5LVEA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string">
            <text:p>YWASTRE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1">
            <text:p>1</text:p>
          </table:table-cell>
          <table:table-cell table:formula="of:=CONCATENATE([.A593];&quot;-&quot;;[.B593])" office:value-type="string" office:string-value="L2-8-1">
            <text:p>L2-8-1</text:p>
          </table:table-cell>
          <table:table-cell office:value-type="string">
            <text:p>8FABC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KDTQRPS</text:p>
          </table:table-cell>
          <table:table-cell office:value-type="string">
            <text:p>BLLD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4];&quot;-&quot;;[.B594])" office:value-type="string" office:string-value="L2-8-2">
            <text:p>L2-8-2</text:p>
          </table:table-cell>
          <table:table-cell office:value-type="string">
            <text:p>1C5C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DATKLDS</text:p>
          </table:table-cell>
          <table:table-cell office:value-type="string">
            <text:p>BLLDB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5];&quot;-&quot;;[.B595])" office:value-type="string" office:string-value="L2-8-2">
            <text:p>L2-8-2</text:p>
          </table:table-cell>
          <table:table-cell office:value-type="string">
            <text:p>1FL5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BLL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6];&quot;-&quot;;[.B596])" office:value-type="string" office:string-value="L2-8-2">
            <text:p>L2-8-2</text:p>
          </table:table-cell>
          <table:table-cell office:value-type="string">
            <text:p>1ORSA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STSNLAS</text:p>
          </table:table-cell>
          <table:table-cell office:value-type="string">
            <text:p>BLG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7];&quot;-&quot;;[.B597])" office:value-type="string" office:string-value="L2-8-2">
            <text:p>L2-8-2</text:p>
          </table:table-cell>
          <table:table-cell office:value-type="string">
            <text:p>1OSP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SGATSLET</text:p>
          </table:table-cell>
          <table:table-cell office:value-type="string">
            <text:p>BLL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8];&quot;-&quot;;[.B598])" office:value-type="string" office:string-value="L2-8-2">
            <text:p>L2-8-2</text:p>
          </table:table-cell>
          <table:table-cell office:value-type="string">
            <text:p>1RIH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KYASQSIS</text:p>
          </table:table-cell>
          <table:table-cell office:value-type="string">
            <text:p>BLL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599];&quot;-&quot;;[.B599])" office:value-type="string" office:string-value="L2-8-2">
            <text:p>L2-8-2</text:p>
          </table:table-cell>
          <table:table-cell office:value-type="string">
            <text:p>1UM5L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YAGSTLDS</text:p>
          </table:table-cell>
          <table:table-cell office:value-type="string">
            <text:p>BLL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600];&quot;-&quot;;[.B600])" office:value-type="string" office:string-value="L2-8-2">
            <text:p>L2-8-2</text:p>
          </table:table-cell>
          <table:table-cell office:value-type="string">
            <text:p>2BDN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SGATSLET</text:p>
          </table:table-cell>
          <table:table-cell office:value-type="string">
            <text:p>BLL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601];&quot;-&quot;;[.B601])" office:value-type="string" office:string-value="L2-8-2">
            <text:p>L2-8-2</text:p>
          </table:table-cell>
          <table:table-cell office:value-type="string">
            <text:p>2FBJL</text:p>
          </table:table-cell>
          <table:table-cell table:number-columns-repeated="2"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>
            <text:p>YEISKLAS</text:p>
          </table:table-cell>
          <table:table-cell office:value-type="string">
            <text:p>BLGDPPPA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2">
            <text:p>2</text:p>
          </table:table-cell>
          <table:table-cell table:formula="of:=CONCATENATE([.A602];&quot;-&quot;;[.B602])" office:value-type="string" office:string-value="L2-8-2">
            <text:p>L2-8-2</text:p>
          </table:table-cell>
          <table:table-cell office:value-type="string">
            <text:p>2HRPM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string">
            <text:p>YAASNQGS</text:p>
          </table:table-cell>
          <table:table-cell office:value-type="string">
            <text:p>BLL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3">
            <text:p>3</text:p>
          </table:table-cell>
          <table:table-cell table:formula="of:=CONCATENATE([.A603];&quot;-&quot;;[.B603])" office:value-type="string" office:string-value="L2-8-3">
            <text:p>L2-8-3</text:p>
          </table:table-cell>
          <table:table-cell office:value-type="string">
            <text:p>1I8K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SEGNTLRP</text:p>
          </table:table-cell>
          <table:table-cell office:value-type="string">
            <text:p>BPLL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3">
            <text:p>3</text:p>
          </table:table-cell>
          <table:table-cell table:formula="of:=CONCATENATE([.A604];&quot;-&quot;;[.B604])" office:value-type="string" office:string-value="L2-8-3">
            <text:p>L2-8-3</text:p>
          </table:table-cell>
          <table:table-cell office:value-type="string">
            <text:p>1NC2A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NNNRPP</text:p>
          </table:table-cell>
          <table:table-cell office:value-type="string">
            <text:p>PADL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3">
            <text:p>3</text:p>
          </table:table-cell>
          <table:table-cell table:formula="of:=CONCATENATE([.A605];&quot;-&quot;;[.B605])" office:value-type="string" office:string-value="L2-8-3">
            <text:p>L2-8-3</text:p>
          </table:table-cell>
          <table:table-cell office:value-type="string">
            <text:p>2ADGA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SEGNTLRP</text:p>
          </table:table-cell>
          <table:table-cell office:value-type="string">
            <text:p>BPLLP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4">
            <text:p>4</text:p>
          </table:table-cell>
          <table:table-cell table:formula="of:=CONCATENATE([.A606];&quot;-&quot;;[.B606])" office:value-type="string" office:string-value="L2-8-4">
            <text:p>L2-8-4</text:p>
          </table:table-cell>
          <table:table-cell office:value-type="string">
            <text:p>1ETZA</text:p>
          </table:table-cell>
          <table:table-cell table:number-columns-repeated="2"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string">
            <text:p>GGTNNRVP</text:p>
          </table:table-cell>
          <table:table-cell office:value-type="string">
            <text:p>BGD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4">
            <text:p>4</text:p>
          </table:table-cell>
          <table:table-cell table:formula="of:=CONCATENATE([.A607];&quot;-&quot;;[.B607])" office:value-type="string" office:string-value="L2-8-4">
            <text:p>L2-8-4</text:p>
          </table:table-cell>
          <table:table-cell office:value-type="string">
            <text:p>1IGC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GASNRYT</text:p>
          </table:table-cell>
          <table:table-cell office:value-type="string">
            <text:p>BGD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5">
            <text:p>5</text:p>
          </table:table-cell>
          <table:table-cell table:formula="of:=CONCATENATE([.A608];&quot;-&quot;;[.B608])" office:value-type="string" office:string-value="L2-8-5">
            <text:p>L2-8-5</text:p>
          </table:table-cell>
          <table:table-cell office:value-type="string">
            <text:p>2AEPL</text:p>
          </table:table-cell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string">
            <text:p>YSASYRYS</text:p>
          </table:table-cell>
          <table:table-cell office:value-type="string">
            <text:p>DBADBPPP</text:p>
          </table:table-cell>
        </table:table-row>
        <table:table-row table:style-name="ro2">
          <table:table-cell office:value-type="string">
            <text:p>L2-8</text:p>
          </table:table-cell>
          <table:table-cell office:value-type="float" office:value="5">
            <text:p>5</text:p>
          </table:table-cell>
          <table:table-cell table:formula="of:=CONCATENATE([.A609];&quot;-&quot;;[.B609])" office:value-type="string" office:string-value="L2-8-5">
            <text:p>L2-8-5</text:p>
          </table:table-cell>
          <table:table-cell office:value-type="string">
            <text:p>2GK0A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YKVSNRFS</text:p>
          </table:table-cell>
          <table:table-cell office:value-type="string">
            <text:p>DBLDPPBP</text:p>
          </table:table-cell>
        </table:table-row>
        <table:table-row table:style-name="ro2">
          <table:table-cell office:value-type="string">
            <text:p>L2-12</text:p>
          </table:table-cell>
          <table:table-cell office:value-type="float" office:value="1">
            <text:p>1</text:p>
          </table:table-cell>
          <table:table-cell table:formula="of:=CONCATENATE([.A610];&quot;-&quot;;[.B610])" office:value-type="string" office:string-value="L2-12-1">
            <text:p>L2-12-1</text:p>
          </table:table-cell>
          <table:table-cell office:value-type="string">
            <text:p>2H32A</text:p>
          </table:table-cell>
          <table:table-cell table:number-columns-repeated="2"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string">
            <text:p>RYFSQSDKSQGP</text:p>
          </table:table-cell>
          <table:table-cell office:value-type="string">
            <text:p>BBDBAABBBPPA</text:p>
          </table:table-cell>
        </table:table-row>
        <table:table-row table:style-name="ro2">
          <table:table-cell office:value-type="string">
            <text:p>L2-12</text:p>
          </table:table-cell>
          <table:table-cell office:value-type="float" office:value="1">
            <text:p>1</text:p>
          </table:table-cell>
          <table:table-cell table:formula="of:=CONCATENATE([.A611];&quot;-&quot;;[.B611])" office:value-type="string" office:string-value="L2-12-1">
            <text:p>L2-12-1</text:p>
          </table:table-cell>
          <table:table-cell office:value-type="string">
            <text:p>3BJ91</text:p>
          </table:table-cell>
          <table:table-cell table:number-columns-repeated="2"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string">
            <text:p>RYFSQSDKSQGP</text:p>
          </table:table-cell>
          <table:table-cell office:value-type="string">
            <text:p>BBDBADBBBPPP</text:p>
          </table:table-cell>
        </table:table-row>
        <table:table-row table:style-name="ro2">
          <table:table-cell office:value-type="string">
            <text:p>L2-12</text:p>
          </table:table-cell>
          <table:table-cell office:value-type="float" office:value="2">
            <text:p>2</text:p>
          </table:table-cell>
          <table:table-cell table:formula="of:=CONCATENATE([.A612];&quot;-&quot;;[.B612])" office:value-type="string" office:string-value="L2-12-2">
            <text:p>L2-12-2</text:p>
          </table:table-cell>
          <table:table-cell office:value-type="string">
            <text:p>2OTUC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LKKDGSHSTGD</text:p>
          </table:table-cell>
          <table:table-cell office:value-type="string">
            <text:p>BBPAALPBBPPP</text:p>
          </table:table-cell>
        </table:table-row>
        <table:table-row table:style-name="ro2">
          <table:table-cell office:value-type="string">
            <text:p>L2-12</text:p>
          </table:table-cell>
          <table:table-cell office:value-type="float" office:value="2">
            <text:p>2</text:p>
          </table:table-cell>
          <table:table-cell table:formula="of:=CONCATENATE([.A613];&quot;-&quot;;[.B613])" office:value-type="string" office:string-value="L2-12-2">
            <text:p>L2-12-2</text:p>
          </table:table-cell>
          <table:table-cell office:value-type="string">
            <text:p>2QHRL</text:p>
          </table:table-cell>
          <table:table-cell table:number-columns-repeated="2"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string">
            <text:p>ELKKDGSHSTGD</text:p>
          </table:table-cell>
          <table:table-cell office:value-type="string">
            <text:p>PBPAALPBBPPP</text:p>
          </table:table-cell>
        </table:table-row>
        <table:table-row table:style-name="ro2">
          <table:table-cell office:value-type="string">
            <text:p>L3-7</text:p>
          </table:table-cell>
          <table:table-cell office:value-type="float" office:value="1">
            <text:p>1</text:p>
          </table:table-cell>
          <table:table-cell table:formula="of:=CONCATENATE([.A614];&quot;-&quot;;[.B614])" office:value-type="string" office:string-value="L3-7-1">
            <text:p>L3-7-1</text:p>
          </table:table-cell>
          <table:table-cell office:value-type="string">
            <text:p>1DFBL</text:p>
          </table:table-cell>
          <table:table-cell table:number-columns-repeated="2"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string">
            <text:p>QQYNSYS</text:p>
          </table:table-cell>
          <table:table-cell office:value-type="string">
            <text:p>BPDADLP</text:p>
          </table:table-cell>
        </table:table-row>
        <table:table-row table:style-name="ro2">
          <table:table-cell office:value-type="string">
            <text:p>L3-7</text:p>
          </table:table-cell>
          <table:table-cell office:value-type="float" office:value="1">
            <text:p>1</text:p>
          </table:table-cell>
          <table:table-cell table:formula="of:=CONCATENATE([.A615];&quot;-&quot;;[.B615])" office:value-type="string" office:string-value="L3-7-1">
            <text:p>L3-7-1</text:p>
          </table:table-cell>
          <table:table-cell office:value-type="string">
            <text:p>1MIML</text:p>
          </table:table-cell>
          <table:table-cell table:number-columns-repeated="2"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string">
            <text:p>HQRSSYT</text:p>
          </table:table-cell>
          <table:table-cell office:value-type="string">
            <text:p>BBAAALP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16];&quot;-&quot;;[.B616])" office:value-type="string" office:string-value="L3-8-1">
            <text:p>L3-8-1</text:p>
          </table:table-cell>
          <table:table-cell office:value-type="string">
            <text:p>1A0Q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LQYYNLR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17];&quot;-&quot;;[.B617])" office:value-type="string" office:string-value="L3-8-1">
            <text:p>L3-8-1</text:p>
          </table:table-cell>
          <table:table-cell office:value-type="string">
            <text:p>1C5DA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LQYGNLY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18];&quot;-&quot;;[.B618])" office:value-type="string" office:string-value="L3-8-1">
            <text:p>L3-8-1</text:p>
          </table:table-cell>
          <table:table-cell office:value-type="string">
            <text:p>1DQL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LQQNSNWT</text:p>
          </table:table-cell>
          <table:table-cell office:value-type="string">
            <text:p>BPDABP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19];&quot;-&quot;;[.B619])" office:value-type="string" office:string-value="L3-8-1">
            <text:p>L3-8-1</text:p>
          </table:table-cell>
          <table:table-cell office:value-type="string">
            <text:p>1H3P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SLYT</text:p>
          </table:table-cell>
          <table:table-cell office:value-type="string">
            <text:p>BB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0];&quot;-&quot;;[.B620])" office:value-type="string" office:string-value="L3-8-1">
            <text:p>L3-8-1</text:p>
          </table:table-cell>
          <table:table-cell office:value-type="string">
            <text:p>1IL1B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QQYYHYRT</text:p>
          </table:table-cell>
          <table:table-cell office:value-type="string">
            <text:p>BB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1];&quot;-&quot;;[.B621])" office:value-type="string" office:string-value="L3-8-1">
            <text:p>L3-8-1</text:p>
          </table:table-cell>
          <table:table-cell office:value-type="string">
            <text:p>1PZ5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string">
            <text:p>SQTTHVPT</text:p>
          </table:table-cell>
          <table:table-cell office:value-type="string">
            <text:p>BBDABP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2];&quot;-&quot;;[.B622])" office:value-type="string" office:string-value="L3-8-1">
            <text:p>L3-8-1</text:p>
          </table:table-cell>
          <table:table-cell office:value-type="string">
            <text:p>1Q9R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NLR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3];&quot;-&quot;;[.B623])" office:value-type="string" office:string-value="L3-8-1">
            <text:p>L3-8-1</text:p>
          </table:table-cell>
          <table:table-cell office:value-type="string">
            <text:p>1Q9W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NLR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4];&quot;-&quot;;[.B624])" office:value-type="string" office:string-value="L3-8-1">
            <text:p>L3-8-1</text:p>
          </table:table-cell>
          <table:table-cell office:value-type="string">
            <text:p>1QKZ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string">
            <text:p>SQSTHFPT</text:p>
          </table:table-cell>
          <table:table-cell office:value-type="string">
            <text:p>BBDABP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5];&quot;-&quot;;[.B625])" office:value-type="string" office:string-value="L3-8-1">
            <text:p>L3-8-1</text:p>
          </table:table-cell>
          <table:table-cell office:value-type="string">
            <text:p>1T4K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DLPT</text:p>
          </table:table-cell>
          <table:table-cell office:value-type="string">
            <text:p>BPDABL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6];&quot;-&quot;;[.B626])" office:value-type="string" office:string-value="L3-8-1">
            <text:p>L3-8-1</text:p>
          </table:table-cell>
          <table:table-cell office:value-type="string">
            <text:p>2ADF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LQYDNLR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7];&quot;-&quot;;[.B627])" office:value-type="string" office:string-value="L3-8-1">
            <text:p>L3-8-1</text:p>
          </table:table-cell>
          <table:table-cell office:value-type="string">
            <text:p>2CK0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NLYT</text:p>
          </table:table-cell>
          <table:table-cell office:value-type="string">
            <text:p>BB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8];&quot;-&quot;;[.B628])" office:value-type="string" office:string-value="L3-8-1">
            <text:p>L3-8-1</text:p>
          </table:table-cell>
          <table:table-cell office:value-type="string">
            <text:p>2G5BG</text:p>
          </table:table-cell>
          <table:table-cell table:number-columns-repeated="2"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string">
            <text:p>KQSYNLR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29];&quot;-&quot;;[.B629])" office:value-type="string" office:string-value="L3-8-1">
            <text:p>L3-8-1</text:p>
          </table:table-cell>
          <table:table-cell office:value-type="string">
            <text:p>2J88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QHHYGTRT</text:p>
          </table:table-cell>
          <table:table-cell office:value-type="string">
            <text:p>BPDADPBP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1">
            <text:p>1</text:p>
          </table:table-cell>
          <table:table-cell table:formula="of:=CONCATENATE([.A630];&quot;-&quot;;[.B630])" office:value-type="string" office:string-value="L3-8-1">
            <text:p>L3-8-1</text:p>
          </table:table-cell>
          <table:table-cell office:value-type="string">
            <text:p>3CMO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QQYSKLFT</text:p>
          </table:table-cell>
          <table:table-cell office:value-type="string">
            <text:p>BPDABG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2">
            <text:p>2</text:p>
          </table:table-cell>
          <table:table-cell table:formula="of:=CONCATENATE([.A631];&quot;-&quot;;[.B631])" office:value-type="string" office:string-value="L3-8-2">
            <text:p>L3-8-2</text:p>
          </table:table-cell>
          <table:table-cell office:value-type="string">
            <text:p>1A7O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QHFWSTPT</text:p>
          </table:table-cell>
          <table:table-cell office:value-type="string">
            <text:p>BBDBGP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2">
            <text:p>2</text:p>
          </table:table-cell>
          <table:table-cell table:formula="of:=CONCATENATE([.A632];&quot;-&quot;;[.B632])" office:value-type="string" office:string-value="L3-8-2">
            <text:p>L3-8-2</text:p>
          </table:table-cell>
          <table:table-cell office:value-type="string">
            <text:p>1KEG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string">
            <text:p>FQGSLVPT</text:p>
          </table:table-cell>
          <table:table-cell office:value-type="string">
            <text:p>BBABGBP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2">
            <text:p>2</text:p>
          </table:table-cell>
          <table:table-cell table:formula="of:=CONCATENATE([.A633];&quot;-&quot;;[.B633])" office:value-type="string" office:string-value="L3-8-2">
            <text:p>L3-8-2</text:p>
          </table:table-cell>
          <table:table-cell office:value-type="string">
            <text:p>1ORSA</text:p>
          </table:table-cell>
          <table:table-cell table:number-columns-repeated="2"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string">
            <text:p>HQFHRSLT</text:p>
          </table:table-cell>
          <table:table-cell office:value-type="string">
            <text:p>BBBDDBBB</text:p>
          </table:table-cell>
        </table:table-row>
        <table:table-row table:style-name="ro2">
          <table:table-cell office:value-type="string">
            <text:p>L3-8</text:p>
          </table:table-cell>
          <table:table-cell office:value-type="float" office:value="2">
            <text:p>2</text:p>
          </table:table-cell>
          <table:table-cell table:formula="of:=CONCATENATE([.A634];&quot;-&quot;;[.B634])" office:value-type="string" office:string-value="L3-8-2">
            <text:p>L3-8-2</text:p>
          </table:table-cell>
          <table:table-cell office:value-type="string">
            <text:p>1YQVL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QQWGRNPT</text:p>
          </table:table-cell>
          <table:table-cell office:value-type="string">
            <text:p>BBBPABPB</text:p>
          </table:table-cell>
        </table:table-row>
        <table:table-row table:style-name="ro1">
          <table:table-cell office:value-type="string">
            <text:p>L3-8</text:p>
          </table:table-cell>
          <table:table-cell office:value-type="string">
            <text:p>cis6-1</text:p>
          </table:table-cell>
          <table:table-cell table:formula="of:=CONCATENATE([.A635];&quot;-&quot;;[.B635])" office:value-type="string" office:string-value="L3-8-cis6-1">
            <text:p>L3-8-cis6-1</text:p>
          </table:table-cell>
          <table:table-cell office:value-type="string">
            <text:p>1E6OL</text:p>
          </table:table-cell>
          <table:table-cell table:number-columns-repeated="2"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string">
            <text:p>QQWNYPFT</text:p>
          </table:table-cell>
          <table:table-cell office:value-type="string">
            <text:p>BPABPaLP</text:p>
          </table:table-cell>
        </table:table-row>
        <table:table-row table:style-name="ro1">
          <table:table-cell office:value-type="string">
            <text:p>L3-8</text:p>
          </table:table-cell>
          <table:table-cell office:value-type="string">
            <text:p>cis6-1</text:p>
          </table:table-cell>
          <table:table-cell table:formula="of:=CONCATENATE([.A636];&quot;-&quot;;[.B636])" office:value-type="string" office:string-value="L3-8-cis6-1">
            <text:p>L3-8-cis6-1</text:p>
          </table:table-cell>
          <table:table-cell office:value-type="string">
            <text:p>1TZHA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string">
            <text:p>QSSASPAT</text:p>
          </table:table-cell>
          <table:table-cell office:value-type="string">
            <text:p>BPDPBpPP</text:p>
          </table:table-cell>
        </table:table-row>
        <table:table-row table:style-name="ro1">
          <table:table-cell office:value-type="string">
            <text:p>L3-8</text:p>
          </table:table-cell>
          <table:table-cell office:value-type="string">
            <text:p>cis6-1</text:p>
          </table:table-cell>
          <table:table-cell table:formula="of:=CONCATENATE([.A637];&quot;-&quot;;[.B637])" office:value-type="string" office:string-value="L3-8-cis6-1">
            <text:p>L3-8-cis6-1</text:p>
          </table:table-cell>
          <table:table-cell office:value-type="string">
            <text:p>2FATL</text:p>
          </table:table-cell>
          <table:table-cell table:number-columns-repeated="2"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string">
            <text:p>QQWNYPFT</text:p>
          </table:table-cell>
          <table:table-cell office:value-type="string">
            <text:p>BPABPaLP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38];&quot;-&quot;;[.B638])" office:value-type="string" office:string-value="L3-9-1">
            <text:p>L3-9-1</text:p>
          </table:table-cell>
          <table:table-cell office:value-type="string">
            <text:p>1A6V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NHWV</text:p>
          </table:table-cell>
          <table:table-cell office:value-type="string">
            <text:p>BBPBGA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39];&quot;-&quot;;[.B639])" office:value-type="string" office:string-value="L3-9-1">
            <text:p>L3-9-1</text:p>
          </table:table-cell>
          <table:table-cell office:value-type="string">
            <text:p>1A7P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WSTSRT</text:p>
          </table:table-cell>
          <table:table-cell office:value-type="string">
            <text:p>BBDPGDBDP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0];&quot;-&quot;;[.B640])" office:value-type="string" office:string-value="L3-9-1">
            <text:p>L3-9-1</text:p>
          </table:table-cell>
          <table:table-cell office:value-type="string">
            <text:p>1ETZ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NHWV</text:p>
          </table:table-cell>
          <table:table-cell office:value-type="string">
            <text:p>BBBBL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1];&quot;-&quot;;[.B641])" office:value-type="string" office:string-value="L3-9-1">
            <text:p>L3-9-1</text:p>
          </table:table-cell>
          <table:table-cell office:value-type="string">
            <text:p>1F4X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GHWV</text:p>
          </table:table-cell>
          <table:table-cell office:value-type="string">
            <text:p>BBPBLL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2];&quot;-&quot;;[.B642])" office:value-type="string" office:string-value="L3-9-1">
            <text:p>L3-9-1</text:p>
          </table:table-cell>
          <table:table-cell office:value-type="string">
            <text:p>1IQD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KYGTSAIT</text:p>
          </table:table-cell>
          <table:table-cell office:value-type="string">
            <text:p>BBBBA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3];&quot;-&quot;;[.B643])" office:value-type="string" office:string-value="L3-9-1">
            <text:p>L3-9-1</text:p>
          </table:table-cell>
          <table:table-cell office:value-type="string">
            <text:p>1JH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TWGGNSAY</text:p>
          </table:table-cell>
          <table:table-cell office:value-type="string">
            <text:p>BBBBG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4];&quot;-&quot;;[.B644])" office:value-type="string" office:string-value="L3-9-1">
            <text:p>L3-9-1</text:p>
          </table:table-cell>
          <table:table-cell office:value-type="string">
            <text:p>1JN6A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FSNQFI</text:p>
          </table:table-cell>
          <table:table-cell office:value-type="string">
            <text:p>BBPBGL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5];&quot;-&quot;;[.B645])" office:value-type="string" office:string-value="L3-9-1">
            <text:p>L3-9-1</text:p>
          </table:table-cell>
          <table:table-cell office:value-type="string">
            <text:p>1MFA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SNNHWI</text:p>
          </table:table-cell>
          <table:table-cell office:value-type="string">
            <text:p>BBPBLL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6];&quot;-&quot;;[.B646])" office:value-type="string" office:string-value="L3-9-1">
            <text:p>L3-9-1</text:p>
          </table:table-cell>
          <table:table-cell office:value-type="string">
            <text:p>1MFE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CNNHWI</text:p>
          </table:table-cell>
          <table:table-cell office:value-type="string">
            <text:p>BBPBLL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7];&quot;-&quot;;[.B647])" office:value-type="string" office:string-value="L3-9-1">
            <text:p>L3-9-1</text:p>
          </table:table-cell>
          <table:table-cell office:value-type="string">
            <text:p>1N0X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VYGASSYT</text:p>
          </table:table-cell>
          <table:table-cell office:value-type="string">
            <text:p>BBBGLLBDP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8];&quot;-&quot;;[.B648])" office:value-type="string" office:string-value="L3-9-1">
            <text:p>L3-9-1</text:p>
          </table:table-cell>
          <table:table-cell office:value-type="string">
            <text:p>1NC2C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NHWV</text:p>
          </table:table-cell>
          <table:table-cell office:value-type="string">
            <text:p>BBPBL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49];&quot;-&quot;;[.B649])" office:value-type="string" office:string-value="L3-9-1">
            <text:p>L3-9-1</text:p>
          </table:table-cell>
          <table:table-cell office:value-type="string">
            <text:p>1NJ9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NHWV</text:p>
          </table:table-cell>
          <table:table-cell office:value-type="string">
            <text:p>BBBBPL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0];&quot;-&quot;;[.B650])" office:value-type="string" office:string-value="L3-9-1">
            <text:p>L3-9-1</text:p>
          </table:table-cell>
          <table:table-cell office:value-type="string">
            <text:p>1OAQ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YSNHLV</text:p>
          </table:table-cell>
          <table:table-cell office:value-type="string">
            <text:p>BBPBLL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1];&quot;-&quot;;[.B651])" office:value-type="string" office:string-value="L3-9-1">
            <text:p>L3-9-1</text:p>
          </table:table-cell>
          <table:table-cell office:value-type="string">
            <text:p>1OP3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HYAGYSAT</text:p>
          </table:table-cell>
          <table:table-cell office:value-type="string">
            <text:p>BPBBA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2];&quot;-&quot;;[.B652])" office:value-type="string" office:string-value="L3-9-1">
            <text:p>L3-9-1</text:p>
          </table:table-cell>
          <table:table-cell office:value-type="string">
            <text:p>1P4BL</text:p>
          </table:table-cell>
          <table:table-cell table:number-columns-repeated="2"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string">
            <text:p>ALWYSNHWV</text:p>
          </table:table-cell>
          <table:table-cell office:value-type="string">
            <text:p>BBBBL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3];&quot;-&quot;;[.B653])" office:value-type="string" office:string-value="L3-9-1">
            <text:p>L3-9-1</text:p>
          </table:table-cell>
          <table:table-cell office:value-type="string">
            <text:p>1PEWB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SYDARNVV</text:p>
          </table:table-cell>
          <table:table-cell office:value-type="string">
            <text:p>BBBBLGP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4];&quot;-&quot;;[.B654])" office:value-type="string" office:string-value="L3-9-1">
            <text:p>L3-9-1</text:p>
          </table:table-cell>
          <table:table-cell office:value-type="string">
            <text:p>1PW3A</text:p>
          </table:table-cell>
          <table:table-cell table:number-columns-repeated="2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QSYDARNVV</text:p>
          </table:table-cell>
          <table:table-cell office:value-type="string">
            <text:p>BBBBG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5];&quot;-&quot;;[.B655])" office:value-type="string" office:string-value="L3-9-1">
            <text:p>L3-9-1</text:p>
          </table:table-cell>
          <table:table-cell office:value-type="string">
            <text:p>1Q0X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SNNKLV</text:p>
          </table:table-cell>
          <table:table-cell office:value-type="string">
            <text:p>BBPBLL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6];&quot;-&quot;;[.B656])" office:value-type="string" office:string-value="L3-9-1">
            <text:p>L3-9-1</text:p>
          </table:table-cell>
          <table:table-cell office:value-type="string">
            <text:p>1Y0LE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ALWNSNHLV</text:p>
          </table:table-cell>
          <table:table-cell office:value-type="string">
            <text:p>BBPBGD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7];&quot;-&quot;;[.B657])" office:value-type="string" office:string-value="L3-9-1">
            <text:p>L3-9-1</text:p>
          </table:table-cell>
          <table:table-cell office:value-type="string">
            <text:p>2CD0A</text:p>
          </table:table-cell>
          <table:table-cell table:number-columns-repeated="2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QSYDHNNQV</text:p>
          </table:table-cell>
          <table:table-cell office:value-type="string">
            <text:p>BBBBAD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8];&quot;-&quot;;[.B658])" office:value-type="string" office:string-value="L3-9-1">
            <text:p>L3-9-1</text:p>
          </table:table-cell>
          <table:table-cell office:value-type="string">
            <text:p>2E27L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LQYDNFTWT</text:p>
          </table:table-cell>
          <table:table-cell office:value-type="string">
            <text:p>BPDPLL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1">
            <text:p>1</text:p>
          </table:table-cell>
          <table:table-cell table:formula="of:=CONCATENATE([.A659];&quot;-&quot;;[.B659])" office:value-type="string" office:string-value="L3-9-1">
            <text:p>L3-9-1</text:p>
          </table:table-cell>
          <table:table-cell office:value-type="string">
            <text:p>3C08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SHIFT</text:p>
          </table:table-cell>
          <table:table-cell office:value-type="string">
            <text:p>BPBBLLBB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0];&quot;-&quot;;[.B660])" office:value-type="string" office:string-value="L3-9-2">
            <text:p>L3-9-2</text:p>
          </table:table-cell>
          <table:table-cell office:value-type="string">
            <text:p>1A4J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PT</text:p>
          </table:table-cell>
          <table:table-cell office:value-type="string">
            <text:p>BBDAP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1];&quot;-&quot;;[.B661])" office:value-type="string" office:string-value="L3-9-2">
            <text:p>L3-9-2</text:p>
          </table:table-cell>
          <table:table-cell office:value-type="string">
            <text:p>1A4K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VTHVPPT</text:p>
          </table:table-cell>
          <table:table-cell office:value-type="string">
            <text:p>BBDABG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2];&quot;-&quot;;[.B662])" office:value-type="string" office:string-value="L3-9-2">
            <text:p>L3-9-2</text:p>
          </table:table-cell>
          <table:table-cell office:value-type="string">
            <text:p>1A6TC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YSSHPLT</text:p>
          </table:table-cell>
          <table:table-cell office:value-type="string">
            <text:p>BBDAP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3];&quot;-&quot;;[.B663])" office:value-type="string" office:string-value="L3-9-2">
            <text:p>L3-9-2</text:p>
          </table:table-cell>
          <table:table-cell office:value-type="string">
            <text:p>1C1E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STHFFPT</text:p>
          </table:table-cell>
          <table:table-cell office:value-type="string">
            <text:p>BBDABPL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4];&quot;-&quot;;[.B664])" office:value-type="string" office:string-value="L3-9-2">
            <text:p>L3-9-2</text:p>
          </table:table-cell>
          <table:table-cell office:value-type="string">
            <text:p>1FJ1C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DNLQRT</text:p>
          </table:table-cell>
          <table:table-cell office:value-type="string">
            <text:p>BBDAB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5];&quot;-&quot;;[.B665])" office:value-type="string" office:string-value="L3-9-2">
            <text:p>L3-9-2</text:p>
          </table:table-cell>
          <table:table-cell office:value-type="string">
            <text:p>1G7L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SSTPRT</text:p>
          </table:table-cell>
          <table:table-cell office:value-type="string">
            <text:p>BPDPG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6];&quot;-&quot;;[.B666])" office:value-type="string" office:string-value="L3-9-2">
            <text:p>L3-9-2</text:p>
          </table:table-cell>
          <table:table-cell office:value-type="string">
            <text:p>1KCS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GQSYSSPLT</text:p>
          </table:table-cell>
          <table:table-cell office:value-type="string">
            <text:p>BBDAB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7];&quot;-&quot;;[.B667])" office:value-type="string" office:string-value="L3-9-2">
            <text:p>L3-9-2</text:p>
          </table:table-cell>
          <table:table-cell office:value-type="string">
            <text:p>2FX7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YGQSLST</text:p>
          </table:table-cell>
          <table:table-cell office:value-type="string">
            <text:p>BBDAB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8];&quot;-&quot;;[.B668])" office:value-type="string" office:string-value="L3-9-2">
            <text:p>L3-9-2</text:p>
          </table:table-cell>
          <table:table-cell office:value-type="string">
            <text:p>2GCYA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NEAPFT</text:p>
          </table:table-cell>
          <table:table-cell office:value-type="string">
            <text:p>BBBDBA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69];&quot;-&quot;;[.B669])" office:value-type="string" office:string-value="L3-9-2">
            <text:p>L3-9-2</text:p>
          </table:table-cell>
          <table:table-cell office:value-type="string">
            <text:p>2QQK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AWAYLPT</text:p>
          </table:table-cell>
          <table:table-cell office:value-type="string">
            <text:p>BPDDPA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70];&quot;-&quot;;[.B670])" office:value-type="string" office:string-value="L3-9-2">
            <text:p>L3-9-2</text:p>
          </table:table-cell>
          <table:table-cell office:value-type="string">
            <text:p>2V7NC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HQYSDISPT</text:p>
          </table:table-cell>
          <table:table-cell office:value-type="string">
            <text:p>BBDABAB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float" office:value="2">
            <text:p>2</text:p>
          </table:table-cell>
          <table:table-cell table:formula="of:=CONCATENATE([.A671];&quot;-&quot;;[.B671])" office:value-type="string" office:string-value="L3-9-2">
            <text:p>L3-9-2</text:p>
          </table:table-cell>
          <table:table-cell office:value-type="string">
            <text:p>3BD3B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KQSYYHMYT</text:p>
          </table:table-cell>
          <table:table-cell office:value-type="string">
            <text:p>BPDABPL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6-1</text:p>
          </table:table-cell>
          <table:table-cell table:formula="of:=CONCATENATE([.A672];&quot;-&quot;;[.B672])" office:value-type="string" office:string-value="L3-9-cis6-1">
            <text:p>L3-9-cis6-1</text:p>
          </table:table-cell>
          <table:table-cell office:value-type="string">
            <text:p>2FBJ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TYPLIT</text:p>
          </table:table-cell>
          <table:table-cell office:value-type="string">
            <text:p>BBBBPdBB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3];&quot;-&quot;;[.B673])" office:value-type="string" office:string-value="L3-9-cis7-1">
            <text:p>L3-9-cis7-1</text:p>
          </table:table-cell>
          <table:table-cell office:value-type="string">
            <text:p>1A3R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NNYNYPL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4];&quot;-&quot;;[.B674])" office:value-type="string" office:string-value="L3-9-cis7-1">
            <text:p>L3-9-cis7-1</text:p>
          </table:table-cell>
          <table:table-cell office:value-type="string">
            <text:p>1A6TA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YSSHPL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5];&quot;-&quot;;[.B675])" office:value-type="string" office:string-value="L3-9-cis7-1">
            <text:p>L3-9-cis7-1</text:p>
          </table:table-cell>
          <table:table-cell office:value-type="string">
            <text:p>1AJ7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ASYPR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6];&quot;-&quot;;[.B676])" office:value-type="string" office:string-value="L3-9-cis7-1">
            <text:p>L3-9-cis7-1</text:p>
          </table:table-cell>
          <table:table-cell office:value-type="string">
            <text:p>1AXS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DEF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7];&quot;-&quot;;[.B677])" office:value-type="string" office:string-value="L3-9-cis7-1">
            <text:p>L3-9-cis7-1</text:p>
          </table:table-cell>
          <table:table-cell office:value-type="string">
            <text:p>1AXT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GTHV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8];&quot;-&quot;;[.B678])" office:value-type="string" office:string-value="L3-9-cis7-1">
            <text:p>L3-9-cis7-1</text:p>
          </table:table-cell>
          <table:table-cell office:value-type="string">
            <text:p>1AY1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TYPLT</text:p>
          </table:table-cell>
          <table:table-cell office:value-type="string">
            <text:p>BBDPP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79];&quot;-&quot;;[.B679])" office:value-type="string" office:string-value="L3-9-cis7-1">
            <text:p>L3-9-cis7-1</text:p>
          </table:table-cell>
          <table:table-cell office:value-type="string">
            <text:p>1B0W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DDL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0];&quot;-&quot;;[.B680])" office:value-type="string" office:string-value="L3-9-cis7-1">
            <text:p>L3-9-cis7-1</text:p>
          </table:table-cell>
          <table:table-cell office:value-type="string">
            <text:p>1B6D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DSL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1];&quot;-&quot;;[.B681])" office:value-type="string" office:string-value="L3-9-cis7-1">
            <text:p>L3-9-cis7-1</text:p>
          </table:table-cell>
          <table:table-cell office:value-type="string">
            <text:p>1BJ1J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TV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2];&quot;-&quot;;[.B682])" office:value-type="string" office:string-value="L3-9-cis7-1">
            <text:p>L3-9-cis7-1</text:p>
          </table:table-cell>
          <table:table-cell office:value-type="string">
            <text:p>1BM3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L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3];&quot;-&quot;;[.B683])" office:value-type="string" office:string-value="L3-9-cis7-1">
            <text:p>L3-9-cis7-1</text:p>
          </table:table-cell>
          <table:table-cell office:value-type="string">
            <text:p>1BWWB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QQYQSL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4];&quot;-&quot;;[.B684])" office:value-type="string" office:string-value="L3-9-cis7-1">
            <text:p>L3-9-cis7-1</text:p>
          </table:table-cell>
          <table:table-cell office:value-type="string">
            <text:p>1BZ7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KTLPYT</text:p>
          </table:table-cell>
          <table:table-cell office:value-type="string">
            <text:p>BP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5];&quot;-&quot;;[.B685])" office:value-type="string" office:string-value="L3-9-cis7-1">
            <text:p>L3-9-cis7-1</text:p>
          </table:table-cell>
          <table:table-cell office:value-type="string">
            <text:p>1C12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VQYVQF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6];&quot;-&quot;;[.B686])" office:value-type="string" office:string-value="L3-9-cis7-1">
            <text:p>L3-9-cis7-1</text:p>
          </table:table-cell>
          <table:table-cell office:value-type="string">
            <text:p>1C5C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ASF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7];&quot;-&quot;;[.B687])" office:value-type="string" office:string-value="L3-9-cis7-1">
            <text:p>L3-9-cis7-1</text:p>
          </table:table-cell>
          <table:table-cell office:value-type="string">
            <text:p>1CE1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HISRPR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8];&quot;-&quot;;[.B688])" office:value-type="string" office:string-value="L3-9-cis7-1">
            <text:p>L3-9-cis7-1</text:p>
          </table:table-cell>
          <table:table-cell office:value-type="string">
            <text:p>1CF8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LQWSSFPY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89];&quot;-&quot;;[.B689])" office:value-type="string" office:string-value="L3-9-cis7-1">
            <text:p>L3-9-cis7-1</text:p>
          </table:table-cell>
          <table:table-cell office:value-type="string">
            <text:p>1CFV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SH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0];&quot;-&quot;;[.B690])" office:value-type="string" office:string-value="L3-9-cis7-1">
            <text:p>L3-9-cis7-1</text:p>
          </table:table-cell>
          <table:table-cell office:value-type="string">
            <text:p>1CIC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CGSY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1];&quot;-&quot;;[.B691])" office:value-type="string" office:string-value="L3-9-cis7-1">
            <text:p>L3-9-cis7-1</text:p>
          </table:table-cell>
          <table:table-cell office:value-type="string">
            <text:p>1CLO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HWSSKPPT</text:p>
          </table:table-cell>
          <table:table-cell office:value-type="string">
            <text:p>BBB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2];&quot;-&quot;;[.B692])" office:value-type="string" office:string-value="L3-9-cis7-1">
            <text:p>L3-9-cis7-1</text:p>
          </table:table-cell>
          <table:table-cell office:value-type="string">
            <text:p>1CR9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WQGTHFPH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3];&quot;-&quot;;[.B693])" office:value-type="string" office:string-value="L3-9-cis7-1">
            <text:p>L3-9-cis7-1</text:p>
          </table:table-cell>
          <table:table-cell office:value-type="string">
            <text:p>1CT8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HQTHGRPLT</text:p>
          </table:table-cell>
          <table:table-cell office:value-type="string">
            <text:p>BB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4];&quot;-&quot;;[.B694])" office:value-type="string" office:string-value="L3-9-cis7-1">
            <text:p>L3-9-cis7-1</text:p>
          </table:table-cell>
          <table:table-cell office:value-type="string">
            <text:p>1D5I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DEF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5];&quot;-&quot;;[.B695])" office:value-type="string" office:string-value="L3-9-cis7-1">
            <text:p>L3-9-cis7-1</text:p>
          </table:table-cell>
          <table:table-cell office:value-type="string">
            <text:p>1DBM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SHVPPT</text:p>
          </table:table-cell>
          <table:table-cell office:value-type="string">
            <text:p>BPB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6];&quot;-&quot;;[.B696])" office:value-type="string" office:string-value="L3-9-cis7-1">
            <text:p>L3-9-cis7-1</text:p>
          </table:table-cell>
          <table:table-cell office:value-type="string">
            <text:p>1DEE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YSA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7];&quot;-&quot;;[.B697])" office:value-type="string" office:string-value="L3-9-cis7-1">
            <text:p>L3-9-cis7-1</text:p>
          </table:table-cell>
          <table:table-cell office:value-type="string">
            <text:p>1DLF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F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8];&quot;-&quot;;[.B698])" office:value-type="string" office:string-value="L3-9-cis7-1">
            <text:p>L3-9-cis7-1</text:p>
          </table:table-cell>
          <table:table-cell office:value-type="string">
            <text:p>1DN0A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YGSS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699];&quot;-&quot;;[.B699])" office:value-type="string" office:string-value="L3-9-cis7-1">
            <text:p>L3-9-cis7-1</text:p>
          </table:table-cell>
          <table:table-cell office:value-type="string">
            <text:p>1DQD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RSTY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0];&quot;-&quot;;[.B700])" office:value-type="string" office:string-value="L3-9-cis7-1">
            <text:p>L3-9-cis7-1</text:p>
          </table:table-cell>
          <table:table-cell office:value-type="string">
            <text:p>1DSF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L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1];&quot;-&quot;;[.B701])" office:value-type="string" office:string-value="L3-9-cis7-1">
            <text:p>L3-9-cis7-1</text:p>
          </table:table-cell>
          <table:table-cell office:value-type="string">
            <text:p>1DVFC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2];&quot;-&quot;;[.B702])" office:value-type="string" office:string-value="L3-9-cis7-1">
            <text:p>L3-9-cis7-1</text:p>
          </table:table-cell>
          <table:table-cell office:value-type="string">
            <text:p>1DZBB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string">
            <text:p>LQHGES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3];&quot;-&quot;;[.B703])" office:value-type="string" office:string-value="L3-9-cis7-1">
            <text:p>L3-9-cis7-1</text:p>
          </table:table-cell>
          <table:table-cell office:value-type="string">
            <text:p>1E4X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GAL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4];&quot;-&quot;;[.B704])" office:value-type="string" office:string-value="L3-9-cis7-1">
            <text:p>L3-9-cis7-1</text:p>
          </table:table-cell>
          <table:table-cell office:value-type="string">
            <text:p>1EEQB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YYSHPYS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5];&quot;-&quot;;[.B705])" office:value-type="string" office:string-value="L3-9-cis7-1">
            <text:p>L3-9-cis7-1</text:p>
          </table:table-cell>
          <table:table-cell office:value-type="string">
            <text:p>1EEU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DQYYSHPYS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6];&quot;-&quot;;[.B706])" office:value-type="string" office:string-value="L3-9-cis7-1">
            <text:p>L3-9-cis7-1</text:p>
          </table:table-cell>
          <table:table-cell office:value-type="string">
            <text:p>1EFQ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YYSTPYS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7];&quot;-&quot;;[.B707])" office:value-type="string" office:string-value="L3-9-cis7-1">
            <text:p>L3-9-cis7-1</text:p>
          </table:table-cell>
          <table:table-cell office:value-type="string">
            <text:p>1EJO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NED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8];&quot;-&quot;;[.B708])" office:value-type="string" office:string-value="L3-9-cis7-1">
            <text:p>L3-9-cis7-1</text:p>
          </table:table-cell>
          <table:table-cell office:value-type="string">
            <text:p>1EK3B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YYSTPPT</text:p>
          </table:table-cell>
          <table:table-cell office:value-type="string">
            <text:p>BPDAP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09];&quot;-&quot;;[.B709])" office:value-type="string" office:string-value="L3-9-cis7-1">
            <text:p>L3-9-cis7-1</text:p>
          </table:table-cell>
          <table:table-cell office:value-type="string">
            <text:p>1EMT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RL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0];&quot;-&quot;;[.B710])" office:value-type="string" office:string-value="L3-9-cis7-1">
            <text:p>L3-9-cis7-1</text:p>
          </table:table-cell>
          <table:table-cell office:value-type="string">
            <text:p>1F3DJ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1];&quot;-&quot;;[.B711])" office:value-type="string" office:string-value="L3-9-cis7-1">
            <text:p>L3-9-cis7-1</text:p>
          </table:table-cell>
          <table:table-cell office:value-type="string">
            <text:p>1F58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HED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2];&quot;-&quot;;[.B712])" office:value-type="string" office:string-value="L3-9-cis7-1">
            <text:p>L3-9-cis7-1</text:p>
          </table:table-cell>
          <table:table-cell office:value-type="string">
            <text:p>1F8T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VQGTHF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3];&quot;-&quot;;[.B713])" office:value-type="string" office:string-value="L3-9-cis7-1">
            <text:p>L3-9-cis7-1</text:p>
          </table:table-cell>
          <table:table-cell office:value-type="string">
            <text:p>1FAI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STLPR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4];&quot;-&quot;;[.B714])" office:value-type="string" office:string-value="L3-9-cis7-1">
            <text:p>L3-9-cis7-1</text:p>
          </table:table-cell>
          <table:table-cell office:value-type="string">
            <text:p>1FE8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NGGTN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5];&quot;-&quot;;[.B715])" office:value-type="string" office:string-value="L3-9-cis7-1">
            <text:p>L3-9-cis7-1</text:p>
          </table:table-cell>
          <table:table-cell office:value-type="string">
            <text:p>1FGN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HGES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6];&quot;-&quot;;[.B716])" office:value-type="string" office:string-value="L3-9-cis7-1">
            <text:p>L3-9-cis7-1</text:p>
          </table:table-cell>
          <table:table-cell office:value-type="string">
            <text:p>1FGV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P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7];&quot;-&quot;;[.B717])" office:value-type="string" office:string-value="L3-9-cis7-1">
            <text:p>L3-9-cis7-1</text:p>
          </table:table-cell>
          <table:table-cell office:value-type="string">
            <text:p>1FL5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RT</text:p>
          </table:table-cell>
          <table:table-cell office:value-type="string">
            <text:p>BBDAP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8];&quot;-&quot;;[.B718])" office:value-type="string" office:string-value="L3-9-cis7-1">
            <text:p>L3-9-cis7-1</text:p>
          </table:table-cell>
          <table:table-cell office:value-type="string">
            <text:p>1FNS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EKL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19];&quot;-&quot;;[.B719])" office:value-type="string" office:string-value="L3-9-cis7-1">
            <text:p>L3-9-cis7-1</text:p>
          </table:table-cell>
          <table:table-cell office:value-type="string">
            <text:p>1FOR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RSSYPIT</text:p>
          </table:table-cell>
          <table:table-cell office:value-type="string">
            <text:p>BBDD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0];&quot;-&quot;;[.B720])" office:value-type="string" office:string-value="L3-9-cis7-1">
            <text:p>L3-9-cis7-1</text:p>
          </table:table-cell>
          <table:table-cell office:value-type="string">
            <text:p>1FVC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YTT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1];&quot;-&quot;;[.B721])" office:value-type="string" office:string-value="L3-9-cis7-1">
            <text:p>L3-9-cis7-1</text:p>
          </table:table-cell>
          <table:table-cell office:value-type="string">
            <text:p>1FVD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YTT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2];&quot;-&quot;;[.B722])" office:value-type="string" office:string-value="L3-9-cis7-1">
            <text:p>L3-9-cis7-1</text:p>
          </table:table-cell>
          <table:table-cell office:value-type="string">
            <text:p>1G7H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AST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3];&quot;-&quot;;[.B723])" office:value-type="string" office:string-value="L3-9-cis7-1">
            <text:p>L3-9-cis7-1</text:p>
          </table:table-cell>
          <table:table-cell office:value-type="string">
            <text:p>1GAF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ASYPR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4];&quot;-&quot;;[.B724])" office:value-type="string" office:string-value="L3-9-cis7-1">
            <text:p>L3-9-cis7-1</text:p>
          </table:table-cell>
          <table:table-cell office:value-type="string">
            <text:p>1GHF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5];&quot;-&quot;;[.B725])" office:value-type="string" office:string-value="L3-9-cis7-1">
            <text:p>L3-9-cis7-1</text:p>
          </table:table-cell>
          <table:table-cell office:value-type="string">
            <text:p>1GPO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QQITDW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6];&quot;-&quot;;[.B726])" office:value-type="string" office:string-value="L3-9-cis7-1">
            <text:p>L3-9-cis7-1</text:p>
          </table:table-cell>
          <table:table-cell office:value-type="string">
            <text:p>1H0DA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KE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7];&quot;-&quot;;[.B727])" office:value-type="string" office:string-value="L3-9-cis7-1">
            <text:p>L3-9-cis7-1</text:p>
          </table:table-cell>
          <table:table-cell office:value-type="string">
            <text:p>1H8NA</text:p>
          </table:table-cell>
          <table:table-cell table:number-columns-repeated="2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QQYSSY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8];&quot;-&quot;;[.B728])" office:value-type="string" office:string-value="L3-9-cis7-1">
            <text:p>L3-9-cis7-1</text:p>
          </table:table-cell>
          <table:table-cell office:value-type="string">
            <text:p>1HEZC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YST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29];&quot;-&quot;;[.B729])" office:value-type="string" office:string-value="L3-9-cis7-1">
            <text:p>L3-9-cis7-1</text:p>
          </table:table-cell>
          <table:table-cell office:value-type="string">
            <text:p>1HI6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YDDF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0];&quot;-&quot;;[.B730])" office:value-type="string" office:string-value="L3-9-cis7-1">
            <text:p>L3-9-cis7-1</text:p>
          </table:table-cell>
          <table:table-cell office:value-type="string">
            <text:p>1HIL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NDYSN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1];&quot;-&quot;;[.B731])" office:value-type="string" office:string-value="L3-9-cis7-1">
            <text:p>L3-9-cis7-1</text:p>
          </table:table-cell>
          <table:table-cell office:value-type="string">
            <text:p>1I3GL</text:p>
          </table:table-cell>
          <table:table-cell table:number-columns-repeated="2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QQYSSY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2];&quot;-&quot;;[.B732])" office:value-type="string" office:string-value="L3-9-cis7-1">
            <text:p>L3-9-cis7-1</text:p>
          </table:table-cell>
          <table:table-cell office:value-type="string">
            <text:p>1I8K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SFN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3];&quot;-&quot;;[.B733])" office:value-type="string" office:string-value="L3-9-cis7-1">
            <text:p>L3-9-cis7-1</text:p>
          </table:table-cell>
          <table:table-cell office:value-type="string">
            <text:p>1I9J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4];&quot;-&quot;;[.B734])" office:value-type="string" office:string-value="L3-9-cis7-1">
            <text:p>L3-9-cis7-1</text:p>
          </table:table-cell>
          <table:table-cell office:value-type="string">
            <text:p>1IBGL</text:p>
          </table:table-cell>
          <table:table-cell table:number-columns-repeated="2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QHSRE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5];&quot;-&quot;;[.B735])" office:value-type="string" office:string-value="L3-9-cis7-1">
            <text:p>L3-9-cis7-1</text:p>
          </table:table-cell>
          <table:table-cell office:value-type="string">
            <text:p>1IGC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GQGNSY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6];&quot;-&quot;;[.B736])" office:value-type="string" office:string-value="L3-9-cis7-1">
            <text:p>L3-9-cis7-1</text:p>
          </table:table-cell>
          <table:table-cell office:value-type="string">
            <text:p>1IGJC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TTHVPP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7];&quot;-&quot;;[.B737])" office:value-type="string" office:string-value="L3-9-cis7-1">
            <text:p>L3-9-cis7-1</text:p>
          </table:table-cell>
          <table:table-cell office:value-type="string">
            <text:p>1IGM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QNLPLT</text:p>
          </table:table-cell>
          <table:table-cell office:value-type="string">
            <text:p>BPB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8];&quot;-&quot;;[.B738])" office:value-type="string" office:string-value="L3-9-cis7-1">
            <text:p>L3-9-cis7-1</text:p>
          </table:table-cell>
          <table:table-cell office:value-type="string">
            <text:p>1IKF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SRIPP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39];&quot;-&quot;;[.B739])" office:value-type="string" office:string-value="L3-9-cis7-1">
            <text:p>L3-9-cis7-1</text:p>
          </table:table-cell>
          <table:table-cell office:value-type="string">
            <text:p>1IQW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NED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0];&quot;-&quot;;[.B740])" office:value-type="string" office:string-value="L3-9-cis7-1">
            <text:p>L3-9-cis7-1</text:p>
          </table:table-cell>
          <table:table-cell office:value-type="string">
            <text:p>1IVL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VSEWPF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1];&quot;-&quot;;[.B741])" office:value-type="string" office:string-value="L3-9-cis7-1">
            <text:p>L3-9-cis7-1</text:p>
          </table:table-cell>
          <table:table-cell office:value-type="string">
            <text:p>1J05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TNED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2];&quot;-&quot;;[.B742])" office:value-type="string" office:string-value="L3-9-cis7-1">
            <text:p>L3-9-cis7-1</text:p>
          </table:table-cell>
          <table:table-cell office:value-type="string">
            <text:p>1J1O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3];&quot;-&quot;;[.B743])" office:value-type="string" office:string-value="L3-9-cis7-1">
            <text:p>L3-9-cis7-1</text:p>
          </table:table-cell>
          <table:table-cell office:value-type="string">
            <text:p>1J1P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ANSW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4];&quot;-&quot;;[.B744])" office:value-type="string" office:string-value="L3-9-cis7-1">
            <text:p>L3-9-cis7-1</text:p>
          </table:table-cell>
          <table:table-cell office:value-type="string">
            <text:p>1J1X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AW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5];&quot;-&quot;;[.B745])" office:value-type="string" office:string-value="L3-9-cis7-1">
            <text:p>L3-9-cis7-1</text:p>
          </table:table-cell>
          <table:table-cell office:value-type="string">
            <text:p>1JGL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HHFWSTPW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6];&quot;-&quot;;[.B746])" office:value-type="string" office:string-value="L3-9-cis7-1">
            <text:p>L3-9-cis7-1</text:p>
          </table:table-cell>
          <table:table-cell office:value-type="string">
            <text:p>1JHL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NEY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7];&quot;-&quot;;[.B747])" office:value-type="string" office:string-value="L3-9-cis7-1">
            <text:p>L3-9-cis7-1</text:p>
          </table:table-cell>
          <table:table-cell office:value-type="string">
            <text:p>1JPS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HGES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8];&quot;-&quot;;[.B748])" office:value-type="string" office:string-value="L3-9-cis7-1">
            <text:p>L3-9-cis7-1</text:p>
          </table:table-cell>
          <table:table-cell office:value-type="string">
            <text:p>1JV5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49];&quot;-&quot;;[.B749])" office:value-type="string" office:string-value="L3-9-cis7-1">
            <text:p>L3-9-cis7-1</text:p>
          </table:table-cell>
          <table:table-cell office:value-type="string">
            <text:p>1K6Q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HGES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0];&quot;-&quot;;[.B750])" office:value-type="string" office:string-value="L3-9-cis7-1">
            <text:p>L3-9-cis7-1</text:p>
          </table:table-cell>
          <table:table-cell office:value-type="string">
            <text:p>1KCV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GQSYSSPL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1];&quot;-&quot;;[.B751])" office:value-type="string" office:string-value="L3-9-cis7-1">
            <text:p>L3-9-cis7-1</text:p>
          </table:table-cell>
          <table:table-cell office:value-type="string">
            <text:p>1KEL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RT</text:p>
          </table:table-cell>
          <table:table-cell office:value-type="string">
            <text:p>BB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2];&quot;-&quot;;[.B752])" office:value-type="string" office:string-value="L3-9-cis7-1">
            <text:p>L3-9-cis7-1</text:p>
          </table:table-cell>
          <table:table-cell office:value-type="string">
            <text:p>1KTRL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FQGSHV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3];&quot;-&quot;;[.B753])" office:value-type="string" office:string-value="L3-9-cis7-1">
            <text:p>L3-9-cis7-1</text:p>
          </table:table-cell>
          <table:table-cell office:value-type="string">
            <text:p>1L7T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DGSTVPPK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4];&quot;-&quot;;[.B754])" office:value-type="string" office:string-value="L3-9-cis7-1">
            <text:p>L3-9-cis7-1</text:p>
          </table:table-cell>
          <table:table-cell office:value-type="string">
            <text:p>1LK3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SWNG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5];&quot;-&quot;;[.B755])" office:value-type="string" office:string-value="L3-9-cis7-1">
            <text:p>L3-9-cis7-1</text:p>
          </table:table-cell>
          <table:table-cell office:value-type="string">
            <text:p>1LMKC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28">
            <text:p>228</text:p>
          </table:table-cell>
          <table:table-cell office:value-type="string">
            <text:p>SQSTHVPF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6];&quot;-&quot;;[.B756])" office:value-type="string" office:string-value="L3-9-cis7-1">
            <text:p>L3-9-cis7-1</text:p>
          </table:table-cell>
          <table:table-cell office:value-type="string">
            <text:p>1LO2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FPLA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7];&quot;-&quot;;[.B757])" office:value-type="string" office:string-value="L3-9-cis7-1">
            <text:p>L3-9-cis7-1</text:p>
          </table:table-cell>
          <table:table-cell office:value-type="string">
            <text:p>1LO4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S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8];&quot;-&quot;;[.B758])" office:value-type="string" office:string-value="L3-9-cis7-1">
            <text:p>L3-9-cis7-1</text:p>
          </table:table-cell>
          <table:table-cell office:value-type="string">
            <text:p>1MAM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59];&quot;-&quot;;[.B759])" office:value-type="string" office:string-value="L3-9-cis7-1">
            <text:p>L3-9-cis7-1</text:p>
          </table:table-cell>
          <table:table-cell office:value-type="string">
            <text:p>1MEX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NSY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0];&quot;-&quot;;[.B760])" office:value-type="string" office:string-value="L3-9-cis7-1">
            <text:p>L3-9-cis7-1</text:p>
          </table:table-cell>
          <table:table-cell office:value-type="string">
            <text:p>1MIE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MQHLEY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1];&quot;-&quot;;[.B761])" office:value-type="string" office:string-value="L3-9-cis7-1">
            <text:p>L3-9-cis7-1</text:p>
          </table:table-cell>
          <table:table-cell office:value-type="string">
            <text:p>1MJ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LQHLEY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2];&quot;-&quot;;[.B762])" office:value-type="string" office:string-value="L3-9-cis7-1">
            <text:p>L3-9-cis7-1</text:p>
          </table:table-cell>
          <table:table-cell office:value-type="string">
            <text:p>1MLB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3];&quot;-&quot;;[.B763])" office:value-type="string" office:string-value="L3-9-cis7-1">
            <text:p>L3-9-cis7-1</text:p>
          </table:table-cell>
          <table:table-cell office:value-type="string">
            <text:p>1MN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4];&quot;-&quot;;[.B764])" office:value-type="string" office:string-value="L3-9-cis7-1">
            <text:p>L3-9-cis7-1</text:p>
          </table:table-cell>
          <table:table-cell office:value-type="string">
            <text:p>1MOEA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TNEDPYT</text:p>
          </table:table-cell>
          <table:table-cell office:value-type="string">
            <text:p>BBB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5];&quot;-&quot;;[.B765])" office:value-type="string" office:string-value="L3-9-cis7-1">
            <text:p>L3-9-cis7-1</text:p>
          </table:table-cell>
          <table:table-cell office:value-type="string">
            <text:p>1MRE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6];&quot;-&quot;;[.B766])" office:value-type="string" office:string-value="L3-9-cis7-1">
            <text:p>L3-9-cis7-1</text:p>
          </table:table-cell>
          <table:table-cell office:value-type="string">
            <text:p>1MVU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NDYS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7];&quot;-&quot;;[.B767])" office:value-type="string" office:string-value="L3-9-cis7-1">
            <text:p>L3-9-cis7-1</text:p>
          </table:table-cell>
          <table:table-cell office:value-type="string">
            <text:p>1N4X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FQGSHF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8];&quot;-&quot;;[.B768])" office:value-type="string" office:string-value="L3-9-cis7-1">
            <text:p>L3-9-cis7-1</text:p>
          </table:table-cell>
          <table:table-cell office:value-type="string">
            <text:p>1NAK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TTHD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69];&quot;-&quot;;[.B769])" office:value-type="string" office:string-value="L3-9-cis7-1">
            <text:p>L3-9-cis7-1</text:p>
          </table:table-cell>
          <table:table-cell office:value-type="string">
            <text:p>1NBV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0];&quot;-&quot;;[.B770])" office:value-type="string" office:string-value="L3-9-cis7-1">
            <text:p>L3-9-cis7-1</text:p>
          </table:table-cell>
          <table:table-cell office:value-type="string">
            <text:p>1NBY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1];&quot;-&quot;;[.B771])" office:value-type="string" office:string-value="L3-9-cis7-1">
            <text:p>L3-9-cis7-1</text:p>
          </table:table-cell>
          <table:table-cell office:value-type="string">
            <text:p>1NCC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YSP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2];&quot;-&quot;;[.B772])" office:value-type="string" office:string-value="L3-9-cis7-1">
            <text:p>L3-9-cis7-1</text:p>
          </table:table-cell>
          <table:table-cell office:value-type="string">
            <text:p>1NCW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WQGTHF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3];&quot;-&quot;;[.B773])" office:value-type="string" office:string-value="L3-9-cis7-1">
            <text:p>L3-9-cis7-1</text:p>
          </table:table-cell>
          <table:table-cell office:value-type="string">
            <text:p>1NGY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SY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4];&quot;-&quot;;[.B774])" office:value-type="string" office:string-value="L3-9-cis7-1">
            <text:p>L3-9-cis7-1</text:p>
          </table:table-cell>
          <table:table-cell office:value-type="string">
            <text:p>1NGZ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SY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5];&quot;-&quot;;[.B775])" office:value-type="string" office:string-value="L3-9-cis7-1">
            <text:p>L3-9-cis7-1</text:p>
          </table:table-cell>
          <table:table-cell office:value-type="string">
            <text:p>1NLB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KQAYIP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6];&quot;-&quot;;[.B776])" office:value-type="string" office:string-value="L3-9-cis7-1">
            <text:p>L3-9-cis7-1</text:p>
          </table:table-cell>
          <table:table-cell office:value-type="string">
            <text:p>1NMB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DFTL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7];&quot;-&quot;;[.B777])" office:value-type="string" office:string-value="L3-9-cis7-1">
            <text:p>L3-9-cis7-1</text:p>
          </table:table-cell>
          <table:table-cell office:value-type="string">
            <text:p>1NQBA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22">
            <text:p>222</text:p>
          </table:table-cell>
          <table:table-cell office:value-type="string">
            <text:p>FQGSHV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8];&quot;-&quot;;[.B778])" office:value-type="string" office:string-value="L3-9-cis7-1">
            <text:p>L3-9-cis7-1</text:p>
          </table:table-cell>
          <table:table-cell office:value-type="string">
            <text:p>1OSP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WSPPP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79];&quot;-&quot;;[.B779])" office:value-type="string" office:string-value="L3-9-cis7-1">
            <text:p>L3-9-cis7-1</text:p>
          </table:table-cell>
          <table:table-cell office:value-type="string">
            <text:p>1OTSF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SHPQ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0];&quot;-&quot;;[.B780])" office:value-type="string" office:string-value="L3-9-cis7-1">
            <text:p>L3-9-cis7-1</text:p>
          </table:table-cell>
          <table:table-cell office:value-type="string">
            <text:p>1P2CD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GSWPRT</text:p>
          </table:table-cell>
          <table:table-cell office:value-type="string">
            <text:p>BBDABB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1];&quot;-&quot;;[.B781])" office:value-type="string" office:string-value="L3-9-cis7-1">
            <text:p>L3-9-cis7-1</text:p>
          </table:table-cell>
          <table:table-cell office:value-type="string">
            <text:p>1P7K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HYGTPLT</text:p>
          </table:table-cell>
          <table:table-cell office:value-type="string">
            <text:p>BP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2];&quot;-&quot;;[.B782])" office:value-type="string" office:string-value="L3-9-cis7-1">
            <text:p>L3-9-cis7-1</text:p>
          </table:table-cell>
          <table:table-cell office:value-type="string">
            <text:p>1Q72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MQHLEYPFT</text:p>
          </table:table-cell>
          <table:table-cell office:value-type="string">
            <text:p>BP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3];&quot;-&quot;;[.B783])" office:value-type="string" office:string-value="L3-9-cis7-1">
            <text:p>L3-9-cis7-1</text:p>
          </table:table-cell>
          <table:table-cell office:value-type="string">
            <text:p>1QACB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LQYYSTPYS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4];&quot;-&quot;;[.B784])" office:value-type="string" office:string-value="L3-9-cis7-1">
            <text:p>L3-9-cis7-1</text:p>
          </table:table-cell>
          <table:table-cell office:value-type="string">
            <text:p>1QOKA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string">
            <text:p>QQRSSY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5];&quot;-&quot;;[.B785])" office:value-type="string" office:string-value="L3-9-cis7-1">
            <text:p>L3-9-cis7-1</text:p>
          </table:table-cell>
          <table:table-cell office:value-type="string">
            <text:p>1RHHA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YGTS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6];&quot;-&quot;;[.B786])" office:value-type="string" office:string-value="L3-9-cis7-1">
            <text:p>L3-9-cis7-1</text:p>
          </table:table-cell>
          <table:table-cell office:value-type="string">
            <text:p>1RIH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RW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7];&quot;-&quot;;[.B787])" office:value-type="string" office:string-value="L3-9-cis7-1">
            <text:p>L3-9-cis7-1</text:p>
          </table:table-cell>
          <table:table-cell office:value-type="string">
            <text:p>1RJL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QSF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8];&quot;-&quot;;[.B788])" office:value-type="string" office:string-value="L3-9-cis7-1">
            <text:p>L3-9-cis7-1</text:p>
          </table:table-cell>
          <table:table-cell office:value-type="string">
            <text:p>1RUR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AQNLEL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89];&quot;-&quot;;[.B789])" office:value-type="string" office:string-value="L3-9-cis7-1">
            <text:p>L3-9-cis7-1</text:p>
          </table:table-cell>
          <table:table-cell office:value-type="string">
            <text:p>1RZGB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DSS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0];&quot;-&quot;;[.B790])" office:value-type="string" office:string-value="L3-9-cis7-1">
            <text:p>L3-9-cis7-1</text:p>
          </table:table-cell>
          <table:table-cell office:value-type="string">
            <text:p>1S3K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1];&quot;-&quot;;[.B791])" office:value-type="string" office:string-value="L3-9-cis7-1">
            <text:p>L3-9-cis7-1</text:p>
          </table:table-cell>
          <table:table-cell office:value-type="string">
            <text:p>1SBSL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YHSY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2];&quot;-&quot;;[.B792])" office:value-type="string" office:string-value="L3-9-cis7-1">
            <text:p>L3-9-cis7-1</text:p>
          </table:table-cell>
          <table:table-cell office:value-type="string">
            <text:p>1SEQ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HQWSSY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3];&quot;-&quot;;[.B793])" office:value-type="string" office:string-value="L3-9-cis7-1">
            <text:p>L3-9-cis7-1</text:p>
          </table:table-cell>
          <table:table-cell office:value-type="string">
            <text:p>1SVZ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FPP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4];&quot;-&quot;;[.B794])" office:value-type="string" office:string-value="L3-9-cis7-1">
            <text:p>L3-9-cis7-1</text:p>
          </table:table-cell>
          <table:table-cell office:value-type="string">
            <text:p>1SY6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SNPF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5];&quot;-&quot;;[.B795])" office:value-type="string" office:string-value="L3-9-cis7-1">
            <text:p>L3-9-cis7-1</text:p>
          </table:table-cell>
          <table:table-cell office:value-type="string">
            <text:p>1T2Q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L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6];&quot;-&quot;;[.B796])" office:value-type="string" office:string-value="L3-9-cis7-1">
            <text:p>L3-9-cis7-1</text:p>
          </table:table-cell>
          <table:table-cell office:value-type="string">
            <text:p>1T3F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GQSYNYPF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7];&quot;-&quot;;[.B797])" office:value-type="string" office:string-value="L3-9-cis7-1">
            <text:p>L3-9-cis7-1</text:p>
          </table:table-cell>
          <table:table-cell office:value-type="string">
            <text:p>1T66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W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8];&quot;-&quot;;[.B798])" office:value-type="string" office:string-value="L3-9-cis7-1">
            <text:p>L3-9-cis7-1</text:p>
          </table:table-cell>
          <table:table-cell office:value-type="string">
            <text:p>1TJG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LHFYPH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799];&quot;-&quot;;[.B799])" office:value-type="string" office:string-value="L3-9-cis7-1">
            <text:p>L3-9-cis7-1</text:p>
          </table:table-cell>
          <table:table-cell office:value-type="string">
            <text:p>1TPXC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WQGSHFPQ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0];&quot;-&quot;;[.B800])" office:value-type="string" office:string-value="L3-9-cis7-1">
            <text:p>L3-9-cis7-1</text:p>
          </table:table-cell>
          <table:table-cell office:value-type="string">
            <text:p>1UCB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FT</text:p>
          </table:table-cell>
          <table:table-cell office:value-type="string">
            <text:p>BBDD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1];&quot;-&quot;;[.B801])" office:value-type="string" office:string-value="L3-9-cis7-1">
            <text:p>L3-9-cis7-1</text:p>
          </table:table-cell>
          <table:table-cell office:value-type="string">
            <text:p>1UJ3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HGESPYT</text:p>
          </table:table-cell>
          <table:table-cell office:value-type="string">
            <text:p>BP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2];&quot;-&quot;;[.B802])" office:value-type="string" office:string-value="L3-9-cis7-1">
            <text:p>L3-9-cis7-1</text:p>
          </table:table-cell>
          <table:table-cell office:value-type="string">
            <text:p>1UM5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LQYASYPRT</text:p>
          </table:table-cell>
          <table:table-cell office:value-type="string">
            <text:p>BPDABB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3];&quot;-&quot;;[.B803])" office:value-type="string" office:string-value="L3-9-cis7-1">
            <text:p>L3-9-cis7-1</text:p>
          </table:table-cell>
          <table:table-cell office:value-type="string">
            <text:p>1UWEX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YNIYPV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4];&quot;-&quot;;[.B804])" office:value-type="string" office:string-value="L3-9-cis7-1">
            <text:p>L3-9-cis7-1</text:p>
          </table:table-cell>
          <table:table-cell office:value-type="string">
            <text:p>1UWGX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NLFPV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5];&quot;-&quot;;[.B805])" office:value-type="string" office:string-value="L3-9-cis7-1">
            <text:p>L3-9-cis7-1</text:p>
          </table:table-cell>
          <table:table-cell office:value-type="string">
            <text:p>1UWX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LSSTPYT</text:p>
          </table:table-cell>
          <table:table-cell office:value-type="string">
            <text:p>BPDABPpPP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6];&quot;-&quot;;[.B806])" office:value-type="string" office:string-value="L3-9-cis7-1">
            <text:p>L3-9-cis7-1</text:p>
          </table:table-cell>
          <table:table-cell office:value-type="string">
            <text:p>1UYW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GQGYSY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7];&quot;-&quot;;[.B807])" office:value-type="string" office:string-value="L3-9-cis7-1">
            <text:p>L3-9-cis7-1</text:p>
          </table:table-cell>
          <table:table-cell office:value-type="string">
            <text:p>1UZ8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AQNLEV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8];&quot;-&quot;;[.B808])" office:value-type="string" office:string-value="L3-9-cis7-1">
            <text:p>L3-9-cis7-1</text:p>
          </table:table-cell>
          <table:table-cell office:value-type="string">
            <text:p>1V7MM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RSGY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09];&quot;-&quot;;[.B809])" office:value-type="string" office:string-value="L3-9-cis7-1">
            <text:p>L3-9-cis7-1</text:p>
          </table:table-cell>
          <table:table-cell office:value-type="string">
            <text:p>1VGE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FNS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0];&quot;-&quot;;[.B810])" office:value-type="string" office:string-value="L3-9-cis7-1">
            <text:p>L3-9-cis7-1</text:p>
          </table:table-cell>
          <table:table-cell office:value-type="string">
            <text:p>1WEJ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WSTPW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1];&quot;-&quot;;[.B811])" office:value-type="string" office:string-value="L3-9-cis7-1">
            <text:p>L3-9-cis7-1</text:p>
          </table:table-cell>
          <table:table-cell office:value-type="string">
            <text:p>1WT5C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I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2];&quot;-&quot;;[.B812])" office:value-type="string" office:string-value="L3-9-cis7-1">
            <text:p>L3-9-cis7-1</text:p>
          </table:table-cell>
          <table:table-cell office:value-type="string">
            <text:p>1WTL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DTL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3];&quot;-&quot;;[.B813])" office:value-type="string" office:string-value="L3-9-cis7-1">
            <text:p>L3-9-cis7-1</text:p>
          </table:table-cell>
          <table:table-cell office:value-type="string">
            <text:p>1X9QA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string">
            <text:p>SQSTHV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4];&quot;-&quot;;[.B814])" office:value-type="string" office:string-value="L3-9-cis7-1">
            <text:p>L3-9-cis7-1</text:p>
          </table:table-cell>
          <table:table-cell office:value-type="string">
            <text:p>1XGY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GQMLEH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5];&quot;-&quot;;[.B815])" office:value-type="string" office:string-value="L3-9-cis7-1">
            <text:p>L3-9-cis7-1</text:p>
          </table:table-cell>
          <table:table-cell office:value-type="string">
            <text:p>1XIWC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GNTL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6];&quot;-&quot;;[.B816])" office:value-type="string" office:string-value="L3-9-cis7-1">
            <text:p>L3-9-cis7-1</text:p>
          </table:table-cell>
          <table:table-cell office:value-type="string">
            <text:p>1YEE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VQGTHF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7];&quot;-&quot;;[.B817])" office:value-type="string" office:string-value="L3-9-cis7-1">
            <text:p>L3-9-cis7-1</text:p>
          </table:table-cell>
          <table:table-cell office:value-type="string">
            <text:p>1YEI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VQGTHF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8];&quot;-&quot;;[.B818])" office:value-type="string" office:string-value="L3-9-cis7-1">
            <text:p>L3-9-cis7-1</text:p>
          </table:table-cell>
          <table:table-cell office:value-type="string">
            <text:p>1YJD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QTY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19];&quot;-&quot;;[.B819])" office:value-type="string" office:string-value="L3-9-cis7-1">
            <text:p>L3-9-cis7-1</text:p>
          </table:table-cell>
          <table:table-cell office:value-type="string">
            <text:p>1YNL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GTHV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0];&quot;-&quot;;[.B820])" office:value-type="string" office:string-value="L3-9-cis7-1">
            <text:p>L3-9-cis7-1</text:p>
          </table:table-cell>
          <table:table-cell office:value-type="string">
            <text:p>1YY8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NNNWPT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1];&quot;-&quot;;[.B821])" office:value-type="string" office:string-value="L3-9-cis7-1">
            <text:p>L3-9-cis7-1</text:p>
          </table:table-cell>
          <table:table-cell office:value-type="string">
            <text:p>1ZAN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YFGYPR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2];&quot;-&quot;;[.B822])" office:value-type="string" office:string-value="L3-9-cis7-1">
            <text:p>L3-9-cis7-1</text:p>
          </table:table-cell>
          <table:table-cell office:value-type="string">
            <text:p>1ZEA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I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3];&quot;-&quot;;[.B823])" office:value-type="string" office:string-value="L3-9-cis7-1">
            <text:p>L3-9-cis7-1</text:p>
          </table:table-cell>
          <table:table-cell office:value-type="string">
            <text:p>1ZTX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YTT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4];&quot;-&quot;;[.B824])" office:value-type="string" office:string-value="L3-9-cis7-1">
            <text:p>L3-9-cis7-1</text:p>
          </table:table-cell>
          <table:table-cell office:value-type="string">
            <text:p>2A6I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TLPR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5];&quot;-&quot;;[.B825])" office:value-type="string" office:string-value="L3-9-cis7-1">
            <text:p>L3-9-cis7-1</text:p>
          </table:table-cell>
          <table:table-cell office:value-type="string">
            <text:p>2A77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I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6];&quot;-&quot;;[.B826])" office:value-type="string" office:string-value="L3-9-cis7-1">
            <text:p>L3-9-cis7-1</text:p>
          </table:table-cell>
          <table:table-cell office:value-type="string">
            <text:p>2AAB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RKIPY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7];&quot;-&quot;;[.B827])" office:value-type="string" office:string-value="L3-9-cis7-1">
            <text:p>L3-9-cis7-1</text:p>
          </table:table-cell>
          <table:table-cell office:value-type="string">
            <text:p>2ADG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SDTLPLT</text:p>
          </table:table-cell>
          <table:table-cell office:value-type="string">
            <text:p>BP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8];&quot;-&quot;;[.B828])" office:value-type="string" office:string-value="L3-9-cis7-1">
            <text:p>L3-9-cis7-1</text:p>
          </table:table-cell>
          <table:table-cell office:value-type="string">
            <text:p>2AEP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FNR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29];&quot;-&quot;;[.B829])" office:value-type="string" office:string-value="L3-9-cis7-1">
            <text:p>L3-9-cis7-1</text:p>
          </table:table-cell>
          <table:table-cell office:value-type="string">
            <text:p>2AJ3A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HLKRY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0];&quot;-&quot;;[.B830])" office:value-type="string" office:string-value="L3-9-cis7-1">
            <text:p>L3-9-cis7-1</text:p>
          </table:table-cell>
          <table:table-cell office:value-type="string">
            <text:p>2AJV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QQFVEYPFT</text:p>
          </table:table-cell>
          <table:table-cell office:value-type="string">
            <text:p>BPDD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1];&quot;-&quot;;[.B831])" office:value-type="string" office:string-value="L3-9-cis7-1">
            <text:p>L3-9-cis7-1</text:p>
          </table:table-cell>
          <table:table-cell office:value-type="string">
            <text:p>2B2X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GN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2];&quot;-&quot;;[.B832])" office:value-type="string" office:string-value="L3-9-cis7-1">
            <text:p>L3-9-cis7-1</text:p>
          </table:table-cell>
          <table:table-cell office:value-type="string">
            <text:p>2BDN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FWSA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3];&quot;-&quot;;[.B833])" office:value-type="string" office:string-value="L3-9-cis7-1">
            <text:p>L3-9-cis7-1</text:p>
          </table:table-cell>
          <table:table-cell office:value-type="string">
            <text:p>2BMKA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RSTY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4];&quot;-&quot;;[.B834])" office:value-type="string" office:string-value="L3-9-cis7-1">
            <text:p>L3-9-cis7-1</text:p>
          </table:table-cell>
          <table:table-cell office:value-type="string">
            <text:p>2BX5E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YSTPN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5];&quot;-&quot;;[.B835])" office:value-type="string" office:string-value="L3-9-cis7-1">
            <text:p>L3-9-cis7-1</text:p>
          </table:table-cell>
          <table:table-cell office:value-type="string">
            <text:p>2C1P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VQGSHF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6];&quot;-&quot;;[.B836])" office:value-type="string" office:string-value="L3-9-cis7-1">
            <text:p>L3-9-cis7-1</text:p>
          </table:table-cell>
          <table:table-cell office:value-type="string">
            <text:p>2CJ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YT</text:p>
          </table:table-cell>
          <table:table-cell office:value-type="string">
            <text:p>BB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7];&quot;-&quot;;[.B837])" office:value-type="string" office:string-value="L3-9-cis7-1">
            <text:p>L3-9-cis7-1</text:p>
          </table:table-cell>
          <table:table-cell office:value-type="string">
            <text:p>2CMR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N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8];&quot;-&quot;;[.B838])" office:value-type="string" office:string-value="L3-9-cis7-1">
            <text:p>L3-9-cis7-1</text:p>
          </table:table-cell>
          <table:table-cell office:value-type="string">
            <text:p>2D03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SSH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39];&quot;-&quot;;[.B839])" office:value-type="string" office:string-value="L3-9-cis7-1">
            <text:p>L3-9-cis7-1</text:p>
          </table:table-cell>
          <table:table-cell office:value-type="string">
            <text:p>2D7T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LQTHA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0];&quot;-&quot;;[.B840])" office:value-type="string" office:string-value="L3-9-cis7-1">
            <text:p>L3-9-cis7-1</text:p>
          </table:table-cell>
          <table:table-cell office:value-type="string">
            <text:p>2DQI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1];&quot;-&quot;;[.B841])" office:value-type="string" office:string-value="L3-9-cis7-1">
            <text:p>L3-9-cis7-1</text:p>
          </table:table-cell>
          <table:table-cell office:value-type="string">
            <text:p>2DQ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2];&quot;-&quot;;[.B842])" office:value-type="string" office:string-value="L3-9-cis7-1">
            <text:p>L3-9-cis7-1</text:p>
          </table:table-cell>
          <table:table-cell office:value-type="string">
            <text:p>2EH7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VQGTHFPQ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3];&quot;-&quot;;[.B843])" office:value-type="string" office:string-value="L3-9-cis7-1">
            <text:p>L3-9-cis7-1</text:p>
          </table:table-cell>
          <table:table-cell office:value-type="string">
            <text:p>2EIZ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4];&quot;-&quot;;[.B844])" office:value-type="string" office:string-value="L3-9-cis7-1">
            <text:p>L3-9-cis7-1</text:p>
          </table:table-cell>
          <table:table-cell office:value-type="string">
            <text:p>2G2R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LQSTHFPL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5];&quot;-&quot;;[.B845])" office:value-type="string" office:string-value="L3-9-cis7-1">
            <text:p>L3-9-cis7-1</text:p>
          </table:table-cell>
          <table:table-cell office:value-type="string">
            <text:p>2G60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AHA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6];&quot;-&quot;;[.B846])" office:value-type="string" office:string-value="L3-9-cis7-1">
            <text:p>L3-9-cis7-1</text:p>
          </table:table-cell>
          <table:table-cell office:value-type="string">
            <text:p>2GHWB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string">
            <text:p>QQRSNW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7];&quot;-&quot;;[.B847])" office:value-type="string" office:string-value="L3-9-cis7-1">
            <text:p>L3-9-cis7-1</text:p>
          </table:table-cell>
          <table:table-cell office:value-type="string">
            <text:p>2GJJA</text:p>
          </table:table-cell>
          <table:table-cell table:number-columns-repeated="2"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QQYSNY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8];&quot;-&quot;;[.B848])" office:value-type="string" office:string-value="L3-9-cis7-1">
            <text:p>L3-9-cis7-1</text:p>
          </table:table-cell>
          <table:table-cell office:value-type="string">
            <text:p>2GK0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L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49];&quot;-&quot;;[.B849])" office:value-type="string" office:string-value="L3-9-cis7-1">
            <text:p>L3-9-cis7-1</text:p>
          </table:table-cell>
          <table:table-cell office:value-type="string">
            <text:p>2HFF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RITPP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0];&quot;-&quot;;[.B850])" office:value-type="string" office:string-value="L3-9-cis7-1">
            <text:p>L3-9-cis7-1</text:p>
          </table:table-cell>
          <table:table-cell office:value-type="string">
            <text:p>2HFG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QISPPT</text:p>
          </table:table-cell>
          <table:table-cell office:value-type="string">
            <text:p>BB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1];&quot;-&quot;;[.B851])" office:value-type="string" office:string-value="L3-9-cis7-1">
            <text:p>L3-9-cis7-1</text:p>
          </table:table-cell>
          <table:table-cell office:value-type="string">
            <text:p>2HRP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KEVPW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2];&quot;-&quot;;[.B852])" office:value-type="string" office:string-value="L3-9-cis7-1">
            <text:p>L3-9-cis7-1</text:p>
          </table:table-cell>
          <table:table-cell office:value-type="string">
            <text:p>2HWZ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FQGSGYPF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3];&quot;-&quot;;[.B853])" office:value-type="string" office:string-value="L3-9-cis7-1">
            <text:p>L3-9-cis7-1</text:p>
          </table:table-cell>
          <table:table-cell office:value-type="string">
            <text:p>2IH3B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RWPFT</text:p>
          </table:table-cell>
          <table:table-cell office:value-type="string">
            <text:p>BBDA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4];&quot;-&quot;;[.B854])" office:value-type="string" office:string-value="L3-9-cis7-1">
            <text:p>L3-9-cis7-1</text:p>
          </table:table-cell>
          <table:table-cell office:value-type="string">
            <text:p>2IMM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NDHSYPLT</text:p>
          </table:table-cell>
          <table:table-cell office:value-type="string">
            <text:p>BPDDBPpPB</text:p>
          </table:table-cell>
        </table:table-row>
        <table:table-row table:style-name="ro2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5];&quot;-&quot;;[.B855])" office:value-type="string" office:string-value="L3-9-cis7-1">
            <text:p>L3-9-cis7-1</text:p>
          </table:table-cell>
          <table:table-cell office:value-type="string">
            <text:p>2IMN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QNDHSYPLT</text:p>
          </table:table-cell>
          <table:table-cell office:value-type="string">
            <text:p>BP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6];&quot;-&quot;;[.B856])" office:value-type="string" office:string-value="L3-9-cis7-1">
            <text:p>L3-9-cis7-1</text:p>
          </table:table-cell>
          <table:table-cell office:value-type="string">
            <text:p>2IP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7];&quot;-&quot;;[.B857])" office:value-type="string" office:string-value="L3-9-cis7-1">
            <text:p>L3-9-cis7-1</text:p>
          </table:table-cell>
          <table:table-cell office:value-type="string">
            <text:p>2J4W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SH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8];&quot;-&quot;;[.B858])" office:value-type="string" office:string-value="L3-9-cis7-1">
            <text:p>L3-9-cis7-1</text:p>
          </table:table-cell>
          <table:table-cell office:value-type="string">
            <text:p>2JEL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59];&quot;-&quot;;[.B859])" office:value-type="string" office:string-value="L3-9-cis7-1">
            <text:p>L3-9-cis7-1</text:p>
          </table:table-cell>
          <table:table-cell office:value-type="string">
            <text:p>2NYYC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GNEVPF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0];&quot;-&quot;;[.B860])" office:value-type="string" office:string-value="L3-9-cis7-1">
            <text:p>L3-9-cis7-1</text:p>
          </table:table-cell>
          <table:table-cell office:value-type="string">
            <text:p>2OK0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IPL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1];&quot;-&quot;;[.B861])" office:value-type="string" office:string-value="L3-9-cis7-1">
            <text:p>L3-9-cis7-1</text:p>
          </table:table-cell>
          <table:table-cell office:value-type="string">
            <text:p>2OSL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TSNPPT</text:p>
          </table:table-cell>
          <table:table-cell office:value-type="string">
            <text:p>BB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2];&quot;-&quot;;[.B862])" office:value-type="string" office:string-value="L3-9-cis7-1">
            <text:p>L3-9-cis7-1</text:p>
          </table:table-cell>
          <table:table-cell office:value-type="string">
            <text:p>2PCPC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THAPYT</text:p>
          </table:table-cell>
          <table:table-cell office:value-type="string">
            <text:p>BB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3];&quot;-&quot;;[.B863])" office:value-type="string" office:string-value="L3-9-cis7-1">
            <text:p>L3-9-cis7-1</text:p>
          </table:table-cell>
          <table:table-cell office:value-type="string">
            <text:p>2Q1ED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QQYDNLPY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4];&quot;-&quot;;[.B864])" office:value-type="string" office:string-value="L3-9-cis7-1">
            <text:p>L3-9-cis7-1</text:p>
          </table:table-cell>
          <table:table-cell office:value-type="string">
            <text:p>2Q20B</text:p>
          </table:table-cell>
          <table:table-cell table:number-columns-repeated="2"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string">
            <text:p>QQYDNLPY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5];&quot;-&quot;;[.B865])" office:value-type="string" office:string-value="L3-9-cis7-1">
            <text:p>L3-9-cis7-1</text:p>
          </table:table-cell>
          <table:table-cell office:value-type="string">
            <text:p>2Q8B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FSSPR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6];&quot;-&quot;;[.B866])" office:value-type="string" office:string-value="L3-9-cis7-1">
            <text:p>L3-9-cis7-1</text:p>
          </table:table-cell>
          <table:table-cell office:value-type="string">
            <text:p>2QQN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LGSPPT</text:p>
          </table:table-cell>
          <table:table-cell office:value-type="string">
            <text:p>BPDAP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7];&quot;-&quot;;[.B867])" office:value-type="string" office:string-value="L3-9-cis7-1">
            <text:p>L3-9-cis7-1</text:p>
          </table:table-cell>
          <table:table-cell office:value-type="string">
            <text:p>2R0L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YTT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8];&quot;-&quot;;[.B868])" office:value-type="string" office:string-value="L3-9-cis7-1">
            <text:p>L3-9-cis7-1</text:p>
          </table:table-cell>
          <table:table-cell office:value-type="string">
            <text:p>2R8S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YSSPI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69];&quot;-&quot;;[.B869])" office:value-type="string" office:string-value="L3-9-cis7-1">
            <text:p>L3-9-cis7-1</text:p>
          </table:table-cell>
          <table:table-cell office:value-type="string">
            <text:p>2UYLV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GSHVPR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0];&quot;-&quot;;[.B870])" office:value-type="string" office:string-value="L3-9-cis7-1">
            <text:p>L3-9-cis7-1</text:p>
          </table:table-cell>
          <table:table-cell office:value-type="string">
            <text:p>2UZI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SVMIPMT</text:p>
          </table:table-cell>
          <table:table-cell office:value-type="string">
            <text:p>BBDAPB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1];&quot;-&quot;;[.B871])" office:value-type="string" office:string-value="L3-9-cis7-1">
            <text:p>L3-9-cis7-1</text:p>
          </table:table-cell>
          <table:table-cell office:value-type="string">
            <text:p>2V17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NDY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2];&quot;-&quot;;[.B872])" office:value-type="string" office:string-value="L3-9-cis7-1">
            <text:p>L3-9-cis7-1</text:p>
          </table:table-cell>
          <table:table-cell office:value-type="string">
            <text:p>2VDR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VQYAQL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3];&quot;-&quot;;[.B873])" office:value-type="string" office:string-value="L3-9-cis7-1">
            <text:p>L3-9-cis7-1</text:p>
          </table:table-cell>
          <table:table-cell office:value-type="string">
            <text:p>2VL5D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SNEDPY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4];&quot;-&quot;;[.B874])" office:value-type="string" office:string-value="L3-9-cis7-1">
            <text:p>L3-9-cis7-1</text:p>
          </table:table-cell>
          <table:table-cell office:value-type="string">
            <text:p>2Z92B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SNPPT</text:p>
          </table:table-cell>
          <table:table-cell office:value-type="string">
            <text:p>BB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5];&quot;-&quot;;[.B875])" office:value-type="string" office:string-value="L3-9-cis7-1">
            <text:p>L3-9-cis7-1</text:p>
          </table:table-cell>
          <table:table-cell office:value-type="string">
            <text:p>35C8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HQYHRS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6];&quot;-&quot;;[.B876])" office:value-type="string" office:string-value="L3-9-cis7-1">
            <text:p>L3-9-cis7-1</text:p>
          </table:table-cell>
          <table:table-cell office:value-type="string">
            <text:p>3B2UX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HQYGST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7];&quot;-&quot;;[.B877])" office:value-type="string" office:string-value="L3-9-cis7-1">
            <text:p>L3-9-cis7-1</text:p>
          </table:table-cell>
          <table:table-cell office:value-type="string">
            <text:p>3BAE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FQASLVPL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8];&quot;-&quot;;[.B878])" office:value-type="string" office:string-value="L3-9-cis7-1">
            <text:p>L3-9-cis7-1</text:p>
          </table:table-cell>
          <table:table-cell office:value-type="string">
            <text:p>3BDY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string">
            <text:p>QQHYTTPPT</text:p>
          </table:table-cell>
          <table:table-cell office:value-type="string">
            <text:p>BPDAB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79];&quot;-&quot;;[.B879])" office:value-type="string" office:string-value="L3-9-cis7-1">
            <text:p>L3-9-cis7-1</text:p>
          </table:table-cell>
          <table:table-cell office:value-type="string">
            <text:p>3BKYL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string">
            <text:p>QQWSFNPPT</text:p>
          </table:table-cell>
          <table:table-cell office:value-type="string">
            <text:p>BBDAP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0];&quot;-&quot;;[.B880])" office:value-type="string" office:string-value="L3-9-cis7-1">
            <text:p>L3-9-cis7-1</text:p>
          </table:table-cell>
          <table:table-cell office:value-type="string">
            <text:p>3BN9C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GNLPYT</text:p>
          </table:table-cell>
          <table:table-cell office:value-type="string">
            <text:p>BPD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1];&quot;-&quot;;[.B881])" office:value-type="string" office:string-value="L3-9-cis7-1">
            <text:p>L3-9-cis7-1</text:p>
          </table:table-cell>
          <table:table-cell office:value-type="string">
            <text:p>3C6SE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AHNVELPRT</text:p>
          </table:table-cell>
          <table:table-cell office:value-type="string">
            <text:p>BBBD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2];&quot;-&quot;;[.B882])" office:value-type="string" office:string-value="L3-9-cis7-1">
            <text:p>L3-9-cis7-1</text:p>
          </table:table-cell>
          <table:table-cell office:value-type="string">
            <text:p>3CFBA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AQNLELPP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3];&quot;-&quot;;[.B883])" office:value-type="string" office:string-value="L3-9-cis7-1">
            <text:p>L3-9-cis7-1</text:p>
          </table:table-cell>
          <table:table-cell office:value-type="string">
            <text:p>3CFD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TTLPP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4];&quot;-&quot;;[.B884])" office:value-type="string" office:string-value="L3-9-cis7-1">
            <text:p>L3-9-cis7-1</text:p>
          </table:table-cell>
          <table:table-cell office:value-type="string">
            <text:p>3CLF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SSFPL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5];&quot;-&quot;;[.B885])" office:value-type="string" office:string-value="L3-9-cis7-1">
            <text:p>L3-9-cis7-1</text:p>
          </table:table-cell>
          <table:table-cell office:value-type="string">
            <text:p>3CX5K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HIKFPW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6];&quot;-&quot;;[.B886])" office:value-type="string" office:string-value="L3-9-cis7-1">
            <text:p>L3-9-cis7-1</text:p>
          </table:table-cell>
          <table:table-cell office:value-type="string">
            <text:p>3D9A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SNSWPY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7];&quot;-&quot;;[.B887])" office:value-type="string" office:string-value="L3-9-cis7-1">
            <text:p>L3-9-cis7-1</text:p>
          </table:table-cell>
          <table:table-cell office:value-type="string">
            <text:p>3DIFC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HYSTPWT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8];&quot;-&quot;;[.B888])" office:value-type="string" office:string-value="L3-9-cis7-1">
            <text:p>L3-9-cis7-1</text:p>
          </table:table-cell>
          <table:table-cell office:value-type="string">
            <text:p>43C9C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HYRAPRT</text:p>
          </table:table-cell>
          <table:table-cell office:value-type="string">
            <text:p>BPDABPpP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89];&quot;-&quot;;[.B889])" office:value-type="string" office:string-value="L3-9-cis7-1">
            <text:p>L3-9-cis7-1</text:p>
          </table:table-cell>
          <table:table-cell office:value-type="string">
            <text:p>4LVEB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QQYYSTPYS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90];&quot;-&quot;;[.B890])" office:value-type="string" office:string-value="L3-9-cis7-1">
            <text:p>L3-9-cis7-1</text:p>
          </table:table-cell>
          <table:table-cell office:value-type="string">
            <text:p>5LVE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AQYYSTPYS</text:p>
          </table:table-cell>
          <table:table-cell office:value-type="string">
            <text:p>BB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1</text:p>
          </table:table-cell>
          <table:table-cell table:formula="of:=CONCATENATE([.A891];&quot;-&quot;;[.B891])" office:value-type="string" office:string-value="L3-9-cis7-1">
            <text:p>L3-9-cis7-1</text:p>
          </table:table-cell>
          <table:table-cell office:value-type="string">
            <text:p>6FAB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GNALPRT</text:p>
          </table:table-cell>
          <table:table-cell office:value-type="string">
            <text:p>BPDAB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2];&quot;-&quot;;[.B892])" office:value-type="string" office:string-value="L3-9-cis7-2">
            <text:p>L3-9-cis7-2</text:p>
          </table:table-cell>
          <table:table-cell office:value-type="string">
            <text:p>1A2Y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WSTPRT</text:p>
          </table:table-cell>
          <table:table-cell office:value-type="string">
            <text:p>BP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3];&quot;-&quot;;[.B893])" office:value-type="string" office:string-value="L3-9-cis7-2">
            <text:p>L3-9-cis7-2</text:p>
          </table:table-cell>
          <table:table-cell office:value-type="string">
            <text:p>1A7Q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WSTPRS</text:p>
          </table:table-cell>
          <table:table-cell office:value-type="string">
            <text:p>BB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4];&quot;-&quot;;[.B894])" office:value-type="string" office:string-value="L3-9-cis7-2">
            <text:p>L3-9-cis7-2</text:p>
          </table:table-cell>
          <table:table-cell office:value-type="string">
            <text:p>1G7I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FSTPRT</text:p>
          </table:table-cell>
          <table:table-cell office:value-type="string">
            <text:p>BP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5];&quot;-&quot;;[.B895])" office:value-type="string" office:string-value="L3-9-cis7-2">
            <text:p>L3-9-cis7-2</text:p>
          </table:table-cell>
          <table:table-cell office:value-type="string">
            <text:p>1G7J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HSTPRT</text:p>
          </table:table-cell>
          <table:table-cell office:value-type="string">
            <text:p>BB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6];&quot;-&quot;;[.B896])" office:value-type="string" office:string-value="L3-9-cis7-2">
            <text:p>L3-9-cis7-2</text:p>
          </table:table-cell>
          <table:table-cell office:value-type="string">
            <text:p>1G7M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VSTPRT</text:p>
          </table:table-cell>
          <table:table-cell office:value-type="string">
            <text:p>BB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7];&quot;-&quot;;[.B897])" office:value-type="string" office:string-value="L3-9-cis7-2">
            <text:p>L3-9-cis7-2</text:p>
          </table:table-cell>
          <table:table-cell office:value-type="string">
            <text:p>1KB5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HYGTPYT</text:p>
          </table:table-cell>
          <table:table-cell office:value-type="string">
            <text:p>BPDBG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8];&quot;-&quot;;[.B898])" office:value-type="string" office:string-value="L3-9-cis7-2">
            <text:p>L3-9-cis7-2</text:p>
          </table:table-cell>
          <table:table-cell office:value-type="string">
            <text:p>1KIRA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HFWSTPRT</text:p>
          </table:table-cell>
          <table:table-cell office:value-type="string">
            <text:p>BPDPGB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2</text:p>
          </table:table-cell>
          <table:table-cell table:formula="of:=CONCATENATE([.A899];&quot;-&quot;;[.B899])" office:value-type="string" office:string-value="L3-9-cis7-2">
            <text:p>L3-9-cis7-2</text:p>
          </table:table-cell>
          <table:table-cell office:value-type="string">
            <text:p>2BRRL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string">
            <text:p>QQYSGYPYT</text:p>
          </table:table-cell>
          <table:table-cell office:value-type="string">
            <text:p>BBBDGPpPB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3</text:p>
          </table:table-cell>
          <table:table-cell table:formula="of:=CONCATENATE([.A900];&quot;-&quot;;[.B900])" office:value-type="string" office:string-value="L3-9-cis7-3">
            <text:p>L3-9-cis7-3</text:p>
          </table:table-cell>
          <table:table-cell office:value-type="string">
            <text:p>1L7IL</text:p>
          </table:table-cell>
          <table:table-cell table:number-columns-repeated="2"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string">
            <text:p>QQYYIYPYT</text:p>
          </table:table-cell>
          <table:table-cell office:value-type="string">
            <text:p>BBDABPaLP</text:p>
          </table:table-cell>
        </table:table-row>
        <table:table-row table:style-name="ro1">
          <table:table-cell office:value-type="string">
            <text:p>L3-9</text:p>
          </table:table-cell>
          <table:table-cell office:value-type="string">
            <text:p>cis7-3</text:p>
          </table:table-cell>
          <table:table-cell table:formula="of:=CONCATENATE([.A901];&quot;-&quot;;[.B901])" office:value-type="string" office:string-value="L3-9-cis7-3">
            <text:p>L3-9-cis7-3</text:p>
          </table:table-cell>
          <table:table-cell office:value-type="string">
            <text:p>4FAB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string">
            <text:p>SQSTHVPWT</text:p>
          </table:table-cell>
          <table:table-cell office:value-type="string">
            <text:p>BBDDBPaG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2];&quot;-&quot;;[.B902])" office:value-type="string" office:string-value="L3-10-1">
            <text:p>L3-10-1</text:p>
          </table:table-cell>
          <table:table-cell office:value-type="string">
            <text:p>1AQKL</text:p>
          </table:table-cell>
          <table:table-cell table:number-columns-repeated="2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QSYDSSLSAR</text:p>
          </table:table-cell>
          <table:table-cell office:value-type="string">
            <text:p>BBBBADLBP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3];&quot;-&quot;;[.B903])" office:value-type="string" office:string-value="L3-10-1">
            <text:p>L3-10-1</text:p>
          </table:table-cell>
          <table:table-cell office:value-type="string">
            <text:p>1DCLB</text:p>
          </table:table-cell>
          <table:table-cell table:number-columns-repeated="2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SSYEGSDNFV</text:p>
          </table:table-cell>
          <table:table-cell office:value-type="string">
            <text:p>BBPDGLLPB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4];&quot;-&quot;;[.B904])" office:value-type="string" office:string-value="L3-10-1">
            <text:p>L3-10-1</text:p>
          </table:table-cell>
          <table:table-cell office:value-type="string">
            <text:p>1LILB</text:p>
          </table:table-cell>
          <table:table-cell table:number-columns-repeated="2"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string">
            <text:p>QVWDSNASVV</text:p>
          </table:table-cell>
          <table:table-cell office:value-type="string">
            <text:p>BBBPAALPB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5];&quot;-&quot;;[.B905])" office:value-type="string" office:string-value="L3-10-1">
            <text:p>L3-10-1</text:p>
          </table:table-cell>
          <table:table-cell office:value-type="string">
            <text:p>2DD8L</text:p>
          </table:table-cell>
          <table:table-cell table:number-columns-repeated="2"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string">
            <text:p>QVWDSSSDYV</text:p>
          </table:table-cell>
          <table:table-cell office:value-type="string">
            <text:p>BBBBADDGP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6];&quot;-&quot;;[.B906])" office:value-type="string" office:string-value="L3-10-1">
            <text:p>L3-10-1</text:p>
          </table:table-cell>
          <table:table-cell office:value-type="string">
            <text:p>3B5GB</text:p>
          </table:table-cell>
          <table:table-cell table:number-columns-repeated="2"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string">
            <text:p>QSYDSSNHVV</text:p>
          </table:table-cell>
          <table:table-cell office:value-type="string">
            <text:p>BBBPAALPPB</text:p>
          </table:table-cell>
        </table:table-row>
        <table:table-row table:style-name="ro2">
          <table:table-cell office:value-type="string">
            <text:p>L3-10</text:p>
          </table:table-cell>
          <table:table-cell office:value-type="float" office:value="1">
            <text:p>1</text:p>
          </table:table-cell>
          <table:table-cell table:formula="of:=CONCATENATE([.A907];&quot;-&quot;;[.B907])" office:value-type="string" office:string-value="L3-10-1">
            <text:p>L3-10-1</text:p>
          </table:table-cell>
          <table:table-cell office:value-type="string">
            <text:p>3MCG1</text:p>
          </table:table-cell>
          <table:table-cell table:number-columns-repeated="2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SSYEGSDNFV</text:p>
          </table:table-cell>
          <table:table-cell office:value-type="string">
            <text:p>BPPBADLBBP</text:p>
          </table:table-cell>
        </table:table-row>
        <table:table-row table:style-name="ro1">
          <table:table-cell office:value-type="string">
            <text:p>L3-10</text:p>
          </table:table-cell>
          <table:table-cell office:value-type="string">
            <text:p>cis7and8-1</text:p>
          </table:table-cell>
          <table:table-cell table:formula="of:=CONCATENATE([.A908];&quot;-&quot;;[.B908])" office:value-type="string" office:string-value="L3-10-cis7and8-1">
            <text:p>L3-10-cis7and8-1</text:p>
          </table:table-cell>
          <table:table-cell office:value-type="string">
            <text:p>1JGUL</text:p>
          </table:table-cell>
          <table:table-cell table:number-columns-repeated="2"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string">
            <text:p>SQSTHVPPLT</text:p>
          </table:table-cell>
          <table:table-cell office:value-type="string">
            <text:p>BBDABBppPB</text:p>
          </table:table-cell>
        </table:table-row>
        <table:table-row table:style-name="ro1">
          <table:table-cell office:value-type="string">
            <text:p>L3-10</text:p>
          </table:table-cell>
          <table:table-cell office:value-type="string">
            <text:p>cis8-1</text:p>
          </table:table-cell>
          <table:table-cell table:formula="of:=CONCATENATE([.A909];&quot;-&quot;;[.B909])" office:value-type="string" office:string-value="L3-10-cis8-1">
            <text:p>L3-10-cis8-1</text:p>
          </table:table-cell>
          <table:table-cell office:value-type="string">
            <text:p>1I7ZC</text:p>
          </table:table-cell>
          <table:table-cell table:number-columns-repeated="2"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string">
            <text:p>LYSREFPPWT</text:p>
          </table:table-cell>
          <table:table-cell office:value-type="string">
            <text:p>BBBBABPpBB</text:p>
          </table:table-cell>
        </table:table-row>
        <table:table-row table:style-name="ro1">
          <table:table-cell office:value-type="string">
            <text:p>L3-10</text:p>
          </table:table-cell>
          <table:table-cell office:value-type="string">
            <text:p>cis8-1</text:p>
          </table:table-cell>
          <table:table-cell table:formula="of:=CONCATENATE([.A910];&quot;-&quot;;[.B910])" office:value-type="string" office:string-value="L3-10-cis8-1">
            <text:p>L3-10-cis8-1</text:p>
          </table:table-cell>
          <table:table-cell office:value-type="string">
            <text:p>1MQKL</text:p>
          </table:table-cell>
          <table:table-cell table:number-columns-repeated="2"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string">
            <text:p>QHHYGTPPLT</text:p>
          </table:table-cell>
          <table:table-cell office:value-type="string">
            <text:p>BPDBGBPpB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1];&quot;-&quot;;[.B911])" office:value-type="string" office:string-value="L3-11-1">
            <text:p>L3-11-1</text:p>
          </table:table-cell>
          <table:table-cell office:value-type="string">
            <text:p>1BJMB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AAWDDSLDVAV</text:p>
          </table:table-cell>
          <table:table-cell office:value-type="string">
            <text:p>BBPBAAA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2];&quot;-&quot;;[.B912])" office:value-type="string" office:string-value="L3-11-1">
            <text:p>L3-11-1</text:p>
          </table:table-cell>
          <table:table-cell office:value-type="string">
            <text:p>1JVKB</text:p>
          </table:table-cell>
          <table:table-cell table:number-columns-repeated="2"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string">
            <text:p>SSYDGSSTSVV</text:p>
          </table:table-cell>
          <table:table-cell office:value-type="string">
            <text:p>BBPBAAD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3];&quot;-&quot;;[.B913])" office:value-type="string" office:string-value="L3-11-1">
            <text:p>L3-11-1</text:p>
          </table:table-cell>
          <table:table-cell office:value-type="string">
            <text:p>1RZFL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GTWDSSLSAVV</text:p>
          </table:table-cell>
          <table:table-cell office:value-type="string">
            <text:p>BBPBAAD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4];&quot;-&quot;;[.B914])" office:value-type="string" office:string-value="L3-11-1">
            <text:p>L3-11-1</text:p>
          </table:table-cell>
          <table:table-cell office:value-type="string">
            <text:p>1W72M</text:p>
          </table:table-cell>
          <table:table-cell table:number-columns-repeated="2"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string">
            <text:p>QVWDSRTDHWV</text:p>
          </table:table-cell>
          <table:table-cell office:value-type="string">
            <text:p>BBPBAAA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5];&quot;-&quot;;[.B915])" office:value-type="string" office:string-value="L3-11-1">
            <text:p>L3-11-1</text:p>
          </table:table-cell>
          <table:table-cell office:value-type="string">
            <text:p>2A9MM</text:p>
          </table:table-cell>
          <table:table-cell table:number-columns-repeated="2"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AAWDDSLSEFL</text:p>
          </table:table-cell>
          <table:table-cell office:value-type="string">
            <text:p>BBPBAAA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6];&quot;-&quot;;[.B916])" office:value-type="string" office:string-value="L3-11-1">
            <text:p>L3-11-1</text:p>
          </table:table-cell>
          <table:table-cell office:value-type="string">
            <text:p>2FB4L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AAWDVSLNAYV</text:p>
          </table:table-cell>
          <table:table-cell office:value-type="string">
            <text:p>BBPBAAA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7];&quot;-&quot;;[.B917])" office:value-type="string" office:string-value="L3-11-1">
            <text:p>L3-11-1</text:p>
          </table:table-cell>
          <table:table-cell office:value-type="string">
            <text:p>2OMNA</text:p>
          </table:table-cell>
          <table:table-cell table:number-columns-repeated="2"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string">
            <text:p>SSYASGSTPRI</text:p>
          </table:table-cell>
          <table:table-cell office:value-type="string">
            <text:p>BBPBAPABAB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8];&quot;-&quot;;[.B918])" office:value-type="string" office:string-value="L3-11-1">
            <text:p>L3-11-1</text:p>
          </table:table-cell>
          <table:table-cell office:value-type="string">
            <text:p>2RHEA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AAWNDSLDEPG</text:p>
          </table:table-cell>
          <table:table-cell office:value-type="string">
            <text:p>BBPBAAALBPB</text:p>
          </table:table-cell>
        </table:table-row>
        <table:table-row table:style-name="ro2">
          <table:table-cell office:value-type="string">
            <text:p>L3-11</text:p>
          </table:table-cell>
          <table:table-cell office:value-type="float" office:value="1">
            <text:p>1</text:p>
          </table:table-cell>
          <table:table-cell table:formula="of:=CONCATENATE([.A919];&quot;-&quot;;[.B919])" office:value-type="string" office:string-value="L3-11-1">
            <text:p>L3-11-1</text:p>
          </table:table-cell>
          <table:table-cell office:value-type="string">
            <text:p>3DVGA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QQYSSYSSLFT</text:p>
          </table:table-cell>
          <table:table-cell office:value-type="string">
            <text:p>BBBBAADLPBB</text:p>
          </table:table-cell>
        </table:table-row>
        <table:table-row table:style-name="ro1">
          <table:table-cell office:value-type="string">
            <text:p>L3-11</text:p>
          </table:table-cell>
          <table:table-cell office:value-type="string">
            <text:p>cis7-1</text:p>
          </table:table-cell>
          <table:table-cell table:formula="of:=CONCATENATE([.A920];&quot;-&quot;;[.B920])" office:value-type="string" office:string-value="L3-11-cis7-1">
            <text:p>L3-11-cis7-1</text:p>
          </table:table-cell>
          <table:table-cell office:value-type="string">
            <text:p>2NXYC</text:p>
          </table:table-cell>
          <table:table-cell table:number-columns-repeated="2"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string">
            <text:p>QQYNNWPPRYT</text:p>
          </table:table-cell>
          <table:table-cell office:value-type="string">
            <text:p>BPDAPBpPBPB</text:p>
          </table:table-cell>
        </table:table-row>
        <table:table-row table:style-name="ro2">
          <table:table-cell office:value-type="string">
            <text:p>L3-12</text:p>
          </table:table-cell>
          <table:table-cell office:value-type="float" office:value="1">
            <text:p>1</text:p>
          </table:table-cell>
          <table:table-cell table:formula="of:=CONCATENATE([.A921];&quot;-&quot;;[.B921])" office:value-type="string" office:string-value="L3-12-1">
            <text:p>L3-12-1</text:p>
          </table:table-cell>
          <table:table-cell office:value-type="string">
            <text:p>3C2AL</text:p>
          </table:table-cell>
          <table:table-cell table:number-columns-repeated="2"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string">
            <text:p>ATWDSGLSADWV</text:p>
          </table:table-cell>
          <table:table-cell office:value-type="string">
            <text:p>BBBPAPADLPPB</text:p>
          </table:table-cell>
        </table:table-row>
        <table:table-row table:style-name="ro2">
          <table:table-cell office:value-type="string">
            <text:p>L3-13</text:p>
          </table:table-cell>
          <table:table-cell office:value-type="float" office:value="1">
            <text:p>1</text:p>
          </table:table-cell>
          <table:table-cell table:formula="of:=CONCATENATE([.A922];&quot;-&quot;;[.B922])" office:value-type="string" office:string-value="L3-13-1">
            <text:p>L3-13-1</text:p>
          </table:table-cell>
          <table:table-cell office:value-type="string">
            <text:p>2B1HL</text:p>
          </table:table-cell>
          <table:table-cell table:number-columns-repeated="2"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string">
            <text:p>AAWDDSRGGPDWV</text:p>
          </table:table-cell>
          <table:table-cell office:value-type="string">
            <text:p>BBPBDAALBPBPB</text:p>
          </table:table-cell>
        </table:table-row>
        <table:table-row table:style-name="ro2">
          <table:table-cell office:value-type="string">
            <text:p>L3-13</text:p>
          </table:table-cell>
          <table:table-cell office:value-type="float" office:value="1">
            <text:p>1</text:p>
          </table:table-cell>
          <table:table-cell table:formula="of:=CONCATENATE([.A923];&quot;-&quot;;[.B923])" office:value-type="string" office:string-value="L3-13-1">
            <text:p>L3-13-1</text:p>
          </table:table-cell>
          <table:table-cell office:value-type="string">
            <text:p>2OTUG</text:p>
          </table:table-cell>
          <table:table-cell table:number-columns-repeated="2"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string">
            <text:p>GVGDTIKEQFVYV</text:p>
          </table:table-cell>
          <table:table-cell office:value-type="string">
            <text:p>BBBBPPAABPBBB</text:p>
          </table:table-cell>
        </table:table-row>
        <table:table-row table:style-name="ro2">
          <table:table-cell office:value-type="string">
            <text:p>L3-13</text:p>
          </table:table-cell>
          <table:table-cell office:value-type="float" office:value="1">
            <text:p>1</text:p>
          </table:table-cell>
          <table:table-cell table:formula="of:=CONCATENATE([.A924];&quot;-&quot;;[.B924])" office:value-type="string" office:string-value="L3-13-1">
            <text:p>L3-13-1</text:p>
          </table:table-cell>
          <table:table-cell office:value-type="string">
            <text:p>2QHRL</text:p>
          </table:table-cell>
          <table:table-cell table:number-columns-repeated="2"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string">
            <text:p>GVGDTIKEQFVYV</text:p>
          </table:table-cell>
          <table:table-cell office:value-type="string">
            <text:p>BBBBBBLLBPBBB</text:p>
          </table:table-cell>
        </table:table-row>
        <table:table-row table:style-name="ro2">
          <table:table-cell office:value-type="string">
            <text:p>H1-10</text:p>
          </table:table-cell>
          <table:table-cell office:value-type="float" office:value="1">
            <text:p>1</text:p>
          </table:table-cell>
          <table:table-cell table:formula="of:=CONCATENATE([.A925];&quot;-&quot;;[.B925])" office:value-type="string" office:string-value="H1-10-1">
            <text:p>H1-10-1</text:p>
          </table:table-cell>
          <table:table-cell office:value-type="string">
            <text:p>1KXQF</text:p>
          </table:table-cell>
          <table:table-cell table:number-columns-repeated="2"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AASTYTDTVG</text:p>
          </table:table-cell>
          <table:table-cell office:value-type="string">
            <text:p>BPABPBABBB</text:p>
          </table:table-cell>
        </table:table-row>
        <table:table-row table:style-name="ro2">
          <table:table-cell office:value-type="string">
            <text:p>H1-10</text:p>
          </table:table-cell>
          <table:table-cell office:value-type="float" office:value="1">
            <text:p>1</text:p>
          </table:table-cell>
          <table:table-cell table:formula="of:=CONCATENATE([.A926];&quot;-&quot;;[.B926])" office:value-type="string" office:string-value="H1-10-1">
            <text:p>H1-10-1</text:p>
          </table:table-cell>
          <table:table-cell office:value-type="string">
            <text:p>1OP9A</text:p>
          </table:table-cell>
          <table:table-cell table:number-columns-repeated="2"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SASGYTYISG</text:p>
          </table:table-cell>
          <table:table-cell office:value-type="string">
            <text:p>PBABPBABBB</text:p>
          </table:table-cell>
        </table:table-row>
        <table:table-row table:style-name="ro2">
          <table:table-cell office:value-type="string">
            <text:p>H1-12</text:p>
          </table:table-cell>
          <table:table-cell office:value-type="float" office:value="1">
            <text:p>1</text:p>
          </table:table-cell>
          <table:table-cell table:formula="of:=CONCATENATE([.A927];&quot;-&quot;;[.B927])" office:value-type="string" office:string-value="H1-12-1">
            <text:p>H1-12-1</text:p>
          </table:table-cell>
          <table:table-cell office:value-type="string">
            <text:p>1GHFH</text:p>
          </table:table-cell>
          <table:table-cell table:number-columns-repeated="2"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KLWYTFTDYGMN</text:p>
          </table:table-cell>
          <table:table-cell office:value-type="string">
            <text:p>BBB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28];&quot;-&quot;;[.B928])" office:value-type="string" office:string-value="H1-13-1">
            <text:p>H1-13-1</text:p>
          </table:table-cell>
          <table:table-cell office:value-type="string">
            <text:p>12E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YYIH</text:p>
          </table:table-cell>
          <table:table-cell office:value-type="string">
            <text:p>BPBLBB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29];&quot;-&quot;;[.B929])" office:value-type="string" office:string-value="H1-13-1">
            <text:p>H1-13-1</text:p>
          </table:table-cell>
          <table:table-cell office:value-type="string">
            <text:p>1A0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HVIH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0];&quot;-&quot;;[.B930])" office:value-type="string" office:string-value="H1-13-1">
            <text:p>H1-13-1</text:p>
          </table:table-cell>
          <table:table-cell office:value-type="string">
            <text:p>1A2Y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GYGVN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1];&quot;-&quot;;[.B931])" office:value-type="string" office:string-value="H1-13-1">
            <text:p>H1-13-1</text:p>
          </table:table-cell>
          <table:table-cell office:value-type="string">
            <text:p>1A3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TSGFNIKDIYIH</text:p>
          </table:table-cell>
          <table:table-cell office:value-type="string">
            <text:p>BPPLBPAAD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2];&quot;-&quot;;[.B932])" office:value-type="string" office:string-value="H1-13-1">
            <text:p>H1-13-1</text:p>
          </table:table-cell>
          <table:table-cell office:value-type="string">
            <text:p>1A6T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STYY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3];&quot;-&quot;;[.B933])" office:value-type="string" office:string-value="H1-13-1">
            <text:p>H1-13-1</text:p>
          </table:table-cell>
          <table:table-cell office:value-type="string">
            <text:p>1A6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4];&quot;-&quot;;[.B934])" office:value-type="string" office:string-value="H1-13-1">
            <text:p>H1-13-1</text:p>
          </table:table-cell>
          <table:table-cell office:value-type="string">
            <text:p>1A7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GYGVN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5];&quot;-&quot;;[.B935])" office:value-type="string" office:string-value="H1-13-1">
            <text:p>H1-13-1</text:p>
          </table:table-cell>
          <table:table-cell office:value-type="string">
            <text:p>1AP2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DFMH</text:p>
          </table:table-cell>
          <table:table-cell office:value-type="string">
            <text:p>PBBLBPAAD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6];&quot;-&quot;;[.B936])" office:value-type="string" office:string-value="H1-13-1">
            <text:p>H1-13-1</text:p>
          </table:table-cell>
          <table:table-cell office:value-type="string">
            <text:p>1AQ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NNYAIH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7];&quot;-&quot;;[.B937])" office:value-type="string" office:string-value="H1-13-1">
            <text:p>H1-13-1</text:p>
          </table:table-cell>
          <table:table-cell office:value-type="string">
            <text:p>1AXS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SFWIE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8];&quot;-&quot;;[.B938])" office:value-type="string" office:string-value="H1-13-1">
            <text:p>H1-13-1</text:p>
          </table:table-cell>
          <table:table-cell office:value-type="string">
            <text:p>1AX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VSGLTFSRFW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39];&quot;-&quot;;[.B939])" office:value-type="string" office:string-value="H1-13-1">
            <text:p>H1-13-1</text:p>
          </table:table-cell>
          <table:table-cell office:value-type="string">
            <text:p>1BFO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GSGFTFTDFYMN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0];&quot;-&quot;;[.B940])" office:value-type="string" office:string-value="H1-13-1">
            <text:p>H1-13-1</text:p>
          </table:table-cell>
          <table:table-cell office:value-type="string">
            <text:p>1BJ1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TFTNYGM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1];&quot;-&quot;;[.B941])" office:value-type="string" office:string-value="H1-13-1">
            <text:p>H1-13-1</text:p>
          </table:table-cell>
          <table:table-cell office:value-type="string">
            <text:p>1BM3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GM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2];&quot;-&quot;;[.B942])" office:value-type="string" office:string-value="H1-13-1">
            <text:p>H1-13-1</text:p>
          </table:table-cell>
          <table:table-cell office:value-type="string">
            <text:p>1BZ7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NFGM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3];&quot;-&quot;;[.B943])" office:value-type="string" office:string-value="H1-13-1">
            <text:p>H1-13-1</text:p>
          </table:table-cell>
          <table:table-cell office:value-type="string">
            <text:p>1C1E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MFTNYGMN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4];&quot;-&quot;;[.B944])" office:value-type="string" office:string-value="H1-13-1">
            <text:p>H1-13-1</text:p>
          </table:table-cell>
          <table:table-cell office:value-type="string">
            <text:p>1C5C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RASGYSFTSY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5];&quot;-&quot;;[.B945])" office:value-type="string" office:string-value="H1-13-1">
            <text:p>H1-13-1</text:p>
          </table:table-cell>
          <table:table-cell office:value-type="string">
            <text:p>1CE1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TFTDFYMN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6];&quot;-&quot;;[.B946])" office:value-type="string" office:string-value="H1-13-1">
            <text:p>H1-13-1</text:p>
          </table:table-cell>
          <table:table-cell office:value-type="string">
            <text:p>1CF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NTYYMS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7];&quot;-&quot;;[.B947])" office:value-type="string" office:string-value="H1-13-1">
            <text:p>H1-13-1</text:p>
          </table:table-cell>
          <table:table-cell office:value-type="string">
            <text:p>1CIC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8];&quot;-&quot;;[.B948])" office:value-type="string" office:string-value="H1-13-1">
            <text:p>H1-13-1</text:p>
          </table:table-cell>
          <table:table-cell office:value-type="string">
            <text:p>1CLO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49];&quot;-&quot;;[.B949])" office:value-type="string" office:string-value="H1-13-1">
            <text:p>H1-13-1</text:p>
          </table:table-cell>
          <table:table-cell office:value-type="string">
            <text:p>1CT8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FTFSSSYIN</text:p>
          </table:table-cell>
          <table:table-cell office:value-type="string">
            <text:p>PBBLBPAAAPB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0];&quot;-&quot;;[.B950])" office:value-type="string" office:string-value="H1-13-1">
            <text:p>H1-13-1</text:p>
          </table:table-cell>
          <table:table-cell office:value-type="string">
            <text:p>1CZ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DFTHYGMN</text:p>
          </table:table-cell>
          <table:table-cell office:value-type="string">
            <text:p>B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1];&quot;-&quot;;[.B951])" office:value-type="string" office:string-value="H1-13-1">
            <text:p>H1-13-1</text:p>
          </table:table-cell>
          <table:table-cell office:value-type="string">
            <text:p>1D6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SYWIE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2];&quot;-&quot;;[.B952])" office:value-type="string" office:string-value="H1-13-1">
            <text:p>H1-13-1</text:p>
          </table:table-cell>
          <table:table-cell office:value-type="string">
            <text:p>1DB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AFTNYGVN</text:p>
          </table:table-cell>
          <table:table-cell office:value-type="string">
            <text:p>BBBLBPAADB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3];&quot;-&quot;;[.B953])" office:value-type="string" office:string-value="H1-13-1">
            <text:p>H1-13-1</text:p>
          </table:table-cell>
          <table:table-cell office:value-type="string">
            <text:p>1DF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NDYAMH</text:p>
          </table:table-cell>
          <table:table-cell office:value-type="string">
            <text:p>B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4];&quot;-&quot;;[.B954])" office:value-type="string" office:string-value="H1-13-1">
            <text:p>H1-13-1</text:p>
          </table:table-cell>
          <table:table-cell office:value-type="string">
            <text:p>1DL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GYGVN</text:p>
          </table:table-cell>
          <table:table-cell office:value-type="string">
            <text:p>BPBLBPAD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5];&quot;-&quot;;[.B955])" office:value-type="string" office:string-value="H1-13-1">
            <text:p>H1-13-1</text:p>
          </table:table-cell>
          <table:table-cell office:value-type="string">
            <text:p>1DL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SDAWMD</text:p>
          </table:table-cell>
          <table:table-cell office:value-type="string">
            <text:p>PBBLBP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6];&quot;-&quot;;[.B956])" office:value-type="string" office:string-value="H1-13-1">
            <text:p>H1-13-1</text:p>
          </table:table-cell>
          <table:table-cell office:value-type="string">
            <text:p>1DQ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AMH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7];&quot;-&quot;;[.B957])" office:value-type="string" office:string-value="H1-13-1">
            <text:p>H1-13-1</text:p>
          </table:table-cell>
          <table:table-cell office:value-type="string">
            <text:p>1DSFH</text:p>
          </table:table-cell>
          <table:table-cell table:number-columns-repeated="2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AASGFIFSDNYMY</text:p>
          </table:table-cell>
          <table:table-cell office:value-type="string">
            <text:p>PPBLBAG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8];&quot;-&quot;;[.B958])" office:value-type="string" office:string-value="H1-13-1">
            <text:p>H1-13-1</text:p>
          </table:table-cell>
          <table:table-cell office:value-type="string">
            <text:p>1DVF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HMN</text:p>
          </table:table-cell>
          <table:table-cell office:value-type="string">
            <text:p>PPBLBBAAABB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59];&quot;-&quot;;[.B959])" office:value-type="string" office:string-value="H1-13-1">
            <text:p>H1-13-1</text:p>
          </table:table-cell>
          <table:table-cell office:value-type="string">
            <text:p>1DZB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PBBLBPAAAB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0];&quot;-&quot;;[.B960])" office:value-type="string" office:string-value="H1-13-1">
            <text:p>H1-13-1</text:p>
          </table:table-cell>
          <table:table-cell office:value-type="string">
            <text:p>1E4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FTFTNYWMH</text:p>
          </table:table-cell>
          <table:table-cell office:value-type="string">
            <text:p>PPBLBB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1];&quot;-&quot;;[.B961])" office:value-type="string" office:string-value="H1-13-1">
            <text:p>H1-13-1</text:p>
          </table:table-cell>
          <table:table-cell office:value-type="string">
            <text:p>1E6O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T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2];&quot;-&quot;;[.B962])" office:value-type="string" office:string-value="H1-13-1">
            <text:p>H1-13-1</text:p>
          </table:table-cell>
          <table:table-cell office:value-type="string">
            <text:p>1EAP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ISTDHAIH</text:p>
          </table:table-cell>
          <table:table-cell office:value-type="string">
            <text:p>PPPLBPAAA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3];&quot;-&quot;;[.B963])" office:value-type="string" office:string-value="H1-13-1">
            <text:p>H1-13-1</text:p>
          </table:table-cell>
          <table:table-cell office:value-type="string">
            <text:p>1EJO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T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4];&quot;-&quot;;[.B964])" office:value-type="string" office:string-value="H1-13-1">
            <text:p>H1-13-1</text:p>
          </table:table-cell>
          <table:table-cell office:value-type="string">
            <text:p>1EM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YVFSSSW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5];&quot;-&quot;;[.B965])" office:value-type="string" office:string-value="H1-13-1">
            <text:p>H1-13-1</text:p>
          </table:table-cell>
          <table:table-cell office:value-type="string">
            <text:p>1F2XK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TVSTYCMG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6];&quot;-&quot;;[.B966])" office:value-type="string" office:string-value="H1-13-1">
            <text:p>H1-13-1</text:p>
          </table:table-cell>
          <table:table-cell office:value-type="string">
            <text:p>1F3D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IDYNI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7];&quot;-&quot;;[.B967])" office:value-type="string" office:string-value="H1-13-1">
            <text:p>H1-13-1</text:p>
          </table:table-cell>
          <table:table-cell office:value-type="string">
            <text:p>1F4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VFSTYD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8];&quot;-&quot;;[.B968])" office:value-type="string" office:string-value="H1-13-1">
            <text:p>H1-13-1</text:p>
          </table:table-cell>
          <table:table-cell office:value-type="string">
            <text:p>1FAI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GVN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69];&quot;-&quot;;[.B969])" office:value-type="string" office:string-value="H1-13-1">
            <text:p>H1-13-1</text:p>
          </table:table-cell>
          <table:table-cell office:value-type="string">
            <text:p>1FE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TYGVS</text:p>
          </table:table-cell>
          <table:table-cell office:value-type="string">
            <text:p>BBBLBPAAD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0];&quot;-&quot;;[.B970])" office:value-type="string" office:string-value="H1-13-1">
            <text:p>H1-13-1</text:p>
          </table:table-cell>
          <table:table-cell office:value-type="string">
            <text:p>1FGN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FNIKDYY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1];&quot;-&quot;;[.B971])" office:value-type="string" office:string-value="H1-13-1">
            <text:p>H1-13-1</text:p>
          </table:table-cell>
          <table:table-cell office:value-type="string">
            <text:p>1FG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YTFTEYT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2];&quot;-&quot;;[.B972])" office:value-type="string" office:string-value="H1-13-1">
            <text:p>H1-13-1</text:p>
          </table:table-cell>
          <table:table-cell office:value-type="string">
            <text:p>1FL5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3];&quot;-&quot;;[.B973])" office:value-type="string" office:string-value="H1-13-1">
            <text:p>H1-13-1</text:p>
          </table:table-cell>
          <table:table-cell office:value-type="string">
            <text:p>1FNS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DYGVD</text:p>
          </table:table-cell>
          <table:table-cell office:value-type="string">
            <text:p>BBBLBB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4];&quot;-&quot;;[.B974])" office:value-type="string" office:string-value="H1-13-1">
            <text:p>H1-13-1</text:p>
          </table:table-cell>
          <table:table-cell office:value-type="string">
            <text:p>1FO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AFSSFWVN</text:p>
          </table:table-cell>
          <table:table-cell office:value-type="string">
            <text:p>BPD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5];&quot;-&quot;;[.B975])" office:value-type="string" office:string-value="H1-13-1">
            <text:p>H1-13-1</text:p>
          </table:table-cell>
          <table:table-cell office:value-type="string">
            <text:p>1FVC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NIKDTYIH</text:p>
          </table:table-cell>
          <table:table-cell office:value-type="string">
            <text:p>BPBLBB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6];&quot;-&quot;;[.B976])" office:value-type="string" office:string-value="H1-13-1">
            <text:p>H1-13-1</text:p>
          </table:table-cell>
          <table:table-cell office:value-type="string">
            <text:p>1FVD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NIKDTYIH</text:p>
          </table:table-cell>
          <table:table-cell office:value-type="string">
            <text:p>B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7];&quot;-&quot;;[.B977])" office:value-type="string" office:string-value="H1-13-1">
            <text:p>H1-13-1</text:p>
          </table:table-cell>
          <table:table-cell office:value-type="string">
            <text:p>1G9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DTFIRYSFT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8];&quot;-&quot;;[.B978])" office:value-type="string" office:string-value="H1-13-1">
            <text:p>H1-13-1</text:p>
          </table:table-cell>
          <table:table-cell office:value-type="string">
            <text:p>1GI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LLISNGVH</text:p>
          </table:table-cell>
          <table:table-cell office:value-type="string">
            <text:p>BBBLBB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79];&quot;-&quot;;[.B979])" office:value-type="string" office:string-value="H1-13-1">
            <text:p>H1-13-1</text:p>
          </table:table-cell>
          <table:table-cell office:value-type="string">
            <text:p>1GPO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FWS</text:p>
          </table:table-cell>
          <table:table-cell office:value-type="string">
            <text:p>PBBGP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0];&quot;-&quot;;[.B980])" office:value-type="string" office:string-value="H1-13-1">
            <text:p>H1-13-1</text:p>
          </table:table-cell>
          <table:table-cell office:value-type="string">
            <text:p>1H0D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TM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1];&quot;-&quot;;[.B981])" office:value-type="string" office:string-value="H1-13-1">
            <text:p>H1-13-1</text:p>
          </table:table-cell>
          <table:table-cell office:value-type="string">
            <text:p>1H3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AM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2];&quot;-&quot;;[.B982])" office:value-type="string" office:string-value="H1-13-1">
            <text:p>H1-13-1</text:p>
          </table:table-cell>
          <table:table-cell office:value-type="string">
            <text:p>1H8NA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6">
            <text:p>166</text:p>
          </table:table-cell>
          <table:table-cell office:value-type="string">
            <text:p>KASGYTFTSYW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3];&quot;-&quot;;[.B983])" office:value-type="string" office:string-value="H1-13-1">
            <text:p>H1-13-1</text:p>
          </table:table-cell>
          <table:table-cell office:value-type="string">
            <text:p>1HEZ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GYG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4];&quot;-&quot;;[.B984])" office:value-type="string" office:string-value="H1-13-1">
            <text:p>H1-13-1</text:p>
          </table:table-cell>
          <table:table-cell office:value-type="string">
            <text:p>1HI6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LGYIFTDYEIH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5];&quot;-&quot;;[.B985])" office:value-type="string" office:string-value="H1-13-1">
            <text:p>H1-13-1</text:p>
          </table:table-cell>
          <table:table-cell office:value-type="string">
            <text:p>1HIL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SFSSYG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6];&quot;-&quot;;[.B986])" office:value-type="string" office:string-value="H1-13-1">
            <text:p>H1-13-1</text:p>
          </table:table-cell>
          <table:table-cell office:value-type="string">
            <text:p>1HK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BPBGPPAAAP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7];&quot;-&quot;;[.B987])" office:value-type="string" office:string-value="H1-13-1">
            <text:p>H1-13-1</text:p>
          </table:table-cell>
          <table:table-cell office:value-type="string">
            <text:p>1I3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8];&quot;-&quot;;[.B988])" office:value-type="string" office:string-value="H1-13-1">
            <text:p>H1-13-1</text:p>
          </table:table-cell>
          <table:table-cell office:value-type="string">
            <text:p>1I3U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EASGDSIGTYVIG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89];&quot;-&quot;;[.B989])" office:value-type="string" office:string-value="H1-13-1">
            <text:p>H1-13-1</text:p>
          </table:table-cell>
          <table:table-cell office:value-type="string">
            <text:p>1I8K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TSGFTFRKFG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0];&quot;-&quot;;[.B990])" office:value-type="string" office:string-value="H1-13-1">
            <text:p>H1-13-1</text:p>
          </table:table-cell>
          <table:table-cell office:value-type="string">
            <text:p>1I9J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TYAL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1];&quot;-&quot;;[.B991])" office:value-type="string" office:string-value="H1-13-1">
            <text:p>H1-13-1</text:p>
          </table:table-cell>
          <table:table-cell office:value-type="string">
            <text:p>1IBGH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TVSGFSLTTYGVH</text:p>
          </table:table-cell>
          <table:table-cell office:value-type="string">
            <text:p>BPBLBBAAD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2];&quot;-&quot;;[.B992])" office:value-type="string" office:string-value="H1-13-1">
            <text:p>H1-13-1</text:p>
          </table:table-cell>
          <table:table-cell office:value-type="string">
            <text:p>1IC5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3];&quot;-&quot;;[.B993])" office:value-type="string" office:string-value="H1-13-1">
            <text:p>H1-13-1</text:p>
          </table:table-cell>
          <table:table-cell office:value-type="string">
            <text:p>1IC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AYWS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4];&quot;-&quot;;[.B994])" office:value-type="string" office:string-value="H1-13-1">
            <text:p>H1-13-1</text:p>
          </table:table-cell>
          <table:table-cell office:value-type="string">
            <text:p>1IGC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FGM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5];&quot;-&quot;;[.B995])" office:value-type="string" office:string-value="H1-13-1">
            <text:p>H1-13-1</text:p>
          </table:table-cell>
          <table:table-cell office:value-type="string">
            <text:p>1IGJ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SSGYIFTDFYMN</text:p>
          </table:table-cell>
          <table:table-cell office:value-type="string">
            <text:p>BBBBPBLPPPB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6];&quot;-&quot;;[.B996])" office:value-type="string" office:string-value="H1-13-1">
            <text:p>H1-13-1</text:p>
          </table:table-cell>
          <table:table-cell office:value-type="string">
            <text:p>1IG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NIFVMS</text:p>
          </table:table-cell>
          <table:table-cell office:value-type="string">
            <text:p>B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7];&quot;-&quot;;[.B997])" office:value-type="string" office:string-value="H1-13-1">
            <text:p>H1-13-1</text:p>
          </table:table-cell>
          <table:table-cell office:value-type="string">
            <text:p>1IK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SDYYMY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8];&quot;-&quot;;[.B998])" office:value-type="string" office:string-value="H1-13-1">
            <text:p>H1-13-1</text:p>
          </table:table-cell>
          <table:table-cell office:value-type="string">
            <text:p>1IND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LSGETMS</text:p>
          </table:table-cell>
          <table:table-cell office:value-type="string">
            <text:p>B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999];&quot;-&quot;;[.B999])" office:value-type="string" office:string-value="H1-13-1">
            <text:p>H1-13-1</text:p>
          </table:table-cell>
          <table:table-cell office:value-type="string">
            <text:p>1IQD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VSGYTLTELPV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0];&quot;-&quot;;[.B1000])" office:value-type="string" office:string-value="H1-13-1">
            <text:p>H1-13-1</text:p>
          </table:table-cell>
          <table:table-cell office:value-type="string">
            <text:p>1IQW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Q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1];&quot;-&quot;;[.B1001])" office:value-type="string" office:string-value="H1-13-1">
            <text:p>H1-13-1</text:p>
          </table:table-cell>
          <table:table-cell office:value-type="string">
            <text:p>1J05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2];&quot;-&quot;;[.B1002])" office:value-type="string" office:string-value="H1-13-1">
            <text:p>H1-13-1</text:p>
          </table:table-cell>
          <table:table-cell office:value-type="string">
            <text:p>1JF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NG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3];&quot;-&quot;;[.B1003])" office:value-type="string" office:string-value="H1-13-1">
            <text:p>H1-13-1</text:p>
          </table:table-cell>
          <table:table-cell office:value-type="string">
            <text:p>1JH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ISYW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4];&quot;-&quot;;[.B1004])" office:value-type="string" office:string-value="H1-13-1">
            <text:p>H1-13-1</text:p>
          </table:table-cell>
          <table:table-cell office:value-type="string">
            <text:p>1JN6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RTSGYSFTTYWMQ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5];&quot;-&quot;;[.B1005])" office:value-type="string" office:string-value="H1-13-1">
            <text:p>H1-13-1</text:p>
          </table:table-cell>
          <table:table-cell office:value-type="string">
            <text:p>1JP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NIKEYYMH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6];&quot;-&quot;;[.B1006])" office:value-type="string" office:string-value="H1-13-1">
            <text:p>H1-13-1</text:p>
          </table:table-cell>
          <table:table-cell office:value-type="string">
            <text:p>1K6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FNIKDYYMH</text:p>
          </table:table-cell>
          <table:table-cell office:value-type="string">
            <text:p>B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7];&quot;-&quot;;[.B1007])" office:value-type="string" office:string-value="H1-13-1">
            <text:p>H1-13-1</text:p>
          </table:table-cell>
          <table:table-cell office:value-type="string">
            <text:p>1KB5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GYNMN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8];&quot;-&quot;;[.B1008])" office:value-type="string" office:string-value="H1-13-1">
            <text:p>H1-13-1</text:p>
          </table:table-cell>
          <table:table-cell office:value-type="string">
            <text:p>1KE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SF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09];&quot;-&quot;;[.B1009])" office:value-type="string" office:string-value="H1-13-1">
            <text:p>H1-13-1</text:p>
          </table:table-cell>
          <table:table-cell office:value-type="string">
            <text:p>1KE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F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0];&quot;-&quot;;[.B1010])" office:value-type="string" office:string-value="H1-13-1">
            <text:p>H1-13-1</text:p>
          </table:table-cell>
          <table:table-cell office:value-type="string">
            <text:p>1KIP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GAGVN</text:p>
          </table:table-cell>
          <table:table-cell office:value-type="string">
            <text:p>PBBLBPAAD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1];&quot;-&quot;;[.B1011])" office:value-type="string" office:string-value="H1-13-1">
            <text:p>H1-13-1</text:p>
          </table:table-cell>
          <table:table-cell office:value-type="string">
            <text:p>1KIQ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GYGVN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2];&quot;-&quot;;[.B1012])" office:value-type="string" office:string-value="H1-13-1">
            <text:p>H1-13-1</text:p>
          </table:table-cell>
          <table:table-cell office:value-type="string">
            <text:p>1KT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YY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3];&quot;-&quot;;[.B1013])" office:value-type="string" office:string-value="H1-13-1">
            <text:p>H1-13-1</text:p>
          </table:table-cell>
          <table:table-cell office:value-type="string">
            <text:p>1L7I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TDYTMD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4];&quot;-&quot;;[.B1014])" office:value-type="string" office:string-value="H1-13-1">
            <text:p>H1-13-1</text:p>
          </table:table-cell>
          <table:table-cell office:value-type="string">
            <text:p>1L7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RYAL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5];&quot;-&quot;;[.B1015])" office:value-type="string" office:string-value="H1-13-1">
            <text:p>H1-13-1</text:p>
          </table:table-cell>
          <table:table-cell office:value-type="string">
            <text:p>1LK3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FYI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6];&quot;-&quot;;[.B1016])" office:value-type="string" office:string-value="H1-13-1">
            <text:p>H1-13-1</text:p>
          </table:table-cell>
          <table:table-cell office:value-type="string">
            <text:p>1LMKA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KTTGYIFSNYWIE</text:p>
          </table:table-cell>
          <table:table-cell office:value-type="string">
            <text:p>PPBLBPADA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7];&quot;-&quot;;[.B1017])" office:value-type="string" office:string-value="H1-13-1">
            <text:p>H1-13-1</text:p>
          </table:table-cell>
          <table:table-cell office:value-type="string">
            <text:p>1LO2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SFRNYGMS</text:p>
          </table:table-cell>
          <table:table-cell office:value-type="string">
            <text:p>PBBLBB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8];&quot;-&quot;;[.B1018])" office:value-type="string" office:string-value="H1-13-1">
            <text:p>H1-13-1</text:p>
          </table:table-cell>
          <table:table-cell office:value-type="string">
            <text:p>1LO4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EASGFTLRTYGMS</text:p>
          </table:table-cell>
          <table:table-cell office:value-type="string">
            <text:p>BPBLBB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19];&quot;-&quot;;[.B1019])" office:value-type="string" office:string-value="H1-13-1">
            <text:p>H1-13-1</text:p>
          </table:table-cell>
          <table:table-cell office:value-type="string">
            <text:p>1MA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MS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0];&quot;-&quot;;[.B1020])" office:value-type="string" office:string-value="H1-13-1">
            <text:p>H1-13-1</text:p>
          </table:table-cell>
          <table:table-cell office:value-type="string">
            <text:p>1MC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SDFYME</text:p>
          </table:table-cell>
          <table:table-cell office:value-type="string">
            <text:p>PBBLBPAAL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1];&quot;-&quot;;[.B1021])" office:value-type="string" office:string-value="H1-13-1">
            <text:p>H1-13-1</text:p>
          </table:table-cell>
          <table:table-cell office:value-type="string">
            <text:p>1ME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HAI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2];&quot;-&quot;;[.B1022])" office:value-type="string" office:string-value="H1-13-1">
            <text:p>H1-13-1</text:p>
          </table:table-cell>
          <table:table-cell office:value-type="string">
            <text:p>1MFA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WMH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3];&quot;-&quot;;[.B1023])" office:value-type="string" office:string-value="H1-13-1">
            <text:p>H1-13-1</text:p>
          </table:table-cell>
          <table:table-cell office:value-type="string">
            <text:p>1MH5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NW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4];&quot;-&quot;;[.B1024])" office:value-type="string" office:string-value="H1-13-1">
            <text:p>H1-13-1</text:p>
          </table:table-cell>
          <table:table-cell office:value-type="string">
            <text:p>1MIMH</text:p>
          </table:table-cell>
          <table:table-cell table:number-columns-repeated="2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KASGYSFTRYWMH</text:p>
          </table:table-cell>
          <table:table-cell office:value-type="string">
            <text:p>PBBGP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5];&quot;-&quot;;[.B1025])" office:value-type="string" office:string-value="H1-13-1">
            <text:p>H1-13-1</text:p>
          </table:table-cell>
          <table:table-cell office:value-type="string">
            <text:p>1MJ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WIN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6];&quot;-&quot;;[.B1026])" office:value-type="string" office:string-value="H1-13-1">
            <text:p>H1-13-1</text:p>
          </table:table-cell>
          <table:table-cell office:value-type="string">
            <text:p>1MLB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TYWIE</text:p>
          </table:table-cell>
          <table:table-cell office:value-type="string">
            <text:p>PBBLBPAAAPPP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7];&quot;-&quot;;[.B1027])" office:value-type="string" office:string-value="H1-13-1">
            <text:p>H1-13-1</text:p>
          </table:table-cell>
          <table:table-cell office:value-type="string">
            <text:p>1MN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SYWLH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8];&quot;-&quot;;[.B1028])" office:value-type="string" office:string-value="H1-13-1">
            <text:p>H1-13-1</text:p>
          </table:table-cell>
          <table:table-cell office:value-type="string">
            <text:p>1MOEB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string">
            <text:p>TASGFNIKDTYMH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29];&quot;-&quot;;[.B1029])" office:value-type="string" office:string-value="H1-13-1">
            <text:p>H1-13-1</text:p>
          </table:table-cell>
          <table:table-cell office:value-type="string">
            <text:p>1MQ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T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0];&quot;-&quot;;[.B1030])" office:value-type="string" office:string-value="H1-13-1">
            <text:p>H1-13-1</text:p>
          </table:table-cell>
          <table:table-cell office:value-type="string">
            <text:p>1MRE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Q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1];&quot;-&quot;;[.B1031])" office:value-type="string" office:string-value="H1-13-1">
            <text:p>H1-13-1</text:p>
          </table:table-cell>
          <table:table-cell office:value-type="string">
            <text:p>1MVU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DFM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2];&quot;-&quot;;[.B1032])" office:value-type="string" office:string-value="H1-13-1">
            <text:p>H1-13-1</text:p>
          </table:table-cell>
          <table:table-cell office:value-type="string">
            <text:p>1N0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QASGYRFSNFVIH</text:p>
          </table:table-cell>
          <table:table-cell office:value-type="string">
            <text:p>B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3];&quot;-&quot;;[.B1033])" office:value-type="string" office:string-value="H1-13-1">
            <text:p>H1-13-1</text:p>
          </table:table-cell>
          <table:table-cell office:value-type="string">
            <text:p>1N4XI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NYAFTDYS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4];&quot;-&quot;;[.B1034])" office:value-type="string" office:string-value="H1-13-1">
            <text:p>H1-13-1</text:p>
          </table:table-cell>
          <table:table-cell office:value-type="string">
            <text:p>1NA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VSITSGYW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5];&quot;-&quot;;[.B1035])" office:value-type="string" office:string-value="H1-13-1">
            <text:p>H1-13-1</text:p>
          </table:table-cell>
          <table:table-cell office:value-type="string">
            <text:p>1NBY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YW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6];&quot;-&quot;;[.B1036])" office:value-type="string" office:string-value="H1-13-1">
            <text:p>H1-13-1</text:p>
          </table:table-cell>
          <table:table-cell office:value-type="string">
            <text:p>1NC2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DYGVH</text:p>
          </table:table-cell>
          <table:table-cell office:value-type="string">
            <text:p>BBBLBBAAD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7];&quot;-&quot;;[.B1037])" office:value-type="string" office:string-value="H1-13-1">
            <text:p>H1-13-1</text:p>
          </table:table-cell>
          <table:table-cell office:value-type="string">
            <text:p>1NCC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GMN</text:p>
          </table:table-cell>
          <table:table-cell office:value-type="string">
            <text:p>BPPGBPAAD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8];&quot;-&quot;;[.B1038])" office:value-type="string" office:string-value="H1-13-1">
            <text:p>H1-13-1</text:p>
          </table:table-cell>
          <table:table-cell office:value-type="string">
            <text:p>1NDG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IRDYWS</text:p>
          </table:table-cell>
          <table:table-cell office:value-type="string">
            <text:p>PPBLBB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39];&quot;-&quot;;[.B1039])" office:value-type="string" office:string-value="H1-13-1">
            <text:p>H1-13-1</text:p>
          </table:table-cell>
          <table:table-cell office:value-type="string">
            <text:p>1NDM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0];&quot;-&quot;;[.B1040])" office:value-type="string" office:string-value="H1-13-1">
            <text:p>H1-13-1</text:p>
          </table:table-cell>
          <table:table-cell office:value-type="string">
            <text:p>1NGY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1];&quot;-&quot;;[.B1041])" office:value-type="string" office:string-value="H1-13-1">
            <text:p>H1-13-1</text:p>
          </table:table-cell>
          <table:table-cell office:value-type="string">
            <text:p>1NJ9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DYN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2];&quot;-&quot;;[.B1042])" office:value-type="string" office:string-value="H1-13-1">
            <text:p>H1-13-1</text:p>
          </table:table-cell>
          <table:table-cell office:value-type="string">
            <text:p>1NL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TYA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3];&quot;-&quot;;[.B1043])" office:value-type="string" office:string-value="H1-13-1">
            <text:p>H1-13-1</text:p>
          </table:table-cell>
          <table:table-cell office:value-type="string">
            <text:p>1NL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FS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4];&quot;-&quot;;[.B1044])" office:value-type="string" office:string-value="H1-13-1">
            <text:p>H1-13-1</text:p>
          </table:table-cell>
          <table:table-cell office:value-type="string">
            <text:p>1NM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N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5];&quot;-&quot;;[.B1045])" office:value-type="string" office:string-value="H1-13-1">
            <text:p>H1-13-1</text:p>
          </table:table-cell>
          <table:table-cell office:value-type="string">
            <text:p>1NQB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6];&quot;-&quot;;[.B1046])" office:value-type="string" office:string-value="H1-13-1">
            <text:p>H1-13-1</text:p>
          </table:table-cell>
          <table:table-cell office:value-type="string">
            <text:p>1OA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7];&quot;-&quot;;[.B1047])" office:value-type="string" office:string-value="H1-13-1">
            <text:p>H1-13-1</text:p>
          </table:table-cell>
          <table:table-cell office:value-type="string">
            <text:p>1OHQ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RISDEDMG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8];&quot;-&quot;;[.B1048])" office:value-type="string" office:string-value="H1-13-1">
            <text:p>H1-13-1</text:p>
          </table:table-cell>
          <table:table-cell office:value-type="string">
            <text:p>1OL0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A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49];&quot;-&quot;;[.B1049])" office:value-type="string" office:string-value="H1-13-1">
            <text:p>H1-13-1</text:p>
          </table:table-cell>
          <table:table-cell office:value-type="string">
            <text:p>1OP3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GVSNFRISAHTMN</text:p>
          </table:table-cell>
          <table:table-cell office:value-type="string">
            <text:p>BB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0];&quot;-&quot;;[.B1050])" office:value-type="string" office:string-value="H1-13-1">
            <text:p>H1-13-1</text:p>
          </table:table-cell>
          <table:table-cell office:value-type="string">
            <text:p>1P4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DYGV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1];&quot;-&quot;;[.B1051])" office:value-type="string" office:string-value="H1-13-1">
            <text:p>H1-13-1</text:p>
          </table:table-cell>
          <table:table-cell office:value-type="string">
            <text:p>1P7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VMH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2];&quot;-&quot;;[.B1052])" office:value-type="string" office:string-value="H1-13-1">
            <text:p>H1-13-1</text:p>
          </table:table-cell>
          <table:table-cell office:value-type="string">
            <text:p>1PG7Z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GHLL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3];&quot;-&quot;;[.B1053])" office:value-type="string" office:string-value="H1-13-1">
            <text:p>H1-13-1</text:p>
          </table:table-cell>
          <table:table-cell office:value-type="string">
            <text:p>1PZ5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SNYWME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4];&quot;-&quot;;[.B1054])" office:value-type="string" office:string-value="H1-13-1">
            <text:p>H1-13-1</text:p>
          </table:table-cell>
          <table:table-cell office:value-type="string">
            <text:p>1Q0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SYWIE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5];&quot;-&quot;;[.B1055])" office:value-type="string" office:string-value="H1-13-1">
            <text:p>H1-13-1</text:p>
          </table:table-cell>
          <table:table-cell office:value-type="string">
            <text:p>1Q72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DAWVD</text:p>
          </table:table-cell>
          <table:table-cell office:value-type="string">
            <text:p>PBBLBP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6];&quot;-&quot;;[.B1056])" office:value-type="string" office:string-value="H1-13-1">
            <text:p>H1-13-1</text:p>
          </table:table-cell>
          <table:table-cell office:value-type="string">
            <text:p>1Q9O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TSGFTFT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7];&quot;-&quot;;[.B1057])" office:value-type="string" office:string-value="H1-13-1">
            <text:p>H1-13-1</text:p>
          </table:table-cell>
          <table:table-cell office:value-type="string">
            <text:p>1Q9R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8];&quot;-&quot;;[.B1058])" office:value-type="string" office:string-value="H1-13-1">
            <text:p>H1-13-1</text:p>
          </table:table-cell>
          <table:table-cell office:value-type="string">
            <text:p>1QKZ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DYYMF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59];&quot;-&quot;;[.B1059])" office:value-type="string" office:string-value="H1-13-1">
            <text:p>H1-13-1</text:p>
          </table:table-cell>
          <table:table-cell office:value-type="string">
            <text:p>1QOKA</text:p>
          </table:table-cell>
          <table:table-cell table:number-columns-repeated="2"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TASGFNIKDSYMH</text:p>
          </table:table-cell>
          <table:table-cell office:value-type="string">
            <text:p>BPBLBPAAABBP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0];&quot;-&quot;;[.B1060])" office:value-type="string" office:string-value="H1-13-1">
            <text:p>H1-13-1</text:p>
          </table:table-cell>
          <table:table-cell office:value-type="string">
            <text:p>1RIH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RASGYSFTSYWIH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1];&quot;-&quot;;[.B1061])" office:value-type="string" office:string-value="H1-13-1">
            <text:p>H1-13-1</text:p>
          </table:table-cell>
          <table:table-cell office:value-type="string">
            <text:p>1RJL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FTFTSSWMH</text:p>
          </table:table-cell>
          <table:table-cell office:value-type="string">
            <text:p>PPBLBPAADBB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2];&quot;-&quot;;[.B1062])" office:value-type="string" office:string-value="H1-13-1">
            <text:p>H1-13-1</text:p>
          </table:table-cell>
          <table:table-cell office:value-type="string">
            <text:p>1RU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WLG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3];&quot;-&quot;;[.B1063])" office:value-type="string" office:string-value="H1-13-1">
            <text:p>H1-13-1</text:p>
          </table:table-cell>
          <table:table-cell office:value-type="string">
            <text:p>1RZ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SDFY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4];&quot;-&quot;;[.B1064])" office:value-type="string" office:string-value="H1-13-1">
            <text:p>H1-13-1</text:p>
          </table:table-cell>
          <table:table-cell office:value-type="string">
            <text:p>1S3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TSGFTFSDYY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5];&quot;-&quot;;[.B1065])" office:value-type="string" office:string-value="H1-13-1">
            <text:p>H1-13-1</text:p>
          </table:table-cell>
          <table:table-cell office:value-type="string">
            <text:p>1SBS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SNYW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6];&quot;-&quot;;[.B1066])" office:value-type="string" office:string-value="H1-13-1">
            <text:p>H1-13-1</text:p>
          </table:table-cell>
          <table:table-cell office:value-type="string">
            <text:p>1SE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TYT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7];&quot;-&quot;;[.B1067])" office:value-type="string" office:string-value="H1-13-1">
            <text:p>H1-13-1</text:p>
          </table:table-cell>
          <table:table-cell office:value-type="string">
            <text:p>1SM3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SNYWMN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8];&quot;-&quot;;[.B1068])" office:value-type="string" office:string-value="H1-13-1">
            <text:p>H1-13-1</text:p>
          </table:table-cell>
          <table:table-cell office:value-type="string">
            <text:p>1SVZA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2">
            <text:p>162</text:p>
          </table:table-cell>
          <table:table-cell office:value-type="string">
            <text:p>KATNYAFTDYS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69];&quot;-&quot;;[.B1069])" office:value-type="string" office:string-value="H1-13-1">
            <text:p>H1-13-1</text:p>
          </table:table-cell>
          <table:table-cell office:value-type="string">
            <text:p>1SY6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RYT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0];&quot;-&quot;;[.B1070])" office:value-type="string" office:string-value="H1-13-1">
            <text:p>H1-13-1</text:p>
          </table:table-cell>
          <table:table-cell office:value-type="string">
            <text:p>1T2J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NSA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1];&quot;-&quot;;[.B1071])" office:value-type="string" office:string-value="H1-13-1">
            <text:p>H1-13-1</text:p>
          </table:table-cell>
          <table:table-cell office:value-type="string">
            <text:p>1T2QH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string">
            <text:p>TVSGFSLTSYGVH</text:p>
          </table:table-cell>
          <table:table-cell office:value-type="string">
            <text:p>BBBLBBAAD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2];&quot;-&quot;;[.B1072])" office:value-type="string" office:string-value="H1-13-1">
            <text:p>H1-13-1</text:p>
          </table:table-cell>
          <table:table-cell office:value-type="string">
            <text:p>1T3F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IFTSSWIN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3];&quot;-&quot;;[.B1073])" office:value-type="string" office:string-value="H1-13-1">
            <text:p>H1-13-1</text:p>
          </table:table-cell>
          <table:table-cell office:value-type="string">
            <text:p>1T4K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SDYGV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4];&quot;-&quot;;[.B1074])" office:value-type="string" office:string-value="H1-13-1">
            <text:p>H1-13-1</text:p>
          </table:table-cell>
          <table:table-cell office:value-type="string">
            <text:p>1T66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SDYWMN</text:p>
          </table:table-cell>
          <table:table-cell office:value-type="string">
            <text:p>BBBLBPAAA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5];&quot;-&quot;;[.B1075])" office:value-type="string" office:string-value="H1-13-1">
            <text:p>H1-13-1</text:p>
          </table:table-cell>
          <table:table-cell office:value-type="string">
            <text:p>1TPX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GMN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6];&quot;-&quot;;[.B1076])" office:value-type="string" office:string-value="H1-13-1">
            <text:p>H1-13-1</text:p>
          </table:table-cell>
          <table:table-cell office:value-type="string">
            <text:p>1TZH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DIYDDDIH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7];&quot;-&quot;;[.B1077])" office:value-type="string" office:string-value="H1-13-1">
            <text:p>H1-13-1</text:p>
          </table:table-cell>
          <table:table-cell office:value-type="string">
            <text:p>1UAC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8];&quot;-&quot;;[.B1078])" office:value-type="string" office:string-value="H1-13-1">
            <text:p>H1-13-1</text:p>
          </table:table-cell>
          <table:table-cell office:value-type="string">
            <text:p>1UC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TSGFTFSDYY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79];&quot;-&quot;;[.B1079])" office:value-type="string" office:string-value="H1-13-1">
            <text:p>H1-13-1</text:p>
          </table:table-cell>
          <table:table-cell office:value-type="string">
            <text:p>1UJ3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FNIKDYYMH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0];&quot;-&quot;;[.B1080])" office:value-type="string" office:string-value="H1-13-1">
            <text:p>H1-13-1</text:p>
          </table:table-cell>
          <table:table-cell office:value-type="string">
            <text:p>1UWEH</text:p>
          </table:table-cell>
          <table:table-cell table:number-columns-repeated="2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AASAYSITDFTIY</text:p>
          </table:table-cell>
          <table:table-cell office:value-type="string">
            <text:p>BPP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1];&quot;-&quot;;[.B1081])" office:value-type="string" office:string-value="H1-13-1">
            <text:p>H1-13-1</text:p>
          </table:table-cell>
          <table:table-cell office:value-type="string">
            <text:p>1UW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FGL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2];&quot;-&quot;;[.B1082])" office:value-type="string" office:string-value="H1-13-1">
            <text:p>H1-13-1</text:p>
          </table:table-cell>
          <table:table-cell office:value-type="string">
            <text:p>1UYWM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KTSGYTFTEYTI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3];&quot;-&quot;;[.B1083])" office:value-type="string" office:string-value="H1-13-1">
            <text:p>H1-13-1</text:p>
          </table:table-cell>
          <table:table-cell office:value-type="string">
            <text:p>1UZ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DFSGYWMS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4];&quot;-&quot;;[.B1084])" office:value-type="string" office:string-value="H1-13-1">
            <text:p>H1-13-1</text:p>
          </table:table-cell>
          <table:table-cell office:value-type="string">
            <text:p>1V7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DAWMD</text:p>
          </table:table-cell>
          <table:table-cell office:value-type="string">
            <text:p>BBBLBP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5];&quot;-&quot;;[.B1085])" office:value-type="string" office:string-value="H1-13-1">
            <text:p>H1-13-1</text:p>
          </table:table-cell>
          <table:table-cell office:value-type="string">
            <text:p>1VGEH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string">
            <text:p>KASGYSFTSYGLH</text:p>
          </table:table-cell>
          <table:table-cell office:value-type="string">
            <text:p>PPBLBPAAAB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6];&quot;-&quot;;[.B1086])" office:value-type="string" office:string-value="H1-13-1">
            <text:p>H1-13-1</text:p>
          </table:table-cell>
          <table:table-cell office:value-type="string">
            <text:p>1W72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DDYA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7];&quot;-&quot;;[.B1087])" office:value-type="string" office:string-value="H1-13-1">
            <text:p>H1-13-1</text:p>
          </table:table-cell>
          <table:table-cell office:value-type="string">
            <text:p>1WEJ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8];&quot;-&quot;;[.B1088])" office:value-type="string" office:string-value="H1-13-1">
            <text:p>H1-13-1</text:p>
          </table:table-cell>
          <table:table-cell office:value-type="string">
            <text:p>1WT5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89];&quot;-&quot;;[.B1089])" office:value-type="string" office:string-value="H1-13-1">
            <text:p>H1-13-1</text:p>
          </table:table-cell>
          <table:table-cell office:value-type="string">
            <text:p>1X9QA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86">
            <text:p>186</text:p>
          </table:table-cell>
          <table:table-cell office:value-type="string">
            <text:p>VTSGFTFGHYWMN</text:p>
          </table:table-cell>
          <table:table-cell office:value-type="string">
            <text:p>B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0];&quot;-&quot;;[.B1090])" office:value-type="string" office:string-value="H1-13-1">
            <text:p>H1-13-1</text:p>
          </table:table-cell>
          <table:table-cell office:value-type="string">
            <text:p>1XGP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AW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1];&quot;-&quot;;[.B1091])" office:value-type="string" office:string-value="H1-13-1">
            <text:p>H1-13-1</text:p>
          </table:table-cell>
          <table:table-cell office:value-type="string">
            <text:p>1XGQ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VWS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2];&quot;-&quot;;[.B1092])" office:value-type="string" office:string-value="H1-13-1">
            <text:p>H1-13-1</text:p>
          </table:table-cell>
          <table:table-cell office:value-type="string">
            <text:p>1XGR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IW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3];&quot;-&quot;;[.B1093])" office:value-type="string" office:string-value="H1-13-1">
            <text:p>H1-13-1</text:p>
          </table:table-cell>
          <table:table-cell office:value-type="string">
            <text:p>1XGT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LWS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4];&quot;-&quot;;[.B1094])" office:value-type="string" office:string-value="H1-13-1">
            <text:p>H1-13-1</text:p>
          </table:table-cell>
          <table:table-cell office:value-type="string">
            <text:p>1XGU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VTSDFWS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5];&quot;-&quot;;[.B1095])" office:value-type="string" office:string-value="H1-13-1">
            <text:p>H1-13-1</text:p>
          </table:table-cell>
          <table:table-cell office:value-type="string">
            <text:p>1XGY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YYIN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6];&quot;-&quot;;[.B1096])" office:value-type="string" office:string-value="H1-13-1">
            <text:p>H1-13-1</text:p>
          </table:table-cell>
          <table:table-cell office:value-type="string">
            <text:p>1XIW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GYTM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7];&quot;-&quot;;[.B1097])" office:value-type="string" office:string-value="H1-13-1">
            <text:p>H1-13-1</text:p>
          </table:table-cell>
          <table:table-cell office:value-type="string">
            <text:p>1Y0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DFRRYWMT</text:p>
          </table:table-cell>
          <table:table-cell office:value-type="string">
            <text:p>B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8];&quot;-&quot;;[.B1098])" office:value-type="string" office:string-value="H1-13-1">
            <text:p>H1-13-1</text:p>
          </table:table-cell>
          <table:table-cell office:value-type="string">
            <text:p>1YEE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YIFTSYWI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099];&quot;-&quot;;[.B1099])" office:value-type="string" office:string-value="H1-13-1">
            <text:p>H1-13-1</text:p>
          </table:table-cell>
          <table:table-cell office:value-type="string">
            <text:p>1YEJ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YIFTSYWI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0];&quot;-&quot;;[.B1100])" office:value-type="string" office:string-value="H1-13-1">
            <text:p>H1-13-1</text:p>
          </table:table-cell>
          <table:table-cell office:value-type="string">
            <text:p>1YJD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EASGYTFTSYYIH</text:p>
          </table:table-cell>
          <table:table-cell office:value-type="string">
            <text:p>B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1];&quot;-&quot;;[.B1101])" office:value-type="string" office:string-value="H1-13-1">
            <text:p>H1-13-1</text:p>
          </table:table-cell>
          <table:table-cell office:value-type="string">
            <text:p>1YN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EYWIE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2];&quot;-&quot;;[.B1102])" office:value-type="string" office:string-value="H1-13-1">
            <text:p>H1-13-1</text:p>
          </table:table-cell>
          <table:table-cell office:value-type="string">
            <text:p>1YN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FYWIE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3];&quot;-&quot;;[.B1103])" office:value-type="string" office:string-value="H1-13-1">
            <text:p>H1-13-1</text:p>
          </table:table-cell>
          <table:table-cell office:value-type="string">
            <text:p>1YQ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SDYWIE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4];&quot;-&quot;;[.B1104])" office:value-type="string" office:string-value="H1-13-1">
            <text:p>H1-13-1</text:p>
          </table:table-cell>
          <table:table-cell office:value-type="string">
            <text:p>1YY8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NYGVH</text:p>
          </table:table-cell>
          <table:table-cell office:value-type="string">
            <text:p>BBBLBBAAD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5];&quot;-&quot;;[.B1105])" office:value-type="string" office:string-value="H1-13-1">
            <text:p>H1-13-1</text:p>
          </table:table-cell>
          <table:table-cell office:value-type="string">
            <text:p>1ZAN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NNNVN</text:p>
          </table:table-cell>
          <table:table-cell office:value-type="string">
            <text:p>BBBLBB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6];&quot;-&quot;;[.B1106])" office:value-type="string" office:string-value="H1-13-1">
            <text:p>H1-13-1</text:p>
          </table:table-cell>
          <table:table-cell office:value-type="string">
            <text:p>1ZEA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TYGMS</text:p>
          </table:table-cell>
          <table:table-cell office:value-type="string">
            <text:p>B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7];&quot;-&quot;;[.B1107])" office:value-type="string" office:string-value="H1-13-1">
            <text:p>H1-13-1</text:p>
          </table:table-cell>
          <table:table-cell office:value-type="string">
            <text:p>1ZT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SDYWIE</text:p>
          </table:table-cell>
          <table:table-cell office:value-type="string">
            <text:p>PPBLBPAAAB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8];&quot;-&quot;;[.B1108])" office:value-type="string" office:string-value="H1-13-1">
            <text:p>H1-13-1</text:p>
          </table:table-cell>
          <table:table-cell office:value-type="string">
            <text:p>2A6I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GI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09];&quot;-&quot;;[.B1109])" office:value-type="string" office:string-value="H1-13-1">
            <text:p>H1-13-1</text:p>
          </table:table-cell>
          <table:table-cell office:value-type="string">
            <text:p>2A7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RNYGMS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0];&quot;-&quot;;[.B1110])" office:value-type="string" office:string-value="H1-13-1">
            <text:p>H1-13-1</text:p>
          </table:table-cell>
          <table:table-cell office:value-type="string">
            <text:p>2A9M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GSFSMS</text:p>
          </table:table-cell>
          <table:table-cell office:value-type="string">
            <text:p>B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1];&quot;-&quot;;[.B1111])" office:value-type="string" office:string-value="H1-13-1">
            <text:p>H1-13-1</text:p>
          </table:table-cell>
          <table:table-cell office:value-type="string">
            <text:p>2AA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FGMH</text:p>
          </table:table-cell>
          <table:table-cell office:value-type="string">
            <text:p>PPLLBPAAD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2];&quot;-&quot;;[.B1112])" office:value-type="string" office:string-value="H1-13-1">
            <text:p>H1-13-1</text:p>
          </table:table-cell>
          <table:table-cell office:value-type="string">
            <text:p>2AD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INYGMN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3];&quot;-&quot;;[.B1113])" office:value-type="string" office:string-value="H1-13-1">
            <text:p>H1-13-1</text:p>
          </table:table-cell>
          <table:table-cell office:value-type="string">
            <text:p>2ADG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G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4];&quot;-&quot;;[.B1114])" office:value-type="string" office:string-value="H1-13-1">
            <text:p>H1-13-1</text:p>
          </table:table-cell>
          <table:table-cell office:value-type="string">
            <text:p>2AE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I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5];&quot;-&quot;;[.B1115])" office:value-type="string" office:string-value="H1-13-1">
            <text:p>H1-13-1</text:p>
          </table:table-cell>
          <table:table-cell office:value-type="string">
            <text:p>2AI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RNYG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6];&quot;-&quot;;[.B1116])" office:value-type="string" office:string-value="H1-13-1">
            <text:p>H1-13-1</text:p>
          </table:table-cell>
          <table:table-cell office:value-type="string">
            <text:p>2AJ3B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TVSGASVNNYYWT</text:p>
          </table:table-cell>
          <table:table-cell office:value-type="string">
            <text:p>B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7];&quot;-&quot;;[.B1117])" office:value-type="string" office:string-value="H1-13-1">
            <text:p>H1-13-1</text:p>
          </table:table-cell>
          <table:table-cell office:value-type="string">
            <text:p>2B1H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QTSGYSFSDYWIG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8];&quot;-&quot;;[.B1118])" office:value-type="string" office:string-value="H1-13-1">
            <text:p>H1-13-1</text:p>
          </table:table-cell>
          <table:table-cell office:value-type="string">
            <text:p>2B2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RYT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19];&quot;-&quot;;[.B1119])" office:value-type="string" office:string-value="H1-13-1">
            <text:p>H1-13-1</text:p>
          </table:table-cell>
          <table:table-cell office:value-type="string">
            <text:p>2BDN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PASGLNIKDTYMH</text:p>
          </table:table-cell>
          <table:table-cell office:value-type="string">
            <text:p>PBBLBB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0];&quot;-&quot;;[.B1120])" office:value-type="string" office:string-value="H1-13-1">
            <text:p>H1-13-1</text:p>
          </table:table-cell>
          <table:table-cell office:value-type="string">
            <text:p>2BMK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1];&quot;-&quot;;[.B1121])" office:value-type="string" office:string-value="H1-13-1">
            <text:p>H1-13-1</text:p>
          </table:table-cell>
          <table:table-cell office:value-type="string">
            <text:p>2BRRY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GM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2];&quot;-&quot;;[.B1122])" office:value-type="string" office:string-value="H1-13-1">
            <text:p>H1-13-1</text:p>
          </table:table-cell>
          <table:table-cell office:value-type="string">
            <text:p>2C1PB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KASGYSFTNYWMN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3];&quot;-&quot;;[.B1123])" office:value-type="string" office:string-value="H1-13-1">
            <text:p>H1-13-1</text:p>
          </table:table-cell>
          <table:table-cell office:value-type="string">
            <text:p>2CJ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TNYY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4];&quot;-&quot;;[.B1124])" office:value-type="string" office:string-value="H1-13-1">
            <text:p>H1-13-1</text:p>
          </table:table-cell>
          <table:table-cell office:value-type="string">
            <text:p>2CK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NTDAMN</text:p>
          </table:table-cell>
          <table:table-cell office:value-type="string">
            <text:p>BPBLBPAAD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5];&quot;-&quot;;[.B1125])" office:value-type="string" office:string-value="H1-13-1">
            <text:p>H1-13-1</text:p>
          </table:table-cell>
          <table:table-cell office:value-type="string">
            <text:p>2D7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GNY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6];&quot;-&quot;;[.B1126])" office:value-type="string" office:string-value="H1-13-1">
            <text:p>H1-13-1</text:p>
          </table:table-cell>
          <table:table-cell office:value-type="string">
            <text:p>2DDQ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VMH</text:p>
          </table:table-cell>
          <table:table-cell office:value-type="string">
            <text:p>PP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7];&quot;-&quot;;[.B1127])" office:value-type="string" office:string-value="H1-13-1">
            <text:p>H1-13-1</text:p>
          </table:table-cell>
          <table:table-cell office:value-type="string">
            <text:p>2DQC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F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8];&quot;-&quot;;[.B1128])" office:value-type="string" office:string-value="H1-13-1">
            <text:p>H1-13-1</text:p>
          </table:table-cell>
          <table:table-cell office:value-type="string">
            <text:p>2DQD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29];&quot;-&quot;;[.B1129])" office:value-type="string" office:string-value="H1-13-1">
            <text:p>H1-13-1</text:p>
          </table:table-cell>
          <table:table-cell office:value-type="string">
            <text:p>2DQE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0];&quot;-&quot;;[.B1130])" office:value-type="string" office:string-value="H1-13-1">
            <text:p>H1-13-1</text:p>
          </table:table-cell>
          <table:table-cell office:value-type="string">
            <text:p>2DQF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AWS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1];&quot;-&quot;;[.B1131])" office:value-type="string" office:string-value="H1-13-1">
            <text:p>H1-13-1</text:p>
          </table:table-cell>
          <table:table-cell office:value-type="string">
            <text:p>2DQ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2];&quot;-&quot;;[.B1132])" office:value-type="string" office:string-value="H1-13-1">
            <text:p>H1-13-1</text:p>
          </table:table-cell>
          <table:table-cell office:value-type="string">
            <text:p>2DQH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3];&quot;-&quot;;[.B1133])" office:value-type="string" office:string-value="H1-13-1">
            <text:p>H1-13-1</text:p>
          </table:table-cell>
          <table:table-cell office:value-type="string">
            <text:p>2DQ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NYA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4];&quot;-&quot;;[.B1134])" office:value-type="string" office:string-value="H1-13-1">
            <text:p>H1-13-1</text:p>
          </table:table-cell>
          <table:table-cell office:value-type="string">
            <text:p>2E27H</text:p>
          </table:table-cell>
          <table:table-cell table:number-columns-repeated="2"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>KASGYTFTTYWMQ</text:p>
          </table:table-cell>
          <table:table-cell office:value-type="string">
            <text:p>B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5];&quot;-&quot;;[.B1135])" office:value-type="string" office:string-value="H1-13-1">
            <text:p>H1-13-1</text:p>
          </table:table-cell>
          <table:table-cell office:value-type="string">
            <text:p>2EH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AFSSSWMN</text:p>
          </table:table-cell>
          <table:table-cell office:value-type="string">
            <text:p>PBBLBPAAB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6];&quot;-&quot;;[.B1136])" office:value-type="string" office:string-value="H1-13-1">
            <text:p>H1-13-1</text:p>
          </table:table-cell>
          <table:table-cell office:value-type="string">
            <text:p>2EIZ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SGDSIRSDYWS</text:p>
          </table:table-cell>
          <table:table-cell office:value-type="string">
            <text:p>P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7];&quot;-&quot;;[.B1137])" office:value-type="string" office:string-value="H1-13-1">
            <text:p>H1-13-1</text:p>
          </table:table-cell>
          <table:table-cell office:value-type="string">
            <text:p>2FB4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SSGFIFSSYA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8];&quot;-&quot;;[.B1138])" office:value-type="string" office:string-value="H1-13-1">
            <text:p>H1-13-1</text:p>
          </table:table-cell>
          <table:table-cell office:value-type="string">
            <text:p>2FBJ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DFSKYW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39];&quot;-&quot;;[.B1139])" office:value-type="string" office:string-value="H1-13-1">
            <text:p>H1-13-1</text:p>
          </table:table-cell>
          <table:table-cell office:value-type="string">
            <text:p>2FD6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NFYI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0];&quot;-&quot;;[.B1140])" office:value-type="string" office:string-value="H1-13-1">
            <text:p>H1-13-1</text:p>
          </table:table-cell>
          <table:table-cell office:value-type="string">
            <text:p>2FJFV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ISDYWIH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1];&quot;-&quot;;[.B1141])" office:value-type="string" office:string-value="H1-13-1">
            <text:p>H1-13-1</text:p>
          </table:table-cell>
          <table:table-cell office:value-type="string">
            <text:p>2FX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GSFSTYALS</text:p>
          </table:table-cell>
          <table:table-cell office:value-type="string">
            <text:p>PBBGGPD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2];&quot;-&quot;;[.B1142])" office:value-type="string" office:string-value="H1-13-1">
            <text:p>H1-13-1</text:p>
          </table:table-cell>
          <table:table-cell office:value-type="string">
            <text:p>2G2R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AYYMN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3];&quot;-&quot;;[.B1143])" office:value-type="string" office:string-value="H1-13-1">
            <text:p>H1-13-1</text:p>
          </table:table-cell>
          <table:table-cell office:value-type="string">
            <text:p>2G5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TSGFTFIDNYMS</text:p>
          </table:table-cell>
          <table:table-cell office:value-type="string">
            <text:p>PBBLBP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4];&quot;-&quot;;[.B1144])" office:value-type="string" office:string-value="H1-13-1">
            <text:p>H1-13-1</text:p>
          </table:table-cell>
          <table:table-cell office:value-type="string">
            <text:p>2G6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SSGYTFTAYAI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5];&quot;-&quot;;[.B1145])" office:value-type="string" office:string-value="H1-13-1">
            <text:p>H1-13-1</text:p>
          </table:table-cell>
          <table:table-cell office:value-type="string">
            <text:p>2GCY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DYYMY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6];&quot;-&quot;;[.B1146])" office:value-type="string" office:string-value="H1-13-1">
            <text:p>H1-13-1</text:p>
          </table:table-cell>
          <table:table-cell office:value-type="string">
            <text:p>2GHWB</text:p>
          </table:table-cell>
          <table:table-cell table:number-columns-repeated="2"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>AASGFAFSSYA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7];&quot;-&quot;;[.B1147])" office:value-type="string" office:string-value="H1-13-1">
            <text:p>H1-13-1</text:p>
          </table:table-cell>
          <table:table-cell office:value-type="string">
            <text:p>2GJJA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string">
            <text:p>KASGYSFTGYFIN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8];&quot;-&quot;;[.B1148])" office:value-type="string" office:string-value="H1-13-1">
            <text:p>H1-13-1</text:p>
          </table:table-cell>
          <table:table-cell office:value-type="string">
            <text:p>2GK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SLTNYGVD</text:p>
          </table:table-cell>
          <table:table-cell office:value-type="string">
            <text:p>PBBLBBAAAB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49];&quot;-&quot;;[.B1149])" office:value-type="string" office:string-value="H1-13-1">
            <text:p>H1-13-1</text:p>
          </table:table-cell>
          <table:table-cell office:value-type="string">
            <text:p>2H1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FLS</text:p>
          </table:table-cell>
          <table:table-cell office:value-type="string">
            <text:p>PBBLBPAAA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0];&quot;-&quot;;[.B1150])" office:value-type="string" office:string-value="H1-13-1">
            <text:p>H1-13-1</text:p>
          </table:table-cell>
          <table:table-cell office:value-type="string">
            <text:p>2H32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GSGYSFTSYWIG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1];&quot;-&quot;;[.B1151])" office:value-type="string" office:string-value="H1-13-1">
            <text:p>H1-13-1</text:p>
          </table:table-cell>
          <table:table-cell office:value-type="string">
            <text:p>2H9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SIGKSGIH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2];&quot;-&quot;;[.B1152])" office:value-type="string" office:string-value="H1-13-1">
            <text:p>H1-13-1</text:p>
          </table:table-cell>
          <table:table-cell office:value-type="string">
            <text:p>2HF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ISSNSIH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3];&quot;-&quot;;[.B1153])" office:value-type="string" office:string-value="H1-13-1">
            <text:p>H1-13-1</text:p>
          </table:table-cell>
          <table:table-cell office:value-type="string">
            <text:p>2HFG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ISSSSI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4];&quot;-&quot;;[.B1154])" office:value-type="string" office:string-value="H1-13-1">
            <text:p>H1-13-1</text:p>
          </table:table-cell>
          <table:table-cell office:value-type="string">
            <text:p>2HR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MRFG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5];&quot;-&quot;;[.B1155])" office:value-type="string" office:string-value="H1-13-1">
            <text:p>H1-13-1</text:p>
          </table:table-cell>
          <table:table-cell office:value-type="string">
            <text:p>2J4W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IFSDYYMY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6];&quot;-&quot;;[.B1156])" office:value-type="string" office:string-value="H1-13-1">
            <text:p>H1-13-1</text:p>
          </table:table-cell>
          <table:table-cell office:value-type="string">
            <text:p>2JE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GSGYTFTTYA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7];&quot;-&quot;;[.B1157])" office:value-type="string" office:string-value="H1-13-1">
            <text:p>H1-13-1</text:p>
          </table:table-cell>
          <table:table-cell office:value-type="string">
            <text:p>2NY2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DTFIRYSFT</text:p>
          </table:table-cell>
          <table:table-cell office:value-type="string">
            <text:p>P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8];&quot;-&quot;;[.B1158])" office:value-type="string" office:string-value="H1-13-1">
            <text:p>H1-13-1</text:p>
          </table:table-cell>
          <table:table-cell office:value-type="string">
            <text:p>2NYY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KYDYMY</text:p>
          </table:table-cell>
          <table:table-cell office:value-type="string">
            <text:p>B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59];&quot;-&quot;;[.B1159])" office:value-type="string" office:string-value="H1-13-1">
            <text:p>H1-13-1</text:p>
          </table:table-cell>
          <table:table-cell office:value-type="string">
            <text:p>2O5X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MFTNYGM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0];&quot;-&quot;;[.B1160])" office:value-type="string" office:string-value="H1-13-1">
            <text:p>H1-13-1</text:p>
          </table:table-cell>
          <table:table-cell office:value-type="string">
            <text:p>2OK0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YY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1];&quot;-&quot;;[.B1161])" office:value-type="string" office:string-value="H1-13-1">
            <text:p>H1-13-1</text:p>
          </table:table-cell>
          <table:table-cell office:value-type="string">
            <text:p>2OS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NMH</text:p>
          </table:table-cell>
          <table:table-cell office:value-type="string">
            <text:p>PB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2];&quot;-&quot;;[.B1162])" office:value-type="string" office:string-value="H1-13-1">
            <text:p>H1-13-1</text:p>
          </table:table-cell>
          <table:table-cell office:value-type="string">
            <text:p>2OTUF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RDYYMY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3];&quot;-&quot;;[.B1163])" office:value-type="string" office:string-value="H1-13-1">
            <text:p>H1-13-1</text:p>
          </table:table-cell>
          <table:table-cell office:value-type="string">
            <text:p>2OZ4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YTFSEFTMH</text:p>
          </table:table-cell>
          <table:table-cell office:value-type="string">
            <text:p>PBBLBPAAA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4];&quot;-&quot;;[.B1164])" office:value-type="string" office:string-value="H1-13-1">
            <text:p>H1-13-1</text:p>
          </table:table-cell>
          <table:table-cell office:value-type="string">
            <text:p>2PCP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DYYIH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5];&quot;-&quot;;[.B1165])" office:value-type="string" office:string-value="H1-13-1">
            <text:p>H1-13-1</text:p>
          </table:table-cell>
          <table:table-cell office:value-type="string">
            <text:p>2Q76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TGYTFTTYWIE</text:p>
          </table:table-cell>
          <table:table-cell office:value-type="string">
            <text:p>PBBLBPAAABP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6];&quot;-&quot;;[.B1166])" office:value-type="string" office:string-value="H1-13-1">
            <text:p>H1-13-1</text:p>
          </table:table-cell>
          <table:table-cell office:value-type="string">
            <text:p>2Q8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IVSGFKIKDTS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7];&quot;-&quot;;[.B1167])" office:value-type="string" office:string-value="H1-13-1">
            <text:p>H1-13-1</text:p>
          </table:table-cell>
          <table:table-cell office:value-type="string">
            <text:p>2QH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AFSSYD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8];&quot;-&quot;;[.B1168])" office:value-type="string" office:string-value="H1-13-1">
            <text:p>H1-13-1</text:p>
          </table:table-cell>
          <table:table-cell office:value-type="string">
            <text:p>2QQN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AMS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69];&quot;-&quot;;[.B1169])" office:value-type="string" office:string-value="H1-13-1">
            <text:p>H1-13-1</text:p>
          </table:table-cell>
          <table:table-cell office:value-type="string">
            <text:p>2R0L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ISNSGIH</text:p>
          </table:table-cell>
          <table:table-cell office:value-type="string">
            <text:p>PBBLBBAAADG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0];&quot;-&quot;;[.B1170])" office:value-type="string" office:string-value="H1-13-1">
            <text:p>H1-13-1</text:p>
          </table:table-cell>
          <table:table-cell office:value-type="string">
            <text:p>2R8S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NLYSSSI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1];&quot;-&quot;;[.B1171])" office:value-type="string" office:string-value="H1-13-1">
            <text:p>H1-13-1</text:p>
          </table:table-cell>
          <table:table-cell office:value-type="string">
            <text:p>2RCS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BPBLBB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2];&quot;-&quot;;[.B1172])" office:value-type="string" office:string-value="H1-13-1">
            <text:p>H1-13-1</text:p>
          </table:table-cell>
          <table:table-cell office:value-type="string">
            <text:p>2UYLW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NWI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3];&quot;-&quot;;[.B1173])" office:value-type="string" office:string-value="H1-13-1">
            <text:p>H1-13-1</text:p>
          </table:table-cell>
          <table:table-cell office:value-type="string">
            <text:p>2UZI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TFS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4];&quot;-&quot;;[.B1174])" office:value-type="string" office:string-value="H1-13-1">
            <text:p>H1-13-1</text:p>
          </table:table-cell>
          <table:table-cell office:value-type="string">
            <text:p>2V17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TDYY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5];&quot;-&quot;;[.B1175])" office:value-type="string" office:string-value="H1-13-1">
            <text:p>H1-13-1</text:p>
          </table:table-cell>
          <table:table-cell office:value-type="string">
            <text:p>2V7N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RNSAMH</text:p>
          </table:table-cell>
          <table:table-cell office:value-type="string">
            <text:p>PPBL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6];&quot;-&quot;;[.B1176])" office:value-type="string" office:string-value="H1-13-1">
            <text:p>H1-13-1</text:p>
          </table:table-cell>
          <table:table-cell office:value-type="string">
            <text:p>2VD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VH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7];&quot;-&quot;;[.B1177])" office:value-type="string" office:string-value="H1-13-1">
            <text:p>H1-13-1</text:p>
          </table:table-cell>
          <table:table-cell office:value-type="string">
            <text:p>2VL5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N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8];&quot;-&quot;;[.B1178])" office:value-type="string" office:string-value="H1-13-1">
            <text:p>H1-13-1</text:p>
          </table:table-cell>
          <table:table-cell office:value-type="string">
            <text:p>35C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TYMH</text:p>
          </table:table-cell>
          <table:table-cell office:value-type="string">
            <text:p>BP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79];&quot;-&quot;;[.B1179])" office:value-type="string" office:string-value="H1-13-1">
            <text:p>H1-13-1</text:p>
          </table:table-cell>
          <table:table-cell office:value-type="string">
            <text:p>3B9VC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NIKDTYIG</text:p>
          </table:table-cell>
          <table:table-cell office:value-type="string">
            <text:p>PPBLBB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0];&quot;-&quot;;[.B1180])" office:value-type="string" office:string-value="H1-13-1">
            <text:p>H1-13-1</text:p>
          </table:table-cell>
          <table:table-cell office:value-type="string">
            <text:p>3BKY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NMH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1];&quot;-&quot;;[.B1181])" office:value-type="string" office:string-value="H1-13-1">
            <text:p>H1-13-1</text:p>
          </table:table-cell>
          <table:table-cell office:value-type="string">
            <text:p>3BN9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SYAMS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2];&quot;-&quot;;[.B1182])" office:value-type="string" office:string-value="H1-13-1">
            <text:p>H1-13-1</text:p>
          </table:table-cell>
          <table:table-cell office:value-type="string">
            <text:p>3BZ4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VSGLTFSNYWMS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3];&quot;-&quot;;[.B1183])" office:value-type="string" office:string-value="H1-13-1">
            <text:p>H1-13-1</text:p>
          </table:table-cell>
          <table:table-cell office:value-type="string">
            <text:p>3C2A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VASGFTFSDVWLN</text:p>
          </table:table-cell>
          <table:table-cell office:value-type="string">
            <text:p>B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4];&quot;-&quot;;[.B1184])" office:value-type="string" office:string-value="H1-13-1">
            <text:p>H1-13-1</text:p>
          </table:table-cell>
          <table:table-cell office:value-type="string">
            <text:p>3CFB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ITFSRYIMS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5];&quot;-&quot;;[.B1185])" office:value-type="string" office:string-value="H1-13-1">
            <text:p>H1-13-1</text:p>
          </table:table-cell>
          <table:table-cell office:value-type="string">
            <text:p>3CL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RFTSYN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6];&quot;-&quot;;[.B1186])" office:value-type="string" office:string-value="H1-13-1">
            <text:p>H1-13-1</text:p>
          </table:table-cell>
          <table:table-cell office:value-type="string">
            <text:p>3CMO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7];&quot;-&quot;;[.B1187])" office:value-type="string" office:string-value="H1-13-1">
            <text:p>H1-13-1</text:p>
          </table:table-cell>
          <table:table-cell office:value-type="string">
            <text:p>3D9A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DYWS</text:p>
          </table:table-cell>
          <table:table-cell office:value-type="string">
            <text:p>BBBLBP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8];&quot;-&quot;;[.B1188])" office:value-type="string" office:string-value="H1-13-1">
            <text:p>H1-13-1</text:p>
          </table:table-cell>
          <table:table-cell office:value-type="string">
            <text:p>3DGG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VM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89];&quot;-&quot;;[.B1189])" office:value-type="string" office:string-value="H1-13-1">
            <text:p>H1-13-1</text:p>
          </table:table-cell>
          <table:table-cell office:value-type="string">
            <text:p>3DIF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SFTSYYIH</text:p>
          </table:table-cell>
          <table:table-cell office:value-type="string">
            <text:p>P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90];&quot;-&quot;;[.B1190])" office:value-type="string" office:string-value="H1-13-1">
            <text:p>H1-13-1</text:p>
          </table:table-cell>
          <table:table-cell office:value-type="string">
            <text:p>3DVGB</text:p>
          </table:table-cell>
          <table:table-cell table:number-columns-repeated="2"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string">
            <text:p>AASGFNVKTGLIH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91];&quot;-&quot;;[.B1191])" office:value-type="string" office:string-value="H1-13-1">
            <text:p>H1-13-1</text:p>
          </table:table-cell>
          <table:table-cell office:value-type="string">
            <text:p>43C9D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string">
            <text:p>TVSGISLSRYNVH</text:p>
          </table:table-cell>
          <table:table-cell office:value-type="string">
            <text:p>PBBL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92];&quot;-&quot;;[.B1192])" office:value-type="string" office:string-value="H1-13-1">
            <text:p>H1-13-1</text:p>
          </table:table-cell>
          <table:table-cell office:value-type="string">
            <text:p>6FA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NGIN</text:p>
          </table:table-cell>
          <table:table-cell office:value-type="string">
            <text:p>PP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93];&quot;-&quot;;[.B1193])" office:value-type="string" office:string-value="H1-13-1">
            <text:p>H1-13-1</text:p>
          </table:table-cell>
          <table:table-cell office:value-type="string">
            <text:p>7FA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TSFDDYYWT</text:p>
          </table:table-cell>
          <table:table-cell office:value-type="string">
            <text:p>BBBLBPAAD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">
            <text:p>1</text:p>
          </table:table-cell>
          <table:table-cell table:formula="of:=CONCATENATE([.A1194];&quot;-&quot;;[.B1194])" office:value-type="string" office:string-value="H1-13-1">
            <text:p>H1-13-1</text:p>
          </table:table-cell>
          <table:table-cell office:value-type="string">
            <text:p>8FAB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IASGFTFSNYGMH</text:p>
          </table:table-cell>
          <table:table-cell office:value-type="string">
            <text:p>BBBL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0">
            <text:p>10</text:p>
          </table:table-cell>
          <table:table-cell table:formula="of:=CONCATENATE([.A1195];&quot;-&quot;;[.B1195])" office:value-type="string" office:string-value="H1-13-10">
            <text:p>H1-13-10</text:p>
          </table:table-cell>
          <table:table-cell office:value-type="string">
            <text:p>1RHHB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string">
            <text:p>KASGGTFSMYGFN</text:p>
          </table:table-cell>
          <table:table-cell office:value-type="string">
            <text:p>BPAALBAGDP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0">
            <text:p>10</text:p>
          </table:table-cell>
          <table:table-cell table:formula="of:=CONCATENATE([.A1196];&quot;-&quot;;[.B1196])" office:value-type="string" office:string-value="H1-13-10">
            <text:p>H1-13-10</text:p>
          </table:table-cell>
          <table:table-cell office:value-type="string">
            <text:p>2G75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GTFSSYTIS</text:p>
          </table:table-cell>
          <table:table-cell office:value-type="string">
            <text:p>PPAALBAGAPBB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1">
            <text:p>11</text:p>
          </table:table-cell>
          <table:table-cell table:formula="of:=CONCATENATE([.A1197];&quot;-&quot;;[.B1197])" office:value-type="string" office:string-value="H1-13-11">
            <text:p>H1-13-11</text:p>
          </table:table-cell>
          <table:table-cell office:value-type="string">
            <text:p>1UM5H</text:p>
          </table:table-cell>
          <table:table-cell table:number-columns-repeated="2"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KASEYTLTSYLFQ</text:p>
          </table:table-cell>
          <table:table-cell office:value-type="string">
            <text:p>BPABPDLPP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11">
            <text:p>11</text:p>
          </table:table-cell>
          <table:table-cell table:formula="of:=CONCATENATE([.A1198];&quot;-&quot;;[.B1198])" office:value-type="string" office:string-value="H1-13-11">
            <text:p>H1-13-11</text:p>
          </table:table-cell>
          <table:table-cell office:value-type="string">
            <text:p>2BSE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RRTGSNWCMG</text:p>
          </table:table-cell>
          <table:table-cell office:value-type="string">
            <text:p>BPABBABPLP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199];&quot;-&quot;;[.B1199])" office:value-type="string" office:string-value="H1-13-2">
            <text:p>H1-13-2</text:p>
          </table:table-cell>
          <table:table-cell office:value-type="string">
            <text:p>1C5D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VSGFPLTTNGVS</text:p>
          </table:table-cell>
          <table:table-cell office:value-type="string">
            <text:p>PPDA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0];&quot;-&quot;;[.B1200])" office:value-type="string" office:string-value="H1-13-2">
            <text:p>H1-13-2</text:p>
          </table:table-cell>
          <table:table-cell office:value-type="string">
            <text:p>1CR9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TASGFNIKDYYIQ</text:p>
          </table:table-cell>
          <table:table-cell office:value-type="string">
            <text:p>BBAD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1];&quot;-&quot;;[.B1201])" office:value-type="string" office:string-value="H1-13-2">
            <text:p>H1-13-2</text:p>
          </table:table-cell>
          <table:table-cell office:value-type="string">
            <text:p>1IL1A</text:p>
          </table:table-cell>
          <table:table-cell table:number-columns-repeated="2"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string">
            <text:p>ATSDFNIKDYYIH</text:p>
          </table:table-cell>
          <table:table-cell office:value-type="string">
            <text:p>BBDABPA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2];&quot;-&quot;;[.B1202])" office:value-type="string" office:string-value="H1-13-2">
            <text:p>H1-13-2</text:p>
          </table:table-cell>
          <table:table-cell office:value-type="string">
            <text:p>1JV5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NFTSYWIN</text:p>
          </table:table-cell>
          <table:table-cell office:value-type="string">
            <text:p>PPDPBPAAA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3];&quot;-&quot;;[.B1203])" office:value-type="string" office:string-value="H1-13-2">
            <text:p>H1-13-2</text:p>
          </table:table-cell>
          <table:table-cell office:value-type="string">
            <text:p>1RZF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QASGATLNSHAFS</text:p>
          </table:table-cell>
          <table:table-cell office:value-type="string">
            <text:p>BPAPABD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4];&quot;-&quot;;[.B1204])" office:value-type="string" office:string-value="H1-13-2">
            <text:p>H1-13-2</text:p>
          </table:table-cell>
          <table:table-cell office:value-type="string">
            <text:p>1RZG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GTFSNYAIN</text:p>
          </table:table-cell>
          <table:table-cell office:value-type="string">
            <text:p>PBAPGPAAAPB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2">
            <text:p>2</text:p>
          </table:table-cell>
          <table:table-cell table:formula="of:=CONCATENATE([.A1205];&quot;-&quot;;[.B1205])" office:value-type="string" office:string-value="H1-13-2">
            <text:p>H1-13-2</text:p>
          </table:table-cell>
          <table:table-cell office:value-type="string">
            <text:p>1UWGY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AYSITDFNIY</text:p>
          </table:table-cell>
          <table:table-cell office:value-type="string">
            <text:p>BPADBP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3">
            <text:p>3</text:p>
          </table:table-cell>
          <table:table-cell table:formula="of:=CONCATENATE([.A1206];&quot;-&quot;;[.B1206])" office:value-type="string" office:string-value="H1-13-3">
            <text:p>H1-13-3</text:p>
          </table:table-cell>
          <table:table-cell office:value-type="string">
            <text:p>1A4J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NYGMN</text:p>
          </table:table-cell>
          <table:table-cell office:value-type="string">
            <text:p>PBPPLLAAABPPP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3">
            <text:p>3</text:p>
          </table:table-cell>
          <table:table-cell table:formula="of:=CONCATENATE([.A1207];&quot;-&quot;;[.B1207])" office:value-type="string" office:string-value="H1-13-3">
            <text:p>H1-13-3</text:p>
          </table:table-cell>
          <table:table-cell office:value-type="string">
            <text:p>1CB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SFNTNAMN</text:p>
          </table:table-cell>
          <table:table-cell office:value-type="string">
            <text:p>BBPBABAADP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3">
            <text:p>3</text:p>
          </table:table-cell>
          <table:table-cell table:formula="of:=CONCATENATE([.A1208];&quot;-&quot;;[.B1208])" office:value-type="string" office:string-value="H1-13-3">
            <text:p>H1-13-3</text:p>
          </table:table-cell>
          <table:table-cell office:value-type="string">
            <text:p>1MJ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NWIN</text:p>
          </table:table-cell>
          <table:table-cell office:value-type="string">
            <text:p>PBPGDD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3">
            <text:p>3</text:p>
          </table:table-cell>
          <table:table-cell table:formula="of:=CONCATENATE([.A1209];&quot;-&quot;;[.B1209])" office:value-type="string" office:string-value="H1-13-3">
            <text:p>H1-13-3</text:p>
          </table:table-cell>
          <table:table-cell office:value-type="string">
            <text:p>1U0Q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RTFSTYAVG</text:p>
          </table:table-cell>
          <table:table-cell office:value-type="string">
            <text:p>PBPGDAAAD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3">
            <text:p>3</text:p>
          </table:table-cell>
          <table:table-cell table:formula="of:=CONCATENATE([.A1210];&quot;-&quot;;[.B1210])" office:value-type="string" office:string-value="H1-13-3">
            <text:p>H1-13-3</text:p>
          </table:table-cell>
          <table:table-cell office:value-type="string">
            <text:p>2CMR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DTFSSYAIS</text:p>
          </table:table-cell>
          <table:table-cell office:value-type="string">
            <text:p>BBPAAAAAD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4">
            <text:p>4</text:p>
          </table:table-cell>
          <table:table-cell table:formula="of:=CONCATENATE([.A1211];&quot;-&quot;;[.B1211])" office:value-type="string" office:string-value="H1-13-4">
            <text:p>H1-13-4</text:p>
          </table:table-cell>
          <table:table-cell office:value-type="string">
            <text:p>1DN0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VYGGSFSDYYWS</text:p>
          </table:table-cell>
          <table:table-cell office:value-type="string">
            <text:p>BPBGGBAPLP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4">
            <text:p>4</text:p>
          </table:table-cell>
          <table:table-cell table:formula="of:=CONCATENATE([.A1212];&quot;-&quot;;[.B1212])" office:value-type="string" office:string-value="H1-13-4">
            <text:p>H1-13-4</text:p>
          </table:table-cell>
          <table:table-cell office:value-type="string">
            <text:p>1IC4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AYWS</text:p>
          </table:table-cell>
          <table:table-cell office:value-type="string">
            <text:p>PBBLBPAPLP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4">
            <text:p>4</text:p>
          </table:table-cell>
          <table:table-cell table:formula="of:=CONCATENATE([.A1213];&quot;-&quot;;[.B1213])" office:value-type="string" office:string-value="H1-13-4">
            <text:p>H1-13-4</text:p>
          </table:table-cell>
          <table:table-cell office:value-type="string">
            <text:p>1JG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FSGYAMS</text:p>
          </table:table-cell>
          <table:table-cell office:value-type="string">
            <text:p>BPBLBBAPLBPP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4">
            <text:p>4</text:p>
          </table:table-cell>
          <table:table-cell table:formula="of:=CONCATENATE([.A1214];&quot;-&quot;;[.B1214])" office:value-type="string" office:string-value="H1-13-4">
            <text:p>H1-13-4</text:p>
          </table:table-cell>
          <table:table-cell office:value-type="string">
            <text:p>2QQK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ISGYGIH</text:p>
          </table:table-cell>
          <table:table-cell office:value-type="string">
            <text:p>PPBLBBAPL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5">
            <text:p>5</text:p>
          </table:table-cell>
          <table:table-cell table:formula="of:=CONCATENATE([.A1215];&quot;-&quot;;[.B1215])" office:value-type="string" office:string-value="H1-13-5">
            <text:p>H1-13-5</text:p>
          </table:table-cell>
          <table:table-cell office:value-type="string">
            <text:p>1MVF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FTYSRKYMG</text:p>
          </table:table-cell>
          <table:table-cell office:value-type="string">
            <text:p>BPBGPAAAPA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5">
            <text:p>5</text:p>
          </table:table-cell>
          <table:table-cell table:formula="of:=CONCATENATE([.A1216];&quot;-&quot;;[.B1216])" office:value-type="string" office:string-value="H1-13-5">
            <text:p>H1-13-5</text:p>
          </table:table-cell>
          <table:table-cell office:value-type="string">
            <text:p>1SJX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QASGNIFRINDMG</text:p>
          </table:table-cell>
          <table:table-cell office:value-type="string">
            <text:p>PPBGPAAAP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5">
            <text:p>5</text:p>
          </table:table-cell>
          <table:table-cell table:formula="of:=CONCATENATE([.A1217];&quot;-&quot;;[.B1217])" office:value-type="string" office:string-value="H1-13-5">
            <text:p>H1-13-5</text:p>
          </table:table-cell>
          <table:table-cell office:value-type="string">
            <text:p>1ZVH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IASINYLG</text:p>
          </table:table-cell>
          <table:table-cell office:value-type="string">
            <text:p>PBBGPAAAPD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5">
            <text:p>5</text:p>
          </table:table-cell>
          <table:table-cell table:formula="of:=CONCATENATE([.A1218];&quot;-&quot;;[.B1218])" office:value-type="string" office:string-value="H1-13-5">
            <text:p>H1-13-5</text:p>
          </table:table-cell>
          <table:table-cell office:value-type="string">
            <text:p>1ZVY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STDSIEYMT</text:p>
          </table:table-cell>
          <table:table-cell office:value-type="string">
            <text:p>BBBLBDAAPA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6">
            <text:p>6</text:p>
          </table:table-cell>
          <table:table-cell table:formula="of:=CONCATENATE([.A1219];&quot;-&quot;;[.B1219])" office:value-type="string" office:string-value="H1-13-6">
            <text:p>H1-13-6</text:p>
          </table:table-cell>
          <table:table-cell office:value-type="string">
            <text:p>1RI8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VSGYKDRNYCMG</text:p>
          </table:table-cell>
          <table:table-cell office:value-type="string">
            <text:p>BBBLPABDP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6">
            <text:p>6</text:p>
          </table:table-cell>
          <table:table-cell table:formula="of:=CONCATENATE([.A1220];&quot;-&quot;;[.B1220])" office:value-type="string" office:string-value="H1-13-6">
            <text:p>H1-13-6</text:p>
          </table:table-cell>
          <table:table-cell office:value-type="string">
            <text:p>1ZV5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VTYKNYCIG</text:p>
          </table:table-cell>
          <table:table-cell office:value-type="string">
            <text:p>PBBLPDPPLP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6">
            <text:p>6</text:p>
          </table:table-cell>
          <table:table-cell table:formula="of:=CONCATENATE([.A1221];&quot;-&quot;;[.B1221])" office:value-type="string" office:string-value="H1-13-6">
            <text:p>H1-13-6</text:p>
          </table:table-cell>
          <table:table-cell office:value-type="string">
            <text:p>2P45B</text:p>
          </table:table-cell>
          <table:table-cell table:number-columns-repeated="2"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>AASGYAYTYIYMG</text:p>
          </table:table-cell>
          <table:table-cell office:value-type="string">
            <text:p>BPBLBABBPA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6">
            <text:p>6</text:p>
          </table:table-cell>
          <table:table-cell table:formula="of:=CONCATENATE([.A1222];&quot;-&quot;;[.B1222])" office:value-type="string" office:string-value="H1-13-6">
            <text:p>H1-13-6</text:p>
          </table:table-cell>
          <table:table-cell office:value-type="string">
            <text:p>2P4A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PWTYIYMG</text:p>
          </table:table-cell>
          <table:table-cell office:value-type="string">
            <text:p>BPBLPABBPA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7">
            <text:p>7</text:p>
          </table:table-cell>
          <table:table-cell table:formula="of:=CONCATENATE([.A1223];&quot;-&quot;;[.B1223])" office:value-type="string" office:string-value="H1-13-7">
            <text:p>H1-13-7</text:p>
          </table:table-cell>
          <table:table-cell office:value-type="string">
            <text:p>1DQD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DSITSGYWN</text:p>
          </table:table-cell>
          <table:table-cell office:value-type="string">
            <text:p>BBBLBPAABG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7">
            <text:p>7</text:p>
          </table:table-cell>
          <table:table-cell table:formula="of:=CONCATENATE([.A1224];&quot;-&quot;;[.B1224])" office:value-type="string" office:string-value="H1-13-7">
            <text:p>H1-13-7</text:p>
          </table:table-cell>
          <table:table-cell office:value-type="string">
            <text:p>1NGZ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YWMH</text:p>
          </table:table-cell>
          <table:table-cell office:value-type="string">
            <text:p>PPBLBPAAPG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7">
            <text:p>7</text:p>
          </table:table-cell>
          <table:table-cell table:formula="of:=CONCATENATE([.A1225];&quot;-&quot;;[.B1225])" office:value-type="string" office:string-value="H1-13-7">
            <text:p>H1-13-7</text:p>
          </table:table-cell>
          <table:table-cell office:value-type="string">
            <text:p>1OSPH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SVTGEPITSGFWD</text:p>
          </table:table-cell>
          <table:table-cell office:value-type="string">
            <text:p>PBBLBPAABG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8">
            <text:p>8</text:p>
          </table:table-cell>
          <table:table-cell table:formula="of:=CONCATENATE([.A1226];&quot;-&quot;;[.B1226])" office:value-type="string" office:string-value="H1-13-8">
            <text:p>H1-13-8</text:p>
          </table:table-cell>
          <table:table-cell office:value-type="string">
            <text:p>1HCV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RTGSTYDMG</text:p>
          </table:table-cell>
          <table:table-cell office:value-type="string">
            <text:p>PBBGLBGAAB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8">
            <text:p>8</text:p>
          </table:table-cell>
          <table:table-cell table:formula="of:=CONCATENATE([.A1227];&quot;-&quot;;[.B1227])" office:value-type="string" office:string-value="H1-13-8">
            <text:p>H1-13-8</text:p>
          </table:table-cell>
          <table:table-cell office:value-type="string">
            <text:p>1I7Z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TSGYSFTNYGMN</text:p>
          </table:table-cell>
          <table:table-cell office:value-type="string">
            <text:p>BPBGABPPAAG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8">
            <text:p>8</text:p>
          </table:table-cell>
          <table:table-cell table:formula="of:=CONCATENATE([.A1228];&quot;-&quot;;[.B1228])" office:value-type="string" office:string-value="H1-13-8">
            <text:p>H1-13-8</text:p>
          </table:table-cell>
          <table:table-cell office:value-type="string">
            <text:p>2IH3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KASGYTFTSDWIH</text:p>
          </table:table-cell>
          <table:table-cell office:value-type="string">
            <text:p>PBBGPBBAAPB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9">
            <text:p>9</text:p>
          </table:table-cell>
          <table:table-cell table:formula="of:=CONCATENATE([.A1229];&quot;-&quot;;[.B1229])" office:value-type="string" office:string-value="H1-13-9">
            <text:p>H1-13-9</text:p>
          </table:table-cell>
          <table:table-cell office:value-type="string">
            <text:p>1KXVD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NTLCTYDMS</text:p>
          </table:table-cell>
          <table:table-cell office:value-type="string">
            <text:p>BBPLBAAPB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9">
            <text:p>9</text:p>
          </table:table-cell>
          <table:table-cell table:formula="of:=CONCATENATE([.A1230];&quot;-&quot;;[.B1230])" office:value-type="string" office:string-value="H1-13-9">
            <text:p>H1-13-9</text:p>
          </table:table-cell>
          <table:table-cell office:value-type="string">
            <text:p>1SHMB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ATGSTYDMG</text:p>
          </table:table-cell>
          <table:table-cell office:value-type="string">
            <text:p>BPBGPAABBBPBB</text:p>
          </table:table-cell>
        </table:table-row>
        <table:table-row table:style-name="ro2">
          <table:table-cell office:value-type="string">
            <text:p>H1-13</text:p>
          </table:table-cell>
          <table:table-cell office:value-type="float" office:value="9">
            <text:p>9</text:p>
          </table:table-cell>
          <table:table-cell table:formula="of:=CONCATENATE([.A1231];&quot;-&quot;;[.B1231])" office:value-type="string" office:string-value="H1-13-9">
            <text:p>H1-13-9</text:p>
          </table:table-cell>
          <table:table-cell office:value-type="string">
            <text:p>1YC7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VSGSTYSPCTTG</text:p>
          </table:table-cell>
          <table:table-cell office:value-type="string">
            <text:p>PPBGBBDPPBBBB</text:p>
          </table:table-cell>
        </table:table-row>
        <table:table-row table:style-name="ro1">
          <table:table-cell office:value-type="string">
            <text:p>H1-13</text:p>
          </table:table-cell>
          <table:table-cell office:value-type="string">
            <text:p>cis9-1</text:p>
          </table:table-cell>
          <table:table-cell table:formula="of:=CONCATENATE([.A1232];&quot;-&quot;;[.B1232])" office:value-type="string" office:string-value="H1-13-cis9-1">
            <text:p>H1-13-cis9-1</text:p>
          </table:table-cell>
          <table:table-cell office:value-type="string">
            <text:p>1JTP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TIGPYCMG</text:p>
          </table:table-cell>
          <table:table-cell office:value-type="string">
            <text:p>BPBLPDBGpABBB</text:p>
          </table:table-cell>
        </table:table-row>
        <table:table-row table:style-name="ro1">
          <table:table-cell office:value-type="string">
            <text:p>H1-13</text:p>
          </table:table-cell>
          <table:table-cell office:value-type="string">
            <text:p>cis9-1</text:p>
          </table:table-cell>
          <table:table-cell table:formula="of:=CONCATENATE([.A1233];&quot;-&quot;;[.B1233])" office:value-type="string" office:string-value="H1-13-cis9-1">
            <text:p>H1-13-cis9-1</text:p>
          </table:table-cell>
          <table:table-cell office:value-type="string">
            <text:p>1XFPA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>AASGYTIGPYCMG</text:p>
          </table:table-cell>
          <table:table-cell office:value-type="string">
            <text:p>BBBLPDDPpA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4];&quot;-&quot;;[.B1234])" office:value-type="string" office:string-value="H1-14-1">
            <text:p>H1-14-1</text:p>
          </table:table-cell>
          <table:table-cell office:value-type="string">
            <text:p>1AY1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DYAWN</text:p>
          </table:table-cell>
          <table:table-cell office:value-type="string">
            <text:p>PBBLBPADABGBPP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5];&quot;-&quot;;[.B1235])" office:value-type="string" office:string-value="H1-14-1">
            <text:p>H1-14-1</text:p>
          </table:table-cell>
          <table:table-cell office:value-type="string">
            <text:p>1C12B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DYAWN</text:p>
          </table:table-cell>
          <table:table-cell office:value-type="string">
            <text:p>PBBLBPADABGPBP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6];&quot;-&quot;;[.B1236])" office:value-type="string" office:string-value="H1-14-1">
            <text:p>H1-14-1</text:p>
          </table:table-cell>
          <table:table-cell office:value-type="string">
            <text:p>1CF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GYAWN</text:p>
          </table:table-cell>
          <table:table-cell office:value-type="string">
            <text:p>PBBLBPADABGBBP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7];&quot;-&quot;;[.B1237])" office:value-type="string" office:string-value="H1-14-1">
            <text:p>H1-14-1</text:p>
          </table:table-cell>
          <table:table-cell office:value-type="string">
            <text:p>1F8T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DYAWN</text:p>
          </table:table-cell>
          <table:table-cell office:value-type="string">
            <text:p>PBBLBPAD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8];&quot;-&quot;;[.B1238])" office:value-type="string" office:string-value="H1-14-1">
            <text:p>H1-14-1</text:p>
          </table:table-cell>
          <table:table-cell office:value-type="string">
            <text:p>1KC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DYAWN</text:p>
          </table:table-cell>
          <table:table-cell office:value-type="string">
            <text:p>BBBLBPAA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39];&quot;-&quot;;[.B1239])" office:value-type="string" office:string-value="H1-14-1">
            <text:p>H1-14-1</text:p>
          </table:table-cell>
          <table:table-cell office:value-type="string">
            <text:p>1KC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SYSITSDYAWN</text:p>
          </table:table-cell>
          <table:table-cell office:value-type="string">
            <text:p>BBBLBPAA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40];&quot;-&quot;;[.B1240])" office:value-type="string" office:string-value="H1-14-1">
            <text:p>H1-14-1</text:p>
          </table:table-cell>
          <table:table-cell office:value-type="string">
            <text:p>1ORSB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NNYAWN</text:p>
          </table:table-cell>
          <table:table-cell office:value-type="string">
            <text:p>BBBLBPAD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41];&quot;-&quot;;[.B1241])" office:value-type="string" office:string-value="H1-14-1">
            <text:p>H1-14-1</text:p>
          </table:table-cell>
          <table:table-cell office:value-type="string">
            <text:p>2AJVH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TNYAWT</text:p>
          </table:table-cell>
          <table:table-cell office:value-type="string">
            <text:p>PPBLBPAAPPBPP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42];&quot;-&quot;;[.B1242])" office:value-type="string" office:string-value="H1-14-1">
            <text:p>H1-14-1</text:p>
          </table:table-cell>
          <table:table-cell office:value-type="string">
            <text:p>2Z92A</text:p>
          </table:table-cell>
          <table:table-cell table:number-columns-repeated="2"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string">
            <text:p>TVTGYSITSGYNWH</text:p>
          </table:table-cell>
          <table:table-cell office:value-type="string">
            <text:p>PBBLBPAD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43];&quot;-&quot;;[.B1243])" office:value-type="string" office:string-value="H1-14-1">
            <text:p>H1-14-1</text:p>
          </table:table-cell>
          <table:table-cell office:value-type="string">
            <text:p>3CFDB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TVTGYSITSDYAWN</text:p>
          </table:table-cell>
          <table:table-cell office:value-type="string">
            <text:p>PBBLBPAAABGBBB</text:p>
          </table:table-cell>
        </table:table-row>
        <table:table-row table:style-name="ro2">
          <table:table-cell office:value-type="string">
            <text:p>H1-14</text:p>
          </table:table-cell>
          <table:table-cell office:value-type="float" office:value="1">
            <text:p>1</text:p>
          </table:table-cell>
          <table:table-cell table:formula="of:=CONCATENATE([.A1244];&quot;-&quot;;[.B1244])" office:value-type="string" office:string-value="H1-14-1">
            <text:p>H1-14-1</text:p>
          </table:table-cell>
          <table:table-cell office:value-type="string">
            <text:p>3CX5J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SVTGYSITSGYYWN</text:p>
          </table:table-cell>
          <table:table-cell office:value-type="string">
            <text:p>PBBLBPAAABGBBP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45];&quot;-&quot;;[.B1245])" office:value-type="string" office:string-value="H1-15-1">
            <text:p>H1-15-1</text:p>
          </table:table-cell>
          <table:table-cell office:value-type="string">
            <text:p>1ETZ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LSTSGMGVG</text:p>
          </table:table-cell>
          <table:table-cell office:value-type="string">
            <text:p>PBBLBBAA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46];&quot;-&quot;;[.B1246])" office:value-type="string" office:string-value="H1-15-1">
            <text:p>H1-15-1</text:p>
          </table:table-cell>
          <table:table-cell office:value-type="string">
            <text:p>2F5A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LSDFGVGVG</text:p>
          </table:table-cell>
          <table:table-cell office:value-type="string">
            <text:p>BBBLBBAA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47];&quot;-&quot;;[.B1247])" office:value-type="string" office:string-value="H1-15-1">
            <text:p>H1-15-1</text:p>
          </table:table-cell>
          <table:table-cell office:value-type="string">
            <text:p>2F5B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LSDFGVGVG</text:p>
          </table:table-cell>
          <table:table-cell office:value-type="string">
            <text:p>BBBLBBAD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48];&quot;-&quot;;[.B1248])" office:value-type="string" office:string-value="H1-15-1">
            <text:p>H1-15-1</text:p>
          </table:table-cell>
          <table:table-cell office:value-type="string">
            <text:p>2HWZ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TFSGFSLSTSGMSVG</text:p>
          </table:table-cell>
          <table:table-cell office:value-type="string">
            <text:p>BBBLBBAA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49];&quot;-&quot;;[.B1249])" office:value-type="string" office:string-value="H1-15-1">
            <text:p>H1-15-1</text:p>
          </table:table-cell>
          <table:table-cell office:value-type="string">
            <text:p>2IPUG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LSTSGMGVG</text:p>
          </table:table-cell>
          <table:table-cell office:value-type="string">
            <text:p>BBBLBBAA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50];&quot;-&quot;;[.B1250])" office:value-type="string" office:string-value="H1-15-1">
            <text:p>H1-15-1</text:p>
          </table:table-cell>
          <table:table-cell office:value-type="string">
            <text:p>2IQ9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LSGFSLRTSGMGVG</text:p>
          </table:table-cell>
          <table:table-cell office:value-type="string">
            <text:p>PBBLBBADPPLB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51];&quot;-&quot;;[.B1251])" office:value-type="string" office:string-value="H1-15-1">
            <text:p>H1-15-1</text:p>
          </table:table-cell>
          <table:table-cell office:value-type="string">
            <text:p>2J88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LSTSGMGVS</text:p>
          </table:table-cell>
          <table:table-cell office:value-type="string">
            <text:p>BBBLBBAAPPLPBB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52];&quot;-&quot;;[.B1252])" office:value-type="string" office:string-value="H1-15-1">
            <text:p>H1-15-1</text:p>
          </table:table-cell>
          <table:table-cell office:value-type="string">
            <text:p>3B2U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TVSGGSISSGDYYWS</text:p>
          </table:table-cell>
          <table:table-cell office:value-type="string">
            <text:p>PBBLBPAPBAABPPB</text:p>
          </table:table-cell>
        </table:table-row>
        <table:table-row table:style-name="ro2">
          <table:table-cell office:value-type="string">
            <text:p>H1-15</text:p>
          </table:table-cell>
          <table:table-cell office:value-type="float" office:value="1">
            <text:p>1</text:p>
          </table:table-cell>
          <table:table-cell table:formula="of:=CONCATENATE([.A1253];&quot;-&quot;;[.B1253])" office:value-type="string" office:string-value="H1-15-1">
            <text:p>H1-15-1</text:p>
          </table:table-cell>
          <table:table-cell office:value-type="string">
            <text:p>3BAEH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SFSGFSIRTSKVGVS</text:p>
          </table:table-cell>
          <table:table-cell office:value-type="string">
            <text:p>BBBLBBAAAALPPBB</text:p>
          </table:table-cell>
        </table:table-row>
        <table:table-row table:style-name="ro2">
          <table:table-cell office:value-type="string">
            <text:p>H1-16</text:p>
          </table:table-cell>
          <table:table-cell office:value-type="float" office:value="1">
            <text:p>1</text:p>
          </table:table-cell>
          <table:table-cell table:formula="of:=CONCATENATE([.A1254];&quot;-&quot;;[.B1254])" office:value-type="string" office:string-value="H1-16-1">
            <text:p>H1-16-1</text:p>
          </table:table-cell>
          <table:table-cell office:value-type="string">
            <text:p>1QD0A</text:p>
          </table:table-cell>
          <table:table-cell table:number-columns-repeated="2"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AASGRAASGHGHYGMG</text:p>
          </table:table-cell>
          <table:table-cell office:value-type="string">
            <text:p>PBBGPBABGDLBBPBB</text:p>
          </table:table-cell>
        </table:table-row>
        <table:table-row table:style-name="ro2">
          <table:table-cell office:value-type="string">
            <text:p>H2-8</text:p>
          </table:table-cell>
          <table:table-cell office:value-type="float" office:value="1">
            <text:p>1</text:p>
          </table:table-cell>
          <table:table-cell table:formula="of:=CONCATENATE([.A1255];&quot;-&quot;;[.B1255])" office:value-type="string" office:string-value="H2-8-1">
            <text:p>H2-8-1</text:p>
          </table:table-cell>
          <table:table-cell office:value-type="string">
            <text:p>1F2XK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TILGGSTY</text:p>
          </table:table-cell>
          <table:table-cell office:value-type="string">
            <text:p>BBBGAPBB</text:p>
          </table:table-cell>
        </table:table-row>
        <table:table-row table:style-name="ro2">
          <table:table-cell office:value-type="string">
            <text:p>H2-8</text:p>
          </table:table-cell>
          <table:table-cell office:value-type="float" office:value="1">
            <text:p>1</text:p>
          </table:table-cell>
          <table:table-cell table:formula="of:=CONCATENATE([.A1256];&quot;-&quot;;[.B1256])" office:value-type="string" office:string-value="H2-8-1">
            <text:p>H2-8-1</text:p>
          </table:table-cell>
          <table:table-cell office:value-type="string">
            <text:p>2OK0H</text:p>
          </table:table-cell>
          <table:table-cell table:number-columns-repeated="2"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>WVYPGSIK</text:p>
          </table:table-cell>
          <table:table-cell office:value-type="string">
            <text:p>BBBPLB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57];&quot;-&quot;;[.B1257])" office:value-type="string" office:string-value="H2-9-1">
            <text:p>H2-9-1</text:p>
          </table:table-cell>
          <table:table-cell office:value-type="string">
            <text:p>1A2Y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N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58];&quot;-&quot;;[.B1258])" office:value-type="string" office:string-value="H2-9-1">
            <text:p>H2-9-1</text:p>
          </table:table-cell>
          <table:table-cell office:value-type="string">
            <text:p>1A7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NTA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59];&quot;-&quot;;[.B1259])" office:value-type="string" office:string-value="H2-9-1">
            <text:p>H2-9-1</text:p>
          </table:table-cell>
          <table:table-cell office:value-type="string">
            <text:p>1C12B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SYSGSTS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0];&quot;-&quot;;[.B1260])" office:value-type="string" office:string-value="H2-9-1">
            <text:p>H2-9-1</text:p>
          </table:table-cell>
          <table:table-cell office:value-type="string">
            <text:p>1C5D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AISSGGSPY</text:p>
          </table:table-cell>
          <table:table-cell office:value-type="string">
            <text:p>BBPADLPP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1];&quot;-&quot;;[.B1261])" office:value-type="string" office:string-value="H2-9-1">
            <text:p>H2-9-1</text:p>
          </table:table-cell>
          <table:table-cell office:value-type="string">
            <text:p>1DL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S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2];&quot;-&quot;;[.B1262])" office:value-type="string" office:string-value="H2-9-1">
            <text:p>H2-9-1</text:p>
          </table:table-cell>
          <table:table-cell office:value-type="string">
            <text:p>1DN0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EINHSGSTN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3];&quot;-&quot;;[.B1263])" office:value-type="string" office:string-value="H2-9-1">
            <text:p>H2-9-1</text:p>
          </table:table-cell>
          <table:table-cell office:value-type="string">
            <text:p>1DQD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4];&quot;-&quot;;[.B1264])" office:value-type="string" office:string-value="H2-9-1">
            <text:p>H2-9-1</text:p>
          </table:table-cell>
          <table:table-cell office:value-type="string">
            <text:p>1ETZ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DIWWNDKKY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5];&quot;-&quot;;[.B1265])" office:value-type="string" office:string-value="H2-9-1">
            <text:p>H2-9-1</text:p>
          </table:table-cell>
          <table:table-cell office:value-type="string">
            <text:p>1F58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HYSAGTN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6];&quot;-&quot;;[.B1266])" office:value-type="string" office:string-value="H2-9-1">
            <text:p>H2-9-1</text:p>
          </table:table-cell>
          <table:table-cell office:value-type="string">
            <text:p>1F8T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TYSGSTG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7];&quot;-&quot;;[.B1267])" office:value-type="string" office:string-value="H2-9-1">
            <text:p>H2-9-1</text:p>
          </table:table-cell>
          <table:table-cell office:value-type="string">
            <text:p>1FE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GDGNTT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8];&quot;-&quot;;[.B1268])" office:value-type="string" office:string-value="H2-9-1">
            <text:p>H2-9-1</text:p>
          </table:table-cell>
          <table:table-cell office:value-type="string">
            <text:p>1FNS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S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69];&quot;-&quot;;[.B1269])" office:value-type="string" office:string-value="H2-9-1">
            <text:p>H2-9-1</text:p>
          </table:table-cell>
          <table:table-cell office:value-type="string">
            <text:p>1GI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AGGNTN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0];&quot;-&quot;;[.B1270])" office:value-type="string" office:string-value="H2-9-1">
            <text:p>H2-9-1</text:p>
          </table:table-cell>
          <table:table-cell office:value-type="string">
            <text:p>1GPO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FVQYSGETA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1];&quot;-&quot;;[.B1271])" office:value-type="string" office:string-value="H2-9-1">
            <text:p>H2-9-1</text:p>
          </table:table-cell>
          <table:table-cell office:value-type="string">
            <text:p>1HQ4B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RYSGDTR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2];&quot;-&quot;;[.B1272])" office:value-type="string" office:string-value="H2-9-1">
            <text:p>H2-9-1</text:p>
          </table:table-cell>
          <table:table-cell office:value-type="string">
            <text:p>1I9J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VSGGN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3];&quot;-&quot;;[.B1273])" office:value-type="string" office:string-value="H2-9-1">
            <text:p>H2-9-1</text:p>
          </table:table-cell>
          <table:table-cell office:value-type="string">
            <text:p>1IBGH</text:p>
          </table:table-cell>
          <table:table-cell table:number-columns-repeated="2"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LIWAGGN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4];&quot;-&quot;;[.B1274])" office:value-type="string" office:string-value="H2-9-1">
            <text:p>H2-9-1</text:p>
          </table:table-cell>
          <table:table-cell office:value-type="string">
            <text:p>1IC4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5];&quot;-&quot;;[.B1275])" office:value-type="string" office:string-value="H2-9-1">
            <text:p>H2-9-1</text:p>
          </table:table-cell>
          <table:table-cell office:value-type="string">
            <text:p>1IC5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6];&quot;-&quot;;[.B1276])" office:value-type="string" office:string-value="H2-9-1">
            <text:p>H2-9-1</text:p>
          </table:table-cell>
          <table:table-cell office:value-type="string">
            <text:p>1IC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7];&quot;-&quot;;[.B1277])" office:value-type="string" office:string-value="H2-9-1">
            <text:p>H2-9-1</text:p>
          </table:table-cell>
          <table:table-cell office:value-type="string">
            <text:p>1KCU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SYSGSTT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8];&quot;-&quot;;[.B1278])" office:value-type="string" office:string-value="H2-9-1">
            <text:p>H2-9-1</text:p>
          </table:table-cell>
          <table:table-cell office:value-type="string">
            <text:p>1KCV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SYSGSTS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79];&quot;-&quot;;[.B1279])" office:value-type="string" office:string-value="H2-9-1">
            <text:p>H2-9-1</text:p>
          </table:table-cell>
          <table:table-cell office:value-type="string">
            <text:p>1KIP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N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0];&quot;-&quot;;[.B1280])" office:value-type="string" office:string-value="H2-9-1">
            <text:p>H2-9-1</text:p>
          </table:table-cell>
          <table:table-cell office:value-type="string">
            <text:p>1KIQ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MIWGDGN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1];&quot;-&quot;;[.B1281])" office:value-type="string" office:string-value="H2-9-1">
            <text:p>H2-9-1</text:p>
          </table:table-cell>
          <table:table-cell office:value-type="string">
            <text:p>1KXTF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RIFSDGSAN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2];&quot;-&quot;;[.B1282])" office:value-type="string" office:string-value="H2-9-1">
            <text:p>H2-9-1</text:p>
          </table:table-cell>
          <table:table-cell office:value-type="string">
            <text:p>1KXVC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GIDNDGTTT</text:p>
          </table:table-cell>
          <table:table-cell office:value-type="string">
            <text:p>BBBAALPP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3];&quot;-&quot;;[.B1283])" office:value-type="string" office:string-value="H2-9-1">
            <text:p>H2-9-1</text:p>
          </table:table-cell>
          <table:table-cell office:value-type="string">
            <text:p>1L7T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VSGGN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4];&quot;-&quot;;[.B1284])" office:value-type="string" office:string-value="H2-9-1">
            <text:p>H2-9-1</text:p>
          </table:table-cell>
          <table:table-cell office:value-type="string">
            <text:p>1LO2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SYGGLI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5];&quot;-&quot;;[.B1285])" office:value-type="string" office:string-value="H2-9-1">
            <text:p>H2-9-1</text:p>
          </table:table-cell>
          <table:table-cell office:value-type="string">
            <text:p>1LO4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SYGGLL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6];&quot;-&quot;;[.B1286])" office:value-type="string" office:string-value="H2-9-1">
            <text:p>H2-9-1</text:p>
          </table:table-cell>
          <table:table-cell office:value-type="string">
            <text:p>1NA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KSGSAY</text:p>
          </table:table-cell>
          <table:table-cell office:value-type="string">
            <text:p>BBPAD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7];&quot;-&quot;;[.B1287])" office:value-type="string" office:string-value="H2-9-1">
            <text:p>H2-9-1</text:p>
          </table:table-cell>
          <table:table-cell office:value-type="string">
            <text:p>1NBY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8];&quot;-&quot;;[.B1288])" office:value-type="string" office:string-value="H2-9-1">
            <text:p>H2-9-1</text:p>
          </table:table-cell>
          <table:table-cell office:value-type="string">
            <text:p>1NC2D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SGGGTA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89];&quot;-&quot;;[.B1289])" office:value-type="string" office:string-value="H2-9-1">
            <text:p>H2-9-1</text:p>
          </table:table-cell>
          <table:table-cell office:value-type="string">
            <text:p>1NCW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NYSGFTS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0];&quot;-&quot;;[.B1290])" office:value-type="string" office:string-value="H2-9-1">
            <text:p>H2-9-1</text:p>
          </table:table-cell>
          <table:table-cell office:value-type="string">
            <text:p>1NDG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FSGNTF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1];&quot;-&quot;;[.B1291])" office:value-type="string" office:string-value="H2-9-1">
            <text:p>H2-9-1</text:p>
          </table:table-cell>
          <table:table-cell office:value-type="string">
            <text:p>1NDM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2];&quot;-&quot;;[.B1292])" office:value-type="string" office:string-value="H2-9-1">
            <text:p>H2-9-1</text:p>
          </table:table-cell>
          <table:table-cell office:value-type="string">
            <text:p>1ORSB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NYSGTTS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3];&quot;-&quot;;[.B1293])" office:value-type="string" office:string-value="H2-9-1">
            <text:p>H2-9-1</text:p>
          </table:table-cell>
          <table:table-cell office:value-type="string">
            <text:p>1P4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GDGI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4];&quot;-&quot;;[.B1294])" office:value-type="string" office:string-value="H2-9-1">
            <text:p>H2-9-1</text:p>
          </table:table-cell>
          <table:table-cell office:value-type="string">
            <text:p>1RI8A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DSSGRTA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5];&quot;-&quot;;[.B1295])" office:value-type="string" office:string-value="H2-9-1">
            <text:p>H2-9-1</text:p>
          </table:table-cell>
          <table:table-cell office:value-type="string">
            <text:p>1SJVA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TINSRGITN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6];&quot;-&quot;;[.B1296])" office:value-type="string" office:string-value="H2-9-1">
            <text:p>H2-9-1</text:p>
          </table:table-cell>
          <table:table-cell office:value-type="string">
            <text:p>1SJXA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AITSGGSTK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7];&quot;-&quot;;[.B1297])" office:value-type="string" office:string-value="H2-9-1">
            <text:p>H2-9-1</text:p>
          </table:table-cell>
          <table:table-cell office:value-type="string">
            <text:p>1T2Q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VIWSGGS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8];&quot;-&quot;;[.B1298])" office:value-type="string" office:string-value="H2-9-1">
            <text:p>H2-9-1</text:p>
          </table:table-cell>
          <table:table-cell office:value-type="string">
            <text:p>1T4KD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GD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299];&quot;-&quot;;[.B1299])" office:value-type="string" office:string-value="H2-9-1">
            <text:p>H2-9-1</text:p>
          </table:table-cell>
          <table:table-cell office:value-type="string">
            <text:p>1TJG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IIYSDDDKR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0];&quot;-&quot;;[.B1300])" office:value-type="string" office:string-value="H2-9-1">
            <text:p>H2-9-1</text:p>
          </table:table-cell>
          <table:table-cell office:value-type="string">
            <text:p>1UAC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SFGSTF</text:p>
          </table:table-cell>
          <table:table-cell office:value-type="string">
            <text:p>BBPAD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1];&quot;-&quot;;[.B1301])" office:value-type="string" office:string-value="H2-9-1">
            <text:p>H2-9-1</text:p>
          </table:table-cell>
          <table:table-cell office:value-type="string">
            <text:p>1XGP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2];&quot;-&quot;;[.B1302])" office:value-type="string" office:string-value="H2-9-1">
            <text:p>H2-9-1</text:p>
          </table:table-cell>
          <table:table-cell office:value-type="string">
            <text:p>1XGQ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3];&quot;-&quot;;[.B1303])" office:value-type="string" office:string-value="H2-9-1">
            <text:p>H2-9-1</text:p>
          </table:table-cell>
          <table:table-cell office:value-type="string">
            <text:p>1XGR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4];&quot;-&quot;;[.B1304])" office:value-type="string" office:string-value="H2-9-1">
            <text:p>H2-9-1</text:p>
          </table:table-cell>
          <table:table-cell office:value-type="string">
            <text:p>1XGT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5];&quot;-&quot;;[.B1305])" office:value-type="string" office:string-value="H2-9-1">
            <text:p>H2-9-1</text:p>
          </table:table-cell>
          <table:table-cell office:value-type="string">
            <text:p>1XGU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6];&quot;-&quot;;[.B1306])" office:value-type="string" office:string-value="H2-9-1">
            <text:p>H2-9-1</text:p>
          </table:table-cell>
          <table:table-cell office:value-type="string">
            <text:p>1YY8D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SGGN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7];&quot;-&quot;;[.B1307])" office:value-type="string" office:string-value="H2-9-1">
            <text:p>H2-9-1</text:p>
          </table:table-cell>
          <table:table-cell office:value-type="string">
            <text:p>1ZAN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GVWAGGAT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8];&quot;-&quot;;[.B1308])" office:value-type="string" office:string-value="H2-9-1">
            <text:p>H2-9-1</text:p>
          </table:table-cell>
          <table:table-cell office:value-type="string">
            <text:p>2AJ3D</text:p>
          </table:table-cell>
          <table:table-cell table:number-columns-repeated="2"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NVYDSGDTN</text:p>
          </table:table-cell>
          <table:table-cell office:value-type="string">
            <text:p>BBBABG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09];&quot;-&quot;;[.B1309])" office:value-type="string" office:string-value="H2-9-1">
            <text:p>H2-9-1</text:p>
          </table:table-cell>
          <table:table-cell office:value-type="string">
            <text:p>2B2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SGGGH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0];&quot;-&quot;;[.B1310])" office:value-type="string" office:string-value="H2-9-1">
            <text:p>H2-9-1</text:p>
          </table:table-cell>
          <table:table-cell office:value-type="string">
            <text:p>2DQC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1];&quot;-&quot;;[.B1311])" office:value-type="string" office:string-value="H2-9-1">
            <text:p>H2-9-1</text:p>
          </table:table-cell>
          <table:table-cell office:value-type="string">
            <text:p>2DQD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FV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2];&quot;-&quot;;[.B1312])" office:value-type="string" office:string-value="H2-9-1">
            <text:p>H2-9-1</text:p>
          </table:table-cell>
          <table:table-cell office:value-type="string">
            <text:p>2DQE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A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3];&quot;-&quot;;[.B1313])" office:value-type="string" office:string-value="H2-9-1">
            <text:p>H2-9-1</text:p>
          </table:table-cell>
          <table:table-cell office:value-type="string">
            <text:p>2DQFE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A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4];&quot;-&quot;;[.B1314])" office:value-type="string" office:string-value="H2-9-1">
            <text:p>H2-9-1</text:p>
          </table:table-cell>
          <table:table-cell office:value-type="string">
            <text:p>2DQ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F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5];&quot;-&quot;;[.B1315])" office:value-type="string" office:string-value="H2-9-1">
            <text:p>H2-9-1</text:p>
          </table:table-cell>
          <table:table-cell office:value-type="string">
            <text:p>2DQH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A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6];&quot;-&quot;;[.B1316])" office:value-type="string" office:string-value="H2-9-1">
            <text:p>H2-9-1</text:p>
          </table:table-cell>
          <table:table-cell office:value-type="string">
            <text:p>2DQU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SSGGSI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7];&quot;-&quot;;[.B1317])" office:value-type="string" office:string-value="H2-9-1">
            <text:p>H2-9-1</text:p>
          </table:table-cell>
          <table:table-cell office:value-type="string">
            <text:p>2EIZ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8];&quot;-&quot;;[.B1318])" office:value-type="string" office:string-value="H2-9-1">
            <text:p>H2-9-1</text:p>
          </table:table-cell>
          <table:table-cell office:value-type="string">
            <text:p>2F5A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IIYSDDDKR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19];&quot;-&quot;;[.B1319])" office:value-type="string" office:string-value="H2-9-1">
            <text:p>H2-9-1</text:p>
          </table:table-cell>
          <table:table-cell office:value-type="string">
            <text:p>2GK0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VIWSGGSTN</text:p>
          </table:table-cell>
          <table:table-cell office:value-type="string">
            <text:p>BBPPDLPBP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0];&quot;-&quot;;[.B1320])" office:value-type="string" office:string-value="H2-9-1">
            <text:p>H2-9-1</text:p>
          </table:table-cell>
          <table:table-cell office:value-type="string">
            <text:p>2HWZ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DIWWDDKKD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1];&quot;-&quot;;[.B1321])" office:value-type="string" office:string-value="H2-9-1">
            <text:p>H2-9-1</text:p>
          </table:table-cell>
          <table:table-cell office:value-type="string">
            <text:p>2IPT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HIWWDDDKS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2];&quot;-&quot;;[.B1322])" office:value-type="string" office:string-value="H2-9-1">
            <text:p>H2-9-1</text:p>
          </table:table-cell>
          <table:table-cell office:value-type="string">
            <text:p>2IPUG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HIWWDDDRS</text:p>
          </table:table-cell>
          <table:table-cell office:value-type="string">
            <text:p>BBPAD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3];&quot;-&quot;;[.B1323])" office:value-type="string" office:string-value="H2-9-1">
            <text:p>H2-9-1</text:p>
          </table:table-cell>
          <table:table-cell office:value-type="string">
            <text:p>2IQA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HIWWDDDKN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4];&quot;-&quot;;[.B1324])" office:value-type="string" office:string-value="H2-9-1">
            <text:p>H2-9-1</text:p>
          </table:table-cell>
          <table:table-cell office:value-type="string">
            <text:p>2J88H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HIYWDDDKR</text:p>
          </table:table-cell>
          <table:table-cell office:value-type="string">
            <text:p>BBBAD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5];&quot;-&quot;;[.B1325])" office:value-type="string" office:string-value="H2-9-1">
            <text:p>H2-9-1</text:p>
          </table:table-cell>
          <table:table-cell office:value-type="string">
            <text:p>2Z92A</text:p>
          </table:table-cell>
          <table:table-cell table:number-columns-repeated="2"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YIHYRGTTN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6];&quot;-&quot;;[.B1326])" office:value-type="string" office:string-value="H2-9-1">
            <text:p>H2-9-1</text:p>
          </table:table-cell>
          <table:table-cell office:value-type="string">
            <text:p>3B2UN</text:p>
          </table:table-cell>
          <table:table-cell table:number-columns-repeated="2"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string">
            <text:p>YIYYSGSTD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7];&quot;-&quot;;[.B1327])" office:value-type="string" office:string-value="H2-9-1">
            <text:p>H2-9-1</text:p>
          </table:table-cell>
          <table:table-cell office:value-type="string">
            <text:p>3BKJ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HIYWDDDKR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8];&quot;-&quot;;[.B1328])" office:value-type="string" office:string-value="H2-9-1">
            <text:p>H2-9-1</text:p>
          </table:table-cell>
          <table:table-cell office:value-type="string">
            <text:p>3CFBB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SSGGI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29];&quot;-&quot;;[.B1329])" office:value-type="string" office:string-value="H2-9-1">
            <text:p>H2-9-1</text:p>
          </table:table-cell>
          <table:table-cell office:value-type="string">
            <text:p>3CFDB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SYSGRIR</text:p>
          </table:table-cell>
          <table:table-cell office:value-type="string">
            <text:p>BBPAD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30];&quot;-&quot;;[.B1330])" office:value-type="string" office:string-value="H2-9-1">
            <text:p>H2-9-1</text:p>
          </table:table-cell>
          <table:table-cell office:value-type="string">
            <text:p>3CX5J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SNVGDNN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31];&quot;-&quot;;[.B1331])" office:value-type="string" office:string-value="H2-9-1">
            <text:p>H2-9-1</text:p>
          </table:table-cell>
          <table:table-cell office:value-type="string">
            <text:p>3D9A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SYSGSTY</text:p>
          </table:table-cell>
          <table:table-cell office:value-type="string">
            <text:p>BBP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32];&quot;-&quot;;[.B1332])" office:value-type="string" office:string-value="H2-9-1">
            <text:p>H2-9-1</text:p>
          </table:table-cell>
          <table:table-cell office:value-type="string">
            <text:p>43C9B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MIWGGGSIE</text:p>
          </table:table-cell>
          <table:table-cell office:value-type="string">
            <text:p>BBPAP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1">
            <text:p>1</text:p>
          </table:table-cell>
          <table:table-cell table:formula="of:=CONCATENATE([.A1333];&quot;-&quot;;[.B1333])" office:value-type="string" office:string-value="H2-9-1">
            <text:p>H2-9-1</text:p>
          </table:table-cell>
          <table:table-cell office:value-type="string">
            <text:p>7FA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VFYTGTTL</text:p>
          </table:table-cell>
          <table:table-cell office:value-type="string">
            <text:p>BBBAA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2">
            <text:p>2</text:p>
          </table:table-cell>
          <table:table-cell table:formula="of:=CONCATENATE([.A1334];&quot;-&quot;;[.B1334])" office:value-type="string" office:string-value="H2-9-2">
            <text:p>H2-9-2</text:p>
          </table:table-cell>
          <table:table-cell office:value-type="string">
            <text:p>1JGU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YNGFRIH</text:p>
          </table:table-cell>
          <table:table-cell office:value-type="string">
            <text:p>BBBLLD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2">
            <text:p>2</text:p>
          </table:table-cell>
          <table:table-cell table:formula="of:=CONCATENATE([.A1335];&quot;-&quot;;[.B1335])" office:value-type="string" office:string-value="H2-9-2">
            <text:p>H2-9-2</text:p>
          </table:table-cell>
          <table:table-cell office:value-type="string">
            <text:p>2AJVH</text:p>
          </table:table-cell>
          <table:table-cell table:number-columns-repeated="2"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string">
            <text:p>YIRSSVITR</text:p>
          </table:table-cell>
          <table:table-cell office:value-type="string">
            <text:p>BBBLLDB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3">
            <text:p>3</text:p>
          </table:table-cell>
          <table:table-cell table:formula="of:=CONCATENATE([.A1336];&quot;-&quot;;[.B1336])" office:value-type="string" office:string-value="H2-9-3">
            <text:p>H2-9-3</text:p>
          </table:table-cell>
          <table:table-cell office:value-type="string">
            <text:p>1OSPH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YIRYGGGTY</text:p>
          </table:table-cell>
          <table:table-cell office:value-type="string">
            <text:p>BBBPLLPBB</text:p>
          </table:table-cell>
        </table:table-row>
        <table:table-row table:style-name="ro2">
          <table:table-cell office:value-type="string">
            <text:p>H2-9</text:p>
          </table:table-cell>
          <table:table-cell office:value-type="float" office:value="3">
            <text:p>3</text:p>
          </table:table-cell>
          <table:table-cell table:formula="of:=CONCATENATE([.A1337];&quot;-&quot;;[.B1337])" office:value-type="string" office:string-value="H2-9-3">
            <text:p>H2-9-3</text:p>
          </table:table-cell>
          <table:table-cell office:value-type="string">
            <text:p>1YC7A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SISSPGTIY</text:p>
          </table:table-cell>
          <table:table-cell office:value-type="string">
            <text:p>BBBPP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38];&quot;-&quot;;[.B1338])" office:value-type="string" office:string-value="H2-10-1">
            <text:p>H2-10-1</text:p>
          </table:table-cell>
          <table:table-cell office:value-type="string">
            <text:p>12E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DPEIGDTE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39];&quot;-&quot;;[.B1339])" office:value-type="string" office:string-value="H2-10-1">
            <text:p>H2-10-1</text:p>
          </table:table-cell>
          <table:table-cell office:value-type="string">
            <text:p>1A3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LDPANGY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0];&quot;-&quot;;[.B1340])" office:value-type="string" office:string-value="H2-10-1">
            <text:p>H2-10-1</text:p>
          </table:table-cell>
          <table:table-cell office:value-type="string">
            <text:p>1A4J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PT</text:p>
          </table:table-cell>
          <table:table-cell office:value-type="string">
            <text:p>BBPAAD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1];&quot;-&quot;;[.B1341])" office:value-type="string" office:string-value="H2-10-1">
            <text:p>H2-10-1</text:p>
          </table:table-cell>
          <table:table-cell office:value-type="string">
            <text:p>1A6T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VDPDNGGTS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2];&quot;-&quot;;[.B1342])" office:value-type="string" office:string-value="H2-10-1">
            <text:p>H2-10-1</text:p>
          </table:table-cell>
          <table:table-cell office:value-type="string">
            <text:p>1A6V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NSGGTK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3];&quot;-&quot;;[.B1343])" office:value-type="string" office:string-value="H2-10-1">
            <text:p>H2-10-1</text:p>
          </table:table-cell>
          <table:table-cell office:value-type="string">
            <text:p>1AJ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NT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4];&quot;-&quot;;[.B1344])" office:value-type="string" office:string-value="H2-10-1">
            <text:p>H2-10-1</text:p>
          </table:table-cell>
          <table:table-cell office:value-type="string">
            <text:p>1AP2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DNTK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5];&quot;-&quot;;[.B1345])" office:value-type="string" office:string-value="H2-10-1">
            <text:p>H2-10-1</text:p>
          </table:table-cell>
          <table:table-cell office:value-type="string">
            <text:p>1AXS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GTH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6];&quot;-&quot;;[.B1346])" office:value-type="string" office:string-value="H2-10-1">
            <text:p>H2-10-1</text:p>
          </table:table-cell>
          <table:table-cell office:value-type="string">
            <text:p>1BJ1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PT</text:p>
          </table:table-cell>
          <table:table-cell office:value-type="string">
            <text:p>BBPAD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7];&quot;-&quot;;[.B1347])" office:value-type="string" office:string-value="H2-10-1">
            <text:p>H2-10-1</text:p>
          </table:table-cell>
          <table:table-cell office:value-type="string">
            <text:p>1C1E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PYTGEST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8];&quot;-&quot;;[.B1348])" office:value-type="string" office:string-value="H2-10-1">
            <text:p>H2-10-1</text:p>
          </table:table-cell>
          <table:table-cell office:value-type="string">
            <text:p>1C5C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DPSNGR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49];&quot;-&quot;;[.B1349])" office:value-type="string" office:string-value="H2-10-1">
            <text:p>H2-10-1</text:p>
          </table:table-cell>
          <table:table-cell office:value-type="string">
            <text:p>1CIC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GSGDS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0];&quot;-&quot;;[.B1350])" office:value-type="string" office:string-value="H2-10-1">
            <text:p>H2-10-1</text:p>
          </table:table-cell>
          <table:table-cell office:value-type="string">
            <text:p>1CR9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DPENGNSE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1];&quot;-&quot;;[.B1351])" office:value-type="string" office:string-value="H2-10-1">
            <text:p>H2-10-1</text:p>
          </table:table-cell>
          <table:table-cell office:value-type="string">
            <text:p>1CT8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YAGSGGTV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2];&quot;-&quot;;[.B1352])" office:value-type="string" office:string-value="H2-10-1">
            <text:p>H2-10-1</text:p>
          </table:table-cell>
          <table:table-cell office:value-type="string">
            <text:p>1CZ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PT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3];&quot;-&quot;;[.B1353])" office:value-type="string" office:string-value="H2-10-1">
            <text:p>H2-10-1</text:p>
          </table:table-cell>
          <table:table-cell office:value-type="string">
            <text:p>1DBM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IYTGEPT</text:p>
          </table:table-cell>
          <table:table-cell office:value-type="string">
            <text:p>BBPAAALB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4];&quot;-&quot;;[.B1354])" office:value-type="string" office:string-value="H2-10-1">
            <text:p>H2-10-1</text:p>
          </table:table-cell>
          <table:table-cell office:value-type="string">
            <text:p>1DVF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NIQ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5];&quot;-&quot;;[.B1355])" office:value-type="string" office:string-value="H2-10-1">
            <text:p>H2-10-1</text:p>
          </table:table-cell>
          <table:table-cell office:value-type="string">
            <text:p>1DZB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N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6];&quot;-&quot;;[.B1356])" office:value-type="string" office:string-value="H2-10-1">
            <text:p>H2-10-1</text:p>
          </table:table-cell>
          <table:table-cell office:value-type="string">
            <text:p>1E4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SNGR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7];&quot;-&quot;;[.B1357])" office:value-type="string" office:string-value="H2-10-1">
            <text:p>H2-10-1</text:p>
          </table:table-cell>
          <table:table-cell office:value-type="string">
            <text:p>1E6O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SSGYS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8];&quot;-&quot;;[.B1358])" office:value-type="string" office:string-value="H2-10-1">
            <text:p>H2-10-1</text:p>
          </table:table-cell>
          <table:table-cell office:value-type="string">
            <text:p>1EAP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PGNGDIK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59];&quot;-&quot;;[.B1359])" office:value-type="string" office:string-value="H2-10-1">
            <text:p>H2-10-1</text:p>
          </table:table-cell>
          <table:table-cell office:value-type="string">
            <text:p>1EMT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GNGN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0];&quot;-&quot;;[.B1360])" office:value-type="string" office:string-value="H2-10-1">
            <text:p>H2-10-1</text:p>
          </table:table-cell>
          <table:table-cell office:value-type="string">
            <text:p>1F3D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VPYSGGTT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1];&quot;-&quot;;[.B1361])" office:value-type="string" office:string-value="H2-10-1">
            <text:p>H2-10-1</text:p>
          </table:table-cell>
          <table:table-cell office:value-type="string">
            <text:p>1FAI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GKGYLS</text:p>
          </table:table-cell>
          <table:table-cell office:value-type="string">
            <text:p>BBBAD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2];&quot;-&quot;;[.B1362])" office:value-type="string" office:string-value="H2-10-1">
            <text:p>H2-10-1</text:p>
          </table:table-cell>
          <table:table-cell office:value-type="string">
            <text:p>1FGN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DPENGNTI</text:p>
          </table:table-cell>
          <table:table-cell office:value-type="string">
            <text:p>BBPAABA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3];&quot;-&quot;;[.B1363])" office:value-type="string" office:string-value="H2-10-1">
            <text:p>H2-10-1</text:p>
          </table:table-cell>
          <table:table-cell office:value-type="string">
            <text:p>1FGV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NPKNGG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4];&quot;-&quot;;[.B1364])" office:value-type="string" office:string-value="H2-10-1">
            <text:p>H2-10-1</text:p>
          </table:table-cell>
          <table:table-cell office:value-type="string">
            <text:p>1FJ1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ETGEPT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5];&quot;-&quot;;[.B1365])" office:value-type="string" office:string-value="H2-10-1">
            <text:p>H2-10-1</text:p>
          </table:table-cell>
          <table:table-cell office:value-type="string">
            <text:p>1FO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QIYPGDGDN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6];&quot;-&quot;;[.B1366])" office:value-type="string" office:string-value="H2-10-1">
            <text:p>H2-10-1</text:p>
          </table:table-cell>
          <table:table-cell office:value-type="string">
            <text:p>1FVC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TNGYTR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7];&quot;-&quot;;[.B1367])" office:value-type="string" office:string-value="H2-10-1">
            <text:p>H2-10-1</text:p>
          </table:table-cell>
          <table:table-cell office:value-type="string">
            <text:p>1FVD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TNGYTR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8];&quot;-&quot;;[.B1368])" office:value-type="string" office:string-value="H2-10-1">
            <text:p>H2-10-1</text:p>
          </table:table-cell>
          <table:table-cell office:value-type="string">
            <text:p>1G9M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ITILDVAH</text:p>
          </table:table-cell>
          <table:table-cell office:value-type="string">
            <text:p>BBP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69];&quot;-&quot;;[.B1369])" office:value-type="string" office:string-value="H2-10-1">
            <text:p>H2-10-1</text:p>
          </table:table-cell>
          <table:table-cell office:value-type="string">
            <text:p>1GAF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VDTK</text:p>
          </table:table-cell>
          <table:table-cell office:value-type="string">
            <text:p>BBB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0];&quot;-&quot;;[.B1370])" office:value-type="string" office:string-value="H2-10-1">
            <text:p>H2-10-1</text:p>
          </table:table-cell>
          <table:table-cell office:value-type="string">
            <text:p>1GHFH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WIQTNTEEPT</text:p>
          </table:table-cell>
          <table:table-cell office:value-type="string">
            <text:p>BBPAAD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1];&quot;-&quot;;[.B1371])" office:value-type="string" office:string-value="H2-10-1">
            <text:p>H2-10-1</text:p>
          </table:table-cell>
          <table:table-cell office:value-type="string">
            <text:p>1H8NA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string">
            <text:p>NIYPSDSY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2];&quot;-&quot;;[.B1372])" office:value-type="string" office:string-value="H2-10-1">
            <text:p>H2-10-1</text:p>
          </table:table-cell>
          <table:table-cell office:value-type="string">
            <text:p>1HCV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NWDSARTY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3];&quot;-&quot;;[.B1373])" office:value-type="string" office:string-value="H2-10-1">
            <text:p>H2-10-1</text:p>
          </table:table-cell>
          <table:table-cell office:value-type="string">
            <text:p>1HI6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HPGSSGTA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4];&quot;-&quot;;[.B1374])" office:value-type="string" office:string-value="H2-10-1">
            <text:p>H2-10-1</text:p>
          </table:table-cell>
          <table:table-cell office:value-type="string">
            <text:p>1I3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SDSY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5];&quot;-&quot;;[.B1375])" office:value-type="string" office:string-value="H2-10-1">
            <text:p>H2-10-1</text:p>
          </table:table-cell>
          <table:table-cell office:value-type="string">
            <text:p>1I7Z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PT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6];&quot;-&quot;;[.B1376])" office:value-type="string" office:string-value="H2-10-1">
            <text:p>H2-10-1</text:p>
          </table:table-cell>
          <table:table-cell office:value-type="string">
            <text:p>1IGJ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PYSGVTG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7];&quot;-&quot;;[.B1377])" office:value-type="string" office:string-value="H2-10-1">
            <text:p>H2-10-1</text:p>
          </table:table-cell>
          <table:table-cell office:value-type="string">
            <text:p>1IL1A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WLDPENGDTE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8];&quot;-&quot;;[.B1378])" office:value-type="string" office:string-value="H2-10-1">
            <text:p>H2-10-1</text:p>
          </table:table-cell>
          <table:table-cell office:value-type="string">
            <text:p>1IQD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FDPESGESI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79];&quot;-&quot;;[.B1379])" office:value-type="string" office:string-value="H2-10-1">
            <text:p>H2-10-1</text:p>
          </table:table-cell>
          <table:table-cell office:value-type="string">
            <text:p>1IQW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DPSDSY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0];&quot;-&quot;;[.B1380])" office:value-type="string" office:string-value="H2-10-1">
            <text:p>H2-10-1</text:p>
          </table:table-cell>
          <table:table-cell office:value-type="string">
            <text:p>1J05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NS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1];&quot;-&quot;;[.B1381])" office:value-type="string" office:string-value="H2-10-1">
            <text:p>H2-10-1</text:p>
          </table:table-cell>
          <table:table-cell office:value-type="string">
            <text:p>1JF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NNPGNGYIT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2];&quot;-&quot;;[.B1382])" office:value-type="string" office:string-value="H2-10-1">
            <text:p>H2-10-1</text:p>
          </table:table-cell>
          <table:table-cell office:value-type="string">
            <text:p>1JG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LNTQSGVPE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3];&quot;-&quot;;[.B1383])" office:value-type="string" office:string-value="H2-10-1">
            <text:p>H2-10-1</text:p>
          </table:table-cell>
          <table:table-cell office:value-type="string">
            <text:p>1JH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LNTQSGVPE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4];&quot;-&quot;;[.B1384])" office:value-type="string" office:string-value="H2-10-1">
            <text:p>H2-10-1</text:p>
          </table:table-cell>
          <table:table-cell office:value-type="string">
            <text:p>1JH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SDSY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5];&quot;-&quot;;[.B1385])" office:value-type="string" office:string-value="H2-10-1">
            <text:p>H2-10-1</text:p>
          </table:table-cell>
          <table:table-cell office:value-type="string">
            <text:p>1JN6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DDDAR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6];&quot;-&quot;;[.B1386])" office:value-type="string" office:string-value="H2-10-1">
            <text:p>H2-10-1</text:p>
          </table:table-cell>
          <table:table-cell office:value-type="string">
            <text:p>1JPS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DPEQGNTI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7];&quot;-&quot;;[.B1387])" office:value-type="string" office:string-value="H2-10-1">
            <text:p>H2-10-1</text:p>
          </table:table-cell>
          <table:table-cell office:value-type="string">
            <text:p>1JV5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DIYPGSGI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8];&quot;-&quot;;[.B1388])" office:value-type="string" office:string-value="H2-10-1">
            <text:p>H2-10-1</text:p>
          </table:table-cell>
          <table:table-cell office:value-type="string">
            <text:p>1K6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DPENGNTI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89];&quot;-&quot;;[.B1389])" office:value-type="string" office:string-value="H2-10-1">
            <text:p>H2-10-1</text:p>
          </table:table-cell>
          <table:table-cell office:value-type="string">
            <text:p>1KB5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DPYYGGIS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0];&quot;-&quot;;[.B1390])" office:value-type="string" office:string-value="H2-10-1">
            <text:p>H2-10-1</text:p>
          </table:table-cell>
          <table:table-cell office:value-type="string">
            <text:p>1KE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YPGNSD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1];&quot;-&quot;;[.B1391])" office:value-type="string" office:string-value="H2-10-1">
            <text:p>H2-10-1</text:p>
          </table:table-cell>
          <table:table-cell office:value-type="string">
            <text:p>1KT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DINPNNGGTS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2];&quot;-&quot;;[.B1392])" office:value-type="string" office:string-value="H2-10-1">
            <text:p>H2-10-1</text:p>
          </table:table-cell>
          <table:table-cell office:value-type="string">
            <text:p>1KXQG</text:p>
          </table:table-cell>
          <table:table-cell table:number-columns-repeated="2"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string">
            <text:p>AIYRRTGYTY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3];&quot;-&quot;;[.B1393])" office:value-type="string" office:string-value="H2-10-1">
            <text:p>H2-10-1</text:p>
          </table:table-cell>
          <table:table-cell office:value-type="string">
            <text:p>1L7I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DVNPNSGGSI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4];&quot;-&quot;;[.B1394])" office:value-type="string" office:string-value="H2-10-1">
            <text:p>H2-10-1</text:p>
          </table:table-cell>
          <table:table-cell office:value-type="string">
            <text:p>1LK3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NSGY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5];&quot;-&quot;;[.B1395])" office:value-type="string" office:string-value="H2-10-1">
            <text:p>H2-10-1</text:p>
          </table:table-cell>
          <table:table-cell office:value-type="string">
            <text:p>1ME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PGNGDI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6];&quot;-&quot;;[.B1396])" office:value-type="string" office:string-value="H2-10-1">
            <text:p>H2-10-1</text:p>
          </table:table-cell>
          <table:table-cell office:value-type="string">
            <text:p>1MFA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NSATF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7];&quot;-&quot;;[.B1397])" office:value-type="string" office:string-value="H2-10-1">
            <text:p>H2-10-1</text:p>
          </table:table-cell>
          <table:table-cell office:value-type="string">
            <text:p>1MH5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DSYR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8];&quot;-&quot;;[.B1398])" office:value-type="string" office:string-value="H2-10-1">
            <text:p>H2-10-1</text:p>
          </table:table-cell>
          <table:table-cell office:value-type="string">
            <text:p>1MIMH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AIYPGNSD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399];&quot;-&quot;;[.B1399])" office:value-type="string" office:string-value="H2-10-1">
            <text:p>H2-10-1</text:p>
          </table:table-cell>
          <table:table-cell office:value-type="string">
            <text:p>1MJ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GSGY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0];&quot;-&quot;;[.B1400])" office:value-type="string" office:string-value="H2-10-1">
            <text:p>H2-10-1</text:p>
          </table:table-cell>
          <table:table-cell office:value-type="string">
            <text:p>1MJU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GSSYTH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1];&quot;-&quot;;[.B1401])" office:value-type="string" office:string-value="H2-10-1">
            <text:p>H2-10-1</text:p>
          </table:table-cell>
          <table:table-cell office:value-type="string">
            <text:p>1MLB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STY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2];&quot;-&quot;;[.B1402])" office:value-type="string" office:string-value="H2-10-1">
            <text:p>H2-10-1</text:p>
          </table:table-cell>
          <table:table-cell office:value-type="string">
            <text:p>1MNU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YPGNRDTR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3];&quot;-&quot;;[.B1403])" office:value-type="string" office:string-value="H2-10-1">
            <text:p>H2-10-1</text:p>
          </table:table-cell>
          <table:table-cell office:value-type="string">
            <text:p>1MOEB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8">
            <text:p>178</text:p>
          </table:table-cell>
          <table:table-cell office:value-type="string">
            <text:p>RIDPANGNS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4];&quot;-&quot;;[.B1404])" office:value-type="string" office:string-value="H2-10-1">
            <text:p>H2-10-1</text:p>
          </table:table-cell>
          <table:table-cell office:value-type="string">
            <text:p>1MRE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DPSDSY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5];&quot;-&quot;;[.B1405])" office:value-type="string" office:string-value="H2-10-1">
            <text:p>H2-10-1</text:p>
          </table:table-cell>
          <table:table-cell office:value-type="string">
            <text:p>1MVF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FIDNGNTI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6];&quot;-&quot;;[.B1406])" office:value-type="string" office:string-value="H2-10-1">
            <text:p>H2-10-1</text:p>
          </table:table-cell>
          <table:table-cell office:value-type="string">
            <text:p>1MVU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DNT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7];&quot;-&quot;;[.B1407])" office:value-type="string" office:string-value="H2-10-1">
            <text:p>H2-10-1</text:p>
          </table:table-cell>
          <table:table-cell office:value-type="string">
            <text:p>1N0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PYNGNKE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8];&quot;-&quot;;[.B1408])" office:value-type="string" office:string-value="H2-10-1">
            <text:p>H2-10-1</text:p>
          </table:table-cell>
          <table:table-cell office:value-type="string">
            <text:p>1N4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ETDEPT</text:p>
          </table:table-cell>
          <table:table-cell office:value-type="string">
            <text:p>BBPAADLB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09];&quot;-&quot;;[.B1409])" office:value-type="string" office:string-value="H2-10-1">
            <text:p>H2-10-1</text:p>
          </table:table-cell>
          <table:table-cell office:value-type="string">
            <text:p>1NCC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NTGEPT</text:p>
          </table:table-cell>
          <table:table-cell office:value-type="string">
            <text:p>BBPAD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0];&quot;-&quot;;[.B1410])" office:value-type="string" office:string-value="H2-10-1">
            <text:p>H2-10-1</text:p>
          </table:table-cell>
          <table:table-cell office:value-type="string">
            <text:p>1NGY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MIDPNSGGTK</text:p>
          </table:table-cell>
          <table:table-cell office:value-type="string">
            <text:p>BBBAD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1];&quot;-&quot;;[.B1411])" office:value-type="string" office:string-value="H2-10-1">
            <text:p>H2-10-1</text:p>
          </table:table-cell>
          <table:table-cell office:value-type="string">
            <text:p>1NGZ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NSGGTK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2];&quot;-&quot;;[.B1412])" office:value-type="string" office:string-value="H2-10-1">
            <text:p>H2-10-1</text:p>
          </table:table-cell>
          <table:table-cell office:value-type="string">
            <text:p>1NJ9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DPSNGDTF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3];&quot;-&quot;;[.B1413])" office:value-type="string" office:string-value="H2-10-1">
            <text:p>H2-10-1</text:p>
          </table:table-cell>
          <table:table-cell office:value-type="string">
            <text:p>1NL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VNTETGEPT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4];&quot;-&quot;;[.B1414])" office:value-type="string" office:string-value="H2-10-1">
            <text:p>H2-10-1</text:p>
          </table:table-cell>
          <table:table-cell office:value-type="string">
            <text:p>1NM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IFYPGNGD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5];&quot;-&quot;;[.B1415])" office:value-type="string" office:string-value="H2-10-1">
            <text:p>H2-10-1</text:p>
          </table:table-cell>
          <table:table-cell office:value-type="string">
            <text:p>1NQBC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NSGG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6];&quot;-&quot;;[.B1416])" office:value-type="string" office:string-value="H2-10-1">
            <text:p>H2-10-1</text:p>
          </table:table-cell>
          <table:table-cell office:value-type="string">
            <text:p>1OHQ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YGPSGSTY</text:p>
          </table:table-cell>
          <table:table-cell office:value-type="string">
            <text:p>BBBG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7];&quot;-&quot;;[.B1417])" office:value-type="string" office:string-value="H2-10-1">
            <text:p>H2-10-1</text:p>
          </table:table-cell>
          <table:table-cell office:value-type="string">
            <text:p>1OP9A</text:p>
          </table:table-cell>
          <table:table-cell table:number-columns-repeated="2"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string">
            <text:p>AIRSSDGTTY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8];&quot;-&quot;;[.B1418])" office:value-type="string" office:string-value="H2-10-1">
            <text:p>H2-10-1</text:p>
          </table:table-cell>
          <table:table-cell office:value-type="string">
            <text:p>1P7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YNDGT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19];&quot;-&quot;;[.B1419])" office:value-type="string" office:string-value="H2-10-1">
            <text:p>H2-10-1</text:p>
          </table:table-cell>
          <table:table-cell office:value-type="string">
            <text:p>1PG7Z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VHPHNGAIT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0];&quot;-&quot;;[.B1420])" office:value-type="string" office:string-value="H2-10-1">
            <text:p>H2-10-1</text:p>
          </table:table-cell>
          <table:table-cell office:value-type="string">
            <text:p>1Q0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DTI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1];&quot;-&quot;;[.B1421])" office:value-type="string" office:string-value="H2-10-1">
            <text:p>H2-10-1</text:p>
          </table:table-cell>
          <table:table-cell office:value-type="string">
            <text:p>1QOKA</text:p>
          </table:table-cell>
          <table:table-cell table:number-columns-repeated="2"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string">
            <text:p>WIDPENGDTE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2];&quot;-&quot;;[.B1422])" office:value-type="string" office:string-value="H2-10-1">
            <text:p>H2-10-1</text:p>
          </table:table-cell>
          <table:table-cell office:value-type="string">
            <text:p>1RHHD</text:p>
          </table:table-cell>
          <table:table-cell table:number-columns-repeated="2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GIIPIFGTSN</text:p>
          </table:table-cell>
          <table:table-cell office:value-type="string">
            <text:p>BBB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3];&quot;-&quot;;[.B1423])" office:value-type="string" office:string-value="H2-10-1">
            <text:p>H2-10-1</text:p>
          </table:table-cell>
          <table:table-cell office:value-type="string">
            <text:p>1RIH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DPATAYTE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4];&quot;-&quot;;[.B1424])" office:value-type="string" office:string-value="H2-10-1">
            <text:p>H2-10-1</text:p>
          </table:table-cell>
          <table:table-cell office:value-type="string">
            <text:p>1RJC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VIDTGRGNTA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5];&quot;-&quot;;[.B1425])" office:value-type="string" office:string-value="H2-10-1">
            <text:p>H2-10-1</text:p>
          </table:table-cell>
          <table:table-cell office:value-type="string">
            <text:p>1RJL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HPNSGNTH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6];&quot;-&quot;;[.B1426])" office:value-type="string" office:string-value="H2-10-1">
            <text:p>H2-10-1</text:p>
          </table:table-cell>
          <table:table-cell office:value-type="string">
            <text:p>1RU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DIYPGGVYTT</text:p>
          </table:table-cell>
          <table:table-cell office:value-type="string">
            <text:p>BBB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7];&quot;-&quot;;[.B1427])" office:value-type="string" office:string-value="H2-10-1">
            <text:p>H2-10-1</text:p>
          </table:table-cell>
          <table:table-cell office:value-type="string">
            <text:p>1RZ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DPEDADTM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8];&quot;-&quot;;[.B1428])" office:value-type="string" office:string-value="H2-10-1">
            <text:p>H2-10-1</text:p>
          </table:table-cell>
          <table:table-cell office:value-type="string">
            <text:p>1RZF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IPIFGSSH</text:p>
          </table:table-cell>
          <table:table-cell office:value-type="string">
            <text:p>BBB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29];&quot;-&quot;;[.B1429])" office:value-type="string" office:string-value="H2-10-1">
            <text:p>H2-10-1</text:p>
          </table:table-cell>
          <table:table-cell office:value-type="string">
            <text:p>1SHM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NWGSAGTY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0];&quot;-&quot;;[.B1430])" office:value-type="string" office:string-value="H2-10-1">
            <text:p>H2-10-1</text:p>
          </table:table-cell>
          <table:table-cell office:value-type="string">
            <text:p>1SVZA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6">
            <text:p>186</text:p>
          </table:table-cell>
          <table:table-cell office:value-type="string">
            <text:p>WINTETDEPT</text:p>
          </table:table-cell>
          <table:table-cell office:value-type="string">
            <text:p>BBPAD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1];&quot;-&quot;;[.B1431])" office:value-type="string" office:string-value="H2-10-1">
            <text:p>H2-10-1</text:p>
          </table:table-cell>
          <table:table-cell office:value-type="string">
            <text:p>1SY6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SRGY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2];&quot;-&quot;;[.B1432])" office:value-type="string" office:string-value="H2-10-1">
            <text:p>H2-10-1</text:p>
          </table:table-cell>
          <table:table-cell office:value-type="string">
            <text:p>1T3F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SDGEVH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3];&quot;-&quot;;[.B1433])" office:value-type="string" office:string-value="H2-10-1">
            <text:p>H2-10-1</text:p>
          </table:table-cell>
          <table:table-cell office:value-type="string">
            <text:p>1TPX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FTGEPT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4];&quot;-&quot;;[.B1434])" office:value-type="string" office:string-value="H2-10-1">
            <text:p>H2-10-1</text:p>
          </table:table-cell>
          <table:table-cell office:value-type="string">
            <text:p>1TZH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APSYGYTD</text:p>
          </table:table-cell>
          <table:table-cell office:value-type="string">
            <text:p>BBB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5];&quot;-&quot;;[.B1435])" office:value-type="string" office:string-value="H2-10-1">
            <text:p>H2-10-1</text:p>
          </table:table-cell>
          <table:table-cell office:value-type="string">
            <text:p>1U0Q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FGTRGGRTY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6];&quot;-&quot;;[.B1436])" office:value-type="string" office:string-value="H2-10-1">
            <text:p>H2-10-1</text:p>
          </table:table-cell>
          <table:table-cell office:value-type="string">
            <text:p>1UJ3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NDPANGHSM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7];&quot;-&quot;;[.B1437])" office:value-type="string" office:string-value="H2-10-1">
            <text:p>H2-10-1</text:p>
          </table:table-cell>
          <table:table-cell office:value-type="string">
            <text:p>1UM5H</text:p>
          </table:table-cell>
          <table:table-cell table:number-columns-repeated="2"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string">
            <text:p>YIYPYNGG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8];&quot;-&quot;;[.B1438])" office:value-type="string" office:string-value="H2-10-1">
            <text:p>H2-10-1</text:p>
          </table:table-cell>
          <table:table-cell office:value-type="string">
            <text:p>1UWXM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ST</text:p>
          </table:table-cell>
          <table:table-cell office:value-type="string">
            <text:p>BBPAAD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39];&quot;-&quot;;[.B1439])" office:value-type="string" office:string-value="H2-10-1">
            <text:p>H2-10-1</text:p>
          </table:table-cell>
          <table:table-cell office:value-type="string">
            <text:p>1UYWM</text:p>
          </table:table-cell>
          <table:table-cell table:number-columns-repeated="2"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string">
            <text:p>GIDPNSGGTN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0];&quot;-&quot;;[.B1440])" office:value-type="string" office:string-value="H2-10-1">
            <text:p>H2-10-1</text:p>
          </table:table-cell>
          <table:table-cell office:value-type="string">
            <text:p>1VGEH</text:p>
          </table:table-cell>
          <table:table-cell table:number-columns-repeated="2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WISAGTGNTK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1];&quot;-&quot;;[.B1441])" office:value-type="string" office:string-value="H2-10-1">
            <text:p>H2-10-1</text:p>
          </table:table-cell>
          <table:table-cell office:value-type="string">
            <text:p>1WEJ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SGNT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2];&quot;-&quot;;[.B1442])" office:value-type="string" office:string-value="H2-10-1">
            <text:p>H2-10-1</text:p>
          </table:table-cell>
          <table:table-cell office:value-type="string">
            <text:p>1WT5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GSGG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3];&quot;-&quot;;[.B1443])" office:value-type="string" office:string-value="H2-10-1">
            <text:p>H2-10-1</text:p>
          </table:table-cell>
          <table:table-cell office:value-type="string">
            <text:p>1XGY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FPRNGN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4];&quot;-&quot;;[.B1444])" office:value-type="string" office:string-value="H2-10-1">
            <text:p>H2-10-1</text:p>
          </table:table-cell>
          <table:table-cell office:value-type="string">
            <text:p>1XIW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NPYKGVST</text:p>
          </table:table-cell>
          <table:table-cell office:value-type="string">
            <text:p>BBP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5];&quot;-&quot;;[.B1445])" office:value-type="string" office:string-value="H2-10-1">
            <text:p>H2-10-1</text:p>
          </table:table-cell>
          <table:table-cell office:value-type="string">
            <text:p>1YEE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GTGSSY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6];&quot;-&quot;;[.B1446])" office:value-type="string" office:string-value="H2-10-1">
            <text:p>H2-10-1</text:p>
          </table:table-cell>
          <table:table-cell office:value-type="string">
            <text:p>1YEJ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GTGSTY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7];&quot;-&quot;;[.B1447])" office:value-type="string" office:string-value="H2-10-1">
            <text:p>H2-10-1</text:p>
          </table:table-cell>
          <table:table-cell office:value-type="string">
            <text:p>1ZEA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SGVPT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8];&quot;-&quot;;[.B1448])" office:value-type="string" office:string-value="H2-10-1">
            <text:p>H2-10-1</text:p>
          </table:table-cell>
          <table:table-cell office:value-type="string">
            <text:p>1ZT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DILCGTGRTR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49];&quot;-&quot;;[.B1449])" office:value-type="string" office:string-value="H2-10-1">
            <text:p>H2-10-1</text:p>
          </table:table-cell>
          <table:table-cell office:value-type="string">
            <text:p>1ZVH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VSPAGGTPY</text:p>
          </table:table-cell>
          <table:table-cell office:value-type="string">
            <text:p>BBP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0];&quot;-&quot;;[.B1450])" office:value-type="string" office:string-value="H2-10-1">
            <text:p>H2-10-1</text:p>
          </table:table-cell>
          <table:table-cell office:value-type="string">
            <text:p>1ZVY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LYTHTGNTY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1];&quot;-&quot;;[.B1451])" office:value-type="string" office:string-value="H2-10-1">
            <text:p>H2-10-1</text:p>
          </table:table-cell>
          <table:table-cell office:value-type="string">
            <text:p>2A6I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GNGYTK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2];&quot;-&quot;;[.B1452])" office:value-type="string" office:string-value="H2-10-1">
            <text:p>H2-10-1</text:p>
          </table:table-cell>
          <table:table-cell office:value-type="string">
            <text:p>2A9MI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LSARSSLTH</text:p>
          </table:table-cell>
          <table:table-cell office:value-type="string">
            <text:p>BBPAABP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3];&quot;-&quot;;[.B1453])" office:value-type="string" office:string-value="H2-10-1">
            <text:p>H2-10-1</text:p>
          </table:table-cell>
          <table:table-cell office:value-type="string">
            <text:p>2ADF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KNTNTGETT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4];&quot;-&quot;;[.B1454])" office:value-type="string" office:string-value="H2-10-1">
            <text:p>H2-10-1</text:p>
          </table:table-cell>
          <table:table-cell office:value-type="string">
            <text:p>2B1H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IFYPGDSDS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5];&quot;-&quot;;[.B1455])" office:value-type="string" office:string-value="H2-10-1">
            <text:p>H2-10-1</text:p>
          </table:table-cell>
          <table:table-cell office:value-type="string">
            <text:p>2BDN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N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6];&quot;-&quot;;[.B1456])" office:value-type="string" office:string-value="H2-10-1">
            <text:p>H2-10-1</text:p>
          </table:table-cell>
          <table:table-cell office:value-type="string">
            <text:p>2BRRY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TYTGEPT</text:p>
          </table:table-cell>
          <table:table-cell office:value-type="string">
            <text:p>BBPAAD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7];&quot;-&quot;;[.B1457])" office:value-type="string" office:string-value="H2-10-1">
            <text:p>H2-10-1</text:p>
          </table:table-cell>
          <table:table-cell office:value-type="string">
            <text:p>2BSEF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LNFDYDMTY</text:p>
          </table:table-cell>
          <table:table-cell office:value-type="string">
            <text:p>BBP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8];&quot;-&quot;;[.B1458])" office:value-type="string" office:string-value="H2-10-1">
            <text:p>H2-10-1</text:p>
          </table:table-cell>
          <table:table-cell office:value-type="string">
            <text:p>2C1PB</text:p>
          </table:table-cell>
          <table:table-cell table:number-columns-repeated="2"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string">
            <text:p>MIHPSDSE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59];&quot;-&quot;;[.B1459])" office:value-type="string" office:string-value="H2-10-1">
            <text:p>H2-10-1</text:p>
          </table:table-cell>
          <table:table-cell office:value-type="string">
            <text:p>2CM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IPIFGTA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0];&quot;-&quot;;[.B1460])" office:value-type="string" office:string-value="H2-10-1">
            <text:p>H2-10-1</text:p>
          </table:table-cell>
          <table:table-cell office:value-type="string">
            <text:p>2D7T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PKSGD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1];&quot;-&quot;;[.B1461])" office:value-type="string" office:string-value="H2-10-1">
            <text:p>H2-10-1</text:p>
          </table:table-cell>
          <table:table-cell office:value-type="string">
            <text:p>2DD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TPILGIAN</text:p>
          </table:table-cell>
          <table:table-cell office:value-type="string">
            <text:p>BBB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2];&quot;-&quot;;[.B1462])" office:value-type="string" office:string-value="H2-10-1">
            <text:p>H2-10-1</text:p>
          </table:table-cell>
          <table:table-cell office:value-type="string">
            <text:p>2DD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YNDG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3];&quot;-&quot;;[.B1463])" office:value-type="string" office:string-value="H2-10-1">
            <text:p>H2-10-1</text:p>
          </table:table-cell>
          <table:table-cell office:value-type="string">
            <text:p>2E27H</text:p>
          </table:table-cell>
          <table:table-cell table:number-columns-repeated="2"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string">
            <text:p>AIYPGNGD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4];&quot;-&quot;;[.B1464])" office:value-type="string" office:string-value="H2-10-1">
            <text:p>H2-10-1</text:p>
          </table:table-cell>
          <table:table-cell office:value-type="string">
            <text:p>2EH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YPGDGDT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5];&quot;-&quot;;[.B1465])" office:value-type="string" office:string-value="H2-10-1">
            <text:p>H2-10-1</text:p>
          </table:table-cell>
          <table:table-cell office:value-type="string">
            <text:p>2FX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VIPLLTITN</text:p>
          </table:table-cell>
          <table:table-cell office:value-type="string">
            <text:p>BBBAAALP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6];&quot;-&quot;;[.B1466])" office:value-type="string" office:string-value="H2-10-1">
            <text:p>H2-10-1</text:p>
          </table:table-cell>
          <table:table-cell office:value-type="string">
            <text:p>2G2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VINPYNGFTT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7];&quot;-&quot;;[.B1467])" office:value-type="string" office:string-value="H2-10-1">
            <text:p>H2-10-1</text:p>
          </table:table-cell>
          <table:table-cell office:value-type="string">
            <text:p>2G60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APAAGAAA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8];&quot;-&quot;;[.B1468])" office:value-type="string" office:string-value="H2-10-1">
            <text:p>H2-10-1</text:p>
          </table:table-cell>
          <table:table-cell office:value-type="string">
            <text:p>2GJJA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7">
            <text:p>197</text:p>
          </table:table-cell>
          <table:table-cell office:value-type="string">
            <text:p>HISSSYATST</text:p>
          </table:table-cell>
          <table:table-cell office:value-type="string">
            <text:p>BBPAA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69];&quot;-&quot;;[.B1469])" office:value-type="string" office:string-value="H2-10-1">
            <text:p>H2-10-1</text:p>
          </table:table-cell>
          <table:table-cell office:value-type="string">
            <text:p>2H32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IIYPGDSD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0];&quot;-&quot;;[.B1470])" office:value-type="string" office:string-value="H2-10-1">
            <text:p>H2-10-1</text:p>
          </table:table-cell>
          <table:table-cell office:value-type="string">
            <text:p>2H9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VIYPHDGNTA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1];&quot;-&quot;;[.B1471])" office:value-type="string" office:string-value="H2-10-1">
            <text:p>H2-10-1</text:p>
          </table:table-cell>
          <table:table-cell office:value-type="string">
            <text:p>2HFF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TPSDGNTD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2];&quot;-&quot;;[.B1472])" office:value-type="string" office:string-value="H2-10-1">
            <text:p>H2-10-1</text:p>
          </table:table-cell>
          <table:table-cell office:value-type="string">
            <text:p>2HFG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VLPSVGFTD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3];&quot;-&quot;;[.B1473])" office:value-type="string" office:string-value="H2-10-1">
            <text:p>H2-10-1</text:p>
          </table:table-cell>
          <table:table-cell office:value-type="string">
            <text:p>2IH3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IPSYGRAN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4];&quot;-&quot;;[.B1474])" office:value-type="string" office:string-value="H2-10-1">
            <text:p>H2-10-1</text:p>
          </table:table-cell>
          <table:table-cell office:value-type="string">
            <text:p>2JE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STYSGY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5];&quot;-&quot;;[.B1475])" office:value-type="string" office:string-value="H2-10-1">
            <text:p>H2-10-1</text:p>
          </table:table-cell>
          <table:table-cell office:value-type="string">
            <text:p>2NXZ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ITILDVAH</text:p>
          </table:table-cell>
          <table:table-cell office:value-type="string">
            <text:p>BBP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6];&quot;-&quot;;[.B1476])" office:value-type="string" office:string-value="H2-10-1">
            <text:p>H2-10-1</text:p>
          </table:table-cell>
          <table:table-cell office:value-type="string">
            <text:p>2O5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NPYTGEST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7];&quot;-&quot;;[.B1477])" office:value-type="string" office:string-value="H2-10-1">
            <text:p>H2-10-1</text:p>
          </table:table-cell>
          <table:table-cell office:value-type="string">
            <text:p>2OS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NGD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8];&quot;-&quot;;[.B1478])" office:value-type="string" office:string-value="H2-10-1">
            <text:p>H2-10-1</text:p>
          </table:table-cell>
          <table:table-cell office:value-type="string">
            <text:p>2PCP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YPNNGGNG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79];&quot;-&quot;;[.B1479])" office:value-type="string" office:string-value="H2-10-1">
            <text:p>H2-10-1</text:p>
          </table:table-cell>
          <table:table-cell office:value-type="string">
            <text:p>2Q8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DNSE</text:p>
          </table:table-cell>
          <table:table-cell office:value-type="string">
            <text:p>BBP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0];&quot;-&quot;;[.B1480])" office:value-type="string" office:string-value="H2-10-1">
            <text:p>H2-10-1</text:p>
          </table:table-cell>
          <table:table-cell office:value-type="string">
            <text:p>2QQ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YPDSGYTD</text:p>
          </table:table-cell>
          <table:table-cell office:value-type="string">
            <text:p>BBBAA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1];&quot;-&quot;;[.B1481])" office:value-type="string" office:string-value="H2-10-1">
            <text:p>H2-10-1</text:p>
          </table:table-cell>
          <table:table-cell office:value-type="string">
            <text:p>2R0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YPTGGATD</text:p>
          </table:table-cell>
          <table:table-cell office:value-type="string">
            <text:p>BBBAAA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2];&quot;-&quot;;[.B1482])" office:value-type="string" office:string-value="H2-10-1">
            <text:p>H2-10-1</text:p>
          </table:table-cell>
          <table:table-cell office:value-type="string">
            <text:p>2UYLY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HISPGSSS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3];&quot;-&quot;;[.B1483])" office:value-type="string" office:string-value="H2-10-1">
            <text:p>H2-10-1</text:p>
          </table:table-cell>
          <table:table-cell office:value-type="string">
            <text:p>2VD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ANGYTK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4];&quot;-&quot;;[.B1484])" office:value-type="string" office:string-value="H2-10-1">
            <text:p>H2-10-1</text:p>
          </table:table-cell>
          <table:table-cell office:value-type="string">
            <text:p>2VL5C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MIHPSDSE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5];&quot;-&quot;;[.B1485])" office:value-type="string" office:string-value="H2-10-1">
            <text:p>H2-10-1</text:p>
          </table:table-cell>
          <table:table-cell office:value-type="string">
            <text:p>35C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QIDPANGNTK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6];&quot;-&quot;;[.B1486])" office:value-type="string" office:string-value="H2-10-1">
            <text:p>H2-10-1</text:p>
          </table:table-cell>
          <table:table-cell office:value-type="string">
            <text:p>3B9V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YPTNGYTR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7];&quot;-&quot;;[.B1487])" office:value-type="string" office:string-value="H2-10-1">
            <text:p>H2-10-1</text:p>
          </table:table-cell>
          <table:table-cell office:value-type="string">
            <text:p>3BKY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NGDTS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8];&quot;-&quot;;[.B1488])" office:value-type="string" office:string-value="H2-10-1">
            <text:p>H2-10-1</text:p>
          </table:table-cell>
          <table:table-cell office:value-type="string">
            <text:p>3C0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FNPSNGR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89];&quot;-&quot;;[.B1489])" office:value-type="string" office:string-value="H2-10-1">
            <text:p>H2-10-1</text:p>
          </table:table-cell>
          <table:table-cell office:value-type="string">
            <text:p>3CLF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NGDTS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90];&quot;-&quot;;[.B1490])" office:value-type="string" office:string-value="H2-10-1">
            <text:p>H2-10-1</text:p>
          </table:table-cell>
          <table:table-cell office:value-type="string">
            <text:p>3CMO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YPGNSD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91];&quot;-&quot;;[.B1491])" office:value-type="string" office:string-value="H2-10-1">
            <text:p>H2-10-1</text:p>
          </table:table-cell>
          <table:table-cell office:value-type="string">
            <text:p>3DGG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NPYNDDTN</text:p>
          </table:table-cell>
          <table:table-cell office:value-type="string">
            <text:p>BBP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1">
            <text:p>1</text:p>
          </table:table-cell>
          <table:table-cell table:formula="of:=CONCATENATE([.A1492];&quot;-&quot;;[.B1492])" office:value-type="string" office:string-value="H2-10-1">
            <text:p>H2-10-1</text:p>
          </table:table-cell>
          <table:table-cell office:value-type="string">
            <text:p>3DVGB</text:p>
          </table:table-cell>
          <table:table-cell table:number-columns-repeated="2"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YITPYYGSTS</text:p>
          </table:table-cell>
          <table:table-cell office:value-type="string">
            <text:p>BBBAAD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3];&quot;-&quot;;[.B1493])" office:value-type="string" office:string-value="H2-10-2">
            <text:p>H2-10-2</text:p>
          </table:table-cell>
          <table:table-cell office:value-type="string">
            <text:p>1AQ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FISYDGSKN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4];&quot;-&quot;;[.B1494])" office:value-type="string" office:string-value="H2-10-2">
            <text:p>H2-10-2</text:p>
          </table:table-cell>
          <table:table-cell office:value-type="string">
            <text:p>1CLY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QGGDITD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5];&quot;-&quot;;[.B1495])" office:value-type="string" office:string-value="H2-10-2">
            <text:p>H2-10-2</text:p>
          </table:table-cell>
          <table:table-cell office:value-type="string">
            <text:p>1DEE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LISYDESNKY</text:p>
          </table:table-cell>
          <table:table-cell office:value-type="string">
            <text:p>BBPAALA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6];&quot;-&quot;;[.B1496])" office:value-type="string" office:string-value="H2-10-2">
            <text:p>H2-10-2</text:p>
          </table:table-cell>
          <table:table-cell office:value-type="string">
            <text:p>1DF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SWDSSSIG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7];&quot;-&quot;;[.B1497])" office:value-type="string" office:string-value="H2-10-2">
            <text:p>H2-10-2</text:p>
          </table:table-cell>
          <table:table-cell office:value-type="string">
            <text:p>1DQ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VISSDGGNK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8];&quot;-&quot;;[.B1498])" office:value-type="string" office:string-value="H2-10-2">
            <text:p>H2-10-2</text:p>
          </table:table-cell>
          <table:table-cell office:value-type="string">
            <text:p>1EJO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SGGAY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499];&quot;-&quot;;[.B1499])" office:value-type="string" office:string-value="H2-10-2">
            <text:p>H2-10-2</text:p>
          </table:table-cell>
          <table:table-cell office:value-type="string">
            <text:p>1H0D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SGGGN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0];&quot;-&quot;;[.B1500])" office:value-type="string" office:string-value="H2-10-2">
            <text:p>H2-10-2</text:p>
          </table:table-cell>
          <table:table-cell office:value-type="string">
            <text:p>1H3P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VSSDGSYA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1];&quot;-&quot;;[.B1501])" office:value-type="string" office:string-value="H2-10-2">
            <text:p>H2-10-2</text:p>
          </table:table-cell>
          <table:table-cell office:value-type="string">
            <text:p>1HIL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NGGGY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2];&quot;-&quot;;[.B1502])" office:value-type="string" office:string-value="H2-10-2">
            <text:p>H2-10-2</text:p>
          </table:table-cell>
          <table:table-cell office:value-type="string">
            <text:p>1I8K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STGGYN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3];&quot;-&quot;;[.B1503])" office:value-type="string" office:string-value="H2-10-2">
            <text:p>H2-10-2</text:p>
          </table:table-cell>
          <table:table-cell office:value-type="string">
            <text:p>1IGC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SGSSTLH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4];&quot;-&quot;;[.B1504])" office:value-type="string" office:string-value="H2-10-2">
            <text:p>H2-10-2</text:p>
          </table:table-cell>
          <table:table-cell office:value-type="string">
            <text:p>1IGM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VFGSGGNTD</text:p>
          </table:table-cell>
          <table:table-cell office:value-type="string">
            <text:p>BBBGALP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5];&quot;-&quot;;[.B1505])" office:value-type="string" office:string-value="H2-10-2">
            <text:p>H2-10-2</text:p>
          </table:table-cell>
          <table:table-cell office:value-type="string">
            <text:p>1IKF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FISNGGGSAF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6];&quot;-&quot;;[.B1506])" office:value-type="string" office:string-value="H2-10-2">
            <text:p>H2-10-2</text:p>
          </table:table-cell>
          <table:table-cell office:value-type="string">
            <text:p>1MQ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NNGGGR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7];&quot;-&quot;;[.B1507])" office:value-type="string" office:string-value="H2-10-2">
            <text:p>H2-10-2</text:p>
          </table:table-cell>
          <table:table-cell office:value-type="string">
            <text:p>1NL0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IISYDGSKK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8];&quot;-&quot;;[.B1508])" office:value-type="string" office:string-value="H2-10-2">
            <text:p>H2-10-2</text:p>
          </table:table-cell>
          <table:table-cell office:value-type="string">
            <text:p>1OL0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VSGSGGS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09];&quot;-&quot;;[.B1509])" office:value-type="string" office:string-value="H2-10-2">
            <text:p>H2-10-2</text:p>
          </table:table-cell>
          <table:table-cell office:value-type="string">
            <text:p>1OTSE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NPVSSTIN</text:p>
          </table:table-cell>
          <table:table-cell office:value-type="string">
            <text:p>BBPAALABBP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0];&quot;-&quot;;[.B1510])" office:value-type="string" office:string-value="H2-10-2">
            <text:p>H2-10-2</text:p>
          </table:table-cell>
          <table:table-cell office:value-type="string">
            <text:p>1QD0A</text:p>
          </table:table-cell>
          <table:table-cell table:number-columns-repeated="2"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AIRWSGKETW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1];&quot;-&quot;;[.B1511])" office:value-type="string" office:string-value="H2-10-2">
            <text:p>H2-10-2</text:p>
          </table:table-cell>
          <table:table-cell office:value-type="string">
            <text:p>1QKZ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DGGAY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2];&quot;-&quot;;[.B1512])" office:value-type="string" office:string-value="H2-10-2">
            <text:p>H2-10-2</text:p>
          </table:table-cell>
          <table:table-cell office:value-type="string">
            <text:p>1SE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KGGGS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3];&quot;-&quot;;[.B1513])" office:value-type="string" office:string-value="H2-10-2">
            <text:p>H2-10-2</text:p>
          </table:table-cell>
          <table:table-cell office:value-type="string">
            <text:p>1T2J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SGSGGN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4];&quot;-&quot;;[.B1514])" office:value-type="string" office:string-value="H2-10-2">
            <text:p>H2-10-2</text:p>
          </table:table-cell>
          <table:table-cell office:value-type="string">
            <text:p>1UZ8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NPDSSTIN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5];&quot;-&quot;;[.B1515])" office:value-type="string" office:string-value="H2-10-2">
            <text:p>H2-10-2</text:p>
          </table:table-cell>
          <table:table-cell office:value-type="string">
            <text:p>1W72I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SWNSGSIG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6];&quot;-&quot;;[.B1516])" office:value-type="string" office:string-value="H2-10-2">
            <text:p>H2-10-2</text:p>
          </table:table-cell>
          <table:table-cell office:value-type="string">
            <text:p>1Y0LF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NPDSRTIN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7];&quot;-&quot;;[.B1517])" office:value-type="string" office:string-value="H2-10-2">
            <text:p>H2-10-2</text:p>
          </table:table-cell>
          <table:table-cell office:value-type="string">
            <text:p>1ZV5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FINSDGGITY</text:p>
          </table:table-cell>
          <table:table-cell office:value-type="string">
            <text:p>BBBADLPBBP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8];&quot;-&quot;;[.B1518])" office:value-type="string" office:string-value="H2-10-2">
            <text:p>H2-10-2</text:p>
          </table:table-cell>
          <table:table-cell office:value-type="string">
            <text:p>2A77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SGNSLYTS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19];&quot;-&quot;;[.B1519])" office:value-type="string" office:string-value="H2-10-2">
            <text:p>H2-10-2</text:p>
          </table:table-cell>
          <table:table-cell office:value-type="string">
            <text:p>2AAB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SDSSNI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0];&quot;-&quot;;[.B1520])" office:value-type="string" office:string-value="H2-10-2">
            <text:p>H2-10-2</text:p>
          </table:table-cell>
          <table:table-cell office:value-type="string">
            <text:p>2ADG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SGGSY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1];&quot;-&quot;;[.B1521])" office:value-type="string" office:string-value="H2-10-2">
            <text:p>H2-10-2</text:p>
          </table:table-cell>
          <table:table-cell office:value-type="string">
            <text:p>2AI0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SGNSLYTS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2];&quot;-&quot;;[.B1522])" office:value-type="string" office:string-value="H2-10-2">
            <text:p>H2-10-2</text:p>
          </table:table-cell>
          <table:table-cell office:value-type="string">
            <text:p>2FB4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IIWDDGSDQH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3];&quot;-&quot;;[.B1523])" office:value-type="string" office:string-value="H2-10-2">
            <text:p>H2-10-2</text:p>
          </table:table-cell>
          <table:table-cell office:value-type="string">
            <text:p>2FBJ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HPDSGTIN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4];&quot;-&quot;;[.B1524])" office:value-type="string" office:string-value="H2-10-2">
            <text:p>H2-10-2</text:p>
          </table:table-cell>
          <table:table-cell office:value-type="string">
            <text:p>2FD6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IFHGSDNTE</text:p>
          </table:table-cell>
          <table:table-cell office:value-type="string">
            <text:p>BBBGBA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5];&quot;-&quot;;[.B1525])" office:value-type="string" office:string-value="H2-10-2">
            <text:p>H2-10-2</text:p>
          </table:table-cell>
          <table:table-cell office:value-type="string">
            <text:p>2GCY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DGGSYT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6];&quot;-&quot;;[.B1526])" office:value-type="string" office:string-value="H2-10-2">
            <text:p>H2-10-2</text:p>
          </table:table-cell>
          <table:table-cell office:value-type="string">
            <text:p>2GHWB</text:p>
          </table:table-cell>
          <table:table-cell table:number-columns-repeated="2"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string">
            <text:p>VISYDGSNK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7];&quot;-&quot;;[.B1527])" office:value-type="string" office:string-value="H2-10-2">
            <text:p>H2-10-2</text:p>
          </table:table-cell>
          <table:table-cell office:value-type="string">
            <text:p>2HRP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SGSSTI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8];&quot;-&quot;;[.B1528])" office:value-type="string" office:string-value="H2-10-2">
            <text:p>H2-10-2</text:p>
          </table:table-cell>
          <table:table-cell office:value-type="string">
            <text:p>2NYY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DGGSY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29];&quot;-&quot;;[.B1529])" office:value-type="string" office:string-value="H2-10-2">
            <text:p>H2-10-2</text:p>
          </table:table-cell>
          <table:table-cell office:value-type="string">
            <text:p>2OTUF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FISNGGGS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30];&quot;-&quot;;[.B1530])" office:value-type="string" office:string-value="H2-10-2">
            <text:p>H2-10-2</text:p>
          </table:table-cell>
          <table:table-cell office:value-type="string">
            <text:p>2QHR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RGGGYT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31];&quot;-&quot;;[.B1531])" office:value-type="string" office:string-value="H2-10-2">
            <text:p>H2-10-2</text:p>
          </table:table-cell>
          <table:table-cell office:value-type="string">
            <text:p>2R8S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SSYGYTY</text:p>
          </table:table-cell>
          <table:table-cell office:value-type="string">
            <text:p>BBPAAL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32];&quot;-&quot;;[.B1532])" office:value-type="string" office:string-value="H2-10-2">
            <text:p>H2-10-2</text:p>
          </table:table-cell>
          <table:table-cell office:value-type="string">
            <text:p>2UZI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RTSKTI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33];&quot;-&quot;;[.B1533])" office:value-type="string" office:string-value="H2-10-2">
            <text:p>H2-10-2</text:p>
          </table:table-cell>
          <table:table-cell office:value-type="string">
            <text:p>3BN9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SGSGGSTY</text:p>
          </table:table-cell>
          <table:table-cell office:value-type="string">
            <text:p>BBPAA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2">
            <text:p>2</text:p>
          </table:table-cell>
          <table:table-cell table:formula="of:=CONCATENATE([.A1534];&quot;-&quot;;[.B1534])" office:value-type="string" office:string-value="H2-10-2">
            <text:p>H2-10-2</text:p>
          </table:table-cell>
          <table:table-cell office:value-type="string">
            <text:p>8FAB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VIWYNGSRTY</text:p>
          </table:table-cell>
          <table:table-cell office:value-type="string">
            <text:p>BBPAD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35];&quot;-&quot;;[.B1535])" office:value-type="string" office:string-value="H2-10-3">
            <text:p>H2-10-3</text:p>
          </table:table-cell>
          <table:table-cell office:value-type="string">
            <text:p>1A0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PGNGDIK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36];&quot;-&quot;;[.B1536])" office:value-type="string" office:string-value="H2-10-3">
            <text:p>H2-10-3</text:p>
          </table:table-cell>
          <table:table-cell office:value-type="string">
            <text:p>1D5I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STN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37];&quot;-&quot;;[.B1537])" office:value-type="string" office:string-value="H2-10-3">
            <text:p>H2-10-3</text:p>
          </table:table-cell>
          <table:table-cell office:value-type="string">
            <text:p>1JTP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NMGGGITY</text:p>
          </table:table-cell>
          <table:table-cell office:value-type="string">
            <text:p>BBP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38];&quot;-&quot;;[.B1538])" office:value-type="string" office:string-value="H2-10-3">
            <text:p>H2-10-3</text:p>
          </table:table-cell>
          <table:table-cell office:value-type="string">
            <text:p>1LMKA</text:p>
          </table:table-cell>
          <table:table-cell table:number-columns-repeated="2"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string">
            <text:p>KILPGGGSNT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39];&quot;-&quot;;[.B1539])" office:value-type="string" office:string-value="H2-10-3">
            <text:p>H2-10-3</text:p>
          </table:table-cell>
          <table:table-cell office:value-type="string">
            <text:p>1RZG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IPIFNIAH</text:p>
          </table:table-cell>
          <table:table-cell office:value-type="string">
            <text:p>BBP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0];&quot;-&quot;;[.B1540])" office:value-type="string" office:string-value="H2-10-3">
            <text:p>H2-10-3</text:p>
          </table:table-cell>
          <table:table-cell office:value-type="string">
            <text:p>1YJD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CIYPGNVNTN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1];&quot;-&quot;;[.B1541])" office:value-type="string" office:string-value="H2-10-3">
            <text:p>H2-10-3</text:p>
          </table:table-cell>
          <table:table-cell office:value-type="string">
            <text:p>1YN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RTN</text:p>
          </table:table-cell>
          <table:table-cell office:value-type="string">
            <text:p>BBBPL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2];&quot;-&quot;;[.B1542])" office:value-type="string" office:string-value="H2-10-3">
            <text:p>H2-10-3</text:p>
          </table:table-cell>
          <table:table-cell office:value-type="string">
            <text:p>1YNL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RTN</text:p>
          </table:table-cell>
          <table:table-cell office:value-type="string">
            <text:p>BBBPLDL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3];&quot;-&quot;;[.B1543])" office:value-type="string" office:string-value="H2-10-3">
            <text:p>H2-10-3</text:p>
          </table:table-cell>
          <table:table-cell office:value-type="string">
            <text:p>1YQV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GSTN</text:p>
          </table:table-cell>
          <table:table-cell office:value-type="string">
            <text:p>BBBPL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4];&quot;-&quot;;[.B1544])" office:value-type="string" office:string-value="H2-10-3">
            <text:p>H2-10-3</text:p>
          </table:table-cell>
          <table:table-cell office:value-type="string">
            <text:p>2Q76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EILPGSDSTY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3">
            <text:p>3</text:p>
          </table:table-cell>
          <table:table-cell table:formula="of:=CONCATENATE([.A1545];&quot;-&quot;;[.B1545])" office:value-type="string" office:string-value="H2-10-3">
            <text:p>H2-10-3</text:p>
          </table:table-cell>
          <table:table-cell office:value-type="string">
            <text:p>3DIFD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WVFPGSGNTK</text:p>
          </table:table-cell>
          <table:table-cell office:value-type="string">
            <text:p>BBBPGA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46];&quot;-&quot;;[.B1546])" office:value-type="string" office:string-value="H2-10-4">
            <text:p>H2-10-4</text:p>
          </table:table-cell>
          <table:table-cell office:value-type="string">
            <text:p>1BZ7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ISSGGSSIN</text:p>
          </table:table-cell>
          <table:table-cell office:value-type="string">
            <text:p>BBPPGA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47];&quot;-&quot;;[.B1547])" office:value-type="string" office:string-value="H2-10-4">
            <text:p>H2-10-4</text:p>
          </table:table-cell>
          <table:table-cell office:value-type="string">
            <text:p>1DSFH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TISDGGTYID</text:p>
          </table:table-cell>
          <table:table-cell office:value-type="string">
            <text:p>BBPPL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48];&quot;-&quot;;[.B1548])" office:value-type="string" office:string-value="H2-10-4">
            <text:p>H2-10-4</text:p>
          </table:table-cell>
          <table:table-cell office:value-type="string">
            <text:p>1F4X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FISSGGGRTS</text:p>
          </table:table-cell>
          <table:table-cell office:value-type="string">
            <text:p>BBPPL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49];&quot;-&quot;;[.B1549])" office:value-type="string" office:string-value="H2-10-4">
            <text:p>H2-10-4</text:p>
          </table:table-cell>
          <table:table-cell office:value-type="string">
            <text:p>1OP3M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STSSTYRD</text:p>
          </table:table-cell>
          <table:table-cell office:value-type="string">
            <text:p>BBPPL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50];&quot;-&quot;;[.B1550])" office:value-type="string" office:string-value="H2-10-4">
            <text:p>H2-10-4</text:p>
          </table:table-cell>
          <table:table-cell office:value-type="string">
            <text:p>2FJFT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TPAGGYTY</text:p>
          </table:table-cell>
          <table:table-cell office:value-type="string">
            <text:p>BBPPLL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51];&quot;-&quot;;[.B1551])" office:value-type="string" office:string-value="H2-10-4">
            <text:p>H2-10-4</text:p>
          </table:table-cell>
          <table:table-cell office:value-type="string">
            <text:p>2H1P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NSNGDKTY</text:p>
          </table:table-cell>
          <table:table-cell office:value-type="string">
            <text:p>BBPPLPA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4">
            <text:p>4</text:p>
          </table:table-cell>
          <table:table-cell table:formula="of:=CONCATENATE([.A1552];&quot;-&quot;;[.B1552])" office:value-type="string" office:string-value="H2-10-4">
            <text:p>H2-10-4</text:p>
          </table:table-cell>
          <table:table-cell office:value-type="string">
            <text:p>2QQN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QISPAGGYTN</text:p>
          </table:table-cell>
          <table:table-cell office:value-type="string">
            <text:p>BBPPLLP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5">
            <text:p>5</text:p>
          </table:table-cell>
          <table:table-cell table:formula="of:=CONCATENATE([.A1553];&quot;-&quot;;[.B1553])" office:value-type="string" office:string-value="H2-10-5">
            <text:p>H2-10-5</text:p>
          </table:table-cell>
          <table:table-cell office:value-type="string">
            <text:p>1BM3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SGGGTYIH</text:p>
          </table:table-cell>
          <table:table-cell office:value-type="string">
            <text:p>BBPAALBL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5">
            <text:p>5</text:p>
          </table:table-cell>
          <table:table-cell table:formula="of:=CONCATENATE([.A1554];&quot;-&quot;;[.B1554])" office:value-type="string" office:string-value="H2-10-5">
            <text:p>H2-10-5</text:p>
          </table:table-cell>
          <table:table-cell office:value-type="string">
            <text:p>2P45B</text:p>
          </table:table-cell>
          <table:table-cell table:number-columns-repeated="2"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string">
            <text:p>AMDSGGGGTL</text:p>
          </table:table-cell>
          <table:table-cell office:value-type="string">
            <text:p>BBPAALBL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5">
            <text:p>5</text:p>
          </table:table-cell>
          <table:table-cell table:formula="of:=CONCATENATE([.A1555];&quot;-&quot;;[.B1555])" office:value-type="string" office:string-value="H2-10-5">
            <text:p>H2-10-5</text:p>
          </table:table-cell>
          <table:table-cell office:value-type="string">
            <text:p>2P4A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MDSGGGGTL</text:p>
          </table:table-cell>
          <table:table-cell office:value-type="string">
            <text:p>BBPAALBL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6">
            <text:p>6</text:p>
          </table:table-cell>
          <table:table-cell table:formula="of:=CONCATENATE([.A1556];&quot;-&quot;;[.B1556])" office:value-type="string" office:string-value="H2-10-6">
            <text:p>H2-10-6</text:p>
          </table:table-cell>
          <table:table-cell office:value-type="string">
            <text:p>1OAQ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RIDPNGGGTK</text:p>
          </table:table-cell>
          <table:table-cell office:value-type="string">
            <text:p>BBPAPL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6">
            <text:p>6</text:p>
          </table:table-cell>
          <table:table-cell table:formula="of:=CONCATENATE([.A1557];&quot;-&quot;;[.B1557])" office:value-type="string" office:string-value="H2-10-6">
            <text:p>H2-10-6</text:p>
          </table:table-cell>
          <table:table-cell office:value-type="string">
            <text:p>1S3K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YMSNVGAITD</text:p>
          </table:table-cell>
          <table:table-cell office:value-type="string">
            <text:p>BBPABL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6">
            <text:p>6</text:p>
          </table:table-cell>
          <table:table-cell table:formula="of:=CONCATENATE([.A1558];&quot;-&quot;;[.B1558])" office:value-type="string" office:string-value="H2-10-6">
            <text:p>H2-10-6</text:p>
          </table:table-cell>
          <table:table-cell office:value-type="string">
            <text:p>1XFPA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AINSGGGSTY</text:p>
          </table:table-cell>
          <table:table-cell office:value-type="string">
            <text:p>BBPAPLL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7">
            <text:p>7</text:p>
          </table:table-cell>
          <table:table-cell table:formula="of:=CONCATENATE([.A1559];&quot;-&quot;;[.B1559])" office:value-type="string" office:string-value="H2-10-7">
            <text:p>H2-10-7</text:p>
          </table:table-cell>
          <table:table-cell office:value-type="string">
            <text:p>1IND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TLSGGGFTF</text:p>
          </table:table-cell>
          <table:table-cell office:value-type="string">
            <text:p>BBPPGDPP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7">
            <text:p>7</text:p>
          </table:table-cell>
          <table:table-cell table:formula="of:=CONCATENATE([.A1560];&quot;-&quot;;[.B1560])" office:value-type="string" office:string-value="H2-10-7">
            <text:p>H2-10-7</text:p>
          </table:table-cell>
          <table:table-cell office:value-type="string">
            <text:p>2J4WH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TISDGNSYTY</text:p>
          </table:table-cell>
          <table:table-cell office:value-type="string">
            <text:p>BBPPGPPB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8">
            <text:p>8</text:p>
          </table:table-cell>
          <table:table-cell table:formula="of:=CONCATENATE([.A1561];&quot;-&quot;;[.B1561])" office:value-type="string" office:string-value="H2-10-8">
            <text:p>H2-10-8</text:p>
          </table:table-cell>
          <table:table-cell office:value-type="string">
            <text:p>1UWEH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GIDPHNGGGA</text:p>
          </table:table-cell>
          <table:table-cell office:value-type="string">
            <text:p>BBBAADGL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8">
            <text:p>8</text:p>
          </table:table-cell>
          <table:table-cell table:formula="of:=CONCATENATE([.A1562];&quot;-&quot;;[.B1562])" office:value-type="string" office:string-value="H2-10-8">
            <text:p>H2-10-8</text:p>
          </table:table-cell>
          <table:table-cell office:value-type="string">
            <text:p>2Z4Q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NIYPGSGGTN</text:p>
          </table:table-cell>
          <table:table-cell office:value-type="string">
            <text:p>BBPAADGGB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9">
            <text:p>9</text:p>
          </table:table-cell>
          <table:table-cell table:formula="of:=CONCATENATE([.A1563];&quot;-&quot;;[.B1563])" office:value-type="string" office:string-value="H2-10-9">
            <text:p>H2-10-9</text:p>
          </table:table-cell>
          <table:table-cell office:value-type="string">
            <text:p>1UWGY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GIDPHNGGPV</text:p>
          </table:table-cell>
          <table:table-cell office:value-type="string">
            <text:p>BBBADBPGPB</text:p>
          </table:table-cell>
        </table:table-row>
        <table:table-row table:style-name="ro2">
          <table:table-cell office:value-type="string">
            <text:p>H2-10</text:p>
          </table:table-cell>
          <table:table-cell office:value-type="float" office:value="9">
            <text:p>9</text:p>
          </table:table-cell>
          <table:table-cell table:formula="of:=CONCATENATE([.A1564];&quot;-&quot;;[.B1564])" office:value-type="string" office:string-value="H2-10-9">
            <text:p>H2-10-9</text:p>
          </table:table-cell>
          <table:table-cell office:value-type="string">
            <text:p>2V7NB</text:p>
          </table:table-cell>
          <table:table-cell table:number-columns-repeated="2"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string">
            <text:p>SIWYSGSNTY</text:p>
          </table:table-cell>
          <table:table-cell office:value-type="string">
            <text:p>BBPDALPBP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65];&quot;-&quot;;[.B1565])" office:value-type="string" office:string-value="H2-12-1">
            <text:p>H2-12-1</text:p>
          </table:table-cell>
          <table:table-cell office:value-type="string">
            <text:p>1AXT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LKSDNYATH</text:p>
          </table:table-cell>
          <table:table-cell office:value-type="string">
            <text:p>BBPB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66];&quot;-&quot;;[.B1566])" office:value-type="string" office:string-value="H2-12-1">
            <text:p>H2-12-1</text:p>
          </table:table-cell>
          <table:table-cell office:value-type="string">
            <text:p>1BFO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DKAKGYTTE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67];&quot;-&quot;;[.B1567])" office:value-type="string" office:string-value="H2-12-1">
            <text:p>H2-12-1</text:p>
          </table:table-cell>
          <table:table-cell office:value-type="string">
            <text:p>1CE1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DKAKGYTTE</text:p>
          </table:table-cell>
          <table:table-cell office:value-type="string">
            <text:p>BBPB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68];&quot;-&quot;;[.B1568])" office:value-type="string" office:string-value="H2-12-1">
            <text:p>H2-12-1</text:p>
          </table:table-cell>
          <table:table-cell office:value-type="string">
            <text:p>1CLO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GNKANGYTTE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69];&quot;-&quot;;[.B1569])" office:value-type="string" office:string-value="H2-12-1">
            <text:p>H2-12-1</text:p>
          </table:table-cell>
          <table:table-cell office:value-type="string">
            <text:p>1DLF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NKANNHA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0];&quot;-&quot;;[.B1570])" office:value-type="string" office:string-value="H2-12-1">
            <text:p>H2-12-1</text:p>
          </table:table-cell>
          <table:table-cell office:value-type="string">
            <text:p>1FL5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NKANGYTTE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1];&quot;-&quot;;[.B1571])" office:value-type="string" office:string-value="H2-12-1">
            <text:p>H2-12-1</text:p>
          </table:table-cell>
          <table:table-cell office:value-type="string">
            <text:p>1KEL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NKAKGYTTE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2];&quot;-&quot;;[.B1572])" office:value-type="string" office:string-value="H2-12-1">
            <text:p>H2-12-1</text:p>
          </table:table-cell>
          <table:table-cell office:value-type="string">
            <text:p>1NBV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RIRSKSNNYA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3];&quot;-&quot;;[.B1573])" office:value-type="string" office:string-value="H2-12-1">
            <text:p>H2-12-1</text:p>
          </table:table-cell>
          <table:table-cell office:value-type="string">
            <text:p>1PZ5B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LKSNNYATH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4];&quot;-&quot;;[.B1574])" office:value-type="string" office:string-value="H2-12-1">
            <text:p>H2-12-1</text:p>
          </table:table-cell>
          <table:table-cell office:value-type="string">
            <text:p>1Q72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NKANNHATK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5];&quot;-&quot;;[.B1575])" office:value-type="string" office:string-value="H2-12-1">
            <text:p>H2-12-1</text:p>
          </table:table-cell>
          <table:table-cell office:value-type="string">
            <text:p>1Q9RB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NKANGYTTE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6];&quot;-&quot;;[.B1576])" office:value-type="string" office:string-value="H2-12-1">
            <text:p>H2-12-1</text:p>
          </table:table-cell>
          <table:table-cell office:value-type="string">
            <text:p>1Q9WB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NKPKGYTTE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7];&quot;-&quot;;[.B1577])" office:value-type="string" office:string-value="H2-12-1">
            <text:p>H2-12-1</text:p>
          </table:table-cell>
          <table:table-cell office:value-type="string">
            <text:p>1SBS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DIRLKSNNYATL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8];&quot;-&quot;;[.B1578])" office:value-type="string" office:string-value="H2-12-1">
            <text:p>H2-12-1</text:p>
          </table:table-cell>
          <table:table-cell office:value-type="string">
            <text:p>1SM3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LKSNNYATH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79];&quot;-&quot;;[.B1579])" office:value-type="string" office:string-value="H2-12-1">
            <text:p>H2-12-1</text:p>
          </table:table-cell>
          <table:table-cell office:value-type="string">
            <text:p>1T66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QIRNKPYNYE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0];&quot;-&quot;;[.B1580])" office:value-type="string" office:string-value="H2-12-1">
            <text:p>H2-12-1</text:p>
          </table:table-cell>
          <table:table-cell office:value-type="string">
            <text:p>1V7M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SKVNNHAIH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1];&quot;-&quot;;[.B1581])" office:value-type="string" office:string-value="H2-12-1">
            <text:p>H2-12-1</text:p>
          </table:table-cell>
          <table:table-cell office:value-type="string">
            <text:p>1X9QA</text:p>
          </table:table-cell>
          <table:table-cell table:number-columns-repeated="2" office:value-type="float" office:value="201">
            <text:p>201</text:p>
          </table:table-cell>
          <table:table-cell office:value-type="float" office:value="212">
            <text:p>212</text:p>
          </table:table-cell>
          <table:table-cell office:value-type="string">
            <text:p>QFRNKPYNYE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2];&quot;-&quot;;[.B1582])" office:value-type="string" office:string-value="H2-12-1">
            <text:p>H2-12-1</text:p>
          </table:table-cell>
          <table:table-cell office:value-type="string">
            <text:p>2AEP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LIRNKGNGYTME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3];&quot;-&quot;;[.B1583])" office:value-type="string" office:string-value="H2-12-1">
            <text:p>H2-12-1</text:p>
          </table:table-cell>
          <table:table-cell office:value-type="string">
            <text:p>2BMKB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LIRNKANGYTKE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4];&quot;-&quot;;[.B1584])" office:value-type="string" office:string-value="H2-12-1">
            <text:p>H2-12-1</text:p>
          </table:table-cell>
          <table:table-cell office:value-type="string">
            <text:p>2CJU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SIRNKANGYTTD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5];&quot;-&quot;;[.B1585])" office:value-type="string" office:string-value="H2-12-1">
            <text:p>H2-12-1</text:p>
          </table:table-cell>
          <table:table-cell office:value-type="string">
            <text:p>2CK0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RIRSKGFNFA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6];&quot;-&quot;;[.B1586])" office:value-type="string" office:string-value="H2-12-1">
            <text:p>H2-12-1</text:p>
          </table:table-cell>
          <table:table-cell office:value-type="string">
            <text:p>2G5B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FIRNKVNGYTTE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7];&quot;-&quot;;[.B1587])" office:value-type="string" office:string-value="H2-12-1">
            <text:p>H2-12-1</text:p>
          </table:table-cell>
          <table:table-cell office:value-type="string">
            <text:p>2V17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LIRNKAKGYTTE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8];&quot;-&quot;;[.B1588])" office:value-type="string" office:string-value="H2-12-1">
            <text:p>H2-12-1</text:p>
          </table:table-cell>
          <table:table-cell office:value-type="string">
            <text:p>3BZ4B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EIRLKSDNYATY</text:p>
          </table:table-cell>
          <table:table-cell office:value-type="string">
            <text:p>BBPPAAD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89];&quot;-&quot;;[.B1589])" office:value-type="string" office:string-value="H2-12-1">
            <text:p>H2-12-1</text:p>
          </table:table-cell>
          <table:table-cell office:value-type="string">
            <text:p>3C2A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RIKSRTDGGTTD</text:p>
          </table:table-cell>
          <table:table-cell office:value-type="string">
            <text:p>BBPPAAALLPBB</text:p>
          </table:table-cell>
        </table:table-row>
        <table:table-row table:style-name="ro2">
          <table:table-cell office:value-type="string">
            <text:p>H2-12</text:p>
          </table:table-cell>
          <table:table-cell office:value-type="float" office:value="1">
            <text:p>1</text:p>
          </table:table-cell>
          <table:table-cell table:formula="of:=CONCATENATE([.A1590];&quot;-&quot;;[.B1590])" office:value-type="string" office:string-value="H2-12-1">
            <text:p>H2-12-1</text:p>
          </table:table-cell>
          <table:table-cell office:value-type="string">
            <text:p>4FABH</text:p>
          </table:table-cell>
          <table:table-cell table:number-columns-repeated="2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QIRNKPYNYETY</text:p>
          </table:table-cell>
          <table:table-cell office:value-type="string">
            <text:p>BBBBAADLLPBB</text:p>
          </table:table-cell>
        </table:table-row>
        <table:table-row table:style-name="ro2">
          <table:table-cell office:value-type="string">
            <text:p>H2-15</text:p>
          </table:table-cell>
          <table:table-cell office:value-type="float" office:value="1">
            <text:p>1</text:p>
          </table:table-cell>
          <table:table-cell table:formula="of:=CONCATENATE([.A1591];&quot;-&quot;;[.B1591])" office:value-type="string" office:string-value="H2-15-1">
            <text:p>H2-15-1</text:p>
          </table:table-cell>
          <table:table-cell office:value-type="string">
            <text:p>1I3UA</text:p>
          </table:table-cell>
          <table:table-cell table:number-columns-repeated="2"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string">
            <text:p>TIGRNLVGPSDFYTR</text:p>
          </table:table-cell>
          <table:table-cell office:value-type="string">
            <text:p>BBPABPDBADPPPBB</text:p>
          </table:table-cell>
        </table:table-row>
        <table:table-row table:style-name="ro2">
          <table:table-cell office:value-type="string">
            <text:p>H3-5</text:p>
          </table:table-cell>
          <table:table-cell office:value-type="float" office:value="1">
            <text:p>1</text:p>
          </table:table-cell>
          <table:table-cell table:formula="of:=CONCATENATE([.A1592];&quot;-&quot;;[.B1592])" office:value-type="string" office:string-value="H3-5-1">
            <text:p>H3-5-1</text:p>
          </table:table-cell>
          <table:table-cell office:value-type="string">
            <text:p>1C5C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string">
            <text:p>VRIAY</text:p>
          </table:table-cell>
          <table:table-cell office:value-type="string">
            <text:p>BBPLB</text:p>
          </table:table-cell>
        </table:table-row>
        <table:table-row table:style-name="ro2">
          <table:table-cell office:value-type="string">
            <text:p>H3-5</text:p>
          </table:table-cell>
          <table:table-cell office:value-type="float" office:value="1">
            <text:p>1</text:p>
          </table:table-cell>
          <table:table-cell table:formula="of:=CONCATENATE([.A1593];&quot;-&quot;;[.B1593])" office:value-type="string" office:string-value="H3-5-1">
            <text:p>H3-5-1</text:p>
          </table:table-cell>
          <table:table-cell office:value-type="string">
            <text:p>1H8NA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string">
            <text:p>ARWGY</text:p>
          </table:table-cell>
          <table:table-cell office:value-type="string">
            <text:p>BBPLB</text:p>
          </table:table-cell>
        </table:table-row>
        <table:table-row table:style-name="ro2">
          <table:table-cell office:value-type="string">
            <text:p>H3-5</text:p>
          </table:table-cell>
          <table:table-cell office:value-type="float" office:value="1">
            <text:p>1</text:p>
          </table:table-cell>
          <table:table-cell table:formula="of:=CONCATENATE([.A1594];&quot;-&quot;;[.B1594])" office:value-type="string" office:string-value="H3-5-1">
            <text:p>H3-5-1</text:p>
          </table:table-cell>
          <table:table-cell office:value-type="string">
            <text:p>1I3G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string">
            <text:p>ARWGY</text:p>
          </table:table-cell>
          <table:table-cell office:value-type="string">
            <text:p>BBPLB</text:p>
          </table:table-cell>
        </table:table-row>
        <table:table-row table:style-name="ro2">
          <table:table-cell office:value-type="string">
            <text:p>H3-5</text:p>
          </table:table-cell>
          <table:table-cell office:value-type="float" office:value="2">
            <text:p>2</text:p>
          </table:table-cell>
          <table:table-cell table:formula="of:=CONCATENATE([.A1595];&quot;-&quot;;[.B1595])" office:value-type="string" office:string-value="H3-5-2">
            <text:p>H3-5-2</text:p>
          </table:table-cell>
          <table:table-cell office:value-type="string">
            <text:p>1HI6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string">
            <text:p>TRKDY</text:p>
          </table:table-cell>
          <table:table-cell office:value-type="string">
            <text:p>BDLDP</text:p>
          </table:table-cell>
        </table:table-row>
        <table:table-row table:style-name="ro2">
          <table:table-cell office:value-type="string">
            <text:p>H3-5</text:p>
          </table:table-cell>
          <table:table-cell office:value-type="float" office:value="2">
            <text:p>2</text:p>
          </table:table-cell>
          <table:table-cell table:formula="of:=CONCATENATE([.A1596];&quot;-&quot;;[.B1596])" office:value-type="string" office:string-value="H3-5-2">
            <text:p>H3-5-2</text:p>
          </table:table-cell>
          <table:table-cell office:value-type="string">
            <text:p>2Q8B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string">
            <text:p>TLSHF</text:p>
          </table:table-cell>
          <table:table-cell office:value-type="string">
            <text:p>BPGAB</text:p>
          </table:table-cell>
        </table:table-row>
        <table:table-row table:style-name="ro2">
          <table:table-cell office:value-type="string">
            <text:p>H3-6</text:p>
          </table:table-cell>
          <table:table-cell office:value-type="float" office:value="1">
            <text:p>1</text:p>
          </table:table-cell>
          <table:table-cell table:formula="of:=CONCATENATE([.A1597];&quot;-&quot;;[.B1597])" office:value-type="string" office:string-value="H3-6-1">
            <text:p>H3-6-1</text:p>
          </table:table-cell>
          <table:table-cell office:value-type="string">
            <text:p>1FJ1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string">
            <text:p>ARGLDS</text:p>
          </table:table-cell>
          <table:table-cell office:value-type="string">
            <text:p>BBGDDB</text:p>
          </table:table-cell>
        </table:table-row>
        <table:table-row table:style-name="ro2">
          <table:table-cell office:value-type="string">
            <text:p>H3-6</text:p>
          </table:table-cell>
          <table:table-cell office:value-type="float" office:value="1">
            <text:p>1</text:p>
          </table:table-cell>
          <table:table-cell table:formula="of:=CONCATENATE([.A1598];&quot;-&quot;;[.B1598])" office:value-type="string" office:string-value="H3-6-1">
            <text:p>H3-6-1</text:p>
          </table:table-cell>
          <table:table-cell office:value-type="string">
            <text:p>1TPX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string">
            <text:p>TRGTDY</text:p>
          </table:table-cell>
          <table:table-cell office:value-type="string">
            <text:p>BPGDAB</text:p>
          </table:table-cell>
        </table:table-row>
        <table:table-row table:style-name="ro2">
          <table:table-cell office:value-type="string">
            <text:p>H3-6</text:p>
          </table:table-cell>
          <table:table-cell office:value-type="float" office:value="1">
            <text:p>1</text:p>
          </table:table-cell>
          <table:table-cell table:formula="of:=CONCATENATE([.A1599];&quot;-&quot;;[.B1599])" office:value-type="string" office:string-value="H3-6-1">
            <text:p>H3-6-1</text:p>
          </table:table-cell>
          <table:table-cell office:value-type="string">
            <text:p>2DDQ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string">
            <text:p>APYGGY</text:p>
          </table:table-cell>
          <table:table-cell office:value-type="string">
            <text:p>BABA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0];&quot;-&quot;;[.B1600])" office:value-type="string" office:string-value="H3-7-1">
            <text:p>H3-7-1</text:p>
          </table:table-cell>
          <table:table-cell office:value-type="string">
            <text:p>1GPOI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H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1];&quot;-&quot;;[.B1601])" office:value-type="string" office:string-value="H3-7-1">
            <text:p>H3-7-1</text:p>
          </table:table-cell>
          <table:table-cell office:value-type="string">
            <text:p>1IC4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D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2];&quot;-&quot;;[.B1602])" office:value-type="string" office:string-value="H3-7-1">
            <text:p>H3-7-1</text:p>
          </table:table-cell>
          <table:table-cell office:value-type="string">
            <text:p>1IC5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A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3];&quot;-&quot;;[.B1603])" office:value-type="string" office:string-value="H3-7-1">
            <text:p>H3-7-1</text:p>
          </table:table-cell>
          <table:table-cell office:value-type="string">
            <text:p>1IC7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A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4];&quot;-&quot;;[.B1604])" office:value-type="string" office:string-value="H3-7-1">
            <text:p>H3-7-1</text:p>
          </table:table-cell>
          <table:table-cell office:value-type="string">
            <text:p>1NAKI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IDDFDI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5];&quot;-&quot;;[.B1605])" office:value-type="string" office:string-value="H3-7-1">
            <text:p>H3-7-1</text:p>
          </table:table-cell>
          <table:table-cell office:value-type="string">
            <text:p>1NBY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6];&quot;-&quot;;[.B1606])" office:value-type="string" office:string-value="H3-7-1">
            <text:p>H3-7-1</text:p>
          </table:table-cell>
          <table:table-cell office:value-type="string">
            <text:p>1NDG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T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7];&quot;-&quot;;[.B1607])" office:value-type="string" office:string-value="H3-7-1">
            <text:p>H3-7-1</text:p>
          </table:table-cell>
          <table:table-cell office:value-type="string">
            <text:p>1NDM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RWEM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8];&quot;-&quot;;[.B1608])" office:value-type="string" office:string-value="H3-7-1">
            <text:p>H3-7-1</text:p>
          </table:table-cell>
          <table:table-cell office:value-type="string">
            <text:p>1NGY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TRRDM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09];&quot;-&quot;;[.B1609])" office:value-type="string" office:string-value="H3-7-1">
            <text:p>H3-7-1</text:p>
          </table:table-cell>
          <table:table-cell office:value-type="string">
            <text:p>1NGZ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TRRDSDY</text:p>
          </table:table-cell>
          <table:table-cell office:value-type="string">
            <text:p>BBABBAP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0];&quot;-&quot;;[.B1610])" office:value-type="string" office:string-value="H3-7-1">
            <text:p>H3-7-1</text:p>
          </table:table-cell>
          <table:table-cell office:value-type="string">
            <text:p>1P4B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VTGLFDY</text:p>
          </table:table-cell>
          <table:table-cell office:value-type="string">
            <text:p>BPAD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1];&quot;-&quot;;[.B1611])" office:value-type="string" office:string-value="H3-7-1">
            <text:p>H3-7-1</text:p>
          </table:table-cell>
          <table:table-cell office:value-type="string">
            <text:p>1UAC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2];&quot;-&quot;;[.B1612])" office:value-type="string" office:string-value="H3-7-1">
            <text:p>H3-7-1</text:p>
          </table:table-cell>
          <table:table-cell office:value-type="string">
            <text:p>1XGP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3];&quot;-&quot;;[.B1613])" office:value-type="string" office:string-value="H3-7-1">
            <text:p>H3-7-1</text:p>
          </table:table-cell>
          <table:table-cell office:value-type="string">
            <text:p>1XGQ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4];&quot;-&quot;;[.B1614])" office:value-type="string" office:string-value="H3-7-1">
            <text:p>H3-7-1</text:p>
          </table:table-cell>
          <table:table-cell office:value-type="string">
            <text:p>1XGR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5];&quot;-&quot;;[.B1615])" office:value-type="string" office:string-value="H3-7-1">
            <text:p>H3-7-1</text:p>
          </table:table-cell>
          <table:table-cell office:value-type="string">
            <text:p>1XGT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6];&quot;-&quot;;[.B1616])" office:value-type="string" office:string-value="H3-7-1">
            <text:p>H3-7-1</text:p>
          </table:table-cell>
          <table:table-cell office:value-type="string">
            <text:p>1XGU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SWGGDV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7];&quot;-&quot;;[.B1617])" office:value-type="string" office:string-value="H3-7-1">
            <text:p>H3-7-1</text:p>
          </table:table-cell>
          <table:table-cell office:value-type="string">
            <text:p>2DQC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8];&quot;-&quot;;[.B1618])" office:value-type="string" office:string-value="H3-7-1">
            <text:p>H3-7-1</text:p>
          </table:table-cell>
          <table:table-cell office:value-type="string">
            <text:p>2DQD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19];&quot;-&quot;;[.B1619])" office:value-type="string" office:string-value="H3-7-1">
            <text:p>H3-7-1</text:p>
          </table:table-cell>
          <table:table-cell office:value-type="string">
            <text:p>2DQE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20];&quot;-&quot;;[.B1620])" office:value-type="string" office:string-value="H3-7-1">
            <text:p>H3-7-1</text:p>
          </table:table-cell>
          <table:table-cell office:value-type="string">
            <text:p>2DQFE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21];&quot;-&quot;;[.B1621])" office:value-type="string" office:string-value="H3-7-1">
            <text:p>H3-7-1</text:p>
          </table:table-cell>
          <table:table-cell office:value-type="string">
            <text:p>2DQG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22];&quot;-&quot;;[.B1622])" office:value-type="string" office:string-value="H3-7-1">
            <text:p>H3-7-1</text:p>
          </table:table-cell>
          <table:table-cell office:value-type="string">
            <text:p>2DQH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23];&quot;-&quot;;[.B1623])" office:value-type="string" office:string-value="H3-7-1">
            <text:p>H3-7-1</text:p>
          </table:table-cell>
          <table:table-cell office:value-type="string">
            <text:p>2EIZ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R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1">
            <text:p>1</text:p>
          </table:table-cell>
          <table:table-cell table:formula="of:=CONCATENATE([.A1624];&quot;-&quot;;[.B1624])" office:value-type="string" office:string-value="H3-7-1">
            <text:p>H3-7-1</text:p>
          </table:table-cell>
          <table:table-cell office:value-type="string">
            <text:p>3D9A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string">
            <text:p>ANWDGDY</text:p>
          </table:table-cell>
          <table:table-cell office:value-type="string">
            <text:p>BPAA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2">
            <text:p>2</text:p>
          </table:table-cell>
          <table:table-cell table:formula="of:=CONCATENATE([.A1625];&quot;-&quot;;[.B1625])" office:value-type="string" office:string-value="H3-7-2">
            <text:p>H3-7-2</text:p>
          </table:table-cell>
          <table:table-cell office:value-type="string">
            <text:p>1KT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ESQSGAY</text:p>
          </table:table-cell>
          <table:table-cell office:value-type="string">
            <text:p>BBL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2">
            <text:p>2</text:p>
          </table:table-cell>
          <table:table-cell table:formula="of:=CONCATENATE([.A1626];&quot;-&quot;;[.B1626])" office:value-type="string" office:string-value="H3-7-2">
            <text:p>H3-7-2</text:p>
          </table:table-cell>
          <table:table-cell office:value-type="string">
            <text:p>1V7M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string">
            <text:p>SGWSFLY</text:p>
          </table:table-cell>
          <table:table-cell office:value-type="string">
            <text:p>BBL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2">
            <text:p>2</text:p>
          </table:table-cell>
          <table:table-cell table:formula="of:=CONCATENATE([.A1627];&quot;-&quot;;[.B1627])" office:value-type="string" office:string-value="H3-7-2">
            <text:p>H3-7-2</text:p>
          </table:table-cell>
          <table:table-cell office:value-type="string">
            <text:p>2OZ4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ATKGFAY</text:p>
          </table:table-cell>
          <table:table-cell office:value-type="string">
            <text:p>BBL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2">
            <text:p>2</text:p>
          </table:table-cell>
          <table:table-cell table:formula="of:=CONCATENATE([.A1628];&quot;-&quot;;[.B1628])" office:value-type="string" office:string-value="H3-7-2">
            <text:p>H3-7-2</text:p>
          </table:table-cell>
          <table:table-cell office:value-type="string">
            <text:p>2RCS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ASYYGIY</text:p>
          </table:table-cell>
          <table:table-cell office:value-type="string">
            <text:p>BBL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3">
            <text:p>3</text:p>
          </table:table-cell>
          <table:table-cell table:formula="of:=CONCATENATE([.A1629];&quot;-&quot;;[.B1629])" office:value-type="string" office:string-value="H3-7-3">
            <text:p>H3-7-3</text:p>
          </table:table-cell>
          <table:table-cell office:value-type="string">
            <text:p>1GAF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ASYYGIY</text:p>
          </table:table-cell>
          <table:table-cell office:value-type="string">
            <text:p>BPP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3">
            <text:p>3</text:p>
          </table:table-cell>
          <table:table-cell table:formula="of:=CONCATENATE([.A1630];&quot;-&quot;;[.B1630])" office:value-type="string" office:string-value="H3-7-3">
            <text:p>H3-7-3</text:p>
          </table:table-cell>
          <table:table-cell office:value-type="string">
            <text:p>1IND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ASHRFVH</text:p>
          </table:table-cell>
          <table:table-cell office:value-type="string">
            <text:p>BPPLLAB</text:p>
          </table:table-cell>
        </table:table-row>
        <table:table-row table:style-name="ro2">
          <table:table-cell office:value-type="string">
            <text:p>H3-7</text:p>
          </table:table-cell>
          <table:table-cell office:value-type="float" office:value="3">
            <text:p>3</text:p>
          </table:table-cell>
          <table:table-cell table:formula="of:=CONCATENATE([.A1631];&quot;-&quot;;[.B1631])" office:value-type="string" office:string-value="H3-7-3">
            <text:p>H3-7-3</text:p>
          </table:table-cell>
          <table:table-cell office:value-type="string">
            <text:p>1ME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KMEYLDY</text:p>
          </table:table-cell>
          <table:table-cell office:value-type="string">
            <text:p>BPPLBPB</text:p>
          </table:table-cell>
        </table:table-row>
        <table:table-row table:style-name="ro1">
          <table:table-cell office:value-type="string">
            <text:p>H3-7</text:p>
          </table:table-cell>
          <table:table-cell office:value-type="string">
            <text:p>cis4-1</text:p>
          </table:table-cell>
          <table:table-cell table:formula="of:=CONCATENATE([.A1632];&quot;-&quot;;[.B1632])" office:value-type="string" office:string-value="H3-7-cis4-1">
            <text:p>H3-7-cis4-1</text:p>
          </table:table-cell>
          <table:table-cell office:value-type="string">
            <text:p>1E4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string">
            <text:p>ARSPSDY</text:p>
          </table:table-cell>
          <table:table-cell office:value-type="string">
            <text:p>BBBbLPB</text:p>
          </table:table-cell>
        </table:table-row>
        <table:table-row table:style-name="ro2">
          <table:table-cell office:value-type="string">
            <text:p>H3-8</text:p>
          </table:table-cell>
          <table:table-cell office:value-type="float" office:value="1">
            <text:p>1</text:p>
          </table:table-cell>
          <table:table-cell table:formula="of:=CONCATENATE([.A1633];&quot;-&quot;;[.B1633])" office:value-type="string" office:string-value="H3-8-1">
            <text:p>H3-8-1</text:p>
          </table:table-cell>
          <table:table-cell office:value-type="string">
            <text:p>1F3DK</text:p>
          </table:table-cell>
          <table:table-cell table:number-columns-repeated="2"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string">
            <text:p>ANDYDGVY</text:p>
          </table:table-cell>
          <table:table-cell office:value-type="string">
            <text:p>BBDPLGBB</text:p>
          </table:table-cell>
        </table:table-row>
        <table:table-row table:style-name="ro2">
          <table:table-cell office:value-type="string">
            <text:p>H3-8</text:p>
          </table:table-cell>
          <table:table-cell office:value-type="float" office:value="1">
            <text:p>1</text:p>
          </table:table-cell>
          <table:table-cell table:formula="of:=CONCATENATE([.A1634];&quot;-&quot;;[.B1634])" office:value-type="string" office:string-value="H3-8-1">
            <text:p>H3-8-1</text:p>
          </table:table-cell>
          <table:table-cell office:value-type="string">
            <text:p>1SJVA</text:p>
          </table:table-cell>
          <table:table-cell table:number-columns-repeated="2"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string">
            <text:p>YTHYFRSY</text:p>
          </table:table-cell>
          <table:table-cell office:value-type="string">
            <text:p>BBBBBBBB</text:p>
          </table:table-cell>
        </table:table-row>
        <table:table-row table:style-name="ro2">
          <table:table-cell office:value-type="string">
            <text:p>H3-8</text:p>
          </table:table-cell>
          <table:table-cell office:value-type="float" office:value="1">
            <text:p>1</text:p>
          </table:table-cell>
          <table:table-cell table:formula="of:=CONCATENATE([.A1635];&quot;-&quot;;[.B1635])" office:value-type="string" office:string-value="H3-8-1">
            <text:p>H3-8-1</text:p>
          </table:table-cell>
          <table:table-cell office:value-type="string">
            <text:p>3CFB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string">
            <text:p>ARGQGRPY</text:p>
          </table:table-cell>
          <table:table-cell office:value-type="string">
            <text:p>BPAPGPPB</text:p>
          </table:table-cell>
        </table:table-row>
        <table:table-row table:style-name="ro2">
          <table:table-cell office:value-type="string">
            <text:p>H3-8</text:p>
          </table:table-cell>
          <table:table-cell office:value-type="float" office:value="2">
            <text:p>2</text:p>
          </table:table-cell>
          <table:table-cell table:formula="of:=CONCATENATE([.A1636];&quot;-&quot;;[.B1636])" office:value-type="string" office:string-value="H3-8-2">
            <text:p>H3-8-2</text:p>
          </table:table-cell>
          <table:table-cell office:value-type="string">
            <text:p>2EH7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string">
            <text:p>AREYDEAY</text:p>
          </table:table-cell>
          <table:table-cell office:value-type="string">
            <text:p>BPGADLAB</text:p>
          </table:table-cell>
        </table:table-row>
        <table:table-row table:style-name="ro2">
          <table:table-cell office:value-type="string">
            <text:p>H3-8</text:p>
          </table:table-cell>
          <table:table-cell office:value-type="float" office:value="2">
            <text:p>2</text:p>
          </table:table-cell>
          <table:table-cell table:formula="of:=CONCATENATE([.A1637];&quot;-&quot;;[.B1637])" office:value-type="string" office:string-value="H3-8-2">
            <text:p>H3-8-2</text:p>
          </table:table-cell>
          <table:table-cell office:value-type="string">
            <text:p>2UZI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string">
            <text:p>ARGRFFDY</text:p>
          </table:table-cell>
          <table:table-cell office:value-type="string">
            <text:p>BPGADL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38];&quot;-&quot;;[.B1638])" office:value-type="string" office:string-value="H3-9-1">
            <text:p>H3-9-1</text:p>
          </table:table-cell>
          <table:table-cell office:value-type="string">
            <text:p>1AXT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KIYFYSFSY</text:p>
          </table:table-cell>
          <table:table-cell office:value-type="string">
            <text:p>BBBBAD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39];&quot;-&quot;;[.B1639])" office:value-type="string" office:string-value="H3-9-1">
            <text:p>H3-9-1</text:p>
          </table:table-cell>
          <table:table-cell office:value-type="string">
            <text:p>1CF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IGYGNSDY</text:p>
          </table:table-cell>
          <table:table-cell office:value-type="string">
            <text:p>BBBBGA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0];&quot;-&quot;;[.B1640])" office:value-type="string" office:string-value="H3-9-1">
            <text:p>H3-9-1</text:p>
          </table:table-cell>
          <table:table-cell office:value-type="string">
            <text:p>1DZB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WDWYFDV</text:p>
          </table:table-cell>
          <table:table-cell office:value-type="string">
            <text:p>BBBBPLDP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1];&quot;-&quot;;[.B1641])" office:value-type="string" office:string-value="H3-9-1">
            <text:p>H3-9-1</text:p>
          </table:table-cell>
          <table:table-cell office:value-type="string">
            <text:p>1FLR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TGSYYGMDY</text:p>
          </table:table-cell>
          <table:table-cell office:value-type="string">
            <text:p>BBBBLLP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2];&quot;-&quot;;[.B1642])" office:value-type="string" office:string-value="H3-9-1">
            <text:p>H3-9-1</text:p>
          </table:table-cell>
          <table:table-cell office:value-type="string">
            <text:p>1H3P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SFNWDVAY</text:p>
          </table:table-cell>
          <table:table-cell office:value-type="string">
            <text:p>BBDPAADP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3];&quot;-&quot;;[.B1643])" office:value-type="string" office:string-value="H3-9-1">
            <text:p>H3-9-1</text:p>
          </table:table-cell>
          <table:table-cell office:value-type="string">
            <text:p>1JG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TWGGNSAY</text:p>
          </table:table-cell>
          <table:table-cell office:value-type="string">
            <text:p>BBBBGD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4];&quot;-&quot;;[.B1644])" office:value-type="string" office:string-value="H3-9-1">
            <text:p>H3-9-1</text:p>
          </table:table-cell>
          <table:table-cell office:value-type="string">
            <text:p>1JH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TWGGNSAY</text:p>
          </table:table-cell>
          <table:table-cell office:value-type="string">
            <text:p>BBBBGD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5];&quot;-&quot;;[.B1645])" office:value-type="string" office:string-value="H3-9-1">
            <text:p>H3-9-1</text:p>
          </table:table-cell>
          <table:table-cell office:value-type="string">
            <text:p>1MJU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NKLGWFPY</text:p>
          </table:table-cell>
          <table:table-cell office:value-type="string">
            <text:p>BBBBGABP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6];&quot;-&quot;;[.B1646])" office:value-type="string" office:string-value="H3-9-1">
            <text:p>H3-9-1</text:p>
          </table:table-cell>
          <table:table-cell office:value-type="string">
            <text:p>1MRE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NLRGYFDY</text:p>
          </table:table-cell>
          <table:table-cell office:value-type="string">
            <text:p>BPBBGA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7];&quot;-&quot;;[.B1647])" office:value-type="string" office:string-value="H3-9-1">
            <text:p>H3-9-1</text:p>
          </table:table-cell>
          <table:table-cell office:value-type="string">
            <text:p>1T66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TSYGYHGAY</text:p>
          </table:table-cell>
          <table:table-cell office:value-type="string">
            <text:p>BBBBAD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8];&quot;-&quot;;[.B1648])" office:value-type="string" office:string-value="H3-9-1">
            <text:p>H3-9-1</text:p>
          </table:table-cell>
          <table:table-cell office:value-type="string">
            <text:p>1X9QA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string">
            <text:p>TGASYGMEY</text:p>
          </table:table-cell>
          <table:table-cell office:value-type="string">
            <text:p>BBBBLLP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49];&quot;-&quot;;[.B1649])" office:value-type="string" office:string-value="H3-9-1">
            <text:p>H3-9-1</text:p>
          </table:table-cell>
          <table:table-cell office:value-type="string">
            <text:p>1YQV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LHGNYDFDG</text:p>
          </table:table-cell>
          <table:table-cell office:value-type="string">
            <text:p>BBBBAABDP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50];&quot;-&quot;;[.B1650])" office:value-type="string" office:string-value="H3-9-1">
            <text:p>H3-9-1</text:p>
          </table:table-cell>
          <table:table-cell office:value-type="string">
            <text:p>2C1P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string">
            <text:p>ARDDYDGAF</text:p>
          </table:table-cell>
          <table:table-cell office:value-type="string">
            <text:p>BBBBAAG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51];&quot;-&quot;;[.B1651])" office:value-type="string" office:string-value="H3-9-1">
            <text:p>H3-9-1</text:p>
          </table:table-cell>
          <table:table-cell office:value-type="string">
            <text:p>2E27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string">
            <text:p>ARSDYGGDY</text:p>
          </table:table-cell>
          <table:table-cell office:value-type="string">
            <text:p>BBBBAA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52];&quot;-&quot;;[.B1652])" office:value-type="string" office:string-value="H3-9-1">
            <text:p>H3-9-1</text:p>
          </table:table-cell>
          <table:table-cell office:value-type="string">
            <text:p>2J88H</text:p>
          </table:table-cell>
          <table:table-cell table:number-columns-repeated="2"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string">
            <text:p>TLYYGSVDY</text:p>
          </table:table-cell>
          <table:table-cell office:value-type="string">
            <text:p>BBBBGA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1">
            <text:p>1</text:p>
          </table:table-cell>
          <table:table-cell table:formula="of:=CONCATENATE([.A1653];&quot;-&quot;;[.B1653])" office:value-type="string" office:string-value="H3-9-1">
            <text:p>H3-9-1</text:p>
          </table:table-cell>
          <table:table-cell office:value-type="string">
            <text:p>2Z92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ACDDFYSDY</text:p>
          </table:table-cell>
          <table:table-cell office:value-type="string">
            <text:p>BBBDLAB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4];&quot;-&quot;;[.B1654])" office:value-type="string" office:string-value="H3-9-2">
            <text:p>H3-9-2</text:p>
          </table:table-cell>
          <table:table-cell office:value-type="string">
            <text:p>1FE8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string">
            <text:p>AGNYYGMDY</text:p>
          </table:table-cell>
          <table:table-cell office:value-type="string">
            <text:p>BPBDDBB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5];&quot;-&quot;;[.B1655])" office:value-type="string" office:string-value="H3-9-2">
            <text:p>H3-9-2</text:p>
          </table:table-cell>
          <table:table-cell office:value-type="string">
            <text:p>1GHFH</text:p>
          </table:table-cell>
          <table:table-cell table:number-columns-repeated="2"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string">
            <text:p>ARVEAGFDY</text:p>
          </table:table-cell>
          <table:table-cell office:value-type="string">
            <text:p>BPPBPGP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6];&quot;-&quot;;[.B1656])" office:value-type="string" office:string-value="H3-9-2">
            <text:p>H3-9-2</text:p>
          </table:table-cell>
          <table:table-cell office:value-type="string">
            <text:p>1KC5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GGTGFDY</text:p>
          </table:table-cell>
          <table:table-cell office:value-type="string">
            <text:p>BBBDPGP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7];&quot;-&quot;;[.B1657])" office:value-type="string" office:string-value="H3-9-2">
            <text:p>H3-9-2</text:p>
          </table:table-cell>
          <table:table-cell office:value-type="string">
            <text:p>1KCV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GGTGFPY</text:p>
          </table:table-cell>
          <table:table-cell office:value-type="string">
            <text:p>BBBDDBB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8];&quot;-&quot;;[.B1658])" office:value-type="string" office:string-value="H3-9-2">
            <text:p>H3-9-2</text:p>
          </table:table-cell>
          <table:table-cell office:value-type="string">
            <text:p>1MLB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GDGNYGY</text:p>
          </table:table-cell>
          <table:table-cell office:value-type="string">
            <text:p>BPPDGBBD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59];&quot;-&quot;;[.B1659])" office:value-type="string" office:string-value="H3-9-2">
            <text:p>H3-9-2</text:p>
          </table:table-cell>
          <table:table-cell office:value-type="string">
            <text:p>1T2J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DWYGMDV</text:p>
          </table:table-cell>
          <table:table-cell office:value-type="string">
            <text:p>BDBAALDB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60];&quot;-&quot;;[.B1660])" office:value-type="string" office:string-value="H3-9-2">
            <text:p>H3-9-2</text:p>
          </table:table-cell>
          <table:table-cell office:value-type="string">
            <text:p>1YN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TRGYSSMDY</text:p>
          </table:table-cell>
          <table:table-cell office:value-type="string">
            <text:p>BPBDDBB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61];&quot;-&quot;;[.B1661])" office:value-type="string" office:string-value="H3-9-2">
            <text:p>H3-9-2</text:p>
          </table:table-cell>
          <table:table-cell office:value-type="string">
            <text:p>1ZEA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RSWYFDV</text:p>
          </table:table-cell>
          <table:table-cell office:value-type="string">
            <text:p>BPBDDBP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62];&quot;-&quot;;[.B1662])" office:value-type="string" office:string-value="H3-9-2">
            <text:p>H3-9-2</text:p>
          </table:table-cell>
          <table:table-cell office:value-type="string">
            <text:p>2D7T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TGWWGMDV</text:p>
          </table:table-cell>
          <table:table-cell office:value-type="string">
            <text:p>BBBADBBAB</text:p>
          </table:table-cell>
        </table:table-row>
        <table:table-row table:style-name="ro2">
          <table:table-cell office:value-type="string">
            <text:p>H3-9</text:p>
          </table:table-cell>
          <table:table-cell office:value-type="float" office:value="2">
            <text:p>2</text:p>
          </table:table-cell>
          <table:table-cell table:formula="of:=CONCATENATE([.A1663];&quot;-&quot;;[.B1663])" office:value-type="string" office:string-value="H3-9-2">
            <text:p>H3-9-2</text:p>
          </table:table-cell>
          <table:table-cell office:value-type="string">
            <text:p>2Q76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string">
            <text:p>ARGDGFYVY</text:p>
          </table:table-cell>
          <table:table-cell office:value-type="string">
            <text:p>BPPDGP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4];&quot;-&quot;;[.B1664])" office:value-type="string" office:string-value="H3-10-1">
            <text:p>H3-10-1</text:p>
          </table:table-cell>
          <table:table-cell office:value-type="string">
            <text:p>1A2Y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string">
            <text:p>ARERDYRLDY</text:p>
          </table:table-cell>
          <table:table-cell office:value-type="string">
            <text:p>BPBBLL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5];&quot;-&quot;;[.B1665])" office:value-type="string" office:string-value="H3-10-1">
            <text:p>H3-10-1</text:p>
          </table:table-cell>
          <table:table-cell office:value-type="string">
            <text:p>1A6T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RDDYYFDF</text:p>
          </table:table-cell>
          <table:table-cell office:value-type="string">
            <text:p>BPBDLD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6];&quot;-&quot;;[.B1666])" office:value-type="string" office:string-value="H3-10-1">
            <text:p>H3-10-1</text:p>
          </table:table-cell>
          <table:table-cell office:value-type="string">
            <text:p>1A7Q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string">
            <text:p>ARERDYRLDY</text:p>
          </table:table-cell>
          <table:table-cell office:value-type="string">
            <text:p>BPBBLL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7];&quot;-&quot;;[.B1667])" office:value-type="string" office:string-value="H3-10-1">
            <text:p>H3-10-1</text:p>
          </table:table-cell>
          <table:table-cell office:value-type="string">
            <text:p>1CIC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GLAFYFDH</text:p>
          </table:table-cell>
          <table:table-cell office:value-type="string">
            <text:p>BBBPAD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8];&quot;-&quot;;[.B1668])" office:value-type="string" office:string-value="H3-10-1">
            <text:p>H3-10-1</text:p>
          </table:table-cell>
          <table:table-cell office:value-type="string">
            <text:p>1F4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TRHFYAVLDY</text:p>
          </table:table-cell>
          <table:table-cell office:value-type="string">
            <text:p>BBPPLLBPAP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69];&quot;-&quot;;[.B1669])" office:value-type="string" office:string-value="H3-10-1">
            <text:p>H3-10-1</text:p>
          </table:table-cell>
          <table:table-cell office:value-type="string">
            <text:p>1FGN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DNSYYFDY</text:p>
          </table:table-cell>
          <table:table-cell office:value-type="string">
            <text:p>BBPALD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0];&quot;-&quot;;[.B1670])" office:value-type="string" office:string-value="H3-10-1">
            <text:p>H3-10-1</text:p>
          </table:table-cell>
          <table:table-cell office:value-type="string">
            <text:p>1FL5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string">
            <text:p>ARDGSYAMDY</text:p>
          </table:table-cell>
          <table:table-cell office:value-type="string">
            <text:p>BPPBLL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1];&quot;-&quot;;[.B1671])" office:value-type="string" office:string-value="H3-10-1">
            <text:p>H3-10-1</text:p>
          </table:table-cell>
          <table:table-cell office:value-type="string">
            <text:p>1HCV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GAGEGGTWDS</text:p>
          </table:table-cell>
          <table:table-cell office:value-type="string">
            <text:p>BBBBLLBBD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2];&quot;-&quot;;[.B1672])" office:value-type="string" office:string-value="H3-10-1">
            <text:p>H3-10-1</text:p>
          </table:table-cell>
          <table:table-cell office:value-type="string">
            <text:p>1JPS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DTAAYFDY</text:p>
          </table:table-cell>
          <table:table-cell office:value-type="string">
            <text:p>BPBALDBPD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3];&quot;-&quot;;[.B1673])" office:value-type="string" office:string-value="H3-10-1">
            <text:p>H3-10-1</text:p>
          </table:table-cell>
          <table:table-cell office:value-type="string">
            <text:p>1K6Q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DTAAYFDY</text:p>
          </table:table-cell>
          <table:table-cell office:value-type="string">
            <text:p>BPBALD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4];&quot;-&quot;;[.B1674])" office:value-type="string" office:string-value="H3-10-1">
            <text:p>H3-10-1</text:p>
          </table:table-cell>
          <table:table-cell office:value-type="string">
            <text:p>1KEL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string">
            <text:p>ARWGSYAMDY</text:p>
          </table:table-cell>
          <table:table-cell office:value-type="string">
            <text:p>BPBBAAG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5];&quot;-&quot;;[.B1675])" office:value-type="string" office:string-value="H3-10-1">
            <text:p>H3-10-1</text:p>
          </table:table-cell>
          <table:table-cell office:value-type="string">
            <text:p>1KIP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string">
            <text:p>ARERDYRLDY</text:p>
          </table:table-cell>
          <table:table-cell office:value-type="string">
            <text:p>BPBBLL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6];&quot;-&quot;;[.B1676])" office:value-type="string" office:string-value="H3-10-1">
            <text:p>H3-10-1</text:p>
          </table:table-cell>
          <table:table-cell office:value-type="string">
            <text:p>1KIQ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string">
            <text:p>ARERDFRLDY</text:p>
          </table:table-cell>
          <table:table-cell office:value-type="string">
            <text:p>BPBBLL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7];&quot;-&quot;;[.B1677])" office:value-type="string" office:string-value="H3-10-1">
            <text:p>H3-10-1</text:p>
          </table:table-cell>
          <table:table-cell office:value-type="string">
            <text:p>1MIMH</text:p>
          </table:table-cell>
          <table:table-cell table:number-columns-repeated="2"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string">
            <text:p>SRDYGYYFDF</text:p>
          </table:table-cell>
          <table:table-cell office:value-type="string">
            <text:p>BPPAGABPD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8];&quot;-&quot;;[.B1678])" office:value-type="string" office:string-value="H3-10-1">
            <text:p>H3-10-1</text:p>
          </table:table-cell>
          <table:table-cell office:value-type="string">
            <text:p>1T3F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GFLPWFAD</text:p>
          </table:table-cell>
          <table:table-cell office:value-type="string">
            <text:p>BPBDPP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79];&quot;-&quot;;[.B1679])" office:value-type="string" office:string-value="H3-10-1">
            <text:p>H3-10-1</text:p>
          </table:table-cell>
          <table:table-cell office:value-type="string">
            <text:p>1UJ3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DSGYAMDY</text:p>
          </table:table-cell>
          <table:table-cell office:value-type="string">
            <text:p>BPBAGA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0];&quot;-&quot;;[.B1680])" office:value-type="string" office:string-value="H3-10-1">
            <text:p>H3-10-1</text:p>
          </table:table-cell>
          <table:table-cell office:value-type="string">
            <text:p>1WEJ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GYDYGNFDY</text:p>
          </table:table-cell>
          <table:table-cell office:value-type="string">
            <text:p>BBBBABAPB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1];&quot;-&quot;;[.B1681])" office:value-type="string" office:string-value="H3-10-1">
            <text:p>H3-10-1</text:p>
          </table:table-cell>
          <table:table-cell office:value-type="string">
            <text:p>2BDN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GVFGFFDY</text:p>
          </table:table-cell>
          <table:table-cell office:value-type="string">
            <text:p>BPLAALP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2];&quot;-&quot;;[.B1682])" office:value-type="string" office:string-value="H3-10-1">
            <text:p>H3-10-1</text:p>
          </table:table-cell>
          <table:table-cell office:value-type="string">
            <text:p>2G60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AAAAGADY</text:p>
          </table:table-cell>
          <table:table-cell office:value-type="string">
            <text:p>BPBDDPBP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3];&quot;-&quot;;[.B1683])" office:value-type="string" office:string-value="H3-10-1">
            <text:p>H3-10-1</text:p>
          </table:table-cell>
          <table:table-cell office:value-type="string">
            <text:p>2GHWD</text:p>
          </table:table-cell>
          <table:table-cell table:number-columns-repeated="2"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string">
            <text:p>ARDRSYYLDY</text:p>
          </table:table-cell>
          <table:table-cell office:value-type="string">
            <text:p>BPPBLLP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4];&quot;-&quot;;[.B1684])" office:value-type="string" office:string-value="H3-10-1">
            <text:p>H3-10-1</text:p>
          </table:table-cell>
          <table:table-cell office:value-type="string">
            <text:p>2PCP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GRSTWDDFDY</text:p>
          </table:table-cell>
          <table:table-cell office:value-type="string">
            <text:p>BPBBAABPD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1">
            <text:p>1</text:p>
          </table:table-cell>
          <table:table-cell table:formula="of:=CONCATENATE([.A1685];&quot;-&quot;;[.B1685])" office:value-type="string" office:string-value="H3-10-1">
            <text:p>H3-10-1</text:p>
          </table:table-cell>
          <table:table-cell office:value-type="string">
            <text:p>2R0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FWWRSFDY</text:p>
          </table:table-cell>
          <table:table-cell office:value-type="string">
            <text:p>BBPDBLBBA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2">
            <text:p>2</text:p>
          </table:table-cell>
          <table:table-cell table:formula="of:=CONCATENATE([.A1686];&quot;-&quot;;[.B1686])" office:value-type="string" office:string-value="H3-10-2">
            <text:p>H3-10-2</text:p>
          </table:table-cell>
          <table:table-cell office:value-type="string">
            <text:p>1I7Z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ETYDSPLGDY</text:p>
          </table:table-cell>
          <table:table-cell office:value-type="string">
            <text:p>BBBDBADBB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2">
            <text:p>2</text:p>
          </table:table-cell>
          <table:table-cell table:formula="of:=CONCATENATE([.A1687];&quot;-&quot;;[.B1687])" office:value-type="string" office:string-value="H3-10-2">
            <text:p>H3-10-2</text:p>
          </table:table-cell>
          <table:table-cell office:value-type="string">
            <text:p>1UWEY</text:p>
          </table:table-cell>
          <table:table-cell table:number-columns-repeated="2"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string">
            <text:p>AIFYGNFFDY</text:p>
          </table:table-cell>
          <table:table-cell office:value-type="string">
            <text:p>BBBBGDABB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2">
            <text:p>2</text:p>
          </table:table-cell>
          <table:table-cell table:formula="of:=CONCATENATE([.A1688];&quot;-&quot;;[.B1688])" office:value-type="string" office:string-value="H3-10-2">
            <text:p>H3-10-2</text:p>
          </table:table-cell>
          <table:table-cell office:value-type="string">
            <text:p>1UWGY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IFYGNFFDY</text:p>
          </table:table-cell>
          <table:table-cell office:value-type="string">
            <text:p>BBBBGDABB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3">
            <text:p>3</text:p>
          </table:table-cell>
          <table:table-cell table:formula="of:=CONCATENATE([.A1689];&quot;-&quot;;[.B1689])" office:value-type="string" office:string-value="H3-10-3">
            <text:p>H3-10-3</text:p>
          </table:table-cell>
          <table:table-cell office:value-type="string">
            <text:p>1MAM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string">
            <text:p>TRDPYGPAAY</text:p>
          </table:table-cell>
          <table:table-cell office:value-type="string">
            <text:p>BPLAAGADP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float" office:value="3">
            <text:p>3</text:p>
          </table:table-cell>
          <table:table-cell table:formula="of:=CONCATENATE([.A1690];&quot;-&quot;;[.B1690])" office:value-type="string" office:string-value="H3-10-3">
            <text:p>H3-10-3</text:p>
          </table:table-cell>
          <table:table-cell office:value-type="string">
            <text:p>1UZ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RETGTRFDY</text:p>
          </table:table-cell>
          <table:table-cell office:value-type="string">
            <text:p>BPLPLBADPB</text:p>
          </table:table-cell>
        </table:table-row>
        <table:table-row table:style-name="ro2">
          <table:table-cell office:value-type="string">
            <text:p>H3-10</text:p>
          </table:table-cell>
          <table:table-cell office:value-type="string">
            <text:p>cis5-1</text:p>
          </table:table-cell>
          <table:table-cell table:formula="of:=CONCATENATE([.A1691];&quot;-&quot;;[.B1691])" office:value-type="string" office:string-value="H3-10-cis5-1">
            <text:p>H3-10-cis5-1</text:p>
          </table:table-cell>
          <table:table-cell office:value-type="string">
            <text:p>1IQD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string">
            <text:p>AVPDPDAFDI</text:p>
          </table:table-cell>
          <table:table-cell office:value-type="string">
            <text:p>BBPBdDB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2];&quot;-&quot;;[.B1692])" office:value-type="string" office:string-value="H3-11-1">
            <text:p>H3-11-1</text:p>
          </table:table-cell>
          <table:table-cell office:value-type="string">
            <text:p>1A3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DGYYSYYDMDY</text:p>
          </table:table-cell>
          <table:table-cell office:value-type="string">
            <text:p>BBPBAADLBB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3];&quot;-&quot;;[.B1693])" office:value-type="string" office:string-value="H3-11-1">
            <text:p>H3-11-1</text:p>
          </table:table-cell>
          <table:table-cell office:value-type="string">
            <text:p>1CT8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YRYDEGFAY</text:p>
          </table:table-cell>
          <table:table-cell office:value-type="string">
            <text:p>BBBBAADG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4];&quot;-&quot;;[.B1694])" office:value-type="string" office:string-value="H3-11-1">
            <text:p>H3-11-1</text:p>
          </table:table-cell>
          <table:table-cell office:value-type="string">
            <text:p>1JH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TRDDNYGAMDY</text:p>
          </table:table-cell>
          <table:table-cell office:value-type="string">
            <text:p>BPPALALP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5];&quot;-&quot;;[.B1695])" office:value-type="string" office:string-value="H3-11-1">
            <text:p>H3-11-1</text:p>
          </table:table-cell>
          <table:table-cell office:value-type="string">
            <text:p>1NLB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FLLRQYFDV</text:p>
          </table:table-cell>
          <table:table-cell office:value-type="string">
            <text:p>BPBBAAL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6];&quot;-&quot;;[.B1696])" office:value-type="string" office:string-value="H3-11-1">
            <text:p>H3-11-1</text:p>
          </table:table-cell>
          <table:table-cell office:value-type="string">
            <text:p>1ORS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VRGYDYFAMDY</text:p>
          </table:table-cell>
          <table:table-cell office:value-type="string">
            <text:p>BPPPPLLP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7];&quot;-&quot;;[.B1697])" office:value-type="string" office:string-value="H3-11-1">
            <text:p>H3-11-1</text:p>
          </table:table-cell>
          <table:table-cell office:value-type="string">
            <text:p>1PZ5B</text:p>
          </table:table-cell>
          <table:table-cell table:number-columns-repeated="2"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string">
            <text:p>TRGGAVGAMDY</text:p>
          </table:table-cell>
          <table:table-cell office:value-type="string">
            <text:p>BPPPAAL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8];&quot;-&quot;;[.B1698])" office:value-type="string" office:string-value="H3-11-1">
            <text:p>H3-11-1</text:p>
          </table:table-cell>
          <table:table-cell office:value-type="string">
            <text:p>2ADF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DNPYYALDY</text:p>
          </table:table-cell>
          <table:table-cell office:value-type="string">
            <text:p>BPPBADAG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699];&quot;-&quot;;[.B1699])" office:value-type="string" office:string-value="H3-11-1">
            <text:p>H3-11-1</text:p>
          </table:table-cell>
          <table:table-cell office:value-type="string">
            <text:p>2DD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DTVMGGMDV</text:p>
          </table:table-cell>
          <table:table-cell office:value-type="string">
            <text:p>BPPPADLBBDP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0];&quot;-&quot;;[.B1700])" office:value-type="string" office:string-value="H3-11-1">
            <text:p>H3-11-1</text:p>
          </table:table-cell>
          <table:table-cell office:value-type="string">
            <text:p>2FAT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WGPHWYFDV</text:p>
          </table:table-cell>
          <table:table-cell office:value-type="string">
            <text:p>BPPPAAL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1];&quot;-&quot;;[.B1701])" office:value-type="string" office:string-value="H3-11-1">
            <text:p>H3-11-1</text:p>
          </table:table-cell>
          <table:table-cell office:value-type="string">
            <text:p>2FBJ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LHYYGYNAY</text:p>
          </table:table-cell>
          <table:table-cell office:value-type="string">
            <text:p>BPPBPLLP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2];&quot;-&quot;;[.B1702])" office:value-type="string" office:string-value="H3-11-1">
            <text:p>H3-11-1</text:p>
          </table:table-cell>
          <table:table-cell office:value-type="string">
            <text:p>2G2R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VPYDYAADRVY</text:p>
          </table:table-cell>
          <table:table-cell office:value-type="string">
            <text:p>BPBPAAALBB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3];&quot;-&quot;;[.B1703])" office:value-type="string" office:string-value="H3-11-1">
            <text:p>H3-11-1</text:p>
          </table:table-cell>
          <table:table-cell office:value-type="string">
            <text:p>2GCY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SRYRYDDAMDY</text:p>
          </table:table-cell>
          <table:table-cell office:value-type="string">
            <text:p>BPBPAAL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4];&quot;-&quot;;[.B1704])" office:value-type="string" office:string-value="H3-11-1">
            <text:p>H3-11-1</text:p>
          </table:table-cell>
          <table:table-cell office:value-type="string">
            <text:p>2IH3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ERGDGYFAV</text:p>
          </table:table-cell>
          <table:table-cell office:value-type="string">
            <text:p>BBBALDL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1">
            <text:p>1</text:p>
          </table:table-cell>
          <table:table-cell table:formula="of:=CONCATENATE([.A1705];&quot;-&quot;;[.B1705])" office:value-type="string" office:string-value="H3-11-1">
            <text:p>H3-11-1</text:p>
          </table:table-cell>
          <table:table-cell office:value-type="string">
            <text:p>3CLF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GRLSLGFDY</text:p>
          </table:table-cell>
          <table:table-cell office:value-type="string">
            <text:p>BPPBADDG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06];&quot;-&quot;;[.B1706])" office:value-type="string" office:string-value="H3-11-2">
            <text:p>H3-11-2</text:p>
          </table:table-cell>
          <table:table-cell office:value-type="string">
            <text:p>1CK0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string">
            <text:p>VRGRDGEAMDY</text:p>
          </table:table-cell>
          <table:table-cell office:value-type="string">
            <text:p>BPBPPLP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07];&quot;-&quot;;[.B1707])" office:value-type="string" office:string-value="H3-11-2">
            <text:p>H3-11-2</text:p>
          </table:table-cell>
          <table:table-cell office:value-type="string">
            <text:p>1F8T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SYDDYTWFTY</text:p>
          </table:table-cell>
          <table:table-cell office:value-type="string">
            <text:p>BBBDLDBAPB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08];&quot;-&quot;;[.B1708])" office:value-type="string" office:string-value="H3-11-2">
            <text:p>H3-11-2</text:p>
          </table:table-cell>
          <table:table-cell office:value-type="string">
            <text:p>1JV5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GQYGNLWFAY</text:p>
          </table:table-cell>
          <table:table-cell office:value-type="string">
            <text:p>BBPBLLBA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09];&quot;-&quot;;[.B1709])" office:value-type="string" office:string-value="H3-11-2">
            <text:p>H3-11-2</text:p>
          </table:table-cell>
          <table:table-cell office:value-type="string">
            <text:p>1MFA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TRGGHGYYGDY</text:p>
          </table:table-cell>
          <table:table-cell office:value-type="string">
            <text:p>BPBBPLBD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0];&quot;-&quot;;[.B1710])" office:value-type="string" office:string-value="H3-11-2">
            <text:p>H3-11-2</text:p>
          </table:table-cell>
          <table:table-cell office:value-type="string">
            <text:p>1MQ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VRHEYYYAMDY</text:p>
          </table:table-cell>
          <table:table-cell office:value-type="string">
            <text:p>BPPBLGDP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1];&quot;-&quot;;[.B1711])" office:value-type="string" office:string-value="H3-11-2">
            <text:p>H3-11-2</text:p>
          </table:table-cell>
          <table:table-cell office:value-type="string">
            <text:p>1UM5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string">
            <text:p>ARSSMSDPGAN</text:p>
          </table:table-cell>
          <table:table-cell office:value-type="string">
            <text:p>BBBBPLBPL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2];&quot;-&quot;;[.B1712])" office:value-type="string" office:string-value="H3-11-2">
            <text:p>H3-11-2</text:p>
          </table:table-cell>
          <table:table-cell office:value-type="string">
            <text:p>1WT5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SGGPYFFDY</text:p>
          </table:table-cell>
          <table:table-cell office:value-type="string">
            <text:p>BPBAGABP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3];&quot;-&quot;;[.B1713])" office:value-type="string" office:string-value="H3-11-2">
            <text:p>H3-11-2</text:p>
          </table:table-cell>
          <table:table-cell office:value-type="string">
            <text:p>2AEP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string">
            <text:p>ARVDYGTNYDY</text:p>
          </table:table-cell>
          <table:table-cell office:value-type="string">
            <text:p>BPBBLGDP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4];&quot;-&quot;;[.B1714])" office:value-type="string" office:string-value="H3-11-2">
            <text:p>H3-11-2</text:p>
          </table:table-cell>
          <table:table-cell office:value-type="string">
            <text:p>2JE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VMGEQYFDV</text:p>
          </table:table-cell>
          <table:table-cell office:value-type="string">
            <text:p>BPBBGABA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5];&quot;-&quot;;[.B1715])" office:value-type="string" office:string-value="H3-11-2">
            <text:p>H3-11-2</text:p>
          </table:table-cell>
          <table:table-cell office:value-type="string">
            <text:p>2OK0H</text:p>
          </table:table-cell>
          <table:table-cell table:number-columns-repeated="2"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string">
            <text:p>TRWTYGSSFDY</text:p>
          </table:table-cell>
          <table:table-cell office:value-type="string">
            <text:p>BBBBPLBBP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6];&quot;-&quot;;[.B1716])" office:value-type="string" office:string-value="H3-11-2">
            <text:p>H3-11-2</text:p>
          </table:table-cell>
          <table:table-cell office:value-type="string">
            <text:p>2OTU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ARGRGYVWFAY</text:p>
          </table:table-cell>
          <table:table-cell office:value-type="string">
            <text:p>BBPBGDPABAB</text:p>
          </table:table-cell>
        </table:table-row>
        <table:table-row table:style-name="ro2">
          <table:table-cell office:value-type="string">
            <text:p>H3-11</text:p>
          </table:table-cell>
          <table:table-cell office:value-type="float" office:value="2">
            <text:p>2</text:p>
          </table:table-cell>
          <table:table-cell table:formula="of:=CONCATENATE([.A1717];&quot;-&quot;;[.B1717])" office:value-type="string" office:string-value="H3-11-2">
            <text:p>H3-11-2</text:p>
          </table:table-cell>
          <table:table-cell office:value-type="string">
            <text:p>2Z4Q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TRSGGPYFFDY</text:p>
          </table:table-cell>
          <table:table-cell office:value-type="string">
            <text:p>BBBBGABBL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18];&quot;-&quot;;[.B1718])" office:value-type="string" office:string-value="H3-12-1">
            <text:p>H3-12-1</text:p>
          </table:table-cell>
          <table:table-cell office:value-type="string">
            <text:p>1A4J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VQAERLRRTFDY</text:p>
          </table:table-cell>
          <table:table-cell office:value-type="string">
            <text:p>BPBBAAA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19];&quot;-&quot;;[.B1719])" office:value-type="string" office:string-value="H3-12-1">
            <text:p>H3-12-1</text:p>
          </table:table-cell>
          <table:table-cell office:value-type="string">
            <text:p>1AY1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YYYGYWYFDV</text:p>
          </table:table-cell>
          <table:table-cell office:value-type="string">
            <text:p>BBBPPGPPBPD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0];&quot;-&quot;;[.B1720])" office:value-type="string" office:string-value="H3-12-1">
            <text:p>H3-12-1</text:p>
          </table:table-cell>
          <table:table-cell office:value-type="string">
            <text:p>1C1E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GTTIVRAMDY</text:p>
          </table:table-cell>
          <table:table-cell office:value-type="string">
            <text:p>BPBBAADLBPD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1];&quot;-&quot;;[.B1721])" office:value-type="string" office:string-value="H3-12-1">
            <text:p>H3-12-1</text:p>
          </table:table-cell>
          <table:table-cell office:value-type="string">
            <text:p>1CFV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LNYAVYGMDY</text:p>
          </table:table-cell>
          <table:table-cell office:value-type="string">
            <text:p>BPPBAAALBPD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2];&quot;-&quot;;[.B1722])" office:value-type="string" office:string-value="H3-12-1">
            <text:p>H3-12-1</text:p>
          </table:table-cell>
          <table:table-cell office:value-type="string">
            <text:p>1CLO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TRDRGLRFYFDY</text:p>
          </table:table-cell>
          <table:table-cell office:value-type="string">
            <text:p>BPPABBLB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3];&quot;-&quot;;[.B1723])" office:value-type="string" office:string-value="H3-12-1">
            <text:p>H3-12-1</text:p>
          </table:table-cell>
          <table:table-cell office:value-type="string">
            <text:p>1CLY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GLDDGAWFAY</text:p>
          </table:table-cell>
          <table:table-cell office:value-type="string">
            <text:p>BBBBAALBA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4];&quot;-&quot;;[.B1724])" office:value-type="string" office:string-value="H3-12-1">
            <text:p>H3-12-1</text:p>
          </table:table-cell>
          <table:table-cell office:value-type="string">
            <text:p>1DBJ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TRGDYVNWYFDV</text:p>
          </table:table-cell>
          <table:table-cell office:value-type="string">
            <text:p>BPPBAADLP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5];&quot;-&quot;;[.B1725])" office:value-type="string" office:string-value="H3-12-1">
            <text:p>H3-12-1</text:p>
          </table:table-cell>
          <table:table-cell office:value-type="string">
            <text:p>1DLF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TGIYYHYPWFAY</text:p>
          </table:table-cell>
          <table:table-cell office:value-type="string">
            <text:p>BBBBGABA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6];&quot;-&quot;;[.B1726])" office:value-type="string" office:string-value="H3-12-1">
            <text:p>H3-12-1</text:p>
          </table:table-cell>
          <table:table-cell office:value-type="string">
            <text:p>1FO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SGNYPYAMDY</text:p>
          </table:table-cell>
          <table:table-cell office:value-type="string">
            <text:p>BPPBPGALP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7];&quot;-&quot;;[.B1727])" office:value-type="string" office:string-value="H3-12-1">
            <text:p>H3-12-1</text:p>
          </table:table-cell>
          <table:table-cell office:value-type="string">
            <text:p>1I9J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AREYYGYVGLAY</text:p>
          </table:table-cell>
          <table:table-cell office:value-type="string">
            <text:p>BBPABLLBG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8];&quot;-&quot;;[.B1728])" office:value-type="string" office:string-value="H3-12-1">
            <text:p>H3-12-1</text:p>
          </table:table-cell>
          <table:table-cell office:value-type="string">
            <text:p>1IGJ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GSSGNKWAMDY</text:p>
          </table:table-cell>
          <table:table-cell office:value-type="string">
            <text:p>BBBPGAA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29];&quot;-&quot;;[.B1729])" office:value-type="string" office:string-value="H3-12-1">
            <text:p>H3-12-1</text:p>
          </table:table-cell>
          <table:table-cell office:value-type="string">
            <text:p>1JGU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SRGDAYSRYFDV</text:p>
          </table:table-cell>
          <table:table-cell office:value-type="string">
            <text:p>BBBPAADLB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0];&quot;-&quot;;[.B1730])" office:value-type="string" office:string-value="H3-12-1">
            <text:p>H3-12-1</text:p>
          </table:table-cell>
          <table:table-cell office:value-type="string">
            <text:p>1KB5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SRTDLYYFDY</text:p>
          </table:table-cell>
          <table:table-cell office:value-type="string">
            <text:p>BPBPADBP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1];&quot;-&quot;;[.B1731])" office:value-type="string" office:string-value="H3-12-1">
            <text:p>H3-12-1</text:p>
          </table:table-cell>
          <table:table-cell office:value-type="string">
            <text:p>1L7I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NLGPSFYFDY</text:p>
          </table:table-cell>
          <table:table-cell office:value-type="string">
            <text:p>BPBAPAPBB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2];&quot;-&quot;;[.B1732])" office:value-type="string" office:string-value="H3-12-1">
            <text:p>H3-12-1</text:p>
          </table:table-cell>
          <table:table-cell office:value-type="string">
            <text:p>1LK3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TRGVPGNNWFPY</text:p>
          </table:table-cell>
          <table:table-cell office:value-type="string">
            <text:p>BBBPPLBPB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3];&quot;-&quot;;[.B1733])" office:value-type="string" office:string-value="H3-12-1">
            <text:p>H3-12-1</text:p>
          </table:table-cell>
          <table:table-cell office:value-type="string">
            <text:p>1MH5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VRKHYSYDGVVY</text:p>
          </table:table-cell>
          <table:table-cell office:value-type="string">
            <text:p>BBBPADPAABB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4];&quot;-&quot;;[.B1734])" office:value-type="string" office:string-value="H3-12-1">
            <text:p>H3-12-1</text:p>
          </table:table-cell>
          <table:table-cell office:value-type="string">
            <text:p>1MJ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KHYFYDGVVY</text:p>
          </table:table-cell>
          <table:table-cell office:value-type="string">
            <text:p>BBPPADPAABB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5];&quot;-&quot;;[.B1735])" office:value-type="string" office:string-value="H3-12-1">
            <text:p>H3-12-1</text:p>
          </table:table-cell>
          <table:table-cell office:value-type="string">
            <text:p>1NCW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GLLWYDGGAGS</text:p>
          </table:table-cell>
          <table:table-cell office:value-type="string">
            <text:p>BBBPAADLPLP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6];&quot;-&quot;;[.B1736])" office:value-type="string" office:string-value="H3-12-1">
            <text:p>H3-12-1</text:p>
          </table:table-cell>
          <table:table-cell office:value-type="string">
            <text:p>1Q0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WVLDYYGMDY</text:p>
          </table:table-cell>
          <table:table-cell office:value-type="string">
            <text:p>BPBBAAALBBA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7];&quot;-&quot;;[.B1737])" office:value-type="string" office:string-value="H3-12-1">
            <text:p>H3-12-1</text:p>
          </table:table-cell>
          <table:table-cell office:value-type="string">
            <text:p>1Q72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TSVPQLGRGFAY</text:p>
          </table:table-cell>
          <table:table-cell office:value-type="string">
            <text:p>BBBPAAGLG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8];&quot;-&quot;;[.B1738])" office:value-type="string" office:string-value="H3-12-1">
            <text:p>H3-12-1</text:p>
          </table:table-cell>
          <table:table-cell office:value-type="string">
            <text:p>1QKZ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DPLEYYGMDY</text:p>
          </table:table-cell>
          <table:table-cell office:value-type="string">
            <text:p>BBPPADBPB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39];&quot;-&quot;;[.B1739])" office:value-type="string" office:string-value="H3-12-1">
            <text:p>H3-12-1</text:p>
          </table:table-cell>
          <table:table-cell office:value-type="string">
            <text:p>1RU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AGGYYTGGDY</text:p>
          </table:table-cell>
          <table:table-cell office:value-type="string">
            <text:p>BPPAGPLDG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0];&quot;-&quot;;[.B1740])" office:value-type="string" office:string-value="H3-12-1">
            <text:p>H3-12-1</text:p>
          </table:table-cell>
          <table:table-cell office:value-type="string">
            <text:p>1RZ7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ADPWELNAFNV</text:p>
          </table:table-cell>
          <table:table-cell office:value-type="string">
            <text:p>BBBADLA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1];&quot;-&quot;;[.B1741])" office:value-type="string" office:string-value="H3-12-1">
            <text:p>H3-12-1</text:p>
          </table:table-cell>
          <table:table-cell office:value-type="string">
            <text:p>1S3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GTRDGSWFAY</text:p>
          </table:table-cell>
          <table:table-cell office:value-type="string">
            <text:p>BBPBAALBA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2];&quot;-&quot;;[.B1742])" office:value-type="string" office:string-value="H3-12-1">
            <text:p>H3-12-1</text:p>
          </table:table-cell>
          <table:table-cell office:value-type="string">
            <text:p>1SY6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YYDDHYCLDY</text:p>
          </table:table-cell>
          <table:table-cell office:value-type="string">
            <text:p>BPPBAAD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3];&quot;-&quot;;[.B1743])" office:value-type="string" office:string-value="H3-12-1">
            <text:p>H3-12-1</text:p>
          </table:table-cell>
          <table:table-cell office:value-type="string">
            <text:p>1T2Q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NRGYSYAMDS</text:p>
          </table:table-cell>
          <table:table-cell office:value-type="string">
            <text:p>BPPPGAALBPD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4];&quot;-&quot;;[.B1744])" office:value-type="string" office:string-value="H3-12-1">
            <text:p>H3-12-1</text:p>
          </table:table-cell>
          <table:table-cell office:value-type="string">
            <text:p>1UYW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ARIYHYDGYFDV</text:p>
          </table:table-cell>
          <table:table-cell office:value-type="string">
            <text:p>BPPPGDA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5];&quot;-&quot;;[.B1745])" office:value-type="string" office:string-value="H3-12-1">
            <text:p>H3-12-1</text:p>
          </table:table-cell>
          <table:table-cell office:value-type="string">
            <text:p>1ZT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SASYGDYADY</text:p>
          </table:table-cell>
          <table:table-cell office:value-type="string">
            <text:p>BBPPAAGABPD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6];&quot;-&quot;;[.B1746])" office:value-type="string" office:string-value="H3-12-1">
            <text:p>H3-12-1</text:p>
          </table:table-cell>
          <table:table-cell office:value-type="string">
            <text:p>2AJV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YDYYGNTGDY</text:p>
          </table:table-cell>
          <table:table-cell office:value-type="string">
            <text:p>BBBBAALPDGA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7];&quot;-&quot;;[.B1747])" office:value-type="string" office:string-value="H3-12-1">
            <text:p>H3-12-1</text:p>
          </table:table-cell>
          <table:table-cell office:value-type="string">
            <text:p>2B2XI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TRGFGDGGYFDV</text:p>
          </table:table-cell>
          <table:table-cell office:value-type="string">
            <text:p>BPPBGALA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8];&quot;-&quot;;[.B1748])" office:value-type="string" office:string-value="H3-12-1">
            <text:p>H3-12-1</text:p>
          </table:table-cell>
          <table:table-cell office:value-type="string">
            <text:p>2CM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DNPTLLGSDY</text:p>
          </table:table-cell>
          <table:table-cell office:value-type="string">
            <text:p>BPPPAAAL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49];&quot;-&quot;;[.B1749])" office:value-type="string" office:string-value="H3-12-1">
            <text:p>H3-12-1</text:p>
          </table:table-cell>
          <table:table-cell office:value-type="string">
            <text:p>2H32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HYYYYYGMDV</text:p>
          </table:table-cell>
          <table:table-cell office:value-type="string">
            <text:p>BPPBAPADB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0];&quot;-&quot;;[.B1750])" office:value-type="string" office:string-value="H3-12-1">
            <text:p>H3-12-1</text:p>
          </table:table-cell>
          <table:table-cell office:value-type="string">
            <text:p>2O5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GTTIVWAMDY</text:p>
          </table:table-cell>
          <table:table-cell office:value-type="string">
            <text:p>BPPPAADLBPD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1];&quot;-&quot;;[.B1751])" office:value-type="string" office:string-value="H3-12-1">
            <text:p>H3-12-1</text:p>
          </table:table-cell>
          <table:table-cell office:value-type="string">
            <text:p>2V7N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FAGGWGAYDV</text:p>
          </table:table-cell>
          <table:table-cell office:value-type="string">
            <text:p>BPPDGAALG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2];&quot;-&quot;;[.B1752])" office:value-type="string" office:string-value="H3-12-1">
            <text:p>H3-12-1</text:p>
          </table:table-cell>
          <table:table-cell office:value-type="string">
            <text:p>2VD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VRPLYDYYAMDY</text:p>
          </table:table-cell>
          <table:table-cell office:value-type="string">
            <text:p>BBPADPADPBD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3];&quot;-&quot;;[.B1753])" office:value-type="string" office:string-value="H3-12-1">
            <text:p>H3-12-1</text:p>
          </table:table-cell>
          <table:table-cell office:value-type="string">
            <text:p>2VL5C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LKPGGTWFAY</text:p>
          </table:table-cell>
          <table:table-cell office:value-type="string">
            <text:p>BBPPPLBDPP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4];&quot;-&quot;;[.B1754])" office:value-type="string" office:string-value="H3-12-1">
            <text:p>H3-12-1</text:p>
          </table:table-cell>
          <table:table-cell office:value-type="string">
            <text:p>35C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ADPPYYGHGDY</text:p>
          </table:table-cell>
          <table:table-cell office:value-type="string">
            <text:p>BBPPABPLBPP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5];&quot;-&quot;;[.B1755])" office:value-type="string" office:string-value="H3-12-1">
            <text:p>H3-12-1</text:p>
          </table:table-cell>
          <table:table-cell office:value-type="string">
            <text:p>3DGG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EDYYGSRWGY</text:p>
          </table:table-cell>
          <table:table-cell office:value-type="string">
            <text:p>BPPPAPLLP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1">
            <text:p>1</text:p>
          </table:table-cell>
          <table:table-cell table:formula="of:=CONCATENATE([.A1756];&quot;-&quot;;[.B1756])" office:value-type="string" office:string-value="H3-12-1">
            <text:p>H3-12-1</text:p>
          </table:table-cell>
          <table:table-cell office:value-type="string">
            <text:p>43C9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VSYGYGGDRFSY</text:p>
          </table:table-cell>
          <table:table-cell office:value-type="string">
            <text:p>BBBBBLPABAB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57];&quot;-&quot;;[.B1757])" office:value-type="string" office:string-value="H3-12-2">
            <text:p>H3-12-2</text:p>
          </table:table-cell>
          <table:table-cell office:value-type="string">
            <text:p>1CBV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VRDQTGTAWFAY</text:p>
          </table:table-cell>
          <table:table-cell office:value-type="string">
            <text:p>BBPBPLDBBL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58];&quot;-&quot;;[.B1758])" office:value-type="string" office:string-value="H3-12-2">
            <text:p>H3-12-2</text:p>
          </table:table-cell>
          <table:table-cell office:value-type="string">
            <text:p>1EAP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KRSYYGSSYVDY</text:p>
          </table:table-cell>
          <table:table-cell office:value-type="string">
            <text:p>BPPPBGBPABBP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59];&quot;-&quot;;[.B1759])" office:value-type="string" office:string-value="H3-12-2">
            <text:p>H3-12-2</text:p>
          </table:table-cell>
          <table:table-cell office:value-type="string">
            <text:p>1JN6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SRGRSLYYTMDY</text:p>
          </table:table-cell>
          <table:table-cell office:value-type="string">
            <text:p>BBBDBAABBL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0];&quot;-&quot;;[.B1760])" office:value-type="string" office:string-value="H3-12-2">
            <text:p>H3-12-2</text:p>
          </table:table-cell>
          <table:table-cell office:value-type="string">
            <text:p>1LO2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IRGDSFLVWFTF</text:p>
          </table:table-cell>
          <table:table-cell office:value-type="string">
            <text:p>BBBBPLDBA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1];&quot;-&quot;;[.B1761])" office:value-type="string" office:string-value="H3-12-2">
            <text:p>H3-12-2</text:p>
          </table:table-cell>
          <table:table-cell office:value-type="string">
            <text:p>1LO4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ARGTSFVRYFDV</text:p>
          </table:table-cell>
          <table:table-cell office:value-type="string">
            <text:p>BPBPPLDBA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2];&quot;-&quot;;[.B1762])" office:value-type="string" office:string-value="H3-12-2">
            <text:p>H3-12-2</text:p>
          </table:table-cell>
          <table:table-cell office:value-type="string">
            <text:p>1YC7B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string">
            <text:p>QIQCGVRSIREY</text:p>
          </table:table-cell>
          <table:table-cell office:value-type="string">
            <text:p>BBBBGDABBBB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3];&quot;-&quot;;[.B1763])" office:value-type="string" office:string-value="H3-12-2">
            <text:p>H3-12-2</text:p>
          </table:table-cell>
          <table:table-cell office:value-type="string">
            <text:p>2HWZH</text:p>
          </table:table-cell>
          <table:table-cell table:number-columns-repeated="2"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string">
            <text:p>ARSMITNWYFDV</text:p>
          </table:table-cell>
          <table:table-cell office:value-type="string">
            <text:p>BPBBPLDBPL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4];&quot;-&quot;;[.B1764])" office:value-type="string" office:string-value="H3-12-2">
            <text:p>H3-12-2</text:p>
          </table:table-cell>
          <table:table-cell office:value-type="string">
            <text:p>2UYLW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GREETVRASFGN</text:p>
          </table:table-cell>
          <table:table-cell office:value-type="string">
            <text:p>BBPPPLDBABAB</text:p>
          </table:table-cell>
        </table:table-row>
        <table:table-row table:style-name="ro2">
          <table:table-cell office:value-type="string">
            <text:p>H3-12</text:p>
          </table:table-cell>
          <table:table-cell office:value-type="float" office:value="2">
            <text:p>2</text:p>
          </table:table-cell>
          <table:table-cell table:formula="of:=CONCATENATE([.A1765];&quot;-&quot;;[.B1765])" office:value-type="string" office:string-value="H3-12-2">
            <text:p>H3-12-2</text:p>
          </table:table-cell>
          <table:table-cell office:value-type="string">
            <text:p>3DIF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string">
            <text:p>ARGNYDRAWFAY</text:p>
          </table:table-cell>
          <table:table-cell office:value-type="string">
            <text:p>BBPBPGDPPLAB</text:p>
          </table:table-cell>
        </table:table-row>
        <table:table-row table:style-name="ro1">
          <table:table-cell office:value-type="string">
            <text:p>H3-12</text:p>
          </table:table-cell>
          <table:table-cell office:value-type="string">
            <text:p>cis9-1</text:p>
          </table:table-cell>
          <table:table-cell table:formula="of:=CONCATENATE([.A1766];&quot;-&quot;;[.B1766])" office:value-type="string" office:string-value="H3-12-cis9-1">
            <text:p>H3-12-cis9-1</text:p>
          </table:table-cell>
          <table:table-cell office:value-type="string">
            <text:p>1CE1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string">
            <text:p>AREGHTAAPFDY</text:p>
          </table:table-cell>
          <table:table-cell office:value-type="string">
            <text:p>BPAGDAPBpL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67];&quot;-&quot;;[.B1767])" office:value-type="string" office:string-value="H3-13-1">
            <text:p>H3-13-1</text:p>
          </table:table-cell>
          <table:table-cell office:value-type="string">
            <text:p>12E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NAGHDYDRGRFPY</text:p>
          </table:table-cell>
          <table:table-cell office:value-type="string">
            <text:p>BBBPAAPALP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68];&quot;-&quot;;[.B1768])" office:value-type="string" office:string-value="H3-13-1">
            <text:p>H3-13-1</text:p>
          </table:table-cell>
          <table:table-cell office:value-type="string">
            <text:p>1A6VI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YDYYGSSYFDY</text:p>
          </table:table-cell>
          <table:table-cell office:value-type="string">
            <text:p>BPBPAABA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69];&quot;-&quot;;[.B1769])" office:value-type="string" office:string-value="H3-13-1">
            <text:p>H3-13-1</text:p>
          </table:table-cell>
          <table:table-cell office:value-type="string">
            <text:p>1EH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TRRSGYKYYALDY</text:p>
          </table:table-cell>
          <table:table-cell office:value-type="string">
            <text:p>BBPPPPGA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0];&quot;-&quot;;[.B1770])" office:value-type="string" office:string-value="H3-13-1">
            <text:p>H3-13-1</text:p>
          </table:table-cell>
          <table:table-cell office:value-type="string">
            <text:p>1EJO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VRRAFDSDVGFAS</text:p>
          </table:table-cell>
          <table:table-cell office:value-type="string">
            <text:p>BPABDDBPDG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1];&quot;-&quot;;[.B1771])" office:value-type="string" office:string-value="H3-13-1">
            <text:p>H3-13-1</text:p>
          </table:table-cell>
          <table:table-cell office:value-type="string">
            <text:p>1FVD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SRWGGDGFYAMDV</text:p>
          </table:table-cell>
          <table:table-cell office:value-type="string">
            <text:p>BPPPLLLAAG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2];&quot;-&quot;;[.B1772])" office:value-type="string" office:string-value="H3-13-1">
            <text:p>H3-13-1</text:p>
          </table:table-cell>
          <table:table-cell office:value-type="string">
            <text:p>1HIL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RERYDENGFAY</text:p>
          </table:table-cell>
          <table:table-cell office:value-type="string">
            <text:p>BPPPPLLAGGBBL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3];&quot;-&quot;;[.B1773])" office:value-type="string" office:string-value="H3-13-1">
            <text:p>H3-13-1</text:p>
          </table:table-cell>
          <table:table-cell office:value-type="string">
            <text:p>1NL0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ASIAAARVLDY</text:p>
          </table:table-cell>
          <table:table-cell office:value-type="string">
            <text:p>BPPPADBAAB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4];&quot;-&quot;;[.B1774])" office:value-type="string" office:string-value="H3-13-1">
            <text:p>H3-13-1</text:p>
          </table:table-cell>
          <table:table-cell office:value-type="string">
            <text:p>1NQB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YDYYGSSYFDY</text:p>
          </table:table-cell>
          <table:table-cell office:value-type="string">
            <text:p>BPPPADLABA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5];&quot;-&quot;;[.B1775])" office:value-type="string" office:string-value="H3-13-1">
            <text:p>H3-13-1</text:p>
          </table:table-cell>
          <table:table-cell office:value-type="string">
            <text:p>1P7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VRGGYRPYYAMDY</text:p>
          </table:table-cell>
          <table:table-cell office:value-type="string">
            <text:p>BPPPAAPAAP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6];&quot;-&quot;;[.B1776])" office:value-type="string" office:string-value="H3-13-1">
            <text:p>H3-13-1</text:p>
          </table:table-cell>
          <table:table-cell office:value-type="string">
            <text:p>1RJL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MRYGDYYAMDN</text:p>
          </table:table-cell>
          <table:table-cell office:value-type="string">
            <text:p>BPPBPGAA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7];&quot;-&quot;;[.B1777])" office:value-type="string" office:string-value="H3-13-1">
            <text:p>H3-13-1</text:p>
          </table:table-cell>
          <table:table-cell office:value-type="string">
            <text:p>1SJXA</text:p>
          </table:table-cell>
          <table:table-cell table:number-columns-repeated="2"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string">
            <text:p>AAEDRHRIGTVGY</text:p>
          </table:table-cell>
          <table:table-cell office:value-type="string">
            <text:p>BBPPAABP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8];&quot;-&quot;;[.B1778])" office:value-type="string" office:string-value="H3-13-1">
            <text:p>H3-13-1</text:p>
          </table:table-cell>
          <table:table-cell office:value-type="string">
            <text:p>1SVZA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36">
            <text:p>236</text:p>
          </table:table-cell>
          <table:table-cell office:value-type="string">
            <text:p>VRDRHDYGEIFTY</text:p>
          </table:table-cell>
          <table:table-cell office:value-type="string">
            <text:p>BBPDAADLBA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79];&quot;-&quot;;[.B1779])" office:value-type="string" office:string-value="H3-13-1">
            <text:p>H3-13-1</text:p>
          </table:table-cell>
          <table:table-cell office:value-type="string">
            <text:p>1YJD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TRSHYGLDWNFDV</text:p>
          </table:table-cell>
          <table:table-cell office:value-type="string">
            <text:p>BBBPAAPPDB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80];&quot;-&quot;;[.B1780])" office:value-type="string" office:string-value="H3-13-1">
            <text:p>H3-13-1</text:p>
          </table:table-cell>
          <table:table-cell office:value-type="string">
            <text:p>2H1P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RDSSASLYFDY</text:p>
          </table:table-cell>
          <table:table-cell office:value-type="string">
            <text:p>BPPPAALA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81];&quot;-&quot;;[.B1781])" office:value-type="string" office:string-value="H3-13-1">
            <text:p>H3-13-1</text:p>
          </table:table-cell>
          <table:table-cell office:value-type="string">
            <text:p>2V17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string">
            <text:p>ARDNGAARATFAY</text:p>
          </table:table-cell>
          <table:table-cell office:value-type="string">
            <text:p>BBPALDPADB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82];&quot;-&quot;;[.B1782])" office:value-type="string" office:string-value="H3-13-1">
            <text:p>H3-13-1</text:p>
          </table:table-cell>
          <table:table-cell office:value-type="string">
            <text:p>3B2UH</text:p>
          </table:table-cell>
          <table:table-cell table:number-columns-repeated="2"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string">
            <text:p>ARVSIFGVGTFDY</text:p>
          </table:table-cell>
          <table:table-cell office:value-type="string">
            <text:p>BPBPADPALBPDP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83];&quot;-&quot;;[.B1783])" office:value-type="string" office:string-value="H3-13-1">
            <text:p>H3-13-1</text:p>
          </table:table-cell>
          <table:table-cell office:value-type="string">
            <text:p>3CFD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SDYGNYGRGDY</text:p>
          </table:table-cell>
          <table:table-cell office:value-type="string">
            <text:p>BPBPPGGAL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1">
            <text:p>1</text:p>
          </table:table-cell>
          <table:table-cell table:formula="of:=CONCATENATE([.A1784];&quot;-&quot;;[.B1784])" office:value-type="string" office:string-value="H3-13-1">
            <text:p>H3-13-1</text:p>
          </table:table-cell>
          <table:table-cell office:value-type="string">
            <text:p>3DVGB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string">
            <text:p>AREYYRWYTAIDY</text:p>
          </table:table-cell>
          <table:table-cell office:value-type="string">
            <text:p>BBBBAADLLPPD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85];&quot;-&quot;;[.B1785])" office:value-type="string" office:string-value="H3-13-2">
            <text:p>H3-13-2</text:p>
          </table:table-cell>
          <table:table-cell office:value-type="string">
            <text:p>1E6O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SRPVVRLGYNFDY</text:p>
          </table:table-cell>
          <table:table-cell office:value-type="string">
            <text:p>BBPBBBABP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86];&quot;-&quot;;[.B1786])" office:value-type="string" office:string-value="H3-13-2">
            <text:p>H3-13-2</text:p>
          </table:table-cell>
          <table:table-cell office:value-type="string">
            <text:p>1FVCD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SRWGGDGFYAMDY</text:p>
          </table:table-cell>
          <table:table-cell office:value-type="string">
            <text:p>BBPAGGLBD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87];&quot;-&quot;;[.B1787])" office:value-type="string" office:string-value="H3-13-2">
            <text:p>H3-13-2</text:p>
          </table:table-cell>
          <table:table-cell office:value-type="string">
            <text:p>1I8K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TRGYSSTSYAMDY</text:p>
          </table:table-cell>
          <table:table-cell office:value-type="string">
            <text:p>BBPABADBAPPDP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88];&quot;-&quot;;[.B1788])" office:value-type="string" office:string-value="H3-13-2">
            <text:p>H3-13-2</text:p>
          </table:table-cell>
          <table:table-cell office:value-type="string">
            <text:p>1MCP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string">
            <text:p>ARNYYGSTWYFDV</text:p>
          </table:table-cell>
          <table:table-cell office:value-type="string">
            <text:p>BPPPBDABPB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89];&quot;-&quot;;[.B1789])" office:value-type="string" office:string-value="H3-13-2">
            <text:p>H3-13-2</text:p>
          </table:table-cell>
          <table:table-cell office:value-type="string">
            <text:p>1N4XI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VRDRHDYGEIFTY</text:p>
          </table:table-cell>
          <table:table-cell office:value-type="string">
            <text:p>BBPADLDLABPD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0];&quot;-&quot;;[.B1790])" office:value-type="string" office:string-value="H3-13-2">
            <text:p>H3-13-2</text:p>
          </table:table-cell>
          <table:table-cell office:value-type="string">
            <text:p>1NCC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GEDNFGSLSDY</text:p>
          </table:table-cell>
          <table:table-cell office:value-type="string">
            <text:p>BBPABPLLAPBPG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1];&quot;-&quot;;[.B1791])" office:value-type="string" office:string-value="H3-13-2">
            <text:p>H3-13-2</text:p>
          </table:table-cell>
          <table:table-cell office:value-type="string">
            <text:p>1OAQ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MWYYGTYYFDY</text:p>
          </table:table-cell>
          <table:table-cell office:value-type="string">
            <text:p>BPBPADLBDPPDP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2];&quot;-&quot;;[.B1792])" office:value-type="string" office:string-value="H3-13-2">
            <text:p>H3-13-2</text:p>
          </table:table-cell>
          <table:table-cell office:value-type="string">
            <text:p>1PG7Z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EDFRYHYSMDY</text:p>
          </table:table-cell>
          <table:table-cell office:value-type="string">
            <text:p>BPBPDDDBAP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3];&quot;-&quot;;[.B1793])" office:value-type="string" office:string-value="H3-13-2">
            <text:p>H3-13-2</text:p>
          </table:table-cell>
          <table:table-cell office:value-type="string">
            <text:p>1Q9RB</text:p>
          </table:table-cell>
          <table:table-cell table:number-columns-repeated="2"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string">
            <text:p>ARDHDGYYERFSY</text:p>
          </table:table-cell>
          <table:table-cell office:value-type="string">
            <text:p>BPBPDLDPBB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4];&quot;-&quot;;[.B1794])" office:value-type="string" office:string-value="H3-13-2">
            <text:p>H3-13-2</text:p>
          </table:table-cell>
          <table:table-cell office:value-type="string">
            <text:p>1YY8D</text:p>
          </table:table-cell>
          <table:table-cell table:number-columns-repeated="2"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string">
            <text:p>ARALTYYDYEFAY</text:p>
          </table:table-cell>
          <table:table-cell office:value-type="string">
            <text:p>BBPABADPDP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5];&quot;-&quot;;[.B1795])" office:value-type="string" office:string-value="H3-13-2">
            <text:p>H3-13-2</text:p>
          </table:table-cell>
          <table:table-cell office:value-type="string">
            <text:p>2ADG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HEDGNWNYFDY</text:p>
          </table:table-cell>
          <table:table-cell office:value-type="string">
            <text:p>BPBAPABBBP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6];&quot;-&quot;;[.B1796])" office:value-type="string" office:string-value="H3-13-2">
            <text:p>H3-13-2</text:p>
          </table:table-cell>
          <table:table-cell office:value-type="string">
            <text:p>2GJJA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7">
            <text:p>247</text:p>
          </table:table-cell>
          <table:table-cell office:value-type="string">
            <text:p>VRSGNYEEYAMDY</text:p>
          </table:table-cell>
          <table:table-cell office:value-type="string">
            <text:p>BPBBBGAAAPPDP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7];&quot;-&quot;;[.B1797])" office:value-type="string" office:string-value="H3-13-2">
            <text:p>H3-13-2</text:p>
          </table:table-cell>
          <table:table-cell office:value-type="string">
            <text:p>2H9G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RLALVRMWMDY</text:p>
          </table:table-cell>
          <table:table-cell office:value-type="string">
            <text:p>BPPABAAPAPBBL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2">
            <text:p>2</text:p>
          </table:table-cell>
          <table:table-cell table:formula="of:=CONCATENATE([.A1798];&quot;-&quot;;[.B1798])" office:value-type="string" office:string-value="H3-13-2">
            <text:p>H3-13-2</text:p>
          </table:table-cell>
          <table:table-cell office:value-type="string">
            <text:p>3B9VC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WGGDGFYAMDY</text:p>
          </table:table-cell>
          <table:table-cell office:value-type="string">
            <text:p>BBBBGPLBBBPD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3">
            <text:p>3</text:p>
          </table:table-cell>
          <table:table-cell table:formula="of:=CONCATENATE([.A1799];&quot;-&quot;;[.B1799])" office:value-type="string" office:string-value="H3-13-3">
            <text:p>H3-13-3</text:p>
          </table:table-cell>
          <table:table-cell office:value-type="string">
            <text:p>1AXS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GHSYYFYDGDY</text:p>
          </table:table-cell>
          <table:table-cell office:value-type="string">
            <text:p>BPBPBADBBDGB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3">
            <text:p>3</text:p>
          </table:table-cell>
          <table:table-cell table:formula="of:=CONCATENATE([.A1800];&quot;-&quot;;[.B1800])" office:value-type="string" office:string-value="H3-13-3">
            <text:p>H3-13-3</text:p>
          </table:table-cell>
          <table:table-cell office:value-type="string">
            <text:p>1D6V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GHSYYFYDGDY</text:p>
          </table:table-cell>
          <table:table-cell office:value-type="string">
            <text:p>BPPPBAABBDGB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3">
            <text:p>3</text:p>
          </table:table-cell>
          <table:table-cell table:formula="of:=CONCATENATE([.A1801];&quot;-&quot;;[.B1801])" office:value-type="string" office:string-value="H3-13-3">
            <text:p>H3-13-3</text:p>
          </table:table-cell>
          <table:table-cell office:value-type="string">
            <text:p>1OHQA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SALEPLSEPLGF</text:p>
          </table:table-cell>
          <table:table-cell office:value-type="string">
            <text:p>BPPABPADPABP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float" office:value="3">
            <text:p>3</text:p>
          </table:table-cell>
          <table:table-cell table:formula="of:=CONCATENATE([.A1802];&quot;-&quot;;[.B1802])" office:value-type="string" office:string-value="H3-13-3">
            <text:p>H3-13-3</text:p>
          </table:table-cell>
          <table:table-cell office:value-type="string">
            <text:p>1QOKA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35">
            <text:p>135</text:p>
          </table:table-cell>
          <table:table-cell office:value-type="string">
            <text:p>NEGTPTGPYYFDY</text:p>
          </table:table-cell>
          <table:table-cell office:value-type="string">
            <text:p>BBBPABGPPABB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string">
            <text:p>cis7-1</text:p>
          </table:table-cell>
          <table:table-cell table:formula="of:=CONCATENATE([.A1803];&quot;-&quot;;[.B1803])" office:value-type="string" office:string-value="H3-13-cis7-1">
            <text:p>H3-13-cis7-1</text:p>
          </table:table-cell>
          <table:table-cell office:value-type="string">
            <text:p>1IGCH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WGNYPYYAMDY</text:p>
          </table:table-cell>
          <table:table-cell office:value-type="string">
            <text:p>BPAGBPaPB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string">
            <text:p>cis7-1</text:p>
          </table:table-cell>
          <table:table-cell table:formula="of:=CONCATENATE([.A1804];&quot;-&quot;;[.B1804])" office:value-type="string" office:string-value="H3-13-cis7-1">
            <text:p>H3-13-cis7-1</text:p>
          </table:table-cell>
          <table:table-cell office:value-type="string">
            <text:p>1NC2D</text:p>
          </table:table-cell>
          <table:table-cell table:number-columns-repeated="2"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string">
            <text:p>ARRGSYPYNYFDV</text:p>
          </table:table-cell>
          <table:table-cell office:value-type="string">
            <text:p>BPBPPPaDPBP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string">
            <text:p>cis7-1</text:p>
          </table:table-cell>
          <table:table-cell table:formula="of:=CONCATENATE([.A1805];&quot;-&quot;;[.B1805])" office:value-type="string" office:string-value="H3-13-cis7-1">
            <text:p>H3-13-cis7-1</text:p>
          </table:table-cell>
          <table:table-cell office:value-type="string">
            <text:p>1P7KB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VRGGYRPYYAMDY</text:p>
          </table:table-cell>
          <table:table-cell office:value-type="string">
            <text:p>BPPPABpAAPBAB</text:p>
          </table:table-cell>
        </table:table-row>
        <table:table-row table:style-name="ro2">
          <table:table-cell office:value-type="string">
            <text:p>H3-13</text:p>
          </table:table-cell>
          <table:table-cell office:value-type="string">
            <text:p>cis8-1</text:p>
          </table:table-cell>
          <table:table-cell table:formula="of:=CONCATENATE([.A1806];&quot;-&quot;;[.B1806])" office:value-type="string" office:string-value="H3-13-cis8-1">
            <text:p>H3-13-cis8-1</text:p>
          </table:table-cell>
          <table:table-cell office:value-type="string">
            <text:p>2FJFK</text:p>
          </table:table-cell>
          <table:table-cell table:number-columns-repeated="2"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string">
            <text:p>ARFVFFLPYAMDY</text:p>
          </table:table-cell>
          <table:table-cell office:value-type="string">
            <text:p>BBBBAPPaLB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07];&quot;-&quot;;[.B1807])" office:value-type="string" office:string-value="H3-14-1">
            <text:p>H3-14-1</text:p>
          </table:table-cell>
          <table:table-cell office:value-type="string">
            <text:p>1AP2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REVYSYYSPLDV</text:p>
          </table:table-cell>
          <table:table-cell office:value-type="string">
            <text:p>BBBPAPBABBPPAP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08];&quot;-&quot;;[.B1808])" office:value-type="string" office:string-value="H3-14-1">
            <text:p>H3-14-1</text:p>
          </table:table-cell>
          <table:table-cell office:value-type="string">
            <text:p>1DN0D</text:p>
          </table:table-cell>
          <table:table-cell table:number-columns-repeated="2"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string">
            <text:p>ARPPHDTSGHYWNY</text:p>
          </table:table-cell>
          <table:table-cell office:value-type="string">
            <text:p>BBPABAAPPPBBD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09];&quot;-&quot;;[.B1809])" office:value-type="string" office:string-value="H3-14-1">
            <text:p>H3-14-1</text:p>
          </table:table-cell>
          <table:table-cell office:value-type="string">
            <text:p>1H0D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TRLGDYGYAYTMDY</text:p>
          </table:table-cell>
          <table:table-cell office:value-type="string">
            <text:p>BBPPPAADLL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0];&quot;-&quot;;[.B1810])" office:value-type="string" office:string-value="H3-14-1">
            <text:p>H3-14-1</text:p>
          </table:table-cell>
          <table:table-cell office:value-type="string">
            <text:p>1HEZD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KVKFYDPTAPNDY</text:p>
          </table:table-cell>
          <table:table-cell office:value-type="string">
            <text:p>BPPABABADPP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1];&quot;-&quot;;[.B1811])" office:value-type="string" office:string-value="H3-14-1">
            <text:p>H3-14-1</text:p>
          </table:table-cell>
          <table:table-cell office:value-type="string">
            <text:p>1IGM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KHRVSYVLTGFDS</text:p>
          </table:table-cell>
          <table:table-cell office:value-type="string">
            <text:p>BPPABPBAPB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2];&quot;-&quot;;[.B1812])" office:value-type="string" office:string-value="H3-14-1">
            <text:p>H3-14-1</text:p>
          </table:table-cell>
          <table:table-cell office:value-type="string">
            <text:p>1MVU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RELYSYYSPLDV</text:p>
          </table:table-cell>
          <table:table-cell office:value-type="string">
            <text:p>BBBPDAPABBP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3];&quot;-&quot;;[.B1813])" office:value-type="string" office:string-value="H3-14-1">
            <text:p>H3-14-1</text:p>
          </table:table-cell>
          <table:table-cell office:value-type="string">
            <text:p>1OSPH</text:p>
          </table:table-cell>
          <table:table-cell table:number-columns-repeated="2"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string">
            <text:p>ARSRDYYGSSGFAF</text:p>
          </table:table-cell>
          <table:table-cell office:value-type="string">
            <text:p>BBPABABGBB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4];&quot;-&quot;;[.B1814])" office:value-type="string" office:string-value="H3-14-1">
            <text:p>H3-14-1</text:p>
          </table:table-cell>
          <table:table-cell office:value-type="string">
            <text:p>1SBS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string">
            <text:p>TRGAYYRYDYAMDY</text:p>
          </table:table-cell>
          <table:table-cell office:value-type="string">
            <text:p>BPPPAPADPA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5];&quot;-&quot;;[.B1815])" office:value-type="string" office:string-value="H3-14-1">
            <text:p>H3-14-1</text:p>
          </table:table-cell>
          <table:table-cell office:value-type="string">
            <text:p>1VGEH</text:p>
          </table:table-cell>
          <table:table-cell table:number-columns-repeated="2"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string">
            <text:p>ARDPYGGGKSEFDY</text:p>
          </table:table-cell>
          <table:table-cell office:value-type="string">
            <text:p>BPPADLDLBB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6];&quot;-&quot;;[.B1816])" office:value-type="string" office:string-value="H3-14-1">
            <text:p>H3-14-1</text:p>
          </table:table-cell>
          <table:table-cell office:value-type="string">
            <text:p>2R8S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RAAGMSTYGFDY</text:p>
          </table:table-cell>
          <table:table-cell office:value-type="string">
            <text:p>BBBPPLPAAPP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7];&quot;-&quot;;[.B1817])" office:value-type="string" office:string-value="H3-14-1">
            <text:p>H3-14-1</text:p>
          </table:table-cell>
          <table:table-cell office:value-type="string">
            <text:p>3C0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SRDYDYDGRYFDY</text:p>
          </table:table-cell>
          <table:table-cell office:value-type="string">
            <text:p>BBBBBPADLPPBB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1">
            <text:p>1</text:p>
          </table:table-cell>
          <table:table-cell table:formula="of:=CONCATENATE([.A1818];&quot;-&quot;;[.B1818])" office:value-type="string" office:string-value="H3-14-1">
            <text:p>H3-14-1</text:p>
          </table:table-cell>
          <table:table-cell office:value-type="string">
            <text:p>8FAB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DPDILTAFSFDY</text:p>
          </table:table-cell>
          <table:table-cell office:value-type="string">
            <text:p>BPPAPAAGALB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19];&quot;-&quot;;[.B1819])" office:value-type="string" office:string-value="H3-14-2">
            <text:p>H3-14-2</text:p>
          </table:table-cell>
          <table:table-cell office:value-type="string">
            <text:p>1IQW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NRDYSNNWYFDV</text:p>
          </table:table-cell>
          <table:table-cell office:value-type="string">
            <text:p>BPPBBBLLPPB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0];&quot;-&quot;;[.B1820])" office:value-type="string" office:string-value="H3-14-2">
            <text:p>H3-14-2</text:p>
          </table:table-cell>
          <table:table-cell office:value-type="string">
            <text:p>1JFQ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SEYYGGSYKFDY</text:p>
          </table:table-cell>
          <table:table-cell office:value-type="string">
            <text:p>BPPBPBPLBBB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1];&quot;-&quot;;[.B1821])" office:value-type="string" office:string-value="H3-14-2">
            <text:p>H3-14-2</text:p>
          </table:table-cell>
          <table:table-cell office:value-type="string">
            <text:p>1OTSE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LYYGYGYWYFDV</text:p>
          </table:table-cell>
          <table:table-cell office:value-type="string">
            <text:p>BPBBBDALPPB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2];&quot;-&quot;;[.B1822])" office:value-type="string" office:string-value="H3-14-2">
            <text:p>H3-14-2</text:p>
          </table:table-cell>
          <table:table-cell office:value-type="string">
            <text:p>1ZV5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AGYRNYGQCATRY</text:p>
          </table:table-cell>
          <table:table-cell office:value-type="string">
            <text:p>BBBBPBLLBBPPD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3];&quot;-&quot;;[.B1823])" office:value-type="string" office:string-value="H3-14-2">
            <text:p>H3-14-2</text:p>
          </table:table-cell>
          <table:table-cell office:value-type="string">
            <text:p>2A6I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SVYYGGSYYFDY</text:p>
          </table:table-cell>
          <table:table-cell office:value-type="string">
            <text:p>BPBBPBLGBPB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4];&quot;-&quot;;[.B1824])" office:value-type="string" office:string-value="H3-14-2">
            <text:p>H3-14-2</text:p>
          </table:table-cell>
          <table:table-cell office:value-type="string">
            <text:p>2G5BH</text:p>
          </table:table-cell>
          <table:table-cell table:number-columns-repeated="2"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string">
            <text:p>VRDNGSDYRWYFDV</text:p>
          </table:table-cell>
          <table:table-cell office:value-type="string">
            <text:p>BPBPAPLLALB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2">
            <text:p>2</text:p>
          </table:table-cell>
          <table:table-cell table:formula="of:=CONCATENATE([.A1825];&quot;-&quot;;[.B1825])" office:value-type="string" office:string-value="H3-14-2">
            <text:p>H3-14-2</text:p>
          </table:table-cell>
          <table:table-cell office:value-type="string">
            <text:p>6FAB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SEYYGGSYKFDY</text:p>
          </table:table-cell>
          <table:table-cell office:value-type="string">
            <text:p>BPPBPBLLBBBP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3">
            <text:p>3</text:p>
          </table:table-cell>
          <table:table-cell table:formula="of:=CONCATENATE([.A1826];&quot;-&quot;;[.B1826])" office:value-type="string" office:string-value="H3-14-3">
            <text:p>H3-14-3</text:p>
          </table:table-cell>
          <table:table-cell office:value-type="string">
            <text:p>1C12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VTSLTWLLRRKRSY</text:p>
          </table:table-cell>
          <table:table-cell office:value-type="string">
            <text:p>BPPPBBDPAPPBB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3">
            <text:p>3</text:p>
          </table:table-cell>
          <table:table-cell table:formula="of:=CONCATENATE([.A1827];&quot;-&quot;;[.B1827])" office:value-type="string" office:string-value="H3-14-3">
            <text:p>H3-14-3</text:p>
          </table:table-cell>
          <table:table-cell office:value-type="string">
            <text:p>1IL1A</text:p>
          </table:table-cell>
          <table:table-cell table:number-columns-repeated="2"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string">
            <text:p>NAISTTRDYYALDY</text:p>
          </table:table-cell>
          <table:table-cell office:value-type="string">
            <text:p>BPBBDAABABPPB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3">
            <text:p>3</text:p>
          </table:table-cell>
          <table:table-cell table:formula="of:=CONCATENATE([.A1828];&quot;-&quot;;[.B1828])" office:value-type="string" office:string-value="H3-14-3">
            <text:p>H3-14-3</text:p>
          </table:table-cell>
          <table:table-cell office:value-type="string">
            <text:p>1J05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PFGYYVSDYAMAY</text:p>
          </table:table-cell>
          <table:table-cell office:value-type="string">
            <text:p>BPBBAADBADBBA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3">
            <text:p>3</text:p>
          </table:table-cell>
          <table:table-cell table:formula="of:=CONCATENATE([.A1829];&quot;-&quot;;[.B1829])" office:value-type="string" office:string-value="H3-14-3">
            <text:p>H3-14-3</text:p>
          </table:table-cell>
          <table:table-cell office:value-type="string">
            <text:p>1MNU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SIIYFDYADFIMDY</text:p>
          </table:table-cell>
          <table:table-cell office:value-type="string">
            <text:p>BBBBDAPAABPBB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4">
            <text:p>4</text:p>
          </table:table-cell>
          <table:table-cell table:formula="of:=CONCATENATE([.A1830];&quot;-&quot;;[.B1830])" office:value-type="string" office:string-value="H3-14-4">
            <text:p>H3-14-4</text:p>
          </table:table-cell>
          <table:table-cell office:value-type="string">
            <text:p>2P45B</text:p>
          </table:table-cell>
          <table:table-cell table:number-columns-repeated="2"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string">
            <text:p>AAGGYELRDRTYGQ</text:p>
          </table:table-cell>
          <table:table-cell office:value-type="string">
            <text:p>BBLBBGDPAAAPDB</text:p>
          </table:table-cell>
        </table:table-row>
        <table:table-row table:style-name="ro2">
          <table:table-cell office:value-type="string">
            <text:p>H3-14</text:p>
          </table:table-cell>
          <table:table-cell office:value-type="float" office:value="4">
            <text:p>4</text:p>
          </table:table-cell>
          <table:table-cell table:formula="of:=CONCATENATE([.A1831];&quot;-&quot;;[.B1831])" office:value-type="string" office:string-value="H3-14-4">
            <text:p>H3-14-4</text:p>
          </table:table-cell>
          <table:table-cell office:value-type="string">
            <text:p>2P4AD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AGGDALVATRYGR</text:p>
          </table:table-cell>
          <table:table-cell office:value-type="string">
            <text:p>BBLBBGDPAAAPDB</text:p>
          </table:table-cell>
        </table:table-row>
        <table:table-row table:style-name="ro1">
          <table:table-cell office:value-type="string">
            <text:p>H3-14</text:p>
          </table:table-cell>
          <table:table-cell office:value-type="string">
            <text:p>cis7-1</text:p>
          </table:table-cell>
          <table:table-cell table:formula="of:=CONCATENATE([.A1832];&quot;-&quot;;[.B1832])" office:value-type="string" office:string-value="H3-14-cis7-1">
            <text:p>H3-14-cis7-1</text:p>
          </table:table-cell>
          <table:table-cell office:value-type="string">
            <text:p>1OL0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string">
            <text:p>AREPRIPRPPSFDY</text:p>
          </table:table-cell>
          <table:table-cell office:value-type="string">
            <text:p>BPPPPPdPPAAAP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3];&quot;-&quot;;[.B1833])" office:value-type="string" office:string-value="H3-15-1">
            <text:p>H3-15-1</text:p>
          </table:table-cell>
          <table:table-cell office:value-type="string">
            <text:p>1Q9WB</text:p>
          </table:table-cell>
          <table:table-cell table:number-columns-repeated="2"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string">
            <text:p>VRDIYSFGSRDGMDY</text:p>
          </table:table-cell>
          <table:table-cell office:value-type="string">
            <text:p>BPBPDBAAABBG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4];&quot;-&quot;;[.B1834])" office:value-type="string" office:string-value="H3-15-1">
            <text:p>H3-15-1</text:p>
          </table:table-cell>
          <table:table-cell office:value-type="string">
            <text:p>1XIWD</text:p>
          </table:table-cell>
          <table:table-cell table:number-columns-repeated="2"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string">
            <text:p>ARSGYYGDSDWYFDV</text:p>
          </table:table-cell>
          <table:table-cell office:value-type="string">
            <text:p>BPBPABAADAAB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5];&quot;-&quot;;[.B1835])" office:value-type="string" office:string-value="H3-15-1">
            <text:p>H3-15-1</text:p>
          </table:table-cell>
          <table:table-cell office:value-type="string">
            <text:p>2IPTH</text:p>
          </table:table-cell>
          <table:table-cell table:number-columns-repeated="2"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string">
            <text:p>VRRAHTTVLGDWFAY</text:p>
          </table:table-cell>
          <table:table-cell office:value-type="string">
            <text:p>BPBPABAAALPB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6];&quot;-&quot;;[.B1836])" office:value-type="string" office:string-value="H3-15-1">
            <text:p>H3-15-1</text:p>
          </table:table-cell>
          <table:table-cell office:value-type="string">
            <text:p>2IPUG</text:p>
          </table:table-cell>
          <table:table-cell table:number-columns-repeated="2"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string">
            <text:p>VRRAHTTVLGDWFAY</text:p>
          </table:table-cell>
          <table:table-cell office:value-type="string">
            <text:p>BPBPDBAAALPB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7];&quot;-&quot;;[.B1837])" office:value-type="string" office:string-value="H3-15-1">
            <text:p>H3-15-1</text:p>
          </table:table-cell>
          <table:table-cell office:value-type="string">
            <text:p>2IQ9H</text:p>
          </table:table-cell>
          <table:table-cell table:number-columns-repeated="2"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string">
            <text:p>VRRAHNVVLGDWFAY</text:p>
          </table:table-cell>
          <table:table-cell office:value-type="string">
            <text:p>BBBBAPAAALPB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1">
            <text:p>1</text:p>
          </table:table-cell>
          <table:table-cell table:formula="of:=CONCATENATE([.A1838];&quot;-&quot;;[.B1838])" office:value-type="string" office:string-value="H3-15-1">
            <text:p>H3-15-1</text:p>
          </table:table-cell>
          <table:table-cell office:value-type="string">
            <text:p>3CX5J</text:p>
          </table:table-cell>
          <table:table-cell table:number-columns-repeated="2"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string">
            <text:p>ARSEYYSVTGYAMDY</text:p>
          </table:table-cell>
          <table:table-cell office:value-type="string">
            <text:p>BPBPBBAAAGPB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2">
            <text:p>2</text:p>
          </table:table-cell>
          <table:table-cell table:formula="of:=CONCATENATE([.A1839];&quot;-&quot;;[.B1839])" office:value-type="string" office:string-value="H3-15-2">
            <text:p>H3-15-2</text:p>
          </table:table-cell>
          <table:table-cell office:value-type="string">
            <text:p>1IBGH</text:p>
          </table:table-cell>
          <table:table-cell table:number-columns-repeated="2"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string">
            <text:p>ARFRFASYYDYAVDY</text:p>
          </table:table-cell>
          <table:table-cell office:value-type="string">
            <text:p>BPBPBDBADBBBB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2">
            <text:p>2</text:p>
          </table:table-cell>
          <table:table-cell table:formula="of:=CONCATENATE([.A1840];&quot;-&quot;;[.B1840])" office:value-type="string" office:string-value="H3-15-2">
            <text:p>H3-15-2</text:p>
          </table:table-cell>
          <table:table-cell office:value-type="string">
            <text:p>1TZH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string">
            <text:p>SRSSDASYSYSAMDY</text:p>
          </table:table-cell>
          <table:table-cell office:value-type="string">
            <text:p>BBBPAABAPADPPAB</text:p>
          </table:table-cell>
        </table:table-row>
        <table:table-row table:style-name="ro2">
          <table:table-cell office:value-type="string">
            <text:p>H3-15</text:p>
          </table:table-cell>
          <table:table-cell office:value-type="float" office:value="2">
            <text:p>2</text:p>
          </table:table-cell>
          <table:table-cell table:formula="of:=CONCATENATE([.A1841];&quot;-&quot;;[.B1841])" office:value-type="string" office:string-value="H3-15-2">
            <text:p>H3-15-2</text:p>
          </table:table-cell>
          <table:table-cell office:value-type="string">
            <text:p>1W72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string">
            <text:p>ARGRGFHYYYYGMDI</text:p>
          </table:table-cell>
          <table:table-cell office:value-type="string">
            <text:p>BPPABABAPLPP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2];&quot;-&quot;;[.B1842])" office:value-type="string" office:string-value="H3-16-1">
            <text:p>H3-16-1</text:p>
          </table:table-cell>
          <table:table-cell office:value-type="string">
            <text:p>1DQL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GNPPYSSGWGGGDY</text:p>
          </table:table-cell>
          <table:table-cell office:value-type="string">
            <text:p>BPPPPPLBPADPGL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3];&quot;-&quot;;[.B1843])" office:value-type="string" office:string-value="H3-16-1">
            <text:p>H3-16-1</text:p>
          </table:table-cell>
          <table:table-cell office:value-type="string">
            <text:p>1FNSH</text:p>
          </table:table-cell>
          <table:table-cell table:number-columns-repeated="2"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string">
            <text:p>VRDPADYGNYDYALDY</text:p>
          </table:table-cell>
          <table:table-cell office:value-type="string">
            <text:p>BPBALBAADLBDP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4];&quot;-&quot;;[.B1844])" office:value-type="string" office:string-value="H3-16-1">
            <text:p>H3-16-1</text:p>
          </table:table-cell>
          <table:table-cell office:value-type="string">
            <text:p>1KXQG</text:p>
          </table:table-cell>
          <table:table-cell table:number-columns-repeated="2"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string">
            <text:p>ATGNSVRLASWEGYFY</text:p>
          </table:table-cell>
          <table:table-cell office:value-type="string">
            <text:p>BBBDPABAAALBLPD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5];&quot;-&quot;;[.B1845])" office:value-type="string" office:string-value="H3-16-1">
            <text:p>H3-16-1</text:p>
          </table:table-cell>
          <table:table-cell office:value-type="string">
            <text:p>1OP3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KGSDRLSDNDPFDA</text:p>
          </table:table-cell>
          <table:table-cell office:value-type="string">
            <text:p>BPPBBABPBABBP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6];&quot;-&quot;;[.B1846])" office:value-type="string" office:string-value="H3-16-1">
            <text:p>H3-16-1</text:p>
          </table:table-cell>
          <table:table-cell office:value-type="string">
            <text:p>1Y0L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VRLDFDVYNHYYVLDY</text:p>
          </table:table-cell>
          <table:table-cell office:value-type="string">
            <text:p>BPBPBBAADLBBB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7];&quot;-&quot;;[.B1847])" office:value-type="string" office:string-value="H3-16-1">
            <text:p>H3-16-1</text:p>
          </table:table-cell>
          <table:table-cell office:value-type="string">
            <text:p>1YEE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VRWGFIPVREDYVLDY</text:p>
          </table:table-cell>
          <table:table-cell office:value-type="string">
            <text:p>BPALPBAAALBBBPP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8];&quot;-&quot;;[.B1848])" office:value-type="string" office:string-value="H3-16-1">
            <text:p>H3-16-1</text:p>
          </table:table-cell>
          <table:table-cell office:value-type="string">
            <text:p>1YEJ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TRWGFIPVREDYVMDY</text:p>
          </table:table-cell>
          <table:table-cell office:value-type="string">
            <text:p>BPALPBAAALBBBPP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49];&quot;-&quot;;[.B1849])" office:value-type="string" office:string-value="H3-16-1">
            <text:p>H3-16-1</text:p>
          </table:table-cell>
          <table:table-cell office:value-type="string">
            <text:p>1ZANH</text:p>
          </table:table-cell>
          <table:table-cell table:number-columns-repeated="2"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string">
            <text:p>ARDGGYSSSTLYAMDA</text:p>
          </table:table-cell>
          <table:table-cell office:value-type="string">
            <text:p>BPBAGAABAAGAP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50];&quot;-&quot;;[.B1850])" office:value-type="string" office:string-value="H3-16-1">
            <text:p>H3-16-1</text:p>
          </table:table-cell>
          <table:table-cell office:value-type="string">
            <text:p>2AAB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SNYVGYHVRWYFDV</text:p>
          </table:table-cell>
          <table:table-cell office:value-type="string">
            <text:p>BPPBBADBAAPPB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51];&quot;-&quot;;[.B1851])" office:value-type="string" office:string-value="H3-16-1">
            <text:p>H3-16-1</text:p>
          </table:table-cell>
          <table:table-cell office:value-type="string">
            <text:p>2AI0I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HDDYYGKSPYFFDV</text:p>
          </table:table-cell>
          <table:table-cell office:value-type="string">
            <text:p>BPBBBADPDPPDDGD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52];&quot;-&quot;;[.B1852])" office:value-type="string" office:string-value="H3-16-1">
            <text:p>H3-16-1</text:p>
          </table:table-cell>
          <table:table-cell office:value-type="string">
            <text:p>2AJ3B</text:p>
          </table:table-cell>
          <table:table-cell table:number-columns-repeated="2"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string">
            <text:p>ARYHRHFIRGPLSFDY</text:p>
          </table:table-cell>
          <table:table-cell office:value-type="string">
            <text:p>BPPPBBAAAGPDBB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53];&quot;-&quot;;[.B1853])" office:value-type="string" office:string-value="H3-16-1">
            <text:p>H3-16-1</text:p>
          </table:table-cell>
          <table:table-cell office:value-type="string">
            <text:p>2BMKB</text:p>
          </table:table-cell>
          <table:table-cell table:number-columns-repeated="2"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string">
            <text:p>VRDKGSYGNYEAWFAY</text:p>
          </table:table-cell>
          <table:table-cell office:value-type="string">
            <text:p>BPPPBABDPAAAPL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1">
            <text:p>1</text:p>
          </table:table-cell>
          <table:table-cell table:formula="of:=CONCATENATE([.A1854];&quot;-&quot;;[.B1854])" office:value-type="string" office:string-value="H3-16-1">
            <text:p>H3-16-1</text:p>
          </table:table-cell>
          <table:table-cell office:value-type="string">
            <text:p>2QQN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GELPYYRMSKVMDV</text:p>
          </table:table-cell>
          <table:table-cell office:value-type="string">
            <text:p>BBBPPAABAAPPPL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55];&quot;-&quot;;[.B1855])" office:value-type="string" office:string-value="H3-16-2">
            <text:p>H3-16-2</text:p>
          </table:table-cell>
          <table:table-cell office:value-type="string">
            <text:p>1AQ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VLFQQLVLYAPFDI</text:p>
          </table:table-cell>
          <table:table-cell office:value-type="string">
            <text:p>BPPABPGAPBLPP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56];&quot;-&quot;;[.B1856])" office:value-type="string" office:string-value="H3-16-2">
            <text:p>H3-16-2</text:p>
          </table:table-cell>
          <table:table-cell office:value-type="string">
            <text:p>1BJ1K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KYPHYYGSSHWYFDV</text:p>
          </table:table-cell>
          <table:table-cell office:value-type="string">
            <text:p>BPPPPPBGBPBPB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57];&quot;-&quot;;[.B1857])" office:value-type="string" office:string-value="H3-16-2">
            <text:p>H3-16-2</text:p>
          </table:table-cell>
          <table:table-cell office:value-type="string">
            <text:p>1CZ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KYPYYYGTSHWYFDV</text:p>
          </table:table-cell>
          <table:table-cell office:value-type="string">
            <text:p>BPPPPPBGBPBPB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58];&quot;-&quot;;[.B1858])" office:value-type="string" office:string-value="H3-16-2">
            <text:p>H3-16-2</text:p>
          </table:table-cell>
          <table:table-cell office:value-type="string">
            <text:p>1GIGH</text:p>
          </table:table-cell>
          <table:table-cell table:number-columns-repeated="2"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string">
            <text:p>ARDFYDYDVFYYAMDY</text:p>
          </table:table-cell>
          <table:table-cell office:value-type="string">
            <text:p>BPPBDPBABPBPBB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59];&quot;-&quot;;[.B1859])" office:value-type="string" office:string-value="H3-16-2">
            <text:p>H3-16-2</text:p>
          </table:table-cell>
          <table:table-cell office:value-type="string">
            <text:p>1UWXM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GFYYYGSRYFYFDY</text:p>
          </table:table-cell>
          <table:table-cell office:value-type="string">
            <text:p>BPPPBBPLPABBBPAP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60];&quot;-&quot;;[.B1860])" office:value-type="string" office:string-value="H3-16-2">
            <text:p>H3-16-2</text:p>
          </table:table-cell>
          <table:table-cell office:value-type="string">
            <text:p>2BR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DYYGSTYPYYAMDY</text:p>
          </table:table-cell>
          <table:table-cell office:value-type="string">
            <text:p>BPPBBPADBPALBB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61];&quot;-&quot;;[.B1861])" office:value-type="string" office:string-value="H3-16-2">
            <text:p>H3-16-2</text:p>
          </table:table-cell>
          <table:table-cell office:value-type="string">
            <text:p>2BSEE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ARSGGFSSNRELYDG</text:p>
          </table:table-cell>
          <table:table-cell office:value-type="string">
            <text:p>BBBBLGPBAPAGBB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62];&quot;-&quot;;[.B1862])" office:value-type="string" office:string-value="H3-16-2">
            <text:p>H3-16-2</text:p>
          </table:table-cell>
          <table:table-cell office:value-type="string">
            <text:p>2DQUH</text:p>
          </table:table-cell>
          <table:table-cell table:number-columns-repeated="2"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string">
            <text:p>ARVSHYDGSRDWYFDV</text:p>
          </table:table-cell>
          <table:table-cell office:value-type="string">
            <text:p>BPBPBBPLPABBBP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63];&quot;-&quot;;[.B1863])" office:value-type="string" office:string-value="H3-16-2">
            <text:p>H3-16-2</text:p>
          </table:table-cell>
          <table:table-cell office:value-type="string">
            <text:p>2J4W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ARDGPTDSSGYGGFGY</text:p>
          </table:table-cell>
          <table:table-cell office:value-type="string">
            <text:p>BBPPPAAABLDLPBAB</text:p>
          </table:table-cell>
        </table:table-row>
        <table:table-row table:style-name="ro2">
          <table:table-cell office:value-type="string">
            <text:p>H3-16</text:p>
          </table:table-cell>
          <table:table-cell office:value-type="float" office:value="2">
            <text:p>2</text:p>
          </table:table-cell>
          <table:table-cell table:formula="of:=CONCATENATE([.A1864];&quot;-&quot;;[.B1864])" office:value-type="string" office:string-value="H3-16-2">
            <text:p>H3-16-2</text:p>
          </table:table-cell>
          <table:table-cell office:value-type="string">
            <text:p>2QHR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string">
            <text:p>SRHIYYGSSHYYAMDY</text:p>
          </table:table-cell>
          <table:table-cell office:value-type="string">
            <text:p>BPPPPAAABAPDPPAB</text:p>
          </table:table-cell>
        </table:table-row>
        <table:table-row table:style-name="ro2">
          <table:table-cell office:value-type="string">
            <text:p>H3-17</text:p>
          </table:table-cell>
          <table:table-cell office:value-type="float" office:value="1">
            <text:p>1</text:p>
          </table:table-cell>
          <table:table-cell table:formula="of:=CONCATENATE([.A1865];&quot;-&quot;;[.B1865])" office:value-type="string" office:string-value="H3-17-1">
            <text:p>H3-17-1</text:p>
          </table:table-cell>
          <table:table-cell office:value-type="string">
            <text:p>1I3UA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string">
            <text:p>AAKTTTWGGNDPNNWNY</text:p>
          </table:table-cell>
          <table:table-cell office:value-type="string">
            <text:p>BBBDPDBLAAPAAAPAB</text:p>
          </table:table-cell>
        </table:table-row>
        <table:table-row table:style-name="ro2">
          <table:table-cell office:value-type="string">
            <text:p>H3-17</text:p>
          </table:table-cell>
          <table:table-cell office:value-type="float" office:value="1">
            <text:p>1</text:p>
          </table:table-cell>
          <table:table-cell table:formula="of:=CONCATENATE([.A1866];&quot;-&quot;;[.B1866])" office:value-type="string" office:string-value="H3-17-1">
            <text:p>H3-17-1</text:p>
          </table:table-cell>
          <table:table-cell office:value-type="string">
            <text:p>1OP9A</text:p>
          </table:table-cell>
          <table:table-cell table:number-columns-repeated="2"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string">
            <text:p>AATEVAGWPLDIGIYDY</text:p>
          </table:table-cell>
          <table:table-cell office:value-type="string">
            <text:p>BBBDPPBPADPAAAPDB</text:p>
          </table:table-cell>
        </table:table-row>
        <table:table-row table:style-name="ro2">
          <table:table-cell office:value-type="string">
            <text:p>H3-17</text:p>
          </table:table-cell>
          <table:table-cell office:value-type="float" office:value="1">
            <text:p>1</text:p>
          </table:table-cell>
          <table:table-cell table:formula="of:=CONCATENATE([.A1867];&quot;-&quot;;[.B1867])" office:value-type="string" office:string-value="H3-17-1">
            <text:p>H3-17-1</text:p>
          </table:table-cell>
          <table:table-cell office:value-type="string">
            <text:p>2B1H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string">
            <text:p>ARLGGDYEDSGADAFDF</text:p>
          </table:table-cell>
          <table:table-cell office:value-type="string">
            <text:p>BPPBLLABABGBDBPAB</text:p>
          </table:table-cell>
        </table:table-row>
        <table:table-row table:style-name="ro2">
          <table:table-cell office:value-type="string">
            <text:p>H3-17</text:p>
          </table:table-cell>
          <table:table-cell office:value-type="float" office:value="1">
            <text:p>1</text:p>
          </table:table-cell>
          <table:table-cell table:formula="of:=CONCATENATE([.A1868];&quot;-&quot;;[.B1868])" office:value-type="string" office:string-value="H3-17-1">
            <text:p>H3-17-1</text:p>
          </table:table-cell>
          <table:table-cell office:value-type="string">
            <text:p>2QQK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string">
            <text:p>AREDFRNRRRLWYVMDY</text:p>
          </table:table-cell>
          <table:table-cell office:value-type="string">
            <text:p>BPBBAPLBAAAPLPPAB</text:p>
          </table:table-cell>
        </table:table-row>
        <table:table-row table:style-name="ro2">
          <table:table-cell office:value-type="string">
            <text:p>H3-17</text:p>
          </table:table-cell>
          <table:table-cell office:value-type="float" office:value="1">
            <text:p>1</text:p>
          </table:table-cell>
          <table:table-cell table:formula="of:=CONCATENATE([.A1869];&quot;-&quot;;[.B1869])" office:value-type="string" office:string-value="H3-17-1">
            <text:p>H3-17-1</text:p>
          </table:table-cell>
          <table:table-cell office:value-type="string">
            <text:p>3BAEH</text:p>
          </table:table-cell>
          <table:table-cell table:number-columns-repeated="2"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string">
            <text:p>ARRGFYGRKYEVNHFDY</text:p>
          </table:table-cell>
          <table:table-cell office:value-type="string">
            <text:p>BPPPBPGDPAAPBBP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1">
            <text:p>1</text:p>
          </table:table-cell>
          <table:table-cell table:formula="of:=CONCATENATE([.A1870];&quot;-&quot;;[.B1870])" office:value-type="string" office:string-value="H3-18-1">
            <text:p>H3-18-1</text:p>
          </table:table-cell>
          <table:table-cell office:value-type="string">
            <text:p>1QD0A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string">
            <text:p>AARPVRVADISLPVGFDY</text:p>
          </table:table-cell>
          <table:table-cell office:value-type="string">
            <text:p>BPBABPBABAAPAPLP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1">
            <text:p>1</text:p>
          </table:table-cell>
          <table:table-cell table:formula="of:=CONCATENATE([.A1871];&quot;-&quot;;[.B1871])" office:value-type="string" office:string-value="H3-18-1">
            <text:p>H3-18-1</text:p>
          </table:table-cell>
          <table:table-cell office:value-type="string">
            <text:p>1RIH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ARESPRLRRGIYYYAMDY</text:p>
          </table:table-cell>
          <table:table-cell office:value-type="string">
            <text:p>BPPPPPABPLBBALBP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1">
            <text:p>1</text:p>
          </table:table-cell>
          <table:table-cell table:formula="of:=CONCATENATE([.A1872];&quot;-&quot;;[.B1872])" office:value-type="string" office:string-value="H3-18-1">
            <text:p>H3-18-1</text:p>
          </table:table-cell>
          <table:table-cell office:value-type="string">
            <text:p>1U0QB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AVRMPYSGDYRSSGTYDY</text:p>
          </table:table-cell>
          <table:table-cell office:value-type="string">
            <text:p>BBBPPLDGPAAPAAAP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1">
            <text:p>1</text:p>
          </table:table-cell>
          <table:table-cell table:formula="of:=CONCATENATE([.A1873];&quot;-&quot;;[.B1873])" office:value-type="string" office:string-value="H3-18-1">
            <text:p>H3-18-1</text:p>
          </table:table-cell>
          <table:table-cell office:value-type="string">
            <text:p>1ZVH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AAARQGWYIPLNSYGYNY</text:p>
          </table:table-cell>
          <table:table-cell office:value-type="string">
            <text:p>BBBPPLBDBAABAAAPD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2">
            <text:p>2</text:p>
          </table:table-cell>
          <table:table-cell table:formula="of:=CONCATENATE([.A1874];&quot;-&quot;;[.B1874])" office:value-type="string" office:string-value="H3-18-2">
            <text:p>H3-18-2</text:p>
          </table:table-cell>
          <table:table-cell office:value-type="string">
            <text:p>1ETZB</text:p>
          </table:table-cell>
          <table:table-cell table:number-columns-repeated="2"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string">
            <text:p>ARRTFSYYYGSSFYYFDN</text:p>
          </table:table-cell>
          <table:table-cell office:value-type="string">
            <text:p>BPPBBBBBLLPBBBBB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2">
            <text:p>2</text:p>
          </table:table-cell>
          <table:table-cell table:formula="of:=CONCATENATE([.A1875];&quot;-&quot;;[.B1875])" office:value-type="string" office:string-value="H3-18-2">
            <text:p>H3-18-2</text:p>
          </table:table-cell>
          <table:table-cell office:value-type="string">
            <text:p>2HFG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ARRVCYNRLGVCAGGMDY</text:p>
          </table:table-cell>
          <table:table-cell office:value-type="string">
            <text:p>BPPPBBPBLLBPBBBPAB</text:p>
          </table:table-cell>
        </table:table-row>
        <table:table-row table:style-name="ro2">
          <table:table-cell office:value-type="string">
            <text:p>H3-18</text:p>
          </table:table-cell>
          <table:table-cell office:value-type="float" office:value="2">
            <text:p>2</text:p>
          </table:table-cell>
          <table:table-cell table:formula="of:=CONCATENATE([.A1876];&quot;-&quot;;[.B1876])" office:value-type="string" office:string-value="H3-18-2">
            <text:p>H3-18-2</text:p>
          </table:table-cell>
          <table:table-cell office:value-type="string">
            <text:p>2HRP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ARSGGIERYDGTYYVMDY</text:p>
          </table:table-cell>
          <table:table-cell office:value-type="string">
            <text:p>BPPPPBPBADBBPBBPA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77];&quot;-&quot;;[.B1877])" office:value-type="string" office:string-value="H3-19-1">
            <text:p>H3-19-1</text:p>
          </table:table-cell>
          <table:table-cell office:value-type="string">
            <text:p>1DFB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string">
            <text:p>VKGRDYYDSGGYFTVAFDI</text:p>
          </table:table-cell>
          <table:table-cell office:value-type="string">
            <text:p>BBPPAPBBBPGBBPABBD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78];&quot;-&quot;;[.B1878])" office:value-type="string" office:string-value="H3-19-1">
            <text:p>H3-19-1</text:p>
          </table:table-cell>
          <table:table-cell office:value-type="string">
            <text:p>1F58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string">
            <text:p>AREEAMPYGNQAYYYAMDC</text:p>
          </table:table-cell>
          <table:table-cell office:value-type="string">
            <text:p>BBBBPBPBGBLBBBPBPD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79];&quot;-&quot;;[.B1879])" office:value-type="string" office:string-value="H3-19-1">
            <text:p>H3-19-1</text:p>
          </table:table-cell>
          <table:table-cell office:value-type="string">
            <text:p>1IKF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string">
            <text:p>TRHTLYDTLYGNYPVWFAD</text:p>
          </table:table-cell>
          <table:table-cell office:value-type="string">
            <text:p>BBPBPPPBADBBBPBABA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80];&quot;-&quot;;[.B1880])" office:value-type="string" office:string-value="H3-19-1">
            <text:p>H3-19-1</text:p>
          </table:table-cell>
          <table:table-cell office:value-type="string">
            <text:p>1MVF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string">
            <text:p>AASSRWMDYSALTAKAYNS</text:p>
          </table:table-cell>
          <table:table-cell office:value-type="string">
            <text:p>BBBABPPABPADBAAABD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81];&quot;-&quot;;[.B1881])" office:value-type="string" office:string-value="H3-19-1">
            <text:p>H3-19-1</text:p>
          </table:table-cell>
          <table:table-cell office:value-type="string">
            <text:p>1RI8A</text:p>
          </table:table-cell>
          <table:table-cell table:number-columns-repeated="2"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string">
            <text:p>AAGWSSLGSCGTNRNRYNY</text:p>
          </table:table-cell>
          <table:table-cell office:value-type="string">
            <text:p>BBBPPBLLBBBAPAAABDB</text:p>
          </table:table-cell>
        </table:table-row>
        <table:table-row table:style-name="ro2">
          <table:table-cell office:value-type="string">
            <text:p>H3-19</text:p>
          </table:table-cell>
          <table:table-cell office:value-type="float" office:value="1">
            <text:p>1</text:p>
          </table:table-cell>
          <table:table-cell table:formula="of:=CONCATENATE([.A1882];&quot;-&quot;;[.B1882])" office:value-type="string" office:string-value="H3-19-1">
            <text:p>H3-19-1</text:p>
          </table:table-cell>
          <table:table-cell office:value-type="string">
            <text:p>2FB4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string">
            <text:p>ARDGGHGFCSSASCFGPDY</text:p>
          </table:table-cell>
          <table:table-cell office:value-type="string">
            <text:p>BPPAPDLBBBAABBAGPDB</text:p>
          </table:table-cell>
        </table:table-row>
        <table:table-row table:style-name="ro2">
          <table:table-cell office:value-type="string">
            <text:p>H3-20</text:p>
          </table:table-cell>
          <table:table-cell office:value-type="float" office:value="1">
            <text:p>1</text:p>
          </table:table-cell>
          <table:table-cell table:formula="of:=CONCATENATE([.A1883];&quot;-&quot;;[.B1883])" office:value-type="string" office:string-value="H3-20-1">
            <text:p>H3-20-1</text:p>
          </table:table-cell>
          <table:table-cell office:value-type="string">
            <text:p>1N0X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string">
            <text:p>ARVGPYSWDDSPQDNYYMDV</text:p>
          </table:table-cell>
          <table:table-cell office:value-type="string">
            <text:p>BPPPPBBAAPPPLAAAPPAB</text:p>
          </table:table-cell>
        </table:table-row>
        <table:table-row table:style-name="ro2">
          <table:table-cell office:value-type="string">
            <text:p>H3-20</text:p>
          </table:table-cell>
          <table:table-cell office:value-type="float" office:value="1">
            <text:p>1</text:p>
          </table:table-cell>
          <table:table-cell table:formula="of:=CONCATENATE([.A1884];&quot;-&quot;;[.B1884])" office:value-type="string" office:string-value="H3-20-1">
            <text:p>H3-20-1</text:p>
          </table:table-cell>
          <table:table-cell office:value-type="string">
            <text:p>1ZVY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string">
            <text:p>GATRKYVPVRFALDQSSYDY</text:p>
          </table:table-cell>
          <table:table-cell office:value-type="string">
            <text:p>BBBDBPBPAADADPAAABDB</text:p>
          </table:table-cell>
        </table:table-row>
        <table:table-row table:style-name="ro2">
          <table:table-cell office:value-type="string">
            <text:p>H3-20</text:p>
          </table:table-cell>
          <table:table-cell office:value-type="float" office:value="1">
            <text:p>1</text:p>
          </table:table-cell>
          <table:table-cell table:formula="of:=CONCATENATE([.A1885];&quot;-&quot;;[.B1885])" office:value-type="string" office:string-value="H3-20-1">
            <text:p>H3-20-1</text:p>
          </table:table-cell>
          <table:table-cell office:value-type="string">
            <text:p>2A9MI</text:p>
          </table:table-cell>
          <table:table-cell table:number-columns-repeated="2"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string">
            <text:p>ARRSYDSSGYWGHFYSYMDV</text:p>
          </table:table-cell>
          <table:table-cell office:value-type="string">
            <text:p>BPPPAAADPADAAAAPBBAB</text:p>
          </table:table-cell>
        </table:table-row>
        <table:table-row table:style-name="ro2">
          <table:table-cell office:value-type="string">
            <text:p>H3-20</text:p>
          </table:table-cell>
          <table:table-cell office:value-type="float" office:value="1">
            <text:p>1</text:p>
          </table:table-cell>
          <table:table-cell table:formula="of:=CONCATENATE([.A1886];&quot;-&quot;;[.B1886])" office:value-type="string" office:string-value="H3-20-1">
            <text:p>H3-20-1</text:p>
          </table:table-cell>
          <table:table-cell office:value-type="string">
            <text:p>2FX7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string">
            <text:p>AREGTTGWGWLGKPIGAFAH</text:p>
          </table:table-cell>
          <table:table-cell office:value-type="string">
            <text:p>BBPPBPGPGDDPPPDGPPAB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87];&quot;-&quot;;[.B1887])" office:value-type="string" office:string-value="H3-21-1">
            <text:p>H3-21-1</text:p>
          </table:table-cell>
          <table:table-cell office:value-type="string">
            <text:p>1F2XK</text:p>
          </table:table-cell>
          <table:table-cell table:number-columns-repeated="2"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string">
            <text:p>AGSTVASTGWCSRLRPYDYHY</text:p>
          </table:table-cell>
          <table:table-cell office:value-type="string">
            <text:p>BBPDBDPAAAAAALBAAAPAP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88];&quot;-&quot;;[.B1888])" office:value-type="string" office:string-value="H3-21-1">
            <text:p>H3-21-1</text:p>
          </table:table-cell>
          <table:table-cell office:value-type="string">
            <text:p>1G9MH</text:p>
          </table:table-cell>
          <table:table-cell table:number-columns-repeated="2"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string">
            <text:p>AGVYEGEADEGEYRNNGFLKH</text:p>
          </table:table-cell>
          <table:table-cell office:value-type="string">
            <text:p>BBBPDGPAADLPBALPAPBAB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89];&quot;-&quot;;[.B1889])" office:value-type="string" office:string-value="H3-21-1">
            <text:p>H3-21-1</text:p>
          </table:table-cell>
          <table:table-cell office:value-type="string">
            <text:p>1KXTB</text:p>
          </table:table-cell>
          <table:table-cell table:number-columns-repeated="2"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string">
            <text:p>AAGPGSGKLVVAGRTCYGPNY</text:p>
          </table:table-cell>
          <table:table-cell office:value-type="string">
            <text:p>BBGPGBBBBBBLLBBBPBAGB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90];&quot;-&quot;;[.B1890])" office:value-type="string" office:string-value="H3-21-1">
            <text:p>H3-21-1</text:p>
          </table:table-cell>
          <table:table-cell office:value-type="string">
            <text:p>1RJCA</text:p>
          </table:table-cell>
          <table:table-cell table:number-columns-repeated="2"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string">
            <text:p>AADTSTWYRGYCGTNPNYFSY</text:p>
          </table:table-cell>
          <table:table-cell office:value-type="string">
            <text:p>BBBBAABPBABBBAPAAABAB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91];&quot;-&quot;;[.B1891])" office:value-type="string" office:string-value="H3-21-1">
            <text:p>H3-21-1</text:p>
          </table:table-cell>
          <table:table-cell office:value-type="string">
            <text:p>2NY2D</text:p>
          </table:table-cell>
          <table:table-cell table:number-columns-repeated="2"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string">
            <text:p>AGVYEGEADEGEYDNNGFLKH</text:p>
          </table:table-cell>
          <table:table-cell office:value-type="string">
            <text:p>BBBPDGPAADLPBALPDPBAB</text:p>
          </table:table-cell>
        </table:table-row>
        <table:table-row table:style-name="ro2">
          <table:table-cell office:value-type="string">
            <text:p>H3-21</text:p>
          </table:table-cell>
          <table:table-cell office:value-type="float" office:value="1">
            <text:p>1</text:p>
          </table:table-cell>
          <table:table-cell table:formula="of:=CONCATENATE([.A1892];&quot;-&quot;;[.B1892])" office:value-type="string" office:string-value="H3-21-1">
            <text:p>H3-21-1</text:p>
          </table:table-cell>
          <table:table-cell office:value-type="string">
            <text:p>3BN9D</text:p>
          </table:table-cell>
          <table:table-cell table:number-columns-repeated="2"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string">
            <text:p>ARPYLTYPQRRGPQNVSPFDN</text:p>
          </table:table-cell>
          <table:table-cell office:value-type="string">
            <text:p>BPPPBABAABPBPDADBPBAB</text:p>
          </table:table-cell>
        </table:table-row>
        <table:table-row table:style-name="ro2">
          <table:table-cell office:value-type="string">
            <text:p>H3-22</text:p>
          </table:table-cell>
          <table:table-cell office:value-type="float" office:value="1">
            <text:p>1</text:p>
          </table:table-cell>
          <table:table-cell table:formula="of:=CONCATENATE([.A1893];&quot;-&quot;;[.B1893])" office:value-type="string" office:string-value="H3-22-1">
            <text:p>H3-22-1</text:p>
          </table:table-cell>
          <table:table-cell office:value-type="string">
            <text:p>1Q1JI</text:p>
          </table:table-cell>
          <table:table-cell table:number-columns-repeated="2"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string">
            <text:p>TTDGFIMIRGVSEDYYYYYMDV</text:p>
          </table:table-cell>
          <table:table-cell office:value-type="string">
            <text:p>BBPBBBBBPPADBBPBBPBPAP</text:p>
          </table:table-cell>
        </table:table-row>
        <table:table-row table:style-name="ro2">
          <table:table-cell office:value-type="string">
            <text:p>H3-24</text:p>
          </table:table-cell>
          <table:table-cell office:value-type="float" office:value="1">
            <text:p>1</text:p>
          </table:table-cell>
          <table:table-cell table:formula="of:=CONCATENATE([.A1894];&quot;-&quot;;[.B1894])" office:value-type="string" office:string-value="H3-24-1">
            <text:p>H3-24-1</text:p>
          </table:table-cell>
          <table:table-cell office:value-type="string">
            <text:p>1RHHB</text:p>
          </table:table-cell>
          <table:table-cell table:number-columns-repeated="2"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string">
            <text:p>ARDFGPDWEDGDSYDGSGRGFFDF</text:p>
          </table:table-cell>
          <table:table-cell office:value-type="string">
            <text:p>BPBBBPDLLBABDBLBBPAABBAB</text:p>
          </table:table-cell>
        </table:table-row>
        <table:table-row table:style-name="ro2">
          <table:table-cell office:value-type="string">
            <text:p>H3-24</text:p>
          </table:table-cell>
          <table:table-cell office:value-type="float" office:value="1">
            <text:p>1</text:p>
          </table:table-cell>
          <table:table-cell table:formula="of:=CONCATENATE([.A1895];&quot;-&quot;;[.B1895])" office:value-type="string" office:string-value="H3-24-1">
            <text:p>H3-24-1</text:p>
          </table:table-cell>
          <table:table-cell office:value-type="string">
            <text:p>2F5AH</text:p>
          </table:table-cell>
          <table:table-cell table:number-columns-repeated="2"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string">
            <text:p>AHRRGPTTLAAAAAAAGPVNAMDV</text:p>
          </table:table-cell>
          <table:table-cell office:value-type="string">
            <text:p>BBBPPALGAABADAABGAAPBBAB</text:p>
          </table:table-cell>
        </table:table-row>
        <table:table-row table:style-name="ro2">
          <table:table-cell office:value-type="string">
            <text:p>H3-24</text:p>
          </table:table-cell>
          <table:table-cell office:value-type="float" office:value="1">
            <text:p>1</text:p>
          </table:table-cell>
          <table:table-cell table:formula="of:=CONCATENATE([.A1896];&quot;-&quot;;[.B1896])" office:value-type="string" office:string-value="H3-24-1">
            <text:p>H3-24-1</text:p>
          </table:table-cell>
          <table:table-cell office:value-type="string">
            <text:p>2F5BH</text:p>
          </table:table-cell>
          <table:table-cell table:number-columns-repeated="2"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string">
            <text:p>AHRRGPTTLFGVPIARGPVNAMDV</text:p>
          </table:table-cell>
          <table:table-cell office:value-type="string">
            <text:p>BPBPPPPBBLLPPDBDAAAPBBAB</text:p>
          </table:table-cell>
        </table:table-row>
        <table:table-row table:style-name="ro2">
          <table:table-cell office:value-type="string">
            <text:p>H3-26</text:p>
          </table:table-cell>
          <table:table-cell office:value-type="float" office:value="1">
            <text:p>1</text:p>
          </table:table-cell>
          <table:table-cell table:formula="of:=CONCATENATE([.A1897];&quot;-&quot;;[.B1897])" office:value-type="string" office:string-value="H3-26-1">
            <text:p>H3-26-1</text:p>
          </table:table-cell>
          <table:table-cell office:value-type="string">
            <text:p>1JTPA</text:p>
          </table:table-cell>
          <table:table-cell table:number-columns-repeated="2"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string">
            <text:p>AADSTIYASYYECGHGLSTGGYGYDS</text:p>
          </table:table-cell>
          <table:table-cell office:value-type="string">
            <text:p>BBBAPPPAPPBPAAAAAABLLPLPAB</text:p>
          </table:table-cell>
        </table:table-row>
        <table:table-row table:style-name="ro2">
          <table:table-cell office:value-type="string">
            <text:p>H3-26</text:p>
          </table:table-cell>
          <table:table-cell office:value-type="float" office:value="1">
            <text:p>1</text:p>
          </table:table-cell>
          <table:table-cell table:formula="of:=CONCATENATE([.A1898];&quot;-&quot;;[.B1898])" office:value-type="string" office:string-value="H3-26-1">
            <text:p>H3-26-1</text:p>
          </table:table-cell>
          <table:table-cell office:value-type="string">
            <text:p>1XFPA</text:p>
          </table:table-cell>
          <table:table-cell table:number-columns-repeated="2"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string">
            <text:p>AADSTIYASYYECGHGLSTGGYGYDS</text:p>
          </table:table-cell>
          <table:table-cell office:value-type="string">
            <text:p>BBBAPPPAPPBPAAAAADDLLPLPAB</text:p>
          </table:table-cell>
        </table:table-row>
        <table:table-row table:style-name="ro2" table:number-rows-repeated="63637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2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12:40:22</dc:date>
    <meta:document-statistic meta:table-count="1" meta:cell-count="17082" meta:object-count="0"/>
    <meta:generator>OpenOffice.org/3.2$Unix OpenOffice.org_project/320m12$Build-9483</meta:generator>
  </office:meta>
</office:document-meta>
</file>